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bottom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00a1e3" style:diagonal-bl-tr="none" style:diagonal-tl-br="none" style:text-align-source="value-type" style:repeat-content="false" fo:border="0.74pt solid #c0c0c0" style:vertical-align="automatic" loext:vertical-justify="auto"/>
      <style:paragraph-properties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121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10121">
      <style:table-cell-properties fo:border-bottom="0.74pt solid #c0c0c0" fo:background-color="#f0f8ff" style:diagonal-bl-tr="none" style:diagonal-tl-br="none" style:text-align-source="value-type" style:repeat-content="false" fo:border-left="0.06pt solid #ffffcc" fo:border-right="0.74pt solid #c0c0c0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00a1e3" style:diagonal-bl-tr="none" style:diagonal-tl-br="none" style:text-align-source="fix" style:repeat-content="false" fo:border="0.74pt solid #c0c0c0" style:vertical-align="top" loext:vertical-justify="auto"/>
      <style:paragraph-properties fo:text-align="center"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ECD.Stat export" table:style-name="ta1">
        <table:table-column table:style-name="co1" table:default-cell-style-name="ce2"/>
        <table:table-column table:style-name="co2" table:number-columns-repeated="51" table:default-cell-style-name="ce4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AUS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ZE</text:p>
          </table:table-cell>
          <table:table-cell table:style-name="ce3" office:value-type="string" calcext:value-type="string">
            <text:p>DNK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DEU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HUN</text:p>
          </table:table-cell>
          <table:table-cell table:style-name="ce3" office:value-type="string" calcext:value-type="string">
            <text:p>ISL</text:p>
          </table:table-cell>
          <table:table-cell table:style-name="ce3" office:value-type="string" calcext:value-type="string">
            <text:p>IRL</text:p>
          </table:table-cell>
          <table:table-cell table:style-name="ce3" office:value-type="string" calcext:value-type="string">
            <text:p>ISR</text:p>
          </table:table-cell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JPN</text:p>
          </table:table-cell>
          <table:table-cell table:style-name="ce3" office:value-type="string" calcext:value-type="string">
            <text:p>KOR</text:p>
          </table:table-cell>
          <table:table-cell table:style-name="ce3" office:value-type="string" calcext:value-type="string">
            <text:p>LVA</text:p>
          </table:table-cell>
          <table:table-cell table:style-name="ce3" office:value-type="string" calcext:value-type="string">
            <text:p>LTU</text:p>
          </table:table-cell>
          <table:table-cell table:style-name="ce3" office:value-type="string" calcext:value-type="string">
            <text:p>LUX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LD</text:p>
          </table:table-cell>
          <table:table-cell table:style-name="ce3" office:value-type="string" calcext:value-type="string">
            <text:p>NZL</text:p>
          </table:table-cell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SVK</text:p>
          </table:table-cell>
          <table:table-cell table:style-name="ce3" office:value-type="string" calcext:value-type="string">
            <text:p>SVN</text:p>
          </table:table-cell>
          <table:table-cell table:style-name="ce3" office:value-type="string" calcext:value-type="string">
            <text:p>ESP</text:p>
          </table:table-cell>
          <table:table-cell table:style-name="ce3" office:value-type="string" calcext:value-type="string">
            <text:p>SWE</text:p>
          </table:table-cell>
          <table:table-cell table:style-name="ce3" office:value-type="string" calcext:value-type="string">
            <text:p>CHE</text:p>
          </table:table-cell>
          <table:table-cell table:style-name="ce3" office:value-type="string" calcext:value-type="string">
            <text:p>TUR</text:p>
          </table:table-cell>
          <table:table-cell table:style-name="ce3" office:value-type="string" calcext:value-type="string">
            <text:p>GBR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EA19</text:p>
          </table:table-cell>
          <table:table-cell table:style-name="ce3" office:value-type="string" calcext:value-type="string">
            <text:p>EU27_2020</text:p>
          </table:table-cell>
          <table:table-cell table:style-name="ce3" office:value-type="string" calcext:value-type="string">
            <text:p>G-7</text:p>
          </table:table-cell>
          <table:table-cell table:style-name="ce6" office:value-type="string" calcext:value-type="string">
            <text:p>OECDE</text:p>
          </table:table-cell>
          <table:table-cell table:style-name="ce3" office:value-type="string" calcext:value-type="string">
            <text:p>G-20</text:p>
          </table:table-cell>
          <table:table-cell table:style-name="ce3" office:value-type="string" calcext:value-type="string">
            <text:p>OECD</text:p>
          </table:table-cell>
          <table:table-cell table:style-name="ce3" office:value-type="string" calcext:value-type="string">
            <text:p><text:s text:c="2"/>BRA</text:p>
          </table:table-cell>
          <table:table-cell table:style-name="ce3" office:value-type="string" calcext:value-type="string">
            <text:p><text:s text:c="2"/>CHN</text:p>
          </table:table-cell>
          <table:table-cell table:style-name="ce3" office:value-type="string" calcext:value-type="string">
            <text:p><text:s text:c="2"/>IND</text:p>
          </table:table-cell>
          <table:table-cell table:style-name="ce3" office:value-type="string" calcext:value-type="string">
            <text:p><text:s text:c="2"/>IDN</text:p>
          </table:table-cell>
          <table:table-cell table:style-name="ce3" office:value-type="string" calcext:value-type="string">
            <text:p><text:s text:c="2"/>RUS</text:p>
          </table:table-cell>
          <table:table-cell table:style-name="ce3" office:value-type="string" calcext:value-type="string">
            <text:p><text:s text:c="2"/>SAU</text:p>
          </table:table-cell>
          <table:table-cell table:style-name="ce3" office:value-type="string" calcext:value-type="string">
            <text:p><text:s text:c="2"/>ZAF</text:p>
          </table:table-cell>
        </table:table-row>
        <table:table-row table:style-name="ro1">
          <table:table-cell office:value-type="string" calcext:value-type="string">
            <text:p>1914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747169" calcext:value-type="float">
            <text:p>4.7 </text:p>
          </table:table-cell>
          <table:table-cell table:number-columns-repeated="4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5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845931" calcext:value-type="float">
            <text:p>4.8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.3558898" calcext:value-type="float">
            <text:p>0.4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6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280485" calcext:value-type="float">
            <text:p>5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0.3841768" calcext:value-type="float">
            <text:p>0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7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228601" calcext:value-type="float">
            <text:p>6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.4216735" calcext:value-type="float">
            <text:p>0.4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045035" calcext:value-type="float">
            <text:p>7.0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0.4736426" calcext:value-type="float">
            <text:p>0.5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9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716619" calcext:value-type="float">
            <text:p>7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018989" calcext:value-type="float">
            <text:p>1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97419" calcext:value-type="float">
            <text:p>9.0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158122" calcext:value-type="float">
            <text:p>1.2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1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887806" calcext:value-type="float">
            <text:p>7.9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196277" calcext:value-type="float">
            <text:p>1.2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2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065696" calcext:value-type="float">
            <text:p>1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3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037738" calcext:value-type="float">
            <text:p>1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4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3063" calcext:value-type="float">
            <text:p>7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060104" calcext:value-type="float">
            <text:p>1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5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16223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599531" calcext:value-type="float">
            <text:p>1.6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6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42575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7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6355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25142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16223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26787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9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88649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20752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16223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78698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1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505136" calcext:value-type="float">
            <text:p>6.5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917333" calcext:value-type="float">
            <text:p>1.9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2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89281" calcext:value-type="float">
            <text:p>5.9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767607" calcext:value-type="float">
            <text:p>1.8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3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636028" calcext:value-type="float">
            <text:p>5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687189" calcext:value-type="float">
            <text:p>1.7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4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70187" calcext:value-type="float">
            <text:p>5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710468" calcext:value-type="float">
            <text:p>1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5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728207" calcext:value-type="float">
            <text:p>5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774485" calcext:value-type="float">
            <text:p>1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6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846721" calcext:value-type="float">
            <text:p>5.8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824746" calcext:value-type="float">
            <text:p>1.8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7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057414" calcext:value-type="float">
            <text:p>6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95278" calcext:value-type="float">
            <text:p>2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090334" calcext:value-type="float">
            <text:p>6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09919" calcext:value-type="float">
            <text:p>2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9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044245" calcext:value-type="float">
            <text:p>6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01977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0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301027" calcext:value-type="float">
            <text:p>6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89273" calcext:value-type="float">
            <text:p>2.2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1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676323" calcext:value-type="float">
            <text:p>6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270749" calcext:value-type="float">
            <text:p>2.3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2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985778" calcext:value-type="float">
            <text:p>7.0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344818" calcext:value-type="float">
            <text:p>2.3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3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37214" calcext:value-type="float">
            <text:p>7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401957" calcext:value-type="float">
            <text:p>2.4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4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83302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43753" calcext:value-type="float">
            <text:p>2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5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29392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477084" calcext:value-type="float">
            <text:p>2.5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6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453253" calcext:value-type="float">
            <text:p>7.5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9613" calcext:value-type="float">
            <text:p>2.5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7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.124835" calcext:value-type="float">
            <text:p>8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578136" calcext:value-type="float">
            <text:p>2.6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283645" calcext:value-type="float">
            <text:p>9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77971" calcext:value-type="float">
            <text:p>2.8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</text:p>
          </table:table-cell>
          <table:table-cell table:style-name="ce5" office:value-type="float" office:value="3.738101" calcext:value-type="float">
            <text:p>3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606268" calcext:value-type="float">
            <text:p>9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825747" calcext:value-type="float">
            <text:p>2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</text:p>
          </table:table-cell>
          <table:table-cell office:value-type="float" office:value="4.063153" calcext:value-type="float">
            <text:p>4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86305" calcext:value-type="float">
            <text:p>9.9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986858" calcext:value-type="float">
            <text:p>3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</text:p>
          </table:table-cell>
          <table:table-cell table:style-name="ce5" office:value-type="float" office:value="4.852566" calcext:value-type="float">
            <text:p>4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90335" calcext:value-type="float">
            <text:p>10.9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3.316084" calcext:value-type="float">
            <text:p>3.3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float" office:value="5.688414" calcext:value-type="float">
            <text:p>5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18646" calcext:value-type="float">
            <text:p>11.2 </text:p>
          </table:table-cell>
          <table:table-cell table:number-columns-repeated="16" office:value-type="string" calcext:value-type="string">
            <text:p>..</text:p>
          </table:table-cell>
          <table:table-cell office:value-type="float" office:value="0.2346812" calcext:value-type="float">
            <text:p>0.2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3.573162" calcext:value-type="float">
            <text:p>3.6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table:style-name="ce5" office:value-type="float" office:value="5.943812" calcext:value-type="float">
            <text:p>5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07453" calcext:value-type="float">
            <text:p>11.1 </text:p>
          </table:table-cell>
          <table:table-cell table:number-columns-repeated="16" table:style-name="ce5" office:value-type="string" calcext:value-type="string">
            <text:p>..</text:p>
          </table:table-cell>
          <table:table-cell table:style-name="ce5" office:value-type="float" office:value="0.3579168" calcext:value-type="float">
            <text:p>0.4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3.734973" calcext:value-type="float">
            <text:p>3.7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float" office:value="6.036685" calcext:value-type="float">
            <text:p>6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14696" calcext:value-type="float">
            <text:p>11.1 </text:p>
          </table:table-cell>
          <table:table-cell table:number-columns-repeated="16" office:value-type="string" calcext:value-type="string">
            <text:p>..</text:p>
          </table:table-cell>
          <table:table-cell office:value-type="float" office:value="0.4908021" calcext:value-type="float">
            <text:p>0.5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3.907292" calcext:value-type="float">
            <text:p>3.9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table:style-name="ce5" office:value-type="float" office:value="6.129557" calcext:value-type="float">
            <text:p>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16081" calcext:value-type="float">
            <text:p>13.2 </text:p>
          </table:table-cell>
          <table:table-cell table:style-name="ce5" office:value-type="float" office:value="11.16671" calcext:value-type="float">
            <text:p>11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.422786" calcext:value-type="float">
            <text:p>5.4 </text:p>
          </table:table-cell>
          <table:table-cell table:style-name="ce5" office:value-type="float" office:value="7.409065" calcext:value-type="float">
            <text:p>7.4 </text:p>
          </table:table-cell>
          <table:table-cell table:style-name="ce5" office:value-type="float" office:value="20.97398" calcext:value-type="float">
            <text:p>21.0 </text:p>
          </table:table-cell>
          <table:table-cell table:style-name="ce5" office:value-type="float" office:value="0.9945122" calcext:value-type="float">
            <text:p>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281687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515829" calcext:value-type="float">
            <text:p>3.5 </text:p>
          </table:table-cell>
          <table:table-cell table:style-name="ce5" office:value-type="float" office:value="17.00533" calcext:value-type="float">
            <text:p>17.0 </text:p>
          </table:table-cell>
          <table:table-cell table:style-name="ce5" office:value-type="float" office:value="0.8260455" calcext:value-type="float">
            <text:p>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65308" calcext:value-type="float">
            <text:p>14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005359" calcext:value-type="float">
            <text:p>4.0 </text:p>
          </table:table-cell>
          <table:table-cell table:style-name="ce5" office:value-type="float" office:value="7.220892" calcext:value-type="float">
            <text:p>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9979303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859507" calcext:value-type="float">
            <text:p>1.9 </text:p>
          </table:table-cell>
          <table:table-cell table:style-name="ce5" office:value-type="float" office:value="7.410897" calcext:value-type="float">
            <text:p>7.4 </text:p>
          </table:table-cell>
          <table:table-cell table:style-name="ce5" office:value-type="float" office:value="23.05194" calcext:value-type="float">
            <text:p>23.1 </text:p>
          </table:table-cell>
          <table:table-cell table:style-name="ce5" office:value-type="float" office:value="0.00001920915" calcext:value-type="float">
            <text:p>0.0 </text:p>
          </table:table-cell>
          <table:table-cell table:style-name="ce5" office:value-type="float" office:value="4.963509" calcext:value-type="float">
            <text:p>5.0 </text:p>
          </table:table-cell>
          <table:table-cell table:style-name="ce5" office:value-type="float" office:value="11.29666" calcext:value-type="float">
            <text:p>11.3 </text:p>
          </table:table-cell>
          <table:table-cell table:number-columns-repeated="13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float" office:value="6.477827" calcext:value-type="float">
            <text:p>6.5 </text:p>
          </table:table-cell>
          <table:table-cell office:value-type="string" calcext:value-type="string">
            <text:p>..</text:p>
          </table:table-cell>
          <table:table-cell office:value-type="float" office:value="13.5318" calcext:value-type="float">
            <text:p>13.5 </text:p>
          </table:table-cell>
          <table:table-cell office:value-type="float" office:value="11.31815" calcext:value-type="float">
            <text:p>11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.054611" calcext:value-type="float">
            <text:p>6.1 </text:p>
          </table:table-cell>
          <table:table-cell office:value-type="float" office:value="7.549639" calcext:value-type="float">
            <text:p>7.5 </text:p>
          </table:table-cell>
          <table:table-cell office:value-type="float" office:value="21.52306" calcext:value-type="float">
            <text:p>21.5 </text:p>
          </table:table-cell>
          <table:table-cell office:value-type="float" office:value="1.030624" calcext:value-type="float">
            <text:p>1.0 </text:p>
          </table:table-cell>
          <table:table-cell office:value-type="string" calcext:value-type="string">
            <text:p>..</text:p>
          </table:table-cell>
          <table:table-cell office:value-type="float" office:value="0.031002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63476" calcext:value-type="float">
            <text:p>3.6 </text:p>
          </table:table-cell>
          <table:table-cell office:value-type="float" office:value="17.0726" calcext:value-type="float">
            <text:p>17.1 </text:p>
          </table:table-cell>
          <table:table-cell office:value-type="float" office:value="1.015948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7374" calcext:value-type="float">
            <text:p>14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144993" calcext:value-type="float">
            <text:p>4.1 </text:p>
          </table:table-cell>
          <table:table-cell office:value-type="float" office:value="7.495633" calcext:value-type="float">
            <text:p>7.5 </text:p>
          </table:table-cell>
          <table:table-cell office:value-type="string" calcext:value-type="string">
            <text:p>..</text:p>
          </table:table-cell>
          <table:table-cell office:value-type="float" office:value="1.029859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968337" calcext:value-type="float">
            <text:p>2.0 </text:p>
          </table:table-cell>
          <table:table-cell office:value-type="float" office:value="7.777129" calcext:value-type="float">
            <text:p>7.8 </text:p>
          </table:table-cell>
          <table:table-cell office:value-type="float" office:value="23.40031" calcext:value-type="float">
            <text:p>23.4 </text:p>
          </table:table-cell>
          <table:table-cell office:value-type="float" office:value="0.00002199758" calcext:value-type="float">
            <text:p>0.0 </text:p>
          </table:table-cell>
          <table:table-cell office:value-type="float" office:value="5.210714" calcext:value-type="float">
            <text:p>5.2 </text:p>
          </table:table-cell>
          <table:table-cell office:value-type="float" office:value="11.46894" calcext:value-type="float">
            <text:p>11.5 </text:p>
          </table:table-cell>
          <table:table-cell table:number-columns-repeated="1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table:style-name="ce5" office:value-type="float" office:value="6.663571" calcext:value-type="float">
            <text:p>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96044" calcext:value-type="float">
            <text:p>14.0 </text:p>
          </table:table-cell>
          <table:table-cell table:style-name="ce5" office:value-type="float" office:value="11.69344" calcext:value-type="float">
            <text:p>11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.736437" calcext:value-type="float">
            <text:p>6.7 </text:p>
          </table:table-cell>
          <table:table-cell table:style-name="ce5" office:value-type="float" office:value="7.780481" calcext:value-type="float">
            <text:p>7.8 </text:p>
          </table:table-cell>
          <table:table-cell table:style-name="ce5" office:value-type="float" office:value="21.97429" calcext:value-type="float">
            <text:p>22.0 </text:p>
          </table:table-cell>
          <table:table-cell table:style-name="ce5" office:value-type="float" office:value="1.05399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23196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682666" calcext:value-type="float">
            <text:p>3.7 </text:p>
          </table:table-cell>
          <table:table-cell table:style-name="ce5" office:value-type="float" office:value="17.60158" calcext:value-type="float">
            <text:p>17.6 </text:p>
          </table:table-cell>
          <table:table-cell table:style-name="ce5" office:value-type="float" office:value="1.250741" calcext:value-type="float">
            <text:p>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41875" calcext:value-type="float">
            <text:p>15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35146" calcext:value-type="float">
            <text:p>4.2 </text:p>
          </table:table-cell>
          <table:table-cell table:style-name="ce5" office:value-type="float" office:value="7.710647" calcext:value-type="float">
            <text:p>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44506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180376" calcext:value-type="float">
            <text:p>2.2 </text:p>
          </table:table-cell>
          <table:table-cell table:style-name="ce5" office:value-type="float" office:value="8.113137" calcext:value-type="float">
            <text:p>8.1 </text:p>
          </table:table-cell>
          <table:table-cell table:style-name="ce5" office:value-type="float" office:value="23.85998" calcext:value-type="float">
            <text:p>23.9 </text:p>
          </table:table-cell>
          <table:table-cell table:style-name="ce5" office:value-type="float" office:value="0.000024557" calcext:value-type="float">
            <text:p>0.0 </text:p>
          </table:table-cell>
          <table:table-cell table:style-name="ce5" office:value-type="float" office:value="5.403058" calcext:value-type="float">
            <text:p>5.4 </text:p>
          </table:table-cell>
          <table:table-cell table:style-name="ce5" office:value-type="float" office:value="11.85217" calcext:value-type="float">
            <text:p>11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525411" calcext:value-type="float">
            <text:p>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282509" calcext:value-type="float">
            <text:p>1.3 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float" office:value="6.710007" calcext:value-type="float">
            <text:p>6.7 </text:p>
          </table:table-cell>
          <table:table-cell office:value-type="float" office:value="15.62764" calcext:value-type="float">
            <text:p>15.6 </text:p>
          </table:table-cell>
          <table:table-cell office:value-type="float" office:value="14.14039" calcext:value-type="float">
            <text:p>14.1 </text:p>
          </table:table-cell>
          <table:table-cell office:value-type="float" office:value="11.96998" calcext:value-type="float">
            <text:p>12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128419" calcext:value-type="float">
            <text:p>7.1 </text:p>
          </table:table-cell>
          <table:table-cell office:value-type="float" office:value="8.967824" calcext:value-type="float">
            <text:p>9.0 </text:p>
          </table:table-cell>
          <table:table-cell office:value-type="float" office:value="22.44183" calcext:value-type="float">
            <text:p>22.4 </text:p>
          </table:table-cell>
          <table:table-cell office:value-type="float" office:value="1.068673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42089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787949" calcext:value-type="float">
            <text:p>3.8 </text:p>
          </table:table-cell>
          <table:table-cell office:value-type="float" office:value="17.5175" calcext:value-type="float">
            <text:p>17.5 </text:p>
          </table:table-cell>
          <table:table-cell office:value-type="float" office:value="1.207196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51922" calcext:value-type="float">
            <text:p>15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423463" calcext:value-type="float">
            <text:p>4.4 </text:p>
          </table:table-cell>
          <table:table-cell office:value-type="float" office:value="8.098866" calcext:value-type="float">
            <text:p>8.1 </text:p>
          </table:table-cell>
          <table:table-cell office:value-type="string" calcext:value-type="string">
            <text:p>..</text:p>
          </table:table-cell>
          <table:table-cell office:value-type="float" office:value="1.061211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472087" calcext:value-type="float">
            <text:p>2.5 </text:p>
          </table:table-cell>
          <table:table-cell office:value-type="float" office:value="8.469589" calcext:value-type="float">
            <text:p>8.5 </text:p>
          </table:table-cell>
          <table:table-cell office:value-type="float" office:value="24.29939" calcext:value-type="float">
            <text:p>24.3 </text:p>
          </table:table-cell>
          <table:table-cell office:value-type="float" office:value="0.00002760137" calcext:value-type="float">
            <text:p>0.0 </text:p>
          </table:table-cell>
          <table:table-cell office:value-type="float" office:value="5.564762" calcext:value-type="float">
            <text:p>5.6 </text:p>
          </table:table-cell>
          <table:table-cell office:value-type="float" office:value="12.17564" calcext:value-type="float">
            <text:p>12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598252" calcext:value-type="float">
            <text:p>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26916" calcext:value-type="float">
            <text:p>1.3 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table:style-name="ce5" office:value-type="float" office:value="6.849315" calcext:value-type="float">
            <text:p>6.8 </text:p>
          </table:table-cell>
          <table:table-cell table:style-name="ce5" office:value-type="float" office:value="15.79564" calcext:value-type="float">
            <text:p>15.8 </text:p>
          </table:table-cell>
          <table:table-cell table:style-name="ce5" office:value-type="float" office:value="14.31424" calcext:value-type="float">
            <text:p>14.3 </text:p>
          </table:table-cell>
          <table:table-cell table:style-name="ce5" office:value-type="float" office:value="12.11483" calcext:value-type="float">
            <text:p>12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231896" calcext:value-type="float">
            <text:p>7.2 </text:p>
          </table:table-cell>
          <table:table-cell table:style-name="ce5" office:value-type="float" office:value="9.489326" calcext:value-type="float">
            <text:p>9.5 </text:p>
          </table:table-cell>
          <table:table-cell table:style-name="ce5" office:value-type="float" office:value="22.64298" calcext:value-type="float">
            <text:p>22.6 </text:p>
          </table:table-cell>
          <table:table-cell table:style-name="ce5" office:value-type="float" office:value="1.096561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45525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768731" calcext:value-type="float">
            <text:p>3.8 </text:p>
          </table:table-cell>
          <table:table-cell table:style-name="ce5" office:value-type="float" office:value="17.70707" calcext:value-type="float">
            <text:p>17.7 </text:p>
          </table:table-cell>
          <table:table-cell table:style-name="ce5" office:value-type="float" office:value="1.245577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57926" calcext:value-type="float">
            <text:p>15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592749" calcext:value-type="float">
            <text:p>4.6 </text:p>
          </table:table-cell>
          <table:table-cell table:style-name="ce5" office:value-type="float" office:value="8.284018" calcext:value-type="float">
            <text:p>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7232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652791" calcext:value-type="float">
            <text:p>2.7 </text:p>
          </table:table-cell>
          <table:table-cell table:style-name="ce5" office:value-type="float" office:value="8.537676" calcext:value-type="float">
            <text:p>8.5 </text:p>
          </table:table-cell>
          <table:table-cell table:style-name="ce5" office:value-type="float" office:value="24.14155" calcext:value-type="float">
            <text:p>24.1 </text:p>
          </table:table-cell>
          <table:table-cell table:style-name="ce5" office:value-type="float" office:value="0.00003495635" calcext:value-type="float">
            <text:p>0.0 </text:p>
          </table:table-cell>
          <table:table-cell table:style-name="ce5" office:value-type="float" office:value="5.597103" calcext:value-type="float">
            <text:p>5.6 </text:p>
          </table:table-cell>
          <table:table-cell table:style-name="ce5" office:value-type="float" office:value="12.2987" calcext:value-type="float">
            <text:p>12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671093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43098" calcext:value-type="float">
            <text:p>1.3 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float" office:value="7.104713" calcext:value-type="float">
            <text:p>7.1 </text:p>
          </table:table-cell>
          <table:table-cell office:value-type="float" office:value="16.10299" calcext:value-type="float">
            <text:p>16.1 </text:p>
          </table:table-cell>
          <table:table-cell office:value-type="float" office:value="14.35711" calcext:value-type="float">
            <text:p>14.4 </text:p>
          </table:table-cell>
          <table:table-cell office:value-type="float" office:value="12.27943" calcext:value-type="float">
            <text:p>12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479092" calcext:value-type="float">
            <text:p>7.5 </text:p>
          </table:table-cell>
          <table:table-cell office:value-type="float" office:value="9.882178" calcext:value-type="float">
            <text:p>9.9 </text:p>
          </table:table-cell>
          <table:table-cell office:value-type="float" office:value="22.99092" calcext:value-type="float">
            <text:p>23.0 </text:p>
          </table:table-cell>
          <table:table-cell office:value-type="float" office:value="1.112767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52395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857302" calcext:value-type="float">
            <text:p>3.9 </text:p>
          </table:table-cell>
          <table:table-cell office:value-type="float" office:value="18.34002" calcext:value-type="float">
            <text:p>18.3 </text:p>
          </table:table-cell>
          <table:table-cell office:value-type="float" office:value="1.344795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6493" calcext:value-type="float">
            <text:p>1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624803" calcext:value-type="float">
            <text:p>4.6 </text:p>
          </table:table-cell>
          <table:table-cell office:value-type="float" office:value="8.313881" calcext:value-type="float">
            <text:p>8.3 </text:p>
          </table:table-cell>
          <table:table-cell office:value-type="string" calcext:value-type="string">
            <text:p>..</text:p>
          </table:table-cell>
          <table:table-cell office:value-type="float" office:value="1.10499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684035" calcext:value-type="float">
            <text:p>2.7 </text:p>
          </table:table-cell>
          <table:table-cell office:value-type="float" office:value="8.891288" calcext:value-type="float">
            <text:p>8.9 </text:p>
          </table:table-cell>
          <table:table-cell office:value-type="float" office:value="24.4889" calcext:value-type="float">
            <text:p>24.5 </text:p>
          </table:table-cell>
          <table:table-cell office:value-type="float" office:value="0.00003693653" calcext:value-type="float">
            <text:p>0.0 </text:p>
          </table:table-cell>
          <table:table-cell office:value-type="float" office:value="5.653274" calcext:value-type="float">
            <text:p>5.7 </text:p>
          </table:table-cell>
          <table:table-cell office:value-type="float" office:value="12.47801" calcext:value-type="float">
            <text:p>12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700837" calcext:value-type="float">
            <text:p>1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60408" calcext:value-type="float">
            <text:p>1.4 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table:style-name="ce5" office:value-type="float" office:value="7.26724" calcext:value-type="float">
            <text:p>7.3 </text:p>
          </table:table-cell>
          <table:table-cell table:style-name="ce5" office:value-type="float" office:value="16.6734" calcext:value-type="float">
            <text:p>16.7 </text:p>
          </table:table-cell>
          <table:table-cell table:style-name="ce5" office:value-type="float" office:value="14.49963" calcext:value-type="float">
            <text:p>14.5 </text:p>
          </table:table-cell>
          <table:table-cell table:style-name="ce5" office:value-type="float" office:value="12.40453" calcext:value-type="float">
            <text:p>12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605564" calcext:value-type="float">
            <text:p>7.6 </text:p>
          </table:table-cell>
          <table:table-cell table:style-name="ce5" office:value-type="float" office:value="10.1194" calcext:value-type="float">
            <text:p>10.1 </text:p>
          </table:table-cell>
          <table:table-cell table:style-name="ce5" office:value-type="float" office:value="23.51825" calcext:value-type="float">
            <text:p>23.5 </text:p>
          </table:table-cell>
          <table:table-cell table:style-name="ce5" office:value-type="float" office:value="1.136174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68999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936403" calcext:value-type="float">
            <text:p>3.9 </text:p>
          </table:table-cell>
          <table:table-cell table:style-name="ce5" office:value-type="float" office:value="19.32459" calcext:value-type="float">
            <text:p>19.3 </text:p>
          </table:table-cell>
          <table:table-cell table:style-name="ce5" office:value-type="float" office:value="1.455009" calcext:value-type="float">
            <text:p>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7248" calcext:value-type="float">
            <text:p>1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62817" calcext:value-type="float">
            <text:p>15.6 </text:p>
          </table:table-cell>
          <table:table-cell table:style-name="ce5" office:value-type="float" office:value="4.707943" calcext:value-type="float">
            <text:p>4.7 </text:p>
          </table:table-cell>
          <table:table-cell table:style-name="ce5" office:value-type="float" office:value="8.493059" calcext:value-type="float">
            <text:p>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22106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705755" calcext:value-type="float">
            <text:p>2.7 </text:p>
          </table:table-cell>
          <table:table-cell table:style-name="ce5" office:value-type="float" office:value="9.083159" calcext:value-type="float">
            <text:p>9.1 </text:p>
          </table:table-cell>
          <table:table-cell table:style-name="ce5" office:value-type="float" office:value="24.94082" calcext:value-type="float">
            <text:p>24.9 </text:p>
          </table:table-cell>
          <table:table-cell table:style-name="ce5" office:value-type="float" office:value="0.00003810848" calcext:value-type="float">
            <text:p>0.0 </text:p>
          </table:table-cell>
          <table:table-cell table:style-name="ce5" office:value-type="float" office:value="5.848171" calcext:value-type="float">
            <text:p>5.8 </text:p>
          </table:table-cell>
          <table:table-cell table:style-name="ce5" office:value-type="float" office:value="12.61161" calcext:value-type="float">
            <text:p>12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729669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89009" calcext:value-type="float">
            <text:p>1.4 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float" office:value="7.244021" calcext:value-type="float">
            <text:p>7.2 </text:p>
          </table:table-cell>
          <table:table-cell office:value-type="float" office:value="17.40399" calcext:value-type="float">
            <text:p>17.4 </text:p>
          </table:table-cell>
          <table:table-cell office:value-type="float" office:value="14.70329" calcext:value-type="float">
            <text:p>14.7 </text:p>
          </table:table-cell>
          <table:table-cell office:value-type="float" office:value="12.53621" calcext:value-type="float">
            <text:p>12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93899" calcext:value-type="float">
            <text:p>7.9 </text:p>
          </table:table-cell>
          <table:table-cell office:value-type="float" office:value="10.65889" calcext:value-type="float">
            <text:p>10.7 </text:p>
          </table:table-cell>
          <table:table-cell office:value-type="float" office:value="24.18694" calcext:value-type="float">
            <text:p>24.2 </text:p>
          </table:table-cell>
          <table:table-cell office:value-type="float" office:value="1.130772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4096491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121066" calcext:value-type="float">
            <text:p>4.1 </text:p>
          </table:table-cell>
          <table:table-cell office:value-type="float" office:value="20.64551" calcext:value-type="float">
            <text:p>20.6 </text:p>
          </table:table-cell>
          <table:table-cell office:value-type="float" office:value="1.551306" calcext:value-type="float">
            <text:p>1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86569" calcext:value-type="float">
            <text:p>15.9 </text:p>
          </table:table-cell>
          <table:table-cell office:value-type="string" calcext:value-type="string">
            <text:p>..</text:p>
          </table:table-cell>
          <table:table-cell office:value-type="float" office:value="16.00811" calcext:value-type="float">
            <text:p>16.0 </text:p>
          </table:table-cell>
          <table:table-cell office:value-type="float" office:value="4.834156" calcext:value-type="float">
            <text:p>4.8 </text:p>
          </table:table-cell>
          <table:table-cell office:value-type="float" office:value="8.941006" calcext:value-type="float">
            <text:p>8.9 </text:p>
          </table:table-cell>
          <table:table-cell office:value-type="string" calcext:value-type="string">
            <text:p>..</text:p>
          </table:table-cell>
          <table:table-cell office:value-type="float" office:value="1.151977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860159" calcext:value-type="float">
            <text:p>2.9 </text:p>
          </table:table-cell>
          <table:table-cell office:value-type="float" office:value="9.516081" calcext:value-type="float">
            <text:p>9.5 </text:p>
          </table:table-cell>
          <table:table-cell office:value-type="float" office:value="26.01727" calcext:value-type="float">
            <text:p>26.0 </text:p>
          </table:table-cell>
          <table:table-cell office:value-type="float" office:value="0.00003959025" calcext:value-type="float">
            <text:p>0.0 </text:p>
          </table:table-cell>
          <table:table-cell office:value-type="float" office:value="6.093589" calcext:value-type="float">
            <text:p>6.1 </text:p>
          </table:table-cell>
          <table:table-cell office:value-type="float" office:value="12.7628" calcext:value-type="float">
            <text:p>12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792495" calcext:value-type="float">
            <text:p>1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40632" calcext:value-type="float">
            <text:p>1.4 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table:style-name="ce5" office:value-type="float" office:value="7.290457" calcext:value-type="float">
            <text:p>7.3 </text:p>
          </table:table-cell>
          <table:table-cell table:style-name="ce5" office:value-type="float" office:value="17.87542" calcext:value-type="float">
            <text:p>17.9 </text:p>
          </table:table-cell>
          <table:table-cell table:style-name="ce5" office:value-type="float" office:value="15.01912" calcext:value-type="float">
            <text:p>15.0 </text:p>
          </table:table-cell>
          <table:table-cell table:style-name="ce5" office:value-type="float" office:value="12.74032" calcext:value-type="float">
            <text:p>12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8.335651" calcext:value-type="float">
            <text:p>8.3 </text:p>
          </table:table-cell>
          <table:table-cell table:style-name="ce5" office:value-type="float" office:value="11.19174" calcext:value-type="float">
            <text:p>11.2 </text:p>
          </table:table-cell>
          <table:table-cell table:style-name="ce5" office:value-type="float" office:value="24.90456" calcext:value-type="float">
            <text:p>24.9 </text:p>
          </table:table-cell>
          <table:table-cell table:style-name="ce5" office:value-type="float" office:value="1.166784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4626086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428279" calcext:value-type="float">
            <text:p>4.4 </text:p>
          </table:table-cell>
          <table:table-cell table:style-name="ce5" office:value-type="float" office:value="22.03019" calcext:value-type="float">
            <text:p>22.0 </text:p>
          </table:table-cell>
          <table:table-cell table:style-name="ce5" office:value-type="float" office:value="1.872297" calcext:value-type="float">
            <text:p>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32204" calcext:value-type="float">
            <text:p>16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52736" calcext:value-type="float">
            <text:p>16.5 </text:p>
          </table:table-cell>
          <table:table-cell table:style-name="ce5" office:value-type="float" office:value="4.929317" calcext:value-type="float">
            <text:p>4.9 </text:p>
          </table:table-cell>
          <table:table-cell table:style-name="ce5" office:value-type="float" office:value="9.161992" calcext:value-type="float">
            <text:p>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75265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110242" calcext:value-type="float">
            <text:p>3.1 </text:p>
          </table:table-cell>
          <table:table-cell table:style-name="ce5" office:value-type="float" office:value="9.789358" calcext:value-type="float">
            <text:p>9.8 </text:p>
          </table:table-cell>
          <table:table-cell table:style-name="ce5" office:value-type="float" office:value="26.91232" calcext:value-type="float">
            <text:p>26.9 </text:p>
          </table:table-cell>
          <table:table-cell table:style-name="ce5" office:value-type="float" office:value="0.00004210926" calcext:value-type="float">
            <text:p>0.0 </text:p>
          </table:table-cell>
          <table:table-cell table:style-name="ce5" office:value-type="float" office:value="6.216591" calcext:value-type="float">
            <text:p>6.2 </text:p>
          </table:table-cell>
          <table:table-cell table:style-name="ce5" office:value-type="float" office:value="12.92101" calcext:value-type="float">
            <text:p>12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845304" calcext:value-type="float">
            <text:p>1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425136" calcext:value-type="float">
            <text:p>1.4 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float" office:value="7.49942" calcext:value-type="float">
            <text:p>7.5 </text:p>
          </table:table-cell>
          <table:table-cell office:value-type="float" office:value="18.56694" calcext:value-type="float">
            <text:p>18.6 </text:p>
          </table:table-cell>
          <table:table-cell office:value-type="float" office:value="15.64523" calcext:value-type="float">
            <text:p>15.6 </text:p>
          </table:table-cell>
          <table:table-cell office:value-type="float" office:value="12.98393" calcext:value-type="float">
            <text:p>13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.192212" calcext:value-type="float">
            <text:p>9.2 </text:p>
          </table:table-cell>
          <table:table-cell office:value-type="float" office:value="11.55113" calcext:value-type="float">
            <text:p>11.6 </text:p>
          </table:table-cell>
          <table:table-cell office:value-type="float" office:value="25.48626" calcext:value-type="float">
            <text:p>25.5 </text:p>
          </table:table-cell>
          <table:table-cell office:value-type="float" office:value="1.173987" calcext:value-type="float">
            <text:p>1.2 </text:p>
          </table:table-cell>
          <table:table-cell office:value-type="string" calcext:value-type="string">
            <text:p>..</text:p>
          </table:table-cell>
          <table:table-cell office:value-type="float" office:value="0.05516379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690094" calcext:value-type="float">
            <text:p>4.7 </text:p>
          </table:table-cell>
          <table:table-cell office:value-type="float" office:value="22.86742" calcext:value-type="float">
            <text:p>22.9 </text:p>
          </table:table-cell>
          <table:table-cell office:value-type="float" office:value="2.423929" calcext:value-type="float">
            <text:p>2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82743" calcext:value-type="float">
            <text:p>16.8 </text:p>
          </table:table-cell>
          <table:table-cell office:value-type="string" calcext:value-type="string">
            <text:p>..</text:p>
          </table:table-cell>
          <table:table-cell office:value-type="float" office:value="17.48987" calcext:value-type="float">
            <text:p>17.5 </text:p>
          </table:table-cell>
          <table:table-cell office:value-type="float" office:value="5.100606" calcext:value-type="float">
            <text:p>5.1 </text:p>
          </table:table-cell>
          <table:table-cell office:value-type="float" office:value="9.699528" calcext:value-type="float">
            <text:p>9.7 </text:p>
          </table:table-cell>
          <table:table-cell office:value-type="string" calcext:value-type="string">
            <text:p>..</text:p>
          </table:table-cell>
          <table:table-cell office:value-type="float" office:value="1.215752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327314" calcext:value-type="float">
            <text:p>3.3 </text:p>
          </table:table-cell>
          <table:table-cell office:value-type="float" office:value="10.12099" calcext:value-type="float">
            <text:p>10.1 </text:p>
          </table:table-cell>
          <table:table-cell office:value-type="float" office:value="27.74136" calcext:value-type="float">
            <text:p>27.7 </text:p>
          </table:table-cell>
          <table:table-cell office:value-type="float" office:value="0.00004258073" calcext:value-type="float">
            <text:p>0.0 </text:p>
          </table:table-cell>
          <table:table-cell office:value-type="float" office:value="6.420594" calcext:value-type="float">
            <text:p>6.4 </text:p>
          </table:table-cell>
          <table:table-cell office:value-type="float" office:value="13.08626" calcext:value-type="float">
            <text:p>13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09175" calcext:value-type="float">
            <text:p>2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461263" calcext:value-type="float">
            <text:p>1.5 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table:style-name="ce5" office:value-type="float" office:value="7.754818" calcext:value-type="float">
            <text:p>7.8 </text:p>
          </table:table-cell>
          <table:table-cell table:style-name="ce5" office:value-type="float" office:value="19.48246" calcext:value-type="float">
            <text:p>19.5 </text:p>
          </table:table-cell>
          <table:table-cell table:style-name="ce5" office:value-type="float" office:value="16.28124" calcext:value-type="float">
            <text:p>16.3 </text:p>
          </table:table-cell>
          <table:table-cell table:style-name="ce5" office:value-type="float" office:value="13.28681" calcext:value-type="float">
            <text:p>13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9.646361" calcext:value-type="float">
            <text:p>9.6 </text:p>
          </table:table-cell>
          <table:table-cell table:style-name="ce5" office:value-type="float" office:value="11.86337" calcext:value-type="float">
            <text:p>11.9 </text:p>
          </table:table-cell>
          <table:table-cell table:style-name="ce5" office:value-type="float" office:value="26.31261" calcext:value-type="float">
            <text:p>26.3 </text:p>
          </table:table-cell>
          <table:table-cell table:style-name="ce5" office:value-type="float" office:value="1.211799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5920016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902051" calcext:value-type="float">
            <text:p>4.9 </text:p>
          </table:table-cell>
          <table:table-cell table:style-name="ce5" office:value-type="float" office:value="24.38947" calcext:value-type="float">
            <text:p>24.4 </text:p>
          </table:table-cell>
          <table:table-cell table:style-name="ce5" office:value-type="float" office:value="2.752327" calcext:value-type="float">
            <text:p>2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3884" calcext:value-type="float">
            <text:p>1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17338" calcext:value-type="float">
            <text:p>18.2 </text:p>
          </table:table-cell>
          <table:table-cell table:style-name="ce5" office:value-type="float" office:value="5.273898" calcext:value-type="float">
            <text:p>5.3 </text:p>
          </table:table-cell>
          <table:table-cell table:style-name="ce5" office:value-type="float" office:value="10.10567" calcext:value-type="float">
            <text:p>1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257391" calcext:value-type="float">
            <text:p>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76699" calcext:value-type="float">
            <text:p>3.8 </text:p>
          </table:table-cell>
          <table:table-cell table:style-name="ce5" office:value-type="float" office:value="10.62833" calcext:value-type="float">
            <text:p>10.6 </text:p>
          </table:table-cell>
          <table:table-cell table:style-name="ce5" office:value-type="float" office:value="28.68859" calcext:value-type="float">
            <text:p>28.7 </text:p>
          </table:table-cell>
          <table:table-cell table:style-name="ce5" office:value-type="float" office:value="0.00004452051" calcext:value-type="float">
            <text:p>0.0 </text:p>
          </table:table-cell>
          <table:table-cell table:style-name="ce5" office:value-type="float" office:value="6.727098" calcext:value-type="float">
            <text:p>6.7 </text:p>
          </table:table-cell>
          <table:table-cell table:style-name="ce5" office:value-type="float" office:value="13.2937" calcext:value-type="float">
            <text:p>13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289938" calcext:value-type="float">
            <text:p>2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520722" calcext:value-type="float">
            <text:p>1.5 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float" office:value="8.010216" calcext:value-type="float">
            <text:p>8.0 </text:p>
          </table:table-cell>
          <table:table-cell office:value-type="float" office:value="19.88279" calcext:value-type="float">
            <text:p>19.9 </text:p>
          </table:table-cell>
          <table:table-cell office:value-type="float" office:value="16.96087" calcext:value-type="float">
            <text:p>17.0 </text:p>
          </table:table-cell>
          <table:table-cell office:value-type="float" office:value="13.79378" calcext:value-type="float">
            <text:p>13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.02003" calcext:value-type="float">
            <text:p>10.0 </text:p>
          </table:table-cell>
          <table:table-cell office:value-type="float" office:value="12.17206" calcext:value-type="float">
            <text:p>12.2 </text:p>
          </table:table-cell>
          <table:table-cell office:value-type="float" office:value="27.24225" calcext:value-type="float">
            <text:p>27.2 </text:p>
          </table:table-cell>
          <table:table-cell office:value-type="float" office:value="1.271219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6552668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017083" calcext:value-type="float">
            <text:p>5.0 </text:p>
          </table:table-cell>
          <table:table-cell office:value-type="float" office:value="25.61891" calcext:value-type="float">
            <text:p>25.6 </text:p>
          </table:table-cell>
          <table:table-cell office:value-type="float" office:value="3.062278" calcext:value-type="float">
            <text:p>3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96773" calcext:value-type="float">
            <text:p>18.0 </text:p>
          </table:table-cell>
          <table:table-cell office:value-type="string" calcext:value-type="string">
            <text:p>..</text:p>
          </table:table-cell>
          <table:table-cell office:value-type="float" office:value="19.22056" calcext:value-type="float">
            <text:p>19.2 </text:p>
          </table:table-cell>
          <table:table-cell office:value-type="float" office:value="5.419219" calcext:value-type="float">
            <text:p>5.4 </text:p>
          </table:table-cell>
          <table:table-cell office:value-type="float" office:value="10.43416" calcext:value-type="float">
            <text:p>10.4 </text:p>
          </table:table-cell>
          <table:table-cell office:value-type="string" calcext:value-type="string">
            <text:p>..</text:p>
          </table:table-cell>
          <table:table-cell office:value-type="float" office:value="1.320754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002064" calcext:value-type="float">
            <text:p>4.0 </text:p>
          </table:table-cell>
          <table:table-cell office:value-type="float" office:value="11.30905" calcext:value-type="float">
            <text:p>11.3 </text:p>
          </table:table-cell>
          <table:table-cell office:value-type="float" office:value="30.05875" calcext:value-type="float">
            <text:p>30.1 </text:p>
          </table:table-cell>
          <table:table-cell office:value-type="float" office:value="0.00004829229" calcext:value-type="float">
            <text:p>0.0 </text:p>
          </table:table-cell>
          <table:table-cell office:value-type="float" office:value="6.990102" calcext:value-type="float">
            <text:p>7.0 </text:p>
          </table:table-cell>
          <table:table-cell office:value-type="float" office:value="13.69452" calcext:value-type="float">
            <text:p>13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537294" calcext:value-type="float">
            <text:p>2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573784" calcext:value-type="float">
            <text:p>1.6 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table:style-name="ce5" office:value-type="float" office:value="8.288832" calcext:value-type="float">
            <text:p>8.3 </text:p>
          </table:table-cell>
          <table:table-cell table:style-name="ce5" office:value-type="float" office:value="20.67307" calcext:value-type="float">
            <text:p>20.7 </text:p>
          </table:table-cell>
          <table:table-cell table:style-name="ce5" office:value-type="float" office:value="17.42396" calcext:value-type="float">
            <text:p>17.4 </text:p>
          </table:table-cell>
          <table:table-cell table:style-name="ce5" office:value-type="float" office:value="14.2876" calcext:value-type="float">
            <text:p>14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1.42542" calcext:value-type="float">
            <text:p>1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55888" calcext:value-type="float">
            <text:p>10.6 </text:p>
          </table:table-cell>
          <table:table-cell table:style-name="ce5" office:value-type="float" office:value="12.51187" calcext:value-type="float">
            <text:p>12.5 </text:p>
          </table:table-cell>
          <table:table-cell table:style-name="ce5" office:value-type="float" office:value="27.73153" calcext:value-type="float">
            <text:p>27.7 </text:p>
          </table:table-cell>
          <table:table-cell table:style-name="ce5" office:value-type="float" office:value="1.294626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770232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204387" calcext:value-type="float">
            <text:p>5.2 </text:p>
          </table:table-cell>
          <table:table-cell table:style-name="ce5" office:value-type="float" office:value="26.64106" calcext:value-type="float">
            <text:p>26.6 </text:p>
          </table:table-cell>
          <table:table-cell table:style-name="ce5" office:value-type="float" office:value="3.395528" calcext:value-type="float">
            <text:p>3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35694" calcext:value-type="float">
            <text:p>1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88469" calcext:value-type="float">
            <text:p>19.9 </text:p>
          </table:table-cell>
          <table:table-cell table:style-name="ce5" office:value-type="float" office:value="5.747457" calcext:value-type="float">
            <text:p>5.7 </text:p>
          </table:table-cell>
          <table:table-cell table:style-name="ce5" office:value-type="float" office:value="10.91197" calcext:value-type="float">
            <text:p>1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393745" calcext:value-type="float">
            <text:p>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57861" calcext:value-type="float">
            <text:p>4.3 </text:p>
          </table:table-cell>
          <table:table-cell table:style-name="ce5" office:value-type="float" office:value="11.79414" calcext:value-type="float">
            <text:p>11.8 </text:p>
          </table:table-cell>
          <table:table-cell table:style-name="ce5" office:value-type="float" office:value="31.26266" calcext:value-type="float">
            <text:p>31.3 </text:p>
          </table:table-cell>
          <table:table-cell table:style-name="ce5" office:value-type="float" office:value="0.00005504109" calcext:value-type="float">
            <text:p>0.0 </text:p>
          </table:table-cell>
          <table:table-cell table:style-name="ce5" office:value-type="float" office:value="7.163605" calcext:value-type="float">
            <text:p>7.2 </text:p>
          </table:table-cell>
          <table:table-cell table:style-name="ce5" office:value-type="float" office:value="14.07424" calcext:value-type="float">
            <text:p>14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86872" calcext:value-type="float">
            <text:p>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62948" calcext:value-type="float">
            <text:p>1.6 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float" office:value="8.497794" calcext:value-type="float">
            <text:p>8.5 </text:p>
          </table:table-cell>
          <table:table-cell office:value-type="float" office:value="21.24465" calcext:value-type="float">
            <text:p>21.2 </text:p>
          </table:table-cell>
          <table:table-cell office:value-type="float" office:value="17.89466" calcext:value-type="float">
            <text:p>17.9 </text:p>
          </table:table-cell>
          <table:table-cell office:value-type="float" office:value="14.867" calcext:value-type="float">
            <text:p>14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2.34004" calcext:value-type="float">
            <text:p>12.3 </text:p>
          </table:table-cell>
          <table:table-cell office:value-type="string" calcext:value-type="string">
            <text:p>..</text:p>
          </table:table-cell>
          <table:table-cell office:value-type="float" office:value="11.52942" calcext:value-type="float">
            <text:p>11.5 </text:p>
          </table:table-cell>
          <table:table-cell office:value-type="float" office:value="13.08031" calcext:value-type="float">
            <text:p>13.1 </text:p>
          </table:table-cell>
          <table:table-cell office:value-type="float" office:value="28.13927" calcext:value-type="float">
            <text:p>28.1 </text:p>
          </table:table-cell>
          <table:table-cell office:value-type="float" office:value="1.296427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7801458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270864" calcext:value-type="float">
            <text:p>5.3 </text:p>
          </table:table-cell>
          <table:table-cell office:value-type="float" office:value="28.06354" calcext:value-type="float">
            <text:p>28.1 </text:p>
          </table:table-cell>
          <table:table-cell office:value-type="float" office:value="3.761288" calcext:value-type="float">
            <text:p>3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83888" calcext:value-type="float">
            <text:p>18.8 </text:p>
          </table:table-cell>
          <table:table-cell office:value-type="string" calcext:value-type="string">
            <text:p>..</text:p>
          </table:table-cell>
          <table:table-cell office:value-type="float" office:value="20.62456" calcext:value-type="float">
            <text:p>20.6 </text:p>
          </table:table-cell>
          <table:table-cell office:value-type="float" office:value="5.995283" calcext:value-type="float">
            <text:p>6.0 </text:p>
          </table:table-cell>
          <table:table-cell office:value-type="float" office:value="11.28824" calcext:value-type="float">
            <text:p>11.3 </text:p>
          </table:table-cell>
          <table:table-cell office:value-type="string" calcext:value-type="string">
            <text:p>..</text:p>
          </table:table-cell>
          <table:table-cell office:value-type="float" office:value="1.478504" calcext:value-type="float">
            <text:p>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468811" calcext:value-type="float">
            <text:p>4.5 </text:p>
          </table:table-cell>
          <table:table-cell office:value-type="float" office:value="12.02331" calcext:value-type="float">
            <text:p>12.0 </text:p>
          </table:table-cell>
          <table:table-cell office:value-type="float" office:value="32.01166" calcext:value-type="float">
            <text:p>32.0 </text:p>
          </table:table-cell>
          <table:table-cell office:value-type="float" office:value="0.00005836901" calcext:value-type="float">
            <text:p>0.0 </text:p>
          </table:table-cell>
          <table:table-cell office:value-type="float" office:value="7.50011" calcext:value-type="float">
            <text:p>7.5 </text:p>
          </table:table-cell>
          <table:table-cell office:value-type="float" office:value="14.67546" calcext:value-type="float">
            <text:p>14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961592" calcext:value-type="float">
            <text:p>3.0 </text:p>
          </table:table-cell>
          <table:table-cell office:value-type="float" office:value="0.6727341" calcext:value-type="float">
            <text:p>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661843" calcext:value-type="float">
            <text:p>1.7 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style-name="ce5" office:value-type="float" office:value="8.77641" calcext:value-type="float">
            <text:p>8.8 </text:p>
          </table:table-cell>
          <table:table-cell table:style-name="ce5" office:value-type="float" office:value="21.89907" calcext:value-type="float">
            <text:p>21.9 </text:p>
          </table:table-cell>
          <table:table-cell table:style-name="ce5" office:value-type="float" office:value="18.56642" calcext:value-type="float">
            <text:p>18.6 </text:p>
          </table:table-cell>
          <table:table-cell table:style-name="ce5" office:value-type="float" office:value="15.54517" calcext:value-type="float">
            <text:p>15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2.77046" calcext:value-type="float">
            <text:p>1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78371" calcext:value-type="float">
            <text:p>11.8 </text:p>
          </table:table-cell>
          <table:table-cell table:style-name="ce5" office:value-type="float" office:value="13.87114" calcext:value-type="float">
            <text:p>13.9 </text:p>
          </table:table-cell>
          <table:table-cell table:style-name="ce5" office:value-type="float" office:value="28.67748" calcext:value-type="float">
            <text:p>28.7 </text:p>
          </table:table-cell>
          <table:table-cell table:style-name="ce5" office:value-type="float" office:value="1.330638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9499313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410923" calcext:value-type="float">
            <text:p>5.4 </text:p>
          </table:table-cell>
          <table:table-cell table:style-name="ce5" office:value-type="float" office:value="29.53683" calcext:value-type="float">
            <text:p>29.5 </text:p>
          </table:table-cell>
          <table:table-cell table:style-name="ce5" office:value-type="float" office:value="4.227295" calcext:value-type="float">
            <text:p>4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9.27113" calcext:value-type="float">
            <text:p>19.3 </text:p>
          </table:table-cell>
          <table:table-cell table:style-name="ce5" office:value-type="float" office:value="0.01345505" calcext:value-type="float">
            <text:p>0.0 </text:p>
          </table:table-cell>
          <table:table-cell table:style-name="ce5" office:value-type="float" office:value="22.15527" calcext:value-type="float">
            <text:p>22.2 </text:p>
          </table:table-cell>
          <table:table-cell table:style-name="ce5" office:value-type="float" office:value="6.290565" calcext:value-type="float">
            <text:p>6.3 </text:p>
          </table:table-cell>
          <table:table-cell table:style-name="ce5" office:value-type="float" office:value="11.62271" calcext:value-type="float">
            <text:p>1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608357" calcext:value-type="float">
            <text:p>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565353" calcext:value-type="float">
            <text:p>4.6 </text:p>
          </table:table-cell>
          <table:table-cell table:style-name="ce5" office:value-type="float" office:value="12.34698" calcext:value-type="float">
            <text:p>12.3 </text:p>
          </table:table-cell>
          <table:table-cell table:style-name="ce5" office:value-type="float" office:value="32.80844" calcext:value-type="float">
            <text:p>32.8 </text:p>
          </table:table-cell>
          <table:table-cell table:style-name="ce5" office:value-type="float" office:value="0.00006124321" calcext:value-type="float">
            <text:p>0.0 </text:p>
          </table:table-cell>
          <table:table-cell table:style-name="ce5" office:value-type="float" office:value="7.908616" calcext:value-type="float">
            <text:p>7.9 </text:p>
          </table:table-cell>
          <table:table-cell table:style-name="ce5" office:value-type="float" office:value="15.47709" calcext:value-type="float">
            <text:p>15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944293" calcext:value-type="float">
            <text:p>2.9 </text:p>
          </table:table-cell>
          <table:table-cell table:style-name="ce5" office:value-type="float" office:value="0.7768726" calcext:value-type="float">
            <text:p>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715657" calcext:value-type="float">
            <text:p>1.7 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float" office:value="9.078245" calcext:value-type="float">
            <text:p>9.1 </text:p>
          </table:table-cell>
          <table:table-cell office:value-type="float" office:value="22.85668" calcext:value-type="float">
            <text:p>22.9 </text:p>
          </table:table-cell>
          <table:table-cell office:value-type="float" office:value="19.29208" calcext:value-type="float">
            <text:p>19.3 </text:p>
          </table:table-cell>
          <table:table-cell office:value-type="float" office:value="16.06532" calcext:value-type="float">
            <text:p>16.1 </text:p>
          </table:table-cell>
          <table:table-cell office:value-type="float" office:value="0.0009499446" calcext:value-type="float">
            <text:p>0.0 </text:p>
          </table:table-cell>
          <table:table-cell office:value-type="float" office:value="0.1366455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60243" calcext:value-type="float">
            <text:p>13.6 </text:p>
          </table:table-cell>
          <table:table-cell office:value-type="string" calcext:value-type="string">
            <text:p>..</text:p>
          </table:table-cell>
          <table:table-cell office:value-type="float" office:value="12.10664" calcext:value-type="float">
            <text:p>12.1 </text:p>
          </table:table-cell>
          <table:table-cell office:value-type="float" office:value="14.60627" calcext:value-type="float">
            <text:p>14.6 </text:p>
          </table:table-cell>
          <table:table-cell office:value-type="float" office:value="29.66692" calcext:value-type="float">
            <text:p>29.7 </text:p>
          </table:table-cell>
          <table:table-cell office:value-type="float" office:value="1.368451" calcext:value-type="float">
            <text:p>1.4 </text:p>
          </table:table-cell>
          <table:table-cell office:value-type="string" calcext:value-type="string">
            <text:p>..</text:p>
          </table:table-cell>
          <table:table-cell office:value-type="float" office:value="0.1076961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0.001430831" calcext:value-type="float">
            <text:p>0.0 </text:p>
          </table:table-cell>
          <table:table-cell office:value-type="float" office:value="5.679756" calcext:value-type="float">
            <text:p>5.7 </text:p>
          </table:table-cell>
          <table:table-cell office:value-type="float" office:value="31.53474" calcext:value-type="float">
            <text:p>31.5 </text:p>
          </table:table-cell>
          <table:table-cell office:value-type="float" office:value="4.901564" calcext:value-type="float">
            <text:p>4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16518" calcext:value-type="float">
            <text:p>20.2 </text:p>
          </table:table-cell>
          <table:table-cell office:value-type="float" office:value="0.01412826" calcext:value-type="float">
            <text:p>0.0 </text:p>
          </table:table-cell>
          <table:table-cell office:value-type="float" office:value="22.96813" calcext:value-type="float">
            <text:p>23.0 </text:p>
          </table:table-cell>
          <table:table-cell office:value-type="float" office:value="6.700533" calcext:value-type="float">
            <text:p>6.7 </text:p>
          </table:table-cell>
          <table:table-cell office:value-type="float" office:value="12.85904" calcext:value-type="float">
            <text:p>12.9 </text:p>
          </table:table-cell>
          <table:table-cell office:value-type="string" calcext:value-type="string">
            <text:p>..</text:p>
          </table:table-cell>
          <table:table-cell office:value-type="float" office:value="1.710973" calcext:value-type="float">
            <text:p>1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827" calcext:value-type="float">
            <text:p>4.8 </text:p>
          </table:table-cell>
          <table:table-cell office:value-type="float" office:value="13.21329" calcext:value-type="float">
            <text:p>13.2 </text:p>
          </table:table-cell>
          <table:table-cell office:value-type="float" office:value="33.99479" calcext:value-type="float">
            <text:p>34.0 </text:p>
          </table:table-cell>
          <table:table-cell office:value-type="float" office:value="0.00006609609" calcext:value-type="float">
            <text:p>0.0 </text:p>
          </table:table-cell>
          <table:table-cell office:value-type="float" office:value="8.412123" calcext:value-type="float">
            <text:p>8.4 </text:p>
          </table:table-cell>
          <table:table-cell office:value-type="float" office:value="16.38068" calcext:value-type="float">
            <text:p>16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42706" calcext:value-type="float">
            <text:p>16.4 </text:p>
          </table:table-cell>
          <table:table-cell office:value-type="float" office:value="5.229315" calcext:value-type="float">
            <text:p>5.2 </text:p>
          </table:table-cell>
          <table:table-cell office:value-type="string" calcext:value-type="string">
            <text:p>..</text:p>
          </table:table-cell>
          <table:table-cell office:value-type="float" office:value="7.231771" calcext:value-type="float">
            <text:p>7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094223" calcext:value-type="float">
            <text:p>3.1 </text:p>
          </table:table-cell>
          <table:table-cell office:value-type="float" office:value="0.8732006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801301" calcext:value-type="float">
            <text:p>1.8 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table:style-name="ce5" office:value-type="float" office:value="9.635477" calcext:value-type="float">
            <text:p>9.6 </text:p>
          </table:table-cell>
          <table:table-cell table:style-name="ce5" office:value-type="float" office:value="23.93192" calcext:value-type="float">
            <text:p>23.9 </text:p>
          </table:table-cell>
          <table:table-cell table:style-name="ce5" office:value-type="float" office:value="20.13006" calcext:value-type="float">
            <text:p>20.1 </text:p>
          </table:table-cell>
          <table:table-cell table:style-name="ce5" office:value-type="float" office:value="16.49987" calcext:value-type="float">
            <text:p>16.5 </text:p>
          </table:table-cell>
          <table:table-cell table:style-name="ce5" office:value-type="float" office:value="0.00114043" calcext:value-type="float">
            <text:p>0.0 </text:p>
          </table:table-cell>
          <table:table-cell table:style-name="ce5" office:value-type="float" office:value="0.1529613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40088" calcext:value-type="float">
            <text:p>1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89064" calcext:value-type="float">
            <text:p>12.9 </text:p>
          </table:table-cell>
          <table:table-cell table:style-name="ce5" office:value-type="float" office:value="15.39464" calcext:value-type="float">
            <text:p>15.4 </text:p>
          </table:table-cell>
          <table:table-cell table:style-name="ce5" office:value-type="float" office:value="31.22176" calcext:value-type="float">
            <text:p>31.2 </text:p>
          </table:table-cell>
          <table:table-cell table:style-name="ce5" office:value-type="float" office:value="1.413466" calcext:value-type="float">
            <text:p>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14946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602139" calcext:value-type="float">
            <text:p>0.0 </text:p>
          </table:table-cell>
          <table:table-cell table:style-name="ce5" office:value-type="float" office:value="5.95191" calcext:value-type="float">
            <text:p>6.0 </text:p>
          </table:table-cell>
          <table:table-cell table:style-name="ce5" office:value-type="float" office:value="33.54543" calcext:value-type="float">
            <text:p>33.5 </text:p>
          </table:table-cell>
          <table:table-cell table:style-name="ce5" office:value-type="float" office:value="5.563848" calcext:value-type="float">
            <text:p>5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1.10735" calcext:value-type="float">
            <text:p>21.1 </text:p>
          </table:table-cell>
          <table:table-cell table:style-name="ce5" office:value-type="float" office:value="0.01490094" calcext:value-type="float">
            <text:p>0.0 </text:p>
          </table:table-cell>
          <table:table-cell table:style-name="ce5" office:value-type="float" office:value="24.68562" calcext:value-type="float">
            <text:p>24.7 </text:p>
          </table:table-cell>
          <table:table-cell table:style-name="ce5" office:value-type="float" office:value="7.396555" calcext:value-type="float">
            <text:p>7.4 </text:p>
          </table:table-cell>
          <table:table-cell table:style-name="ce5" office:value-type="float" office:value="13.65937" calcext:value-type="float">
            <text:p>1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915381" calcext:value-type="float">
            <text:p>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224594" calcext:value-type="float">
            <text:p>5.2 </text:p>
          </table:table-cell>
          <table:table-cell table:style-name="ce5" office:value-type="float" office:value="14.19048" calcext:value-type="float">
            <text:p>14.2 </text:p>
          </table:table-cell>
          <table:table-cell table:style-name="ce5" office:value-type="float" office:value="36.22934" calcext:value-type="float">
            <text:p>36.2 </text:p>
          </table:table-cell>
          <table:table-cell table:style-name="ce5" office:value-type="float" office:value="0.00007866188" calcext:value-type="float">
            <text:p>0.0 </text:p>
          </table:table-cell>
          <table:table-cell table:style-name="ce5" office:value-type="float" office:value="9.206635" calcext:value-type="float">
            <text:p>9.2 </text:p>
          </table:table-cell>
          <table:table-cell table:style-name="ce5" office:value-type="float" office:value="17.08387" calcext:value-type="float">
            <text:p>17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26799" calcext:value-type="float">
            <text:p>17.3 </text:p>
          </table:table-cell>
          <table:table-cell table:style-name="ce5" office:value-type="float" office:value="5.588412" calcext:value-type="float">
            <text:p>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645235" calcext:value-type="float">
            <text:p>7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189524" calcext:value-type="float">
            <text:p>3.2 </text:p>
          </table:table-cell>
          <table:table-cell table:style-name="ce5" office:value-type="float" office:value="0.9101698" calcext:value-type="float">
            <text:p>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908612" calcext:value-type="float">
            <text:p>1.9 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float" office:value="10.21593" calcext:value-type="float">
            <text:p>10.2 </text:p>
          </table:table-cell>
          <table:table-cell office:value-type="float" office:value="25.45283" calcext:value-type="float">
            <text:p>25.5 </text:p>
          </table:table-cell>
          <table:table-cell office:value-type="float" office:value="21.22683" calcext:value-type="float">
            <text:p>21.2 </text:p>
          </table:table-cell>
          <table:table-cell office:value-type="float" office:value="17.32289" calcext:value-type="float">
            <text:p>17.3 </text:p>
          </table:table-cell>
          <table:table-cell office:value-type="float" office:value="0.002027635" calcext:value-type="float">
            <text:p>0.0 </text:p>
          </table:table-cell>
          <table:table-cell office:value-type="float" office:value="0.1719965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34591" calcext:value-type="float">
            <text:p>15.3 </text:p>
          </table:table-cell>
          <table:table-cell office:value-type="string" calcext:value-type="string">
            <text:p>..</text:p>
          </table:table-cell>
          <table:table-cell office:value-type="float" office:value="13.74947" calcext:value-type="float">
            <text:p>13.7 </text:p>
          </table:table-cell>
          <table:table-cell office:value-type="float" office:value="16.32802" calcext:value-type="float">
            <text:p>16.3 </text:p>
          </table:table-cell>
          <table:table-cell office:value-type="float" office:value="32.93425" calcext:value-type="float">
            <text:p>32.9 </text:p>
          </table:table-cell>
          <table:table-cell office:value-type="float" office:value="1.474686" calcext:value-type="float">
            <text:p>1.5 </text:p>
          </table:table-cell>
          <table:table-cell office:value-type="string" calcext:value-type="string">
            <text:p>..</text:p>
          </table:table-cell>
          <table:table-cell office:value-type="float" office:value="0.1262237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0.001808518" calcext:value-type="float">
            <text:p>0.0 </text:p>
          </table:table-cell>
          <table:table-cell office:value-type="float" office:value="6.294116" calcext:value-type="float">
            <text:p>6.3 </text:p>
          </table:table-cell>
          <table:table-cell office:value-type="float" office:value="35.17434" calcext:value-type="float">
            <text:p>35.2 </text:p>
          </table:table-cell>
          <table:table-cell office:value-type="float" office:value="6.214206" calcext:value-type="float">
            <text:p>6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2.21035" calcext:value-type="float">
            <text:p>22.2 </text:p>
          </table:table-cell>
          <table:table-cell office:value-type="float" office:value="0.0156376" calcext:value-type="float">
            <text:p>0.0 </text:p>
          </table:table-cell>
          <table:table-cell office:value-type="float" office:value="26.61179" calcext:value-type="float">
            <text:p>26.6 </text:p>
          </table:table-cell>
          <table:table-cell office:value-type="float" office:value="7.909345" calcext:value-type="float">
            <text:p>7.9 </text:p>
          </table:table-cell>
          <table:table-cell office:value-type="float" office:value="14.65083" calcext:value-type="float">
            <text:p>14.7 </text:p>
          </table:table-cell>
          <table:table-cell office:value-type="string" calcext:value-type="string">
            <text:p>..</text:p>
          </table:table-cell>
          <table:table-cell office:value-type="float" office:value="2.119625" calcext:value-type="float">
            <text:p>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656788" calcext:value-type="float">
            <text:p>5.7 </text:p>
          </table:table-cell>
          <table:table-cell office:value-type="float" office:value="15.04296" calcext:value-type="float">
            <text:p>15.0 </text:p>
          </table:table-cell>
          <table:table-cell office:value-type="float" office:value="38.64222" calcext:value-type="float">
            <text:p>38.6 </text:p>
          </table:table-cell>
          <table:table-cell office:value-type="float" office:value="0.00009078876" calcext:value-type="float">
            <text:p>0.0 </text:p>
          </table:table-cell>
          <table:table-cell office:value-type="float" office:value="9.857644" calcext:value-type="float">
            <text:p>9.9 </text:p>
          </table:table-cell>
          <table:table-cell office:value-type="float" office:value="17.6429" calcext:value-type="float">
            <text:p>17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04557" calcext:value-type="float">
            <text:p>18.0 </text:p>
          </table:table-cell>
          <table:table-cell office:value-type="float" office:value="5.96682" calcext:value-type="float">
            <text:p>6.0 </text:p>
          </table:table-cell>
          <table:table-cell office:value-type="string" calcext:value-type="string">
            <text:p>..</text:p>
          </table:table-cell>
          <table:table-cell office:value-type="float" office:value="8.040258" calcext:value-type="float">
            <text:p>8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394996" calcext:value-type="float">
            <text:p>3.4 </text:p>
          </table:table-cell>
          <table:table-cell office:value-type="float" office:value="0.9695287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031254" calcext:value-type="float">
            <text:p>2.0 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table:style-name="ce5" office:value-type="float" office:value="11.14465" calcext:value-type="float">
            <text:p>11.1 </text:p>
          </table:table-cell>
          <table:table-cell table:style-name="ce5" office:value-type="float" office:value="27.3697" calcext:value-type="float">
            <text:p>27.4 </text:p>
          </table:table-cell>
          <table:table-cell table:style-name="ce5" office:value-type="float" office:value="22.70322" calcext:value-type="float">
            <text:p>22.7 </text:p>
          </table:table-cell>
          <table:table-cell table:style-name="ce5" office:value-type="float" office:value="18.61996" calcext:value-type="float">
            <text:p>18.6 </text:p>
          </table:table-cell>
          <table:table-cell table:style-name="ce5" office:value-type="float" office:value="0.009181356" calcext:value-type="float">
            <text:p>0.0 </text:p>
          </table:table-cell>
          <table:table-cell table:style-name="ce5" office:value-type="float" office:value="0.2107467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7736" calcext:value-type="float">
            <text:p>1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22816" calcext:value-type="float">
            <text:p>15.2 </text:p>
          </table:table-cell>
          <table:table-cell table:style-name="ce5" office:value-type="float" office:value="17.53312" calcext:value-type="float">
            <text:p>17.5 </text:p>
          </table:table-cell>
          <table:table-cell table:style-name="ce5" office:value-type="float" office:value="35.2502" calcext:value-type="float">
            <text:p>35.3 </text:p>
          </table:table-cell>
          <table:table-cell table:style-name="ce5" office:value-type="float" office:value="1.70156" calcext:value-type="float">
            <text:p>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531788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170807" calcext:value-type="float">
            <text:p>0.0 </text:p>
          </table:table-cell>
          <table:table-cell table:style-name="ce5" office:value-type="float" office:value="6.973794" calcext:value-type="float">
            <text:p>7.0 </text:p>
          </table:table-cell>
          <table:table-cell table:style-name="ce5" office:value-type="float" office:value="39.25511" calcext:value-type="float">
            <text:p>39.3 </text:p>
          </table:table-cell>
          <table:table-cell table:style-name="ce5" office:value-type="float" office:value="6.414367" calcext:value-type="float">
            <text:p>6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3.5581" calcext:value-type="float">
            <text:p>23.6 </text:p>
          </table:table-cell>
          <table:table-cell table:style-name="ce5" office:value-type="float" office:value="0.01752692" calcext:value-type="float">
            <text:p>0.0 </text:p>
          </table:table-cell>
          <table:table-cell table:style-name="ce5" office:value-type="float" office:value="28.74664" calcext:value-type="float">
            <text:p>28.7 </text:p>
          </table:table-cell>
          <table:table-cell table:style-name="ce5" office:value-type="float" office:value="8.555275" calcext:value-type="float">
            <text:p>8.6 </text:p>
          </table:table-cell>
          <table:table-cell table:style-name="ce5" office:value-type="float" office:value="15.73784" calcext:value-type="float">
            <text:p>1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394638" calcext:value-type="float">
            <text:p>2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302607" calcext:value-type="float">
            <text:p>6.3 </text:p>
          </table:table-cell>
          <table:table-cell table:style-name="ce5" office:value-type="float" office:value="16.05354" calcext:value-type="float">
            <text:p>16.1 </text:p>
          </table:table-cell>
          <table:table-cell table:style-name="ce5" office:value-type="float" office:value="42.02522" calcext:value-type="float">
            <text:p>42.0 </text:p>
          </table:table-cell>
          <table:table-cell table:style-name="ce5" office:value-type="float" office:value="0.000103443" calcext:value-type="float">
            <text:p>0.0 </text:p>
          </table:table-cell>
          <table:table-cell table:style-name="ce5" office:value-type="float" office:value="10.76416" calcext:value-type="float">
            <text:p>10.8 </text:p>
          </table:table-cell>
          <table:table-cell table:style-name="ce5" office:value-type="float" office:value="18.73283" calcext:value-type="float">
            <text:p>18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9.43108" calcext:value-type="float">
            <text:p>19.4 </text:p>
          </table:table-cell>
          <table:table-cell table:style-name="ce5" office:value-type="float" office:value="6.504336" calcext:value-type="float">
            <text:p>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699416" calcext:value-type="float">
            <text:p>8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970136" calcext:value-type="float">
            <text:p>4.0 </text:p>
          </table:table-cell>
          <table:table-cell table:style-name="ce5" office:value-type="float" office:value="1.270489" calcext:value-type="float">
            <text:p>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222882" calcext:value-type="float">
            <text:p>2.2 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float" office:value="12.86278" calcext:value-type="float">
            <text:p>12.9 </text:p>
          </table:table-cell>
          <table:table-cell office:value-type="float" office:value="29.97578" calcext:value-type="float">
            <text:p>30.0 </text:p>
          </table:table-cell>
          <table:table-cell office:value-type="float" office:value="25.5815" calcext:value-type="float">
            <text:p>25.6 </text:p>
          </table:table-cell>
          <table:table-cell office:value-type="float" office:value="20.66763" calcext:value-type="float">
            <text:p>20.7 </text:p>
          </table:table-cell>
          <table:table-cell office:value-type="float" office:value="0.0555232" calcext:value-type="float">
            <text:p>0.1 </text:p>
          </table:table-cell>
          <table:table-cell office:value-type="float" office:value="0.261054" calcext:value-type="float">
            <text:p>0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3358" calcext:value-type="float">
            <text:p>19.3 </text:p>
          </table:table-cell>
          <table:table-cell office:value-type="string" calcext:value-type="string">
            <text:p>..</text:p>
          </table:table-cell>
          <table:table-cell office:value-type="float" office:value="17.80726" calcext:value-type="float">
            <text:p>17.8 </text:p>
          </table:table-cell>
          <table:table-cell office:value-type="float" office:value="19.92628" calcext:value-type="float">
            <text:p>19.9 </text:p>
          </table:table-cell>
          <table:table-cell office:value-type="float" office:value="37.71293" calcext:value-type="float">
            <text:p>37.7 </text:p>
          </table:table-cell>
          <table:table-cell office:value-type="float" office:value="2.153509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2183045" calcext:value-type="float">
            <text:p>0.2 </text:p>
          </table:table-cell>
          <table:table-cell office:value-type="string" calcext:value-type="string">
            <text:p>..</text:p>
          </table:table-cell>
          <table:table-cell office:value-type="float" office:value="0.003032182" calcext:value-type="float">
            <text:p>0.0 </text:p>
          </table:table-cell>
          <table:table-cell office:value-type="float" office:value="8.309956" calcext:value-type="float">
            <text:p>8.3 </text:p>
          </table:table-cell>
          <table:table-cell office:value-type="float" office:value="48.36684" calcext:value-type="float">
            <text:p>48.4 </text:p>
          </table:table-cell>
          <table:table-cell office:value-type="float" office:value="7.973328" calcext:value-type="float">
            <text:p>8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5.80569" calcext:value-type="float">
            <text:p>25.8 </text:p>
          </table:table-cell>
          <table:table-cell office:value-type="float" office:value="0.02169553" calcext:value-type="float">
            <text:p>0.0 </text:p>
          </table:table-cell>
          <table:table-cell office:value-type="float" office:value="31.50385" calcext:value-type="float">
            <text:p>31.5 </text:p>
          </table:table-cell>
          <table:table-cell office:value-type="float" office:value="9.505714" calcext:value-type="float">
            <text:p>9.5 </text:p>
          </table:table-cell>
          <table:table-cell office:value-type="float" office:value="17.21905" calcext:value-type="float">
            <text:p>17.2 </text:p>
          </table:table-cell>
          <table:table-cell office:value-type="string" calcext:value-type="string">
            <text:p>..</text:p>
          </table:table-cell>
          <table:table-cell office:value-type="float" office:value="2.99528" calcext:value-type="float">
            <text:p>3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290879" calcext:value-type="float">
            <text:p>7.3 </text:p>
          </table:table-cell>
          <table:table-cell office:value-type="float" office:value="17.64473" calcext:value-type="float">
            <text:p>17.6 </text:p>
          </table:table-cell>
          <table:table-cell office:value-type="float" office:value="46.12999" calcext:value-type="float">
            <text:p>46.1 </text:p>
          </table:table-cell>
          <table:table-cell office:value-type="float" office:value="0.000128164" calcext:value-type="float">
            <text:p>0.0 </text:p>
          </table:table-cell>
          <table:table-cell office:value-type="float" office:value="12.49116" calcext:value-type="float">
            <text:p>12.5 </text:p>
          </table:table-cell>
          <table:table-cell office:value-type="float" office:value="20.80371" calcext:value-type="float">
            <text:p>2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2.00448" calcext:value-type="float">
            <text:p>22.0 </text:p>
          </table:table-cell>
          <table:table-cell office:value-type="float" office:value="7.403465" calcext:value-type="float">
            <text:p>7.4 </text:p>
          </table:table-cell>
          <table:table-cell office:value-type="string" calcext:value-type="string">
            <text:p>..</text:p>
          </table:table-cell>
          <table:table-cell office:value-type="float" office:value="9.925063" calcext:value-type="float">
            <text:p>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105545" calcext:value-type="float">
            <text:p>5.1 </text:p>
          </table:table-cell>
          <table:table-cell office:value-type="float" office:value="1.784932" calcext:value-type="float">
            <text:p>1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483495" calcext:value-type="float">
            <text:p>2.5 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style-name="ce5" office:value-type="float" office:value="14.8131" calcext:value-type="float">
            <text:p>14.8 </text:p>
          </table:table-cell>
          <table:table-cell table:style-name="ce5" office:value-type="float" office:value="32.50732" calcext:value-type="float">
            <text:p>32.5 </text:p>
          </table:table-cell>
          <table:table-cell table:style-name="ce5" office:value-type="float" office:value="28.84781" calcext:value-type="float">
            <text:p>28.8 </text:p>
          </table:table-cell>
          <table:table-cell table:style-name="ce5" office:value-type="float" office:value="22.87332" calcext:value-type="float">
            <text:p>22.9 </text:p>
          </table:table-cell>
          <table:table-cell table:style-name="ce5" office:value-type="float" office:value="0.2635882" calcext:value-type="float">
            <text:p>0.3 </text:p>
          </table:table-cell>
          <table:table-cell table:style-name="ce5" office:value-type="float" office:value="0.3222385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1.19313" calcext:value-type="float">
            <text:p>2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97898" calcext:value-type="float">
            <text:p>21.0 </text:p>
          </table:table-cell>
          <table:table-cell table:style-name="ce5" office:value-type="float" office:value="22.25484" calcext:value-type="float">
            <text:p>22.3 </text:p>
          </table:table-cell>
          <table:table-cell table:style-name="ce5" office:value-type="float" office:value="39.94189" calcext:value-type="float">
            <text:p>39.9 </text:p>
          </table:table-cell>
          <table:table-cell table:style-name="ce5" office:value-type="float" office:value="2.447006" calcext:value-type="float">
            <text:p>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3260625" calcext:value-type="float">
            <text:p>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4224034" calcext:value-type="float">
            <text:p>0.0 </text:p>
          </table:table-cell>
          <table:table-cell table:style-name="ce5" office:value-type="float" office:value="9.718535" calcext:value-type="float">
            <text:p>9.7 </text:p>
          </table:table-cell>
          <table:table-cell table:style-name="ce5" office:value-type="float" office:value="54.04259" calcext:value-type="float">
            <text:p>54.0 </text:p>
          </table:table-cell>
          <table:table-cell table:style-name="ce5" office:value-type="float" office:value="9.986534" calcext:value-type="float">
            <text:p>1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8.57146" calcext:value-type="float">
            <text:p>28.6 </text:p>
          </table:table-cell>
          <table:table-cell table:style-name="ce5" office:value-type="float" office:value="0.02493783" calcext:value-type="float">
            <text:p>0.0 </text:p>
          </table:table-cell>
          <table:table-cell table:style-name="ce5" office:value-type="float" office:value="34.72275" calcext:value-type="float">
            <text:p>34.7 </text:p>
          </table:table-cell>
          <table:table-cell table:style-name="ce5" office:value-type="float" office:value="10.90162" calcext:value-type="float">
            <text:p>10.9 </text:p>
          </table:table-cell>
          <table:table-cell table:style-name="ce5" office:value-type="float" office:value="19.23182" calcext:value-type="float">
            <text:p>1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.45271" calcext:value-type="float">
            <text:p>3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526922" calcext:value-type="float">
            <text:p>8.5 </text:p>
          </table:table-cell>
          <table:table-cell table:style-name="ce5" office:value-type="float" office:value="19.37036" calcext:value-type="float">
            <text:p>19.4 </text:p>
          </table:table-cell>
          <table:table-cell table:style-name="ce5" office:value-type="float" office:value="49.21913" calcext:value-type="float">
            <text:p>49.2 </text:p>
          </table:table-cell>
          <table:table-cell table:style-name="ce5" office:value-type="float" office:value="0.0001553699" calcext:value-type="float">
            <text:p>0.0 </text:p>
          </table:table-cell>
          <table:table-cell table:style-name="ce5" office:value-type="float" office:value="15.51493" calcext:value-type="float">
            <text:p>15.5 </text:p>
          </table:table-cell>
          <table:table-cell table:style-name="ce5" office:value-type="float" office:value="22.70583" calcext:value-type="float">
            <text:p>22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4.44403" calcext:value-type="float">
            <text:p>24.4 </text:p>
          </table:table-cell>
          <table:table-cell table:style-name="ce5" office:value-type="float" office:value="8.41224" calcext:value-type="float">
            <text:p>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10282" calcext:value-type="float">
            <text:p>1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399033" calcext:value-type="float">
            <text:p>5.4 </text:p>
          </table:table-cell>
          <table:table-cell table:style-name="ce5" office:value-type="float" office:value="2.127027" calcext:value-type="float">
            <text:p>2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816928" calcext:value-type="float">
            <text:p>2.8 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float" office:value="16.78663" calcext:value-type="float">
            <text:p>16.8 </text:p>
          </table:table-cell>
          <table:table-cell office:value-type="float" office:value="34.88643" calcext:value-type="float">
            <text:p>34.9 </text:p>
          </table:table-cell>
          <table:table-cell office:value-type="float" office:value="31.4639" calcext:value-type="float">
            <text:p>31.5 </text:p>
          </table:table-cell>
          <table:table-cell office:value-type="float" office:value="24.59837" calcext:value-type="float">
            <text:p>24.6 </text:p>
          </table:table-cell>
          <table:table-cell office:value-type="float" office:value="0.8221957" calcext:value-type="float">
            <text:p>0.8 </text:p>
          </table:table-cell>
          <table:table-cell office:value-type="float" office:value="0.3861424" calcext:value-type="float">
            <text:p>0.4 </text:p>
          </table:table-cell>
          <table:table-cell office:value-type="float" office:value="0.5069763" calcext:value-type="float">
            <text:p>0.5 </text:p>
          </table:table-cell>
          <table:table-cell office:value-type="string" calcext:value-type="string">
            <text:p>..</text:p>
          </table:table-cell>
          <table:table-cell office:value-type="float" office:value="23.10269" calcext:value-type="float">
            <text:p>23.1 </text:p>
          </table:table-cell>
          <table:table-cell office:value-type="string" calcext:value-type="string">
            <text:p>..</text:p>
          </table:table-cell>
          <table:table-cell office:value-type="float" office:value="23.98793" calcext:value-type="float">
            <text:p>24.0 </text:p>
          </table:table-cell>
          <table:table-cell office:value-type="float" office:value="24.39698" calcext:value-type="float">
            <text:p>24.4 </text:p>
          </table:table-cell>
          <table:table-cell office:value-type="float" office:value="41.63807" calcext:value-type="float">
            <text:p>41.6 </text:p>
          </table:table-cell>
          <table:table-cell office:value-type="float" office:value="2.765711" calcext:value-type="float">
            <text:p>2.8 </text:p>
          </table:table-cell>
          <table:table-cell office:value-type="string" calcext:value-type="string">
            <text:p>..</text:p>
          </table:table-cell>
          <table:table-cell office:value-type="float" office:value="0.430517" calcext:value-type="float">
            <text:p>0.4 </text:p>
          </table:table-cell>
          <table:table-cell office:value-type="float" office:value="16.9568" calcext:value-type="float">
            <text:p>17.0 </text:p>
          </table:table-cell>
          <table:table-cell office:value-type="float" office:value="0.005546615" calcext:value-type="float">
            <text:p>0.0 </text:p>
          </table:table-cell>
          <table:table-cell office:value-type="float" office:value="11.33319" calcext:value-type="float">
            <text:p>11.3 </text:p>
          </table:table-cell>
          <table:table-cell office:value-type="float" office:value="59.11597" calcext:value-type="float">
            <text:p>59.1 </text:p>
          </table:table-cell>
          <table:table-cell office:value-type="float" office:value="11.5172" calcext:value-type="float">
            <text:p>1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1.3707" calcext:value-type="float">
            <text:p>31.4 </text:p>
          </table:table-cell>
          <table:table-cell office:value-type="float" office:value="0.02888417" calcext:value-type="float">
            <text:p>0.0 </text:p>
          </table:table-cell>
          <table:table-cell office:value-type="float" office:value="37.78899" calcext:value-type="float">
            <text:p>37.8 </text:p>
          </table:table-cell>
          <table:table-cell office:value-type="float" office:value="12.74475" calcext:value-type="float">
            <text:p>12.7 </text:p>
          </table:table-cell>
          <table:table-cell office:value-type="float" office:value="20.99374" calcext:value-type="float">
            <text:p>21.0 </text:p>
          </table:table-cell>
          <table:table-cell office:value-type="string" calcext:value-type="string">
            <text:p>..</text:p>
          </table:table-cell>
          <table:table-cell office:value-type="float" office:value="4.182678" calcext:value-type="float">
            <text:p>4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02978" calcext:value-type="float">
            <text:p>10.0 </text:p>
          </table:table-cell>
          <table:table-cell office:value-type="float" office:value="21.35567" calcext:value-type="float">
            <text:p>21.4 </text:p>
          </table:table-cell>
          <table:table-cell office:value-type="float" office:value="50.06347" calcext:value-type="float">
            <text:p>50.1 </text:p>
          </table:table-cell>
          <table:table-cell office:value-type="float" office:value="0.0001824908" calcext:value-type="float">
            <text:p>0.0 </text:p>
          </table:table-cell>
          <table:table-cell office:value-type="float" office:value="18.08413" calcext:value-type="float">
            <text:p>18.1 </text:p>
          </table:table-cell>
          <table:table-cell office:value-type="float" office:value="24.01023" calcext:value-type="float">
            <text:p>24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6.41477" calcext:value-type="float">
            <text:p>26.4 </text:p>
          </table:table-cell>
          <table:table-cell office:value-type="float" office:value="9.372878" calcext:value-type="float">
            <text:p>9.4 </text:p>
          </table:table-cell>
          <table:table-cell office:value-type="string" calcext:value-type="string">
            <text:p>..</text:p>
          </table:table-cell>
          <table:table-cell office:value-type="float" office:value="12.13061" calcext:value-type="float">
            <text:p>1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986875" calcext:value-type="float">
            <text:p>5.0 </text:p>
          </table:table-cell>
          <table:table-cell office:value-type="float" office:value="2.548788" calcext:value-type="float">
            <text:p>2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127365" calcext:value-type="float">
            <text:p>3.1 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style-name="ce5" office:value-type="float" office:value="18.85303" calcext:value-type="float">
            <text:p>18.9 </text:p>
          </table:table-cell>
          <table:table-cell table:style-name="ce5" office:value-type="float" office:value="36.8033" calcext:value-type="float">
            <text:p>36.8 </text:p>
          </table:table-cell>
          <table:table-cell table:style-name="ce5" office:value-type="float" office:value="33.69658" calcext:value-type="float">
            <text:p>33.7 </text:p>
          </table:table-cell>
          <table:table-cell table:style-name="ce5" office:value-type="float" office:value="26.56044" calcext:value-type="float">
            <text:p>26.6 </text:p>
          </table:table-cell>
          <table:table-cell table:style-name="ce5" office:value-type="float" office:value="1.578239" calcext:value-type="float">
            <text:p>1.6 </text:p>
          </table:table-cell>
          <table:table-cell table:style-name="ce5" office:value-type="float" office:value="0.5166694" calcext:value-type="float">
            <text:p>0.5 </text:p>
          </table:table-cell>
          <table:table-cell table:style-name="ce5" office:value-type="float" office:value="0.5282198" calcext:value-type="float">
            <text:p>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62602" calcext:value-type="float">
            <text:p>2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81691" calcext:value-type="float">
            <text:p>26.8 </text:p>
          </table:table-cell>
          <table:table-cell table:style-name="ce5" office:value-type="float" office:value="26.71337" calcext:value-type="float">
            <text:p>26.7 </text:p>
          </table:table-cell>
          <table:table-cell table:style-name="ce5" office:value-type="float" office:value="43.19291" calcext:value-type="float">
            <text:p>43.2 </text:p>
          </table:table-cell>
          <table:table-cell table:style-name="ce5" office:value-type="float" office:value="3.107824" calcext:value-type="float">
            <text:p>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5610358" calcext:value-type="float">
            <text:p>0.6 </text:p>
          </table:table-cell>
          <table:table-cell table:style-name="ce5" office:value-type="float" office:value="19.24125" calcext:value-type="float">
            <text:p>19.2 </text:p>
          </table:table-cell>
          <table:table-cell table:style-name="ce5" office:value-type="float" office:value="0.007466671" calcext:value-type="float">
            <text:p>0.0 </text:p>
          </table:table-cell>
          <table:table-cell table:style-name="ce5" office:value-type="float" office:value="13.27457" calcext:value-type="float">
            <text:p>13.3 </text:p>
          </table:table-cell>
          <table:table-cell table:style-name="ce5" office:value-type="float" office:value="63.93484" calcext:value-type="float">
            <text:p>63.9 </text:p>
          </table:table-cell>
          <table:table-cell table:style-name="ce5" office:value-type="float" office:value="12.68006" calcext:value-type="float">
            <text:p>12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3.47427" calcext:value-type="float">
            <text:p>33.5 </text:p>
          </table:table-cell>
          <table:table-cell table:style-name="ce5" office:value-type="float" office:value="0.0372791" calcext:value-type="float">
            <text:p>0.0 </text:p>
          </table:table-cell>
          <table:table-cell table:style-name="ce5" office:value-type="float" office:value="40.20722" calcext:value-type="float">
            <text:p>40.2 </text:p>
          </table:table-cell>
          <table:table-cell table:style-name="ce5" office:value-type="float" office:value="14.5779" calcext:value-type="float">
            <text:p>14.6 </text:p>
          </table:table-cell>
          <table:table-cell table:style-name="ce5" office:value-type="float" office:value="22.90498" calcext:value-type="float">
            <text:p>22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.480009" calcext:value-type="float">
            <text:p>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4909" calcext:value-type="float">
            <text:p>12.5 </text:p>
          </table:table-cell>
          <table:table-cell table:style-name="ce5" office:value-type="float" office:value="23.79914" calcext:value-type="float">
            <text:p>23.8 </text:p>
          </table:table-cell>
          <table:table-cell table:style-name="ce5" office:value-type="float" office:value="50.7123" calcext:value-type="float">
            <text:p>50.7 </text:p>
          </table:table-cell>
          <table:table-cell table:style-name="ce5" office:value-type="float" office:value="0.0002299116" calcext:value-type="float">
            <text:p>0.0 </text:p>
          </table:table-cell>
          <table:table-cell table:style-name="ce5" office:value-type="float" office:value="20.9487" calcext:value-type="float">
            <text:p>20.9 </text:p>
          </table:table-cell>
          <table:table-cell table:style-name="ce5" office:value-type="float" office:value="25.5713" calcext:value-type="float">
            <text:p>25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8.57361" calcext:value-type="float">
            <text:p>28.6 </text:p>
          </table:table-cell>
          <table:table-cell table:style-name="ce5" office:value-type="float" office:value="10.50764" calcext:value-type="float">
            <text:p>1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36469" calcext:value-type="float">
            <text:p>13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401158" calcext:value-type="float">
            <text:p>5.4 </text:p>
          </table:table-cell>
          <table:table-cell table:style-name="ce5" office:value-type="float" office:value="2.830482" calcext:value-type="float">
            <text:p>2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476127" calcext:value-type="float">
            <text:p>3.5 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float" office:value="20.3622" calcext:value-type="float">
            <text:p>20.4 </text:p>
          </table:table-cell>
          <table:table-cell office:value-type="float" office:value="38.11877" calcext:value-type="float">
            <text:p>38.1 </text:p>
          </table:table-cell>
          <table:table-cell office:value-type="float" office:value="35.20301" calcext:value-type="float">
            <text:p>35.2 </text:p>
          </table:table-cell>
          <table:table-cell office:value-type="float" office:value="28.9439" calcext:value-type="float">
            <text:p>28.9 </text:p>
          </table:table-cell>
          <table:table-cell office:value-type="float" office:value="2.210911" calcext:value-type="float">
            <text:p>2.2 </text:p>
          </table:table-cell>
          <table:table-cell office:value-type="float" office:value="0.6084462" calcext:value-type="float">
            <text:p>0.6 </text:p>
          </table:table-cell>
          <table:table-cell office:value-type="float" office:value="0.5599506" calcext:value-type="float">
            <text:p>0.6 </text:p>
          </table:table-cell>
          <table:table-cell office:value-type="string" calcext:value-type="string">
            <text:p>..</text:p>
          </table:table-cell>
          <table:table-cell office:value-type="float" office:value="28.24337" calcext:value-type="float">
            <text:p>28.2 </text:p>
          </table:table-cell>
          <table:table-cell office:value-type="string" calcext:value-type="string">
            <text:p>..</text:p>
          </table:table-cell>
          <table:table-cell office:value-type="float" office:value="28.90846" calcext:value-type="float">
            <text:p>28.9 </text:p>
          </table:table-cell>
          <table:table-cell office:value-type="float" office:value="29.18451" calcext:value-type="float">
            <text:p>29.2 </text:p>
          </table:table-cell>
          <table:table-cell office:value-type="float" office:value="44.36719" calcext:value-type="float">
            <text:p>44.4 </text:p>
          </table:table-cell>
          <table:table-cell office:value-type="float" office:value="3.498553" calcext:value-type="float">
            <text:p>3.5 </text:p>
          </table:table-cell>
          <table:table-cell office:value-type="string" calcext:value-type="string">
            <text:p>..</text:p>
          </table:table-cell>
          <table:table-cell office:value-type="float" office:value="0.8064889" calcext:value-type="float">
            <text:p>0.8 </text:p>
          </table:table-cell>
          <table:table-cell office:value-type="float" office:value="20.72497" calcext:value-type="float">
            <text:p>20.7 </text:p>
          </table:table-cell>
          <table:table-cell office:value-type="float" office:value="0.01124114" calcext:value-type="float">
            <text:p>0.0 </text:p>
          </table:table-cell>
          <table:table-cell office:value-type="float" office:value="14.88" calcext:value-type="float">
            <text:p>14.9 </text:p>
          </table:table-cell>
          <table:table-cell office:value-type="float" office:value="66.61576" calcext:value-type="float">
            <text:p>66.6 </text:p>
          </table:table-cell>
          <table:table-cell office:value-type="float" office:value="14.51363" calcext:value-type="float">
            <text:p>14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4.51018" calcext:value-type="float">
            <text:p>34.5 </text:p>
          </table:table-cell>
          <table:table-cell office:value-type="float" office:value="0.04378702" calcext:value-type="float">
            <text:p>0.0 </text:p>
          </table:table-cell>
          <table:table-cell office:value-type="float" office:value="41.86055" calcext:value-type="float">
            <text:p>41.9 </text:p>
          </table:table-cell>
          <table:table-cell office:value-type="float" office:value="16.32092" calcext:value-type="float">
            <text:p>16.3 </text:p>
          </table:table-cell>
          <table:table-cell office:value-type="float" office:value="24.77441" calcext:value-type="float">
            <text:p>24.8 </text:p>
          </table:table-cell>
          <table:table-cell office:value-type="string" calcext:value-type="string">
            <text:p>..</text:p>
          </table:table-cell>
          <table:table-cell office:value-type="float" office:value="6.632935" calcext:value-type="float">
            <text:p>6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96081" calcext:value-type="float">
            <text:p>15.0 </text:p>
          </table:table-cell>
          <table:table-cell office:value-type="float" office:value="26.17793" calcext:value-type="float">
            <text:p>26.2 </text:p>
          </table:table-cell>
          <table:table-cell office:value-type="float" office:value="51.23402" calcext:value-type="float">
            <text:p>51.2 </text:p>
          </table:table-cell>
          <table:table-cell office:value-type="float" office:value="0.0003722201" calcext:value-type="float">
            <text:p>0.0 </text:p>
          </table:table-cell>
          <table:table-cell office:value-type="float" office:value="22.67972" calcext:value-type="float">
            <text:p>22.7 </text:p>
          </table:table-cell>
          <table:table-cell office:value-type="float" office:value="27.52264" calcext:value-type="float">
            <text:p>27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0.61871" calcext:value-type="float">
            <text:p>30.6 </text:p>
          </table:table-cell>
          <table:table-cell office:value-type="float" office:value="11.64061" calcext:value-type="float">
            <text:p>11.6 </text:p>
          </table:table-cell>
          <table:table-cell office:value-type="string" calcext:value-type="string">
            <text:p>..</text:p>
          </table:table-cell>
          <table:table-cell office:value-type="float" office:value="14.58917" calcext:value-type="float">
            <text:p>14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537431" calcext:value-type="float">
            <text:p>5.5 </text:p>
          </table:table-cell>
          <table:table-cell office:value-type="float" office:value="3.060107" calcext:value-type="float">
            <text:p>3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863215" calcext:value-type="float">
            <text:p>3.9 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table:style-name="ce5" office:value-type="float" office:value="22.21964" calcext:value-type="float">
            <text:p>22.2 </text:p>
          </table:table-cell>
          <table:table-cell table:style-name="ce5" office:value-type="float" office:value="39.53198" calcext:value-type="float">
            <text:p>39.5 </text:p>
          </table:table-cell>
          <table:table-cell table:style-name="ce5" office:value-type="float" office:value="36.77626" calcext:value-type="float">
            <text:p>36.8 </text:p>
          </table:table-cell>
          <table:table-cell table:style-name="ce5" office:value-type="float" office:value="31.59073" calcext:value-type="float">
            <text:p>31.6 </text:p>
          </table:table-cell>
          <table:table-cell table:style-name="ce5" office:value-type="float" office:value="2.949116" calcext:value-type="float">
            <text:p>2.9 </text:p>
          </table:table-cell>
          <table:table-cell table:style-name="ce5" office:value-type="float" office:value="0.7552891" calcext:value-type="float">
            <text:p>0.8 </text:p>
          </table:table-cell>
          <table:table-cell table:style-name="ce5" office:value-type="float" office:value="0.6114013" calcext:value-type="float">
            <text:p>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95786" calcext:value-type="float">
            <text:p>3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06704" calcext:value-type="float">
            <text:p>31.1 </text:p>
          </table:table-cell>
          <table:table-cell table:style-name="ce5" office:value-type="float" office:value="32.2917" calcext:value-type="float">
            <text:p>32.3 </text:p>
          </table:table-cell>
          <table:table-cell table:style-name="ce5" office:value-type="float" office:value="46.16123" calcext:value-type="float">
            <text:p>46.2 </text:p>
          </table:table-cell>
          <table:table-cell table:style-name="ce5" office:value-type="float" office:value="4.166573" calcext:value-type="float">
            <text:p>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64928" calcext:value-type="float">
            <text:p>1.2 </text:p>
          </table:table-cell>
          <table:table-cell table:style-name="ce5" office:value-type="float" office:value="23.48045" calcext:value-type="float">
            <text:p>23.5 </text:p>
          </table:table-cell>
          <table:table-cell table:style-name="ce5" office:value-type="float" office:value="0.02004409" calcext:value-type="float">
            <text:p>0.0 </text:p>
          </table:table-cell>
          <table:table-cell table:style-name="ce5" office:value-type="float" office:value="17.08203" calcext:value-type="float">
            <text:p>17.1 </text:p>
          </table:table-cell>
          <table:table-cell table:style-name="ce5" office:value-type="float" office:value="69.10155" calcext:value-type="float">
            <text:p>69.1 </text:p>
          </table:table-cell>
          <table:table-cell table:style-name="ce5" office:value-type="float" office:value="17.17303" calcext:value-type="float">
            <text:p>17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6.07919" calcext:value-type="float">
            <text:p>36.1 </text:p>
          </table:table-cell>
          <table:table-cell table:style-name="ce5" office:value-type="float" office:value="0.05175243" calcext:value-type="float">
            <text:p>0.1 </text:p>
          </table:table-cell>
          <table:table-cell table:style-name="ce5" office:value-type="float" office:value="43.6184" calcext:value-type="float">
            <text:p>43.6 </text:p>
          </table:table-cell>
          <table:table-cell table:style-name="ce5" office:value-type="float" office:value="18.55682" calcext:value-type="float">
            <text:p>18.6 </text:p>
          </table:table-cell>
          <table:table-cell table:style-name="ce5" office:value-type="float" office:value="25.89167" calcext:value-type="float">
            <text:p>2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085497" calcext:value-type="float">
            <text:p>8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3037" calcext:value-type="float">
            <text:p>17.3 </text:p>
          </table:table-cell>
          <table:table-cell table:style-name="ce5" office:value-type="float" office:value="28.0653" calcext:value-type="float">
            <text:p>28.1 </text:p>
          </table:table-cell>
          <table:table-cell table:style-name="ce5" office:value-type="float" office:value="53.10286" calcext:value-type="float">
            <text:p>53.1 </text:p>
          </table:table-cell>
          <table:table-cell table:style-name="ce5" office:value-type="float" office:value="0.0006087403" calcext:value-type="float">
            <text:p>0.0 </text:p>
          </table:table-cell>
          <table:table-cell table:style-name="ce5" office:value-type="float" office:value="25.72363" calcext:value-type="float">
            <text:p>25.7 </text:p>
          </table:table-cell>
          <table:table-cell table:style-name="ce5" office:value-type="float" office:value="30.62017" calcext:value-type="float">
            <text:p>30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3.57975" calcext:value-type="float">
            <text:p>33.6 </text:p>
          </table:table-cell>
          <table:table-cell table:style-name="ce5" office:value-type="float" office:value="13.08708" calcext:value-type="float">
            <text:p>1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23092" calcext:value-type="float">
            <text:p>16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884943" calcext:value-type="float">
            <text:p>5.9 </text:p>
          </table:table-cell>
          <table:table-cell table:style-name="ce5" office:value-type="float" office:value="3.556848" calcext:value-type="float">
            <text:p>3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376778" calcext:value-type="float">
            <text:p>4.4 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float" office:value="24.47179" calcext:value-type="float">
            <text:p>24.5 </text:p>
          </table:table-cell>
          <table:table-cell office:value-type="float" office:value="42.03369" calcext:value-type="float">
            <text:p>42.0 </text:p>
          </table:table-cell>
          <table:table-cell office:value-type="float" office:value="39.22141" calcext:value-type="float">
            <text:p>39.2 </text:p>
          </table:table-cell>
          <table:table-cell office:value-type="float" office:value="34.79062" calcext:value-type="float">
            <text:p>34.8 </text:p>
          </table:table-cell>
          <table:table-cell office:value-type="float" office:value="3.985387" calcext:value-type="float">
            <text:p>4.0 </text:p>
          </table:table-cell>
          <table:table-cell office:value-type="float" office:value="0.9558384" calcext:value-type="float">
            <text:p>1.0 </text:p>
          </table:table-cell>
          <table:table-cell office:value-type="float" office:value="0.7222799" calcext:value-type="float">
            <text:p>0.7 </text:p>
          </table:table-cell>
          <table:table-cell office:value-type="string" calcext:value-type="string">
            <text:p>..</text:p>
          </table:table-cell>
          <table:table-cell office:value-type="float" office:value="34.76733" calcext:value-type="float">
            <text:p>34.8 </text:p>
          </table:table-cell>
          <table:table-cell office:value-type="string" calcext:value-type="string">
            <text:p>..</text:p>
          </table:table-cell>
          <table:table-cell office:value-type="float" office:value="34.66914" calcext:value-type="float">
            <text:p>34.7 </text:p>
          </table:table-cell>
          <table:table-cell office:value-type="float" office:value="36.67129" calcext:value-type="float">
            <text:p>36.7 </text:p>
          </table:table-cell>
          <table:table-cell office:value-type="float" office:value="48.67289" calcext:value-type="float">
            <text:p>48.7 </text:p>
          </table:table-cell>
          <table:table-cell office:value-type="float" office:value="5.194711" calcext:value-type="float">
            <text:p>5.2 </text:p>
          </table:table-cell>
          <table:table-cell office:value-type="float" office:value="2.990425" calcext:value-type="float">
            <text:p>3.0 </text:p>
          </table:table-cell>
          <table:table-cell office:value-type="float" office:value="1.846743" calcext:value-type="float">
            <text:p>1.8 </text:p>
          </table:table-cell>
          <table:table-cell office:value-type="float" office:value="27.7432" calcext:value-type="float">
            <text:p>27.7 </text:p>
          </table:table-cell>
          <table:table-cell office:value-type="float" office:value="0.04630685" calcext:value-type="float">
            <text:p>0.0 </text:p>
          </table:table-cell>
          <table:table-cell office:value-type="float" office:value="20.68021" calcext:value-type="float">
            <text:p>20.7 </text:p>
          </table:table-cell>
          <table:table-cell office:value-type="float" office:value="74.47188" calcext:value-type="float">
            <text:p>74.5 </text:p>
          </table:table-cell>
          <table:table-cell office:value-type="float" office:value="22.10128" calcext:value-type="float">
            <text:p>2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8.35215" calcext:value-type="float">
            <text:p>38.4 </text:p>
          </table:table-cell>
          <table:table-cell office:value-type="float" office:value="0.06539005" calcext:value-type="float">
            <text:p>0.1 </text:p>
          </table:table-cell>
          <table:table-cell office:value-type="float" office:value="46.45946" calcext:value-type="float">
            <text:p>46.5 </text:p>
          </table:table-cell>
          <table:table-cell office:value-type="float" office:value="21.73942" calcext:value-type="float">
            <text:p>21.7 </text:p>
          </table:table-cell>
          <table:table-cell office:value-type="float" office:value="28.70833" calcext:value-type="float">
            <text:p>28.7 </text:p>
          </table:table-cell>
          <table:table-cell office:value-type="string" calcext:value-type="string">
            <text:p>..</text:p>
          </table:table-cell>
          <table:table-cell office:value-type="float" office:value="9.368462" calcext:value-type="float">
            <text:p>9.4 </text:p>
          </table:table-cell>
          <table:table-cell office:value-type="string" calcext:value-type="string">
            <text:p>..</text:p>
          </table:table-cell>
          <table:table-cell office:value-type="float" office:value="0.000400087" calcext:value-type="float">
            <text:p>0.0 </text:p>
          </table:table-cell>
          <table:table-cell office:value-type="float" office:value="19.99649" calcext:value-type="float">
            <text:p>20.0 </text:p>
          </table:table-cell>
          <table:table-cell office:value-type="float" office:value="31.91203" calcext:value-type="float">
            <text:p>31.9 </text:p>
          </table:table-cell>
          <table:table-cell office:value-type="float" office:value="55.23891" calcext:value-type="float">
            <text:p>55.2 </text:p>
          </table:table-cell>
          <table:table-cell office:value-type="float" office:value="0.001182544" calcext:value-type="float">
            <text:p>0.0 </text:p>
          </table:table-cell>
          <table:table-cell office:value-type="float" office:value="30.34512" calcext:value-type="float">
            <text:p>30.3 </text:p>
          </table:table-cell>
          <table:table-cell office:value-type="float" office:value="34.76896" calcext:value-type="float">
            <text:p>34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7.78846" calcext:value-type="float">
            <text:p>37.8 </text:p>
          </table:table-cell>
          <table:table-cell office:value-type="float" office:value="15.25311" calcext:value-type="float">
            <text:p>15.3 </text:p>
          </table:table-cell>
          <table:table-cell office:value-type="string" calcext:value-type="string">
            <text:p>..</text:p>
          </table:table-cell>
          <table:table-cell office:value-type="float" office:value="18.62971" calcext:value-type="float">
            <text:p>18.6 </text:p>
          </table:table-cell>
          <table:table-cell office:value-type="float" office:value="0.00000000025811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.552652" calcext:value-type="float">
            <text:p>6.6 </text:p>
          </table:table-cell>
          <table:table-cell office:value-type="float" office:value="4.19834" calcext:value-type="float">
            <text:p>4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974656" calcext:value-type="float">
            <text:p>5.0 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table:style-name="ce5" office:value-type="float" office:value="26.79359" calcext:value-type="float">
            <text:p>26.8 </text:p>
          </table:table-cell>
          <table:table-cell table:style-name="ce5" office:value-type="float" office:value="44.89326" calcext:value-type="float">
            <text:p>44.9 </text:p>
          </table:table-cell>
          <table:table-cell table:style-name="ce5" office:value-type="float" office:value="42.21301" calcext:value-type="float">
            <text:p>42.2 </text:p>
          </table:table-cell>
          <table:table-cell table:style-name="ce5" office:value-type="float" office:value="39.12958" calcext:value-type="float">
            <text:p>39.1 </text:p>
          </table:table-cell>
          <table:table-cell table:style-name="ce5" office:value-type="float" office:value="4.769983" calcext:value-type="float">
            <text:p>4.8 </text:p>
          </table:table-cell>
          <table:table-cell table:style-name="ce5" office:value-type="float" office:value="1.218252" calcext:value-type="float">
            <text:p>1.2 </text:p>
          </table:table-cell>
          <table:table-cell table:style-name="ce5" office:value-type="float" office:value="0.9899304" calcext:value-type="float">
            <text:p>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85853" calcext:value-type="float">
            <text:p>3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58875" calcext:value-type="float">
            <text:p>38.6 </text:p>
          </table:table-cell>
          <table:table-cell table:style-name="ce5" office:value-type="float" office:value="41.55385" calcext:value-type="float">
            <text:p>41.6 </text:p>
          </table:table-cell>
          <table:table-cell table:style-name="ce5" office:value-type="float" office:value="51.76082" calcext:value-type="float">
            <text:p>51.8 </text:p>
          </table:table-cell>
          <table:table-cell table:style-name="ce5" office:value-type="float" office:value="6.467731" calcext:value-type="float">
            <text:p>6.5 </text:p>
          </table:table-cell>
          <table:table-cell table:style-name="ce5" office:value-type="float" office:value="3.129821" calcext:value-type="float">
            <text:p>3.1 </text:p>
          </table:table-cell>
          <table:table-cell table:style-name="ce5" office:value-type="float" office:value="2.803231" calcext:value-type="float">
            <text:p>2.8 </text:p>
          </table:table-cell>
          <table:table-cell table:style-name="ce5" office:value-type="float" office:value="33.39547" calcext:value-type="float">
            <text:p>33.4 </text:p>
          </table:table-cell>
          <table:table-cell table:style-name="ce5" office:value-type="float" office:value="0.1003933" calcext:value-type="float">
            <text:p>0.1 </text:p>
          </table:table-cell>
          <table:table-cell table:style-name="ce5" office:value-type="float" office:value="24.3963" calcext:value-type="float">
            <text:p>24.4 </text:p>
          </table:table-cell>
          <table:table-cell table:style-name="ce5" office:value-type="float" office:value="78.14542" calcext:value-type="float">
            <text:p>78.1 </text:p>
          </table:table-cell>
          <table:table-cell table:style-name="ce5" office:value-type="float" office:value="26.82027" calcext:value-type="float">
            <text:p>26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1.4483" calcext:value-type="float">
            <text:p>41.4 </text:p>
          </table:table-cell>
          <table:table-cell table:style-name="ce5" office:value-type="float" office:value="0.08365595" calcext:value-type="float">
            <text:p>0.1 </text:p>
          </table:table-cell>
          <table:table-cell table:style-name="ce5" office:value-type="float" office:value="49.59033" calcext:value-type="float">
            <text:p>49.6 </text:p>
          </table:table-cell>
          <table:table-cell table:style-name="ce5" office:value-type="float" office:value="25.0808" calcext:value-type="float">
            <text:p>25.1 </text:p>
          </table:table-cell>
          <table:table-cell table:style-name="ce5" office:value-type="float" office:value="32.625" calcext:value-type="float">
            <text:p>3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15226" calcext:value-type="float">
            <text:p>1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5706159" calcext:value-type="float">
            <text:p>0.0 </text:p>
          </table:table-cell>
          <table:table-cell table:style-name="ce5" office:value-type="float" office:value="22.90585" calcext:value-type="float">
            <text:p>22.9 </text:p>
          </table:table-cell>
          <table:table-cell table:style-name="ce5" office:value-type="float" office:value="35.77464" calcext:value-type="float">
            <text:p>35.8 </text:p>
          </table:table-cell>
          <table:table-cell table:style-name="ce5" office:value-type="float" office:value="58.82409" calcext:value-type="float">
            <text:p>58.8 </text:p>
          </table:table-cell>
          <table:table-cell table:style-name="ce5" office:value-type="float" office:value="0.001627355" calcext:value-type="float">
            <text:p>0.0 </text:p>
          </table:table-cell>
          <table:table-cell table:style-name="ce5" office:value-type="float" office:value="33.9491" calcext:value-type="float">
            <text:p>33.9 </text:p>
          </table:table-cell>
          <table:table-cell table:style-name="ce5" office:value-type="float" office:value="38.36223" calcext:value-type="float">
            <text:p>38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1.62843" calcext:value-type="float">
            <text:p>41.6 </text:p>
          </table:table-cell>
          <table:table-cell table:style-name="ce5" office:value-type="float" office:value="17.27339" calcext:value-type="float">
            <text:p>1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86432" calcext:value-type="float">
            <text:p>20.9 </text:p>
          </table:table-cell>
          <table:table-cell table:style-name="ce5" office:value-type="float" office:value="0.00000000052068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411872" calcext:value-type="float">
            <text:p>7.4 </text:p>
          </table:table-cell>
          <table:table-cell table:style-name="ce5" office:value-type="float" office:value="4.713305" calcext:value-type="float">
            <text:p>4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733502" calcext:value-type="float">
            <text:p>5.7 </text:p>
          </table:table-cell>
        </table:table-row>
        <table:table-row table:style-name="ro1">
          <table:table-cell office:value-type="string" calcext:value-type="string">
            <text:p>1982</text:p>
          </table:table-cell>
          <table:table-cell office:value-type="float" office:value="29.83515" calcext:value-type="float">
            <text:p>29.8 </text:p>
          </table:table-cell>
          <table:table-cell office:value-type="float" office:value="47.33367" calcext:value-type="float">
            <text:p>47.3 </text:p>
          </table:table-cell>
          <table:table-cell office:value-type="float" office:value="45.89675" calcext:value-type="float">
            <text:p>45.9 </text:p>
          </table:table-cell>
          <table:table-cell office:value-type="float" office:value="43.34343" calcext:value-type="float">
            <text:p>43.3 </text:p>
          </table:table-cell>
          <table:table-cell office:value-type="float" office:value="5.244169" calcext:value-type="float">
            <text:p>5.2 </text:p>
          </table:table-cell>
          <table:table-cell office:value-type="float" office:value="1.519416" calcext:value-type="float">
            <text:p>1.5 </text:p>
          </table:table-cell>
          <table:table-cell office:value-type="float" office:value="1.882069" calcext:value-type="float">
            <text:p>1.9 </text:p>
          </table:table-cell>
          <table:table-cell office:value-type="string" calcext:value-type="string">
            <text:p>..</text:p>
          </table:table-cell>
          <table:table-cell office:value-type="float" office:value="42.79134" calcext:value-type="float">
            <text:p>42.8 </text:p>
          </table:table-cell>
          <table:table-cell office:value-type="string" calcext:value-type="string">
            <text:p>..</text:p>
          </table:table-cell>
          <table:table-cell office:value-type="float" office:value="42.28746" calcext:value-type="float">
            <text:p>42.3 </text:p>
          </table:table-cell>
          <table:table-cell office:value-type="float" office:value="46.53137" calcext:value-type="float">
            <text:p>46.5 </text:p>
          </table:table-cell>
          <table:table-cell office:value-type="float" office:value="54.47363" calcext:value-type="float">
            <text:p>54.5 </text:p>
          </table:table-cell>
          <table:table-cell office:value-type="float" office:value="7.825378" calcext:value-type="float">
            <text:p>7.8 </text:p>
          </table:table-cell>
          <table:table-cell office:value-type="float" office:value="3.343769" calcext:value-type="float">
            <text:p>3.3 </text:p>
          </table:table-cell>
          <table:table-cell office:value-type="float" office:value="4.211664" calcext:value-type="float">
            <text:p>4.2 </text:p>
          </table:table-cell>
          <table:table-cell office:value-type="float" office:value="39.12183" calcext:value-type="float">
            <text:p>39.1 </text:p>
          </table:table-cell>
          <table:table-cell office:value-type="float" office:value="0.221231" calcext:value-type="float">
            <text:p>0.2 </text:p>
          </table:table-cell>
          <table:table-cell office:value-type="float" office:value="28.41691" calcext:value-type="float">
            <text:p>28.4 </text:p>
          </table:table-cell>
          <table:table-cell office:value-type="float" office:value="80.29185" calcext:value-type="float">
            <text:p>80.3 </text:p>
          </table:table-cell>
          <table:table-cell office:value-type="float" office:value="28.74887" calcext:value-type="float">
            <text:p>28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5.32664" calcext:value-type="float">
            <text:p>45.3 </text:p>
          </table:table-cell>
          <table:table-cell office:value-type="float" office:value="0.1329405" calcext:value-type="float">
            <text:p>0.1 </text:p>
          </table:table-cell>
          <table:table-cell office:value-type="float" office:value="52.52166" calcext:value-type="float">
            <text:p>52.5 </text:p>
          </table:table-cell>
          <table:table-cell office:value-type="float" office:value="29.13478" calcext:value-type="float">
            <text:p>29.1 </text:p>
          </table:table-cell>
          <table:table-cell office:value-type="float" office:value="36.325" calcext:value-type="float">
            <text:p>36.3 </text:p>
          </table:table-cell>
          <table:table-cell office:value-type="string" calcext:value-type="string">
            <text:p>..</text:p>
          </table:table-cell>
          <table:table-cell office:value-type="float" office:value="13.56998" calcext:value-type="float">
            <text:p>13.6 </text:p>
          </table:table-cell>
          <table:table-cell office:value-type="string" calcext:value-type="string">
            <text:p>..</text:p>
          </table:table-cell>
          <table:table-cell office:value-type="float" office:value="0.0007424429" calcext:value-type="float">
            <text:p>0.0 </text:p>
          </table:table-cell>
          <table:table-cell office:value-type="float" office:value="26.20772" calcext:value-type="float">
            <text:p>26.2 </text:p>
          </table:table-cell>
          <table:table-cell office:value-type="float" office:value="38.84739" calcext:value-type="float">
            <text:p>38.8 </text:p>
          </table:table-cell>
          <table:table-cell office:value-type="float" office:value="62.15065" calcext:value-type="float">
            <text:p>62.2 </text:p>
          </table:table-cell>
          <table:table-cell office:value-type="float" office:value="0.002101526" calcext:value-type="float">
            <text:p>0.0 </text:p>
          </table:table-cell>
          <table:table-cell office:value-type="float" office:value="36.86834" calcext:value-type="float">
            <text:p>36.9 </text:p>
          </table:table-cell>
          <table:table-cell office:value-type="float" office:value="40.71438" calcext:value-type="float">
            <text:p>4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4.6347" calcext:value-type="float">
            <text:p>44.6 </text:p>
          </table:table-cell>
          <table:table-cell office:value-type="float" office:value="19.22362" calcext:value-type="float">
            <text:p>19.2 </text:p>
          </table:table-cell>
          <table:table-cell office:value-type="string" calcext:value-type="string">
            <text:p>..</text:p>
          </table:table-cell>
          <table:table-cell office:value-type="float" office:value="23.09222" calcext:value-type="float">
            <text:p>23.1 </text:p>
          </table:table-cell>
          <table:table-cell office:value-type="float" office:value="0.00000000104420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7.996724" calcext:value-type="float">
            <text:p>8.0 </text:p>
          </table:table-cell>
          <table:table-cell office:value-type="float" office:value="5.158496" calcext:value-type="float">
            <text:p>5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572832" calcext:value-type="float">
            <text:p>6.6 </text:p>
          </table:table-cell>
        </table:table-row>
        <table:table-row table:style-name="ro1">
          <table:table-cell office:value-type="string" calcext:value-type="string">
            <text:p>1983</text:p>
          </table:table-cell>
          <table:table-cell table:style-name="ce5" office:value-type="float" office:value="32.83028" calcext:value-type="float">
            <text:p>32.8 </text:p>
          </table:table-cell>
          <table:table-cell table:style-name="ce5" office:value-type="float" office:value="48.91422" calcext:value-type="float">
            <text:p>48.9 </text:p>
          </table:table-cell>
          <table:table-cell table:style-name="ce5" office:value-type="float" office:value="49.41318" calcext:value-type="float">
            <text:p>49.4 </text:p>
          </table:table-cell>
          <table:table-cell table:style-name="ce5" office:value-type="float" office:value="45.88491" calcext:value-type="float">
            <text:p>45.9 </text:p>
          </table:table-cell>
          <table:table-cell table:style-name="ce5" office:value-type="float" office:value="6.673582" calcext:value-type="float">
            <text:p>6.7 </text:p>
          </table:table-cell>
          <table:table-cell table:style-name="ce5" office:value-type="float" office:value="1.817181" calcext:value-type="float">
            <text:p>1.8 </text:p>
          </table:table-cell>
          <table:table-cell table:style-name="ce5" office:value-type="float" office:value="2.496069" calcext:value-type="float">
            <text:p>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74746" calcext:value-type="float">
            <text:p>4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82535" calcext:value-type="float">
            <text:p>45.8 </text:p>
          </table:table-cell>
          <table:table-cell table:style-name="ce5" office:value-type="float" office:value="50.93303" calcext:value-type="float">
            <text:p>50.9 </text:p>
          </table:table-cell>
          <table:table-cell table:style-name="ce5" office:value-type="float" office:value="56.26767" calcext:value-type="float">
            <text:p>56.3 </text:p>
          </table:table-cell>
          <table:table-cell table:style-name="ce5" office:value-type="float" office:value="9.404498" calcext:value-type="float">
            <text:p>9.4 </text:p>
          </table:table-cell>
          <table:table-cell table:style-name="ce5" office:value-type="float" office:value="3.587192" calcext:value-type="float">
            <text:p>3.6 </text:p>
          </table:table-cell>
          <table:table-cell table:style-name="ce5" office:value-type="float" office:value="7.747358" calcext:value-type="float">
            <text:p>7.7 </text:p>
          </table:table-cell>
          <table:table-cell table:style-name="ce5" office:value-type="float" office:value="43.20913" calcext:value-type="float">
            <text:p>43.2 </text:p>
          </table:table-cell>
          <table:table-cell table:style-name="ce5" office:value-type="float" office:value="0.5441209" calcext:value-type="float">
            <text:p>0.5 </text:p>
          </table:table-cell>
          <table:table-cell table:style-name="ce5" office:value-type="float" office:value="32.57902" calcext:value-type="float">
            <text:p>32.6 </text:p>
          </table:table-cell>
          <table:table-cell table:style-name="ce5" office:value-type="float" office:value="81.80199" calcext:value-type="float">
            <text:p>81.8 </text:p>
          </table:table-cell>
          <table:table-cell table:style-name="ce5" office:value-type="float" office:value="29.73226" calcext:value-type="float">
            <text:p>29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9.25613" calcext:value-type="float">
            <text:p>49.3 </text:p>
          </table:table-cell>
          <table:table-cell table:style-name="ce5" office:value-type="float" office:value="0.2683736" calcext:value-type="float">
            <text:p>0.3 </text:p>
          </table:table-cell>
          <table:table-cell table:style-name="ce5" office:value-type="float" office:value="53.9612" calcext:value-type="float">
            <text:p>54.0 </text:p>
          </table:table-cell>
          <table:table-cell table:style-name="ce5" office:value-type="float" office:value="31.27359" calcext:value-type="float">
            <text:p>31.3 </text:p>
          </table:table-cell>
          <table:table-cell table:style-name="ce5" office:value-type="float" office:value="39.4" calcext:value-type="float">
            <text:p>3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82715" calcext:value-type="float">
            <text:p>1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041005" calcext:value-type="float">
            <text:p>0.0 </text:p>
          </table:table-cell>
          <table:table-cell table:style-name="ce5" office:value-type="float" office:value="29.39827" calcext:value-type="float">
            <text:p>29.4 </text:p>
          </table:table-cell>
          <table:table-cell table:style-name="ce5" office:value-type="float" office:value="42.29432" calcext:value-type="float">
            <text:p>42.3 </text:p>
          </table:table-cell>
          <table:table-cell table:style-name="ce5" office:value-type="float" office:value="63.98397" calcext:value-type="float">
            <text:p>64.0 </text:p>
          </table:table-cell>
          <table:table-cell table:style-name="ce5" office:value-type="float" office:value="0.002761201" calcext:value-type="float">
            <text:p>0.0 </text:p>
          </table:table-cell>
          <table:table-cell table:style-name="ce5" office:value-type="float" office:value="38.56771" calcext:value-type="float">
            <text:p>38.6 </text:p>
          </table:table-cell>
          <table:table-cell table:style-name="ce5" office:value-type="float" office:value="42.0223" calcext:value-type="float">
            <text:p>4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6.71804" calcext:value-type="float">
            <text:p>46.7 </text:p>
          </table:table-cell>
          <table:table-cell table:style-name="ce5" office:value-type="float" office:value="21.00931" calcext:value-type="float">
            <text:p>2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52303" calcext:value-type="float">
            <text:p>25.5 </text:p>
          </table:table-cell>
          <table:table-cell table:style-name="ce5" office:value-type="float" office:value="0.00000000245416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945781" calcext:value-type="float">
            <text:p>8.9 </text:p>
          </table:table-cell>
          <table:table-cell table:style-name="ce5" office:value-type="float" office:value="5.767186" calcext:value-type="float">
            <text:p>5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381501" calcext:value-type="float">
            <text:p>7.4 </text:p>
          </table:table-cell>
        </table:table-row>
        <table:table-row table:style-name="ro1">
          <table:table-cell office:value-type="string" calcext:value-type="string">
            <text:p>1984</text:p>
          </table:table-cell>
          <table:table-cell office:value-type="float" office:value="34.13049" calcext:value-type="float">
            <text:p>34.1 </text:p>
          </table:table-cell>
          <table:table-cell office:value-type="float" office:value="51.68433" calcext:value-type="float">
            <text:p>51.7 </text:p>
          </table:table-cell>
          <table:table-cell office:value-type="float" office:value="52.54686" calcext:value-type="float">
            <text:p>52.5 </text:p>
          </table:table-cell>
          <table:table-cell office:value-type="float" office:value="47.86015" calcext:value-type="float">
            <text:p>47.9 </text:p>
          </table:table-cell>
          <table:table-cell office:value-type="float" office:value="7.998969" calcext:value-type="float">
            <text:p>8.0 </text:p>
          </table:table-cell>
          <table:table-cell office:value-type="float" office:value="2.110866" calcext:value-type="float">
            <text:p>2.1 </text:p>
          </table:table-cell>
          <table:table-cell office:value-type="float" office:value="2.794286" calcext:value-type="float">
            <text:p>2.8 </text:p>
          </table:table-cell>
          <table:table-cell office:value-type="string" calcext:value-type="string">
            <text:p>..</text:p>
          </table:table-cell>
          <table:table-cell office:value-type="float" office:value="48.62533" calcext:value-type="float">
            <text:p>48.6 </text:p>
          </table:table-cell>
          <table:table-cell office:value-type="string" calcext:value-type="string">
            <text:p>..</text:p>
          </table:table-cell>
          <table:table-cell office:value-type="float" office:value="49.06413" calcext:value-type="float">
            <text:p>49.1 </text:p>
          </table:table-cell>
          <table:table-cell office:value-type="float" office:value="54.84153" calcext:value-type="float">
            <text:p>54.8 </text:p>
          </table:table-cell>
          <table:table-cell office:value-type="float" office:value="57.62135" calcext:value-type="float">
            <text:p>57.6 </text:p>
          </table:table-cell>
          <table:table-cell office:value-type="float" office:value="11.14027" calcext:value-type="float">
            <text:p>11.1 </text:p>
          </table:table-cell>
          <table:table-cell office:value-type="float" office:value="3.89095" calcext:value-type="float">
            <text:p>3.9 </text:p>
          </table:table-cell>
          <table:table-cell office:value-type="float" office:value="10.1376" calcext:value-type="float">
            <text:p>10.1 </text:p>
          </table:table-cell>
          <table:table-cell office:value-type="float" office:value="46.9472" calcext:value-type="float">
            <text:p>46.9 </text:p>
          </table:table-cell>
          <table:table-cell office:value-type="float" office:value="2.574865" calcext:value-type="float">
            <text:p>2.6 </text:p>
          </table:table-cell>
          <table:table-cell office:value-type="float" office:value="36.09576" calcext:value-type="float">
            <text:p>36.1 </text:p>
          </table:table-cell>
          <table:table-cell office:value-type="float" office:value="83.643" calcext:value-type="float">
            <text:p>83.6 </text:p>
          </table:table-cell>
          <table:table-cell office:value-type="float" office:value="30.40836" calcext:value-type="float">
            <text:p>3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2.42618" calcext:value-type="float">
            <text:p>52.4 </text:p>
          </table:table-cell>
          <table:table-cell office:value-type="float" office:value="0.444021" calcext:value-type="float">
            <text:p>0.4 </text:p>
          </table:table-cell>
          <table:table-cell office:value-type="float" office:value="55.74281" calcext:value-type="float">
            <text:p>55.7 </text:p>
          </table:table-cell>
          <table:table-cell office:value-type="float" office:value="33.20356" calcext:value-type="float">
            <text:p>33.2 </text:p>
          </table:table-cell>
          <table:table-cell office:value-type="float" office:value="41.85" calcext:value-type="float">
            <text:p>41.9 </text:p>
          </table:table-cell>
          <table:table-cell office:value-type="string" calcext:value-type="string">
            <text:p>..</text:p>
          </table:table-cell>
          <table:table-cell office:value-type="float" office:value="21.60348" calcext:value-type="float">
            <text:p>21.6 </text:p>
          </table:table-cell>
          <table:table-cell office:value-type="string" calcext:value-type="string">
            <text:p>..</text:p>
          </table:table-cell>
          <table:table-cell office:value-type="float" office:value="0.001599733" calcext:value-type="float">
            <text:p>0.0 </text:p>
          </table:table-cell>
          <table:table-cell office:value-type="float" office:value="32.71448" calcext:value-type="float">
            <text:p>32.7 </text:p>
          </table:table-cell>
          <table:table-cell office:value-type="float" office:value="45.69658" calcext:value-type="float">
            <text:p>45.7 </text:p>
          </table:table-cell>
          <table:table-cell office:value-type="float" office:value="65.85963" calcext:value-type="float">
            <text:p>65.9 </text:p>
          </table:table-cell>
          <table:table-cell office:value-type="float" office:value="0.004097411" calcext:value-type="float">
            <text:p>0.0 </text:p>
          </table:table-cell>
          <table:table-cell office:value-type="float" office:value="40.48094" calcext:value-type="float">
            <text:p>40.5 </text:p>
          </table:table-cell>
          <table:table-cell office:value-type="float" office:value="43.82949" calcext:value-type="float">
            <text:p>43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8.88005" calcext:value-type="float">
            <text:p>48.9 </text:p>
          </table:table-cell>
          <table:table-cell office:value-type="float" office:value="22.90199" calcext:value-type="float">
            <text:p>22.9 </text:p>
          </table:table-cell>
          <table:table-cell office:value-type="string" calcext:value-type="string">
            <text:p>..</text:p>
          </table:table-cell>
          <table:table-cell office:value-type="float" office:value="27.79029" calcext:value-type="float">
            <text:p>27.8 </text:p>
          </table:table-cell>
          <table:table-cell office:value-type="float" office:value="0.00000000716913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9.689973" calcext:value-type="float">
            <text:p>9.7 </text:p>
          </table:table-cell>
          <table:table-cell office:value-type="float" office:value="6.370147" calcext:value-type="float">
            <text:p>6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232327" calcext:value-type="float">
            <text:p>8.2 </text:p>
          </table:table-cell>
        </table:table-row>
        <table:table-row table:style-name="ro1">
          <table:table-cell office:value-type="string" calcext:value-type="string">
            <text:p>1985</text:p>
          </table:table-cell>
          <table:table-cell table:style-name="ce5" office:value-type="float" office:value="36.42907" calcext:value-type="float">
            <text:p>36.4 </text:p>
          </table:table-cell>
          <table:table-cell table:style-name="ce5" office:value-type="float" office:value="53.33281" calcext:value-type="float">
            <text:p>53.3 </text:p>
          </table:table-cell>
          <table:table-cell table:style-name="ce5" office:value-type="float" office:value="55.10522" calcext:value-type="float">
            <text:p>55.1 </text:p>
          </table:table-cell>
          <table:table-cell table:style-name="ce5" office:value-type="float" office:value="49.75639" calcext:value-type="float">
            <text:p>49.8 </text:p>
          </table:table-cell>
          <table:table-cell table:style-name="ce5" office:value-type="float" office:value="10.45493" calcext:value-type="float">
            <text:p>10.5 </text:p>
          </table:table-cell>
          <table:table-cell table:style-name="ce5" office:value-type="float" office:value="2.619378" calcext:value-type="float">
            <text:p>2.6 </text:p>
          </table:table-cell>
          <table:table-cell table:style-name="ce5" office:value-type="float" office:value="3.215033" calcext:value-type="float">
            <text:p>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90039" calcext:value-type="float">
            <text:p>5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61332" calcext:value-type="float">
            <text:p>51.6 </text:p>
          </table:table-cell>
          <table:table-cell table:style-name="ce5" office:value-type="float" office:value="58.03939" calcext:value-type="float">
            <text:p>58.0 </text:p>
          </table:table-cell>
          <table:table-cell table:style-name="ce5" office:value-type="float" office:value="58.81194" calcext:value-type="float">
            <text:p>58.8 </text:p>
          </table:table-cell>
          <table:table-cell table:style-name="ce5" office:value-type="float" office:value="13.29198" calcext:value-type="float">
            <text:p>13.3 </text:p>
          </table:table-cell>
          <table:table-cell table:style-name="ce5" office:value-type="float" office:value="4.161073" calcext:value-type="float">
            <text:p>4.2 </text:p>
          </table:table-cell>
          <table:table-cell table:style-name="ce5" office:value-type="float" office:value="13.38109" calcext:value-type="float">
            <text:p>13.4 </text:p>
          </table:table-cell>
          <table:table-cell table:style-name="ce5" office:value-type="float" office:value="49.48024" calcext:value-type="float">
            <text:p>49.5 </text:p>
          </table:table-cell>
          <table:table-cell table:style-name="ce5" office:value-type="float" office:value="10.52587" calcext:value-type="float">
            <text:p>10.5 </text:p>
          </table:table-cell>
          <table:table-cell table:style-name="ce5" office:value-type="float" office:value="39.41873" calcext:value-type="float">
            <text:p>39.4 </text:p>
          </table:table-cell>
          <table:table-cell table:style-name="ce5" office:value-type="float" office:value="85.34827" calcext:value-type="float">
            <text:p>85.3 </text:p>
          </table:table-cell>
          <table:table-cell table:style-name="ce5" office:value-type="float" office:value="31.15613" calcext:value-type="float">
            <text:p>3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57229" calcext:value-type="float">
            <text:p>54.6 </text:p>
          </table:table-cell>
          <table:table-cell table:style-name="ce5" office:value-type="float" office:value="0.7004362" calcext:value-type="float">
            <text:p>0.7 </text:p>
          </table:table-cell>
          <table:table-cell table:style-name="ce5" office:value-type="float" office:value="57.0018" calcext:value-type="float">
            <text:p>57.0 </text:p>
          </table:table-cell>
          <table:table-cell table:style-name="ce5" office:value-type="float" office:value="38.32277" calcext:value-type="float">
            <text:p>38.3 </text:p>
          </table:table-cell>
          <table:table-cell table:style-name="ce5" office:value-type="float" office:value="44.24166" calcext:value-type="float">
            <text:p>4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80782" calcext:value-type="float">
            <text:p>2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870023" calcext:value-type="float">
            <text:p>0.0 </text:p>
          </table:table-cell>
          <table:table-cell table:style-name="ce5" office:value-type="float" office:value="35.59808" calcext:value-type="float">
            <text:p>35.6 </text:p>
          </table:table-cell>
          <table:table-cell table:style-name="ce5" office:value-type="float" office:value="49.0656" calcext:value-type="float">
            <text:p>49.1 </text:p>
          </table:table-cell>
          <table:table-cell table:style-name="ce5" office:value-type="float" office:value="68.12218" calcext:value-type="float">
            <text:p>68.1 </text:p>
          </table:table-cell>
          <table:table-cell table:style-name="ce5" office:value-type="float" office:value="0.005939677" calcext:value-type="float">
            <text:p>0.0 </text:p>
          </table:table-cell>
          <table:table-cell table:style-name="ce5" office:value-type="float" office:value="42.9387" calcext:value-type="float">
            <text:p>42.9 </text:p>
          </table:table-cell>
          <table:table-cell table:style-name="ce5" office:value-type="float" office:value="45.38352" calcext:value-type="float">
            <text:p>45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0.81856" calcext:value-type="float">
            <text:p>50.8 </text:p>
          </table:table-cell>
          <table:table-cell table:style-name="ce5" office:value-type="float" office:value="24.73934" calcext:value-type="float">
            <text:p>2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91275" calcext:value-type="float">
            <text:p>29.9 </text:p>
          </table:table-cell>
          <table:table-cell table:style-name="ce5" office:value-type="float" office:value="0.00000002337065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22839" calcext:value-type="float">
            <text:p>10.2 </text:p>
          </table:table-cell>
          <table:table-cell table:style-name="ce5" office:value-type="float" office:value="6.671107" calcext:value-type="float">
            <text:p>6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573722" calcext:value-type="float">
            <text:p>9.6 </text:p>
          </table:table-cell>
        </table:table-row>
        <table:table-row table:style-name="ro1">
          <table:table-cell office:value-type="string" calcext:value-type="string">
            <text:p>1986</text:p>
          </table:table-cell>
          <table:table-cell office:value-type="float" office:value="39.72603" calcext:value-type="float">
            <text:p>39.7 </text:p>
          </table:table-cell>
          <table:table-cell office:value-type="float" office:value="54.24237" calcext:value-type="float">
            <text:p>54.2 </text:p>
          </table:table-cell>
          <table:table-cell office:value-type="float" office:value="55.81849" calcext:value-type="float">
            <text:p>55.8 </text:p>
          </table:table-cell>
          <table:table-cell office:value-type="float" office:value="51.84356" calcext:value-type="float">
            <text:p>51.8 </text:p>
          </table:table-cell>
          <table:table-cell office:value-type="float" office:value="12.49123" calcext:value-type="float">
            <text:p>12.5 </text:p>
          </table:table-cell>
          <table:table-cell office:value-type="float" office:value="3.112933" calcext:value-type="float">
            <text:p>3.1 </text:p>
          </table:table-cell>
          <table:table-cell office:value-type="float" office:value="3.595534" calcext:value-type="float">
            <text:p>3.6 </text:p>
          </table:table-cell>
          <table:table-cell office:value-type="string" calcext:value-type="string">
            <text:p>..</text:p>
          </table:table-cell>
          <table:table-cell office:value-type="float" office:value="52.7726" calcext:value-type="float">
            <text:p>52.8 </text:p>
          </table:table-cell>
          <table:table-cell office:value-type="string" calcext:value-type="string">
            <text:p>..</text:p>
          </table:table-cell>
          <table:table-cell office:value-type="float" office:value="53.12743" calcext:value-type="float">
            <text:p>53.1 </text:p>
          </table:table-cell>
          <table:table-cell office:value-type="float" office:value="59.51274" calcext:value-type="float">
            <text:p>59.5 </text:p>
          </table:table-cell>
          <table:table-cell office:value-type="float" office:value="58.73583" calcext:value-type="float">
            <text:p>58.7 </text:p>
          </table:table-cell>
          <table:table-cell office:value-type="float" office:value="16.35119" calcext:value-type="float">
            <text:p>16.4 </text:p>
          </table:table-cell>
          <table:table-cell office:value-type="float" office:value="4.381263" calcext:value-type="float">
            <text:p>4.4 </text:p>
          </table:table-cell>
          <table:table-cell office:value-type="float" office:value="16.34211" calcext:value-type="float">
            <text:p>16.3 </text:p>
          </table:table-cell>
          <table:table-cell office:value-type="float" office:value="51.37386" calcext:value-type="float">
            <text:p>51.4 </text:p>
          </table:table-cell>
          <table:table-cell office:value-type="float" office:value="15.5746" calcext:value-type="float">
            <text:p>15.6 </text:p>
          </table:table-cell>
          <table:table-cell office:value-type="float" office:value="41.7143" calcext:value-type="float">
            <text:p>41.7 </text:p>
          </table:table-cell>
          <table:table-cell office:value-type="float" office:value="85.86578" calcext:value-type="float">
            <text:p>85.9 </text:p>
          </table:table-cell>
          <table:table-cell office:value-type="float" office:value="32.01292" calcext:value-type="float">
            <text:p>32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73304" calcext:value-type="float">
            <text:p>54.7 </text:p>
          </table:table-cell>
          <table:table-cell office:value-type="float" office:value="1.304445" calcext:value-type="float">
            <text:p>1.3 </text:p>
          </table:table-cell>
          <table:table-cell office:value-type="float" office:value="57.04931" calcext:value-type="float">
            <text:p>57.0 </text:p>
          </table:table-cell>
          <table:table-cell office:value-type="float" office:value="43.38651" calcext:value-type="float">
            <text:p>43.4 </text:p>
          </table:table-cell>
          <table:table-cell office:value-type="float" office:value="47.41667" calcext:value-type="float">
            <text:p>47.4 </text:p>
          </table:table-cell>
          <table:table-cell office:value-type="string" calcext:value-type="string">
            <text:p>..</text:p>
          </table:table-cell>
          <table:table-cell office:value-type="float" office:value="28.99027" calcext:value-type="float">
            <text:p>29.0 </text:p>
          </table:table-cell>
          <table:table-cell office:value-type="string" calcext:value-type="string">
            <text:p>..</text:p>
          </table:table-cell>
          <table:table-cell office:value-type="float" office:value="0.005621988" calcext:value-type="float">
            <text:p>0.0 </text:p>
          </table:table-cell>
          <table:table-cell office:value-type="float" office:value="38.72891" calcext:value-type="float">
            <text:p>38.7 </text:p>
          </table:table-cell>
          <table:table-cell office:value-type="float" office:value="51.14397" calcext:value-type="float">
            <text:p>51.1 </text:p>
          </table:table-cell>
          <table:table-cell office:value-type="float" office:value="68.6333" calcext:value-type="float">
            <text:p>68.6 </text:p>
          </table:table-cell>
          <table:table-cell office:value-type="float" office:value="0.007995404" calcext:value-type="float">
            <text:p>0.0 </text:p>
          </table:table-cell>
          <table:table-cell office:value-type="float" office:value="44.41047" calcext:value-type="float">
            <text:p>44.4 </text:p>
          </table:table-cell>
          <table:table-cell office:value-type="float" office:value="46.24493" calcext:value-type="float">
            <text:p>46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1.85231" calcext:value-type="float">
            <text:p>51.9 </text:p>
          </table:table-cell>
          <table:table-cell office:value-type="float" office:value="26.04199" calcext:value-type="float">
            <text:p>26.0 </text:p>
          </table:table-cell>
          <table:table-cell office:value-type="string" calcext:value-type="string">
            <text:p>..</text:p>
          </table:table-cell>
          <table:table-cell office:value-type="float" office:value="31.94985" calcext:value-type="float">
            <text:p>31.9 </text:p>
          </table:table-cell>
          <table:table-cell office:value-type="float" office:value="0.0000000577588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1.1213" calcext:value-type="float">
            <text:p>11.1 </text:p>
          </table:table-cell>
          <table:table-cell office:value-type="float" office:value="7.059543" calcext:value-type="float">
            <text:p>7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35969" calcext:value-type="float">
            <text:p>11.4 </text:p>
          </table:table-cell>
        </table:table-row>
        <table:table-row table:style-name="ro1">
          <table:table-cell office:value-type="string" calcext:value-type="string">
            <text:p>1987</text:p>
          </table:table-cell>
          <table:table-cell table:style-name="ce5" office:value-type="float" office:value="43.11586" calcext:value-type="float">
            <text:p>43.1 </text:p>
          </table:table-cell>
          <table:table-cell table:style-name="ce5" office:value-type="float" office:value="55.00282" calcext:value-type="float">
            <text:p>55.0 </text:p>
          </table:table-cell>
          <table:table-cell table:style-name="ce5" office:value-type="float" office:value="56.68556" calcext:value-type="float">
            <text:p>56.7 </text:p>
          </table:table-cell>
          <table:table-cell table:style-name="ce5" office:value-type="float" office:value="54.10192" calcext:value-type="float">
            <text:p>54.1 </text:p>
          </table:table-cell>
          <table:table-cell table:style-name="ce5" office:value-type="float" office:value="14.97458" calcext:value-type="float">
            <text:p>15.0 </text:p>
          </table:table-cell>
          <table:table-cell table:style-name="ce5" office:value-type="float" office:value="3.83831" calcext:value-type="float">
            <text:p>3.8 </text:p>
          </table:table-cell>
          <table:table-cell table:style-name="ce5" office:value-type="float" office:value="4.201109" calcext:value-type="float">
            <text:p>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89405" calcext:value-type="float">
            <text:p>54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31258" calcext:value-type="float">
            <text:p>55.3 </text:p>
          </table:table-cell>
          <table:table-cell table:style-name="ce5" office:value-type="float" office:value="61.47005" calcext:value-type="float">
            <text:p>61.5 </text:p>
          </table:table-cell>
          <table:table-cell table:style-name="ce5" office:value-type="float" office:value="58.88262" calcext:value-type="float">
            <text:p>58.9 </text:p>
          </table:table-cell>
          <table:table-cell table:style-name="ce5" office:value-type="float" office:value="19.03227" calcext:value-type="float">
            <text:p>19.0 </text:p>
          </table:table-cell>
          <table:table-cell table:style-name="ce5" office:value-type="float" office:value="4.761308" calcext:value-type="float">
            <text:p>4.8 </text:p>
          </table:table-cell>
          <table:table-cell table:style-name="ce5" office:value-type="float" office:value="19.33236" calcext:value-type="float">
            <text:p>19.3 </text:p>
          </table:table-cell>
          <table:table-cell table:style-name="ce5" office:value-type="float" office:value="52.99697" calcext:value-type="float">
            <text:p>53.0 </text:p>
          </table:table-cell>
          <table:table-cell table:style-name="ce5" office:value-type="float" office:value="18.54839" calcext:value-type="float">
            <text:p>18.5 </text:p>
          </table:table-cell>
          <table:table-cell table:style-name="ce5" office:value-type="float" office:value="43.6946" calcext:value-type="float">
            <text:p>43.7 </text:p>
          </table:table-cell>
          <table:table-cell table:style-name="ce5" office:value-type="float" office:value="85.97607" calcext:value-type="float">
            <text:p>86.0 </text:p>
          </table:table-cell>
          <table:table-cell table:style-name="ce5" office:value-type="float" office:value="32.9892" calcext:value-type="float">
            <text:p>33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70203" calcext:value-type="float">
            <text:p>54.7 </text:p>
          </table:table-cell>
          <table:table-cell table:style-name="ce5" office:value-type="float" office:value="3.024062" calcext:value-type="float">
            <text:p>3.0 </text:p>
          </table:table-cell>
          <table:table-cell table:style-name="ce5" office:value-type="float" office:value="56.65498" calcext:value-type="float">
            <text:p>56.7 </text:p>
          </table:table-cell>
          <table:table-cell table:style-name="ce5" office:value-type="float" office:value="50.21741" calcext:value-type="float">
            <text:p>50.2 </text:p>
          </table:table-cell>
          <table:table-cell table:style-name="ce5" office:value-type="float" office:value="51.55" calcext:value-type="float">
            <text:p>5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78344" calcext:value-type="float">
            <text:p>3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130471" calcext:value-type="float">
            <text:p>0.0 </text:p>
          </table:table-cell>
          <table:table-cell table:style-name="ce5" office:value-type="float" office:value="40.76141" calcext:value-type="float">
            <text:p>40.8 </text:p>
          </table:table-cell>
          <table:table-cell table:style-name="ce5" office:value-type="float" office:value="53.28617" calcext:value-type="float">
            <text:p>53.3 </text:p>
          </table:table-cell>
          <table:table-cell table:style-name="ce5" office:value-type="float" office:value="69.62184" calcext:value-type="float">
            <text:p>69.6 </text:p>
          </table:table-cell>
          <table:table-cell table:style-name="ce5" office:value-type="float" office:value="0.01110209" calcext:value-type="float">
            <text:p>0.0 </text:p>
          </table:table-cell>
          <table:table-cell table:style-name="ce5" office:value-type="float" office:value="46.25303" calcext:value-type="float">
            <text:p>46.3 </text:p>
          </table:table-cell>
          <table:table-cell table:style-name="ce5" office:value-type="float" office:value="47.9396" calcext:value-type="float">
            <text:p>47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3.36369" calcext:value-type="float">
            <text:p>53.4 </text:p>
          </table:table-cell>
          <table:table-cell table:style-name="ce5" office:value-type="float" office:value="27.36303" calcext:value-type="float">
            <text:p>2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85724" calcext:value-type="float">
            <text:p>34.9 </text:p>
          </table:table-cell>
          <table:table-cell table:style-name="ce5" office:value-type="float" office:value="0.000000189643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1001" calcext:value-type="float">
            <text:p>12.1 </text:p>
          </table:table-cell>
          <table:table-cell table:style-name="ce5" office:value-type="float" office:value="7.714574" calcext:value-type="float">
            <text:p>7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19549" calcext:value-type="float">
            <text:p>13.2 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float" office:value="46.22707" calcext:value-type="float">
            <text:p>46.2 </text:p>
          </table:table-cell>
          <table:table-cell office:value-type="float" office:value="56.05652" calcext:value-type="float">
            <text:p>56.1 </text:p>
          </table:table-cell>
          <table:table-cell office:value-type="float" office:value="57.34364" calcext:value-type="float">
            <text:p>57.3 </text:p>
          </table:table-cell>
          <table:table-cell office:value-type="float" office:value="56.28127" calcext:value-type="float">
            <text:p>56.3 </text:p>
          </table:table-cell>
          <table:table-cell office:value-type="float" office:value="17.1735" calcext:value-type="float">
            <text:p>17.2 </text:p>
          </table:table-cell>
          <table:table-cell office:value-type="float" office:value="4.917197" calcext:value-type="float">
            <text:p>4.9 </text:p>
          </table:table-cell>
          <table:table-cell office:value-type="float" office:value="5.076306" calcext:value-type="float">
            <text:p>5.1 </text:p>
          </table:table-cell>
          <table:table-cell office:value-type="string" calcext:value-type="string">
            <text:p>..</text:p>
          </table:table-cell>
          <table:table-cell office:value-type="float" office:value="57.38357" calcext:value-type="float">
            <text:p>57.4 </text:p>
          </table:table-cell>
          <table:table-cell office:value-type="string" calcext:value-type="string">
            <text:p>..</text:p>
          </table:table-cell>
          <table:table-cell office:value-type="float" office:value="58.12574" calcext:value-type="float">
            <text:p>58.1 </text:p>
          </table:table-cell>
          <table:table-cell office:value-type="float" office:value="63.13025" calcext:value-type="float">
            <text:p>63.1 </text:p>
          </table:table-cell>
          <table:table-cell office:value-type="float" office:value="59.63285" calcext:value-type="float">
            <text:p>59.6 </text:p>
          </table:table-cell>
          <table:table-cell office:value-type="float" office:value="21.60712" calcext:value-type="float">
            <text:p>21.6 </text:p>
          </table:table-cell>
          <table:table-cell office:value-type="float" office:value="5.509954" calcext:value-type="float">
            <text:p>5.5 </text:p>
          </table:table-cell>
          <table:table-cell office:value-type="float" office:value="24.3057" calcext:value-type="float">
            <text:p>24.3 </text:p>
          </table:table-cell>
          <table:table-cell office:value-type="float" office:value="54.12823" calcext:value-type="float">
            <text:p>54.1 </text:p>
          </table:table-cell>
          <table:table-cell office:value-type="float" office:value="21.59778" calcext:value-type="float">
            <text:p>21.6 </text:p>
          </table:table-cell>
          <table:table-cell office:value-type="float" office:value="45.90478" calcext:value-type="float">
            <text:p>45.9 </text:p>
          </table:table-cell>
          <table:table-cell office:value-type="float" office:value="86.53601" calcext:value-type="float">
            <text:p>86.5 </text:p>
          </table:table-cell>
          <table:table-cell office:value-type="float" office:value="35.34665" calcext:value-type="float">
            <text:p>35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5.48787" calcext:value-type="float">
            <text:p>55.5 </text:p>
          </table:table-cell>
          <table:table-cell office:value-type="float" office:value="6.476399" calcext:value-type="float">
            <text:p>6.5 </text:p>
          </table:table-cell>
          <table:table-cell office:value-type="float" office:value="57.07307" calcext:value-type="float">
            <text:p>57.1 </text:p>
          </table:table-cell>
          <table:table-cell office:value-type="float" office:value="53.4189" calcext:value-type="float">
            <text:p>53.4 </text:p>
          </table:table-cell>
          <table:table-cell office:value-type="float" office:value="54.99166" calcext:value-type="float">
            <text:p>55.0 </text:p>
          </table:table-cell>
          <table:table-cell office:value-type="string" calcext:value-type="string">
            <text:p>..</text:p>
          </table:table-cell>
          <table:table-cell office:value-type="float" office:value="34.99408" calcext:value-type="float">
            <text:p>35.0 </text:p>
          </table:table-cell>
          <table:table-cell office:value-type="string" calcext:value-type="string">
            <text:p>..</text:p>
          </table:table-cell>
          <table:table-cell office:value-type="float" office:value="0.0389787" calcext:value-type="float">
            <text:p>0.0 </text:p>
          </table:table-cell>
          <table:table-cell office:value-type="float" office:value="42.73315" calcext:value-type="float">
            <text:p>42.7 </text:p>
          </table:table-cell>
          <table:table-cell office:value-type="float" office:value="56.39004" calcext:value-type="float">
            <text:p>56.4 </text:p>
          </table:table-cell>
          <table:table-cell office:value-type="float" office:value="70.92549" calcext:value-type="float">
            <text:p>70.9 </text:p>
          </table:table-cell>
          <table:table-cell office:value-type="float" office:value="0.01874139" calcext:value-type="float">
            <text:p>0.0 </text:p>
          </table:table-cell>
          <table:table-cell office:value-type="float" office:value="48.2" calcext:value-type="float">
            <text:p>48.2 </text:p>
          </table:table-cell>
          <table:table-cell office:value-type="float" office:value="49.89445" calcext:value-type="float">
            <text:p>4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5.11224" calcext:value-type="float">
            <text:p>55.1 </text:p>
          </table:table-cell>
          <table:table-cell office:value-type="float" office:value="29.19183" calcext:value-type="float">
            <text:p>29.2 </text:p>
          </table:table-cell>
          <table:table-cell office:value-type="string" calcext:value-type="string">
            <text:p>..</text:p>
          </table:table-cell>
          <table:table-cell office:value-type="float" office:value="38.28592" calcext:value-type="float">
            <text:p>38.3 </text:p>
          </table:table-cell>
          <table:table-cell office:value-type="float" office:value="0.00000138271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3.23551" calcext:value-type="float">
            <text:p>13.2 </text:p>
          </table:table-cell>
          <table:table-cell office:value-type="float" office:value="8.335238" calcext:value-type="float">
            <text:p>8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88181" calcext:value-type="float">
            <text:p>14.9 </text:p>
          </table:table-cell>
        </table:table-row>
        <table:table-row table:style-name="ro1">
          <table:table-cell office:value-type="string" calcext:value-type="string">
            <text:p>1989</text:p>
          </table:table-cell>
          <table:table-cell table:style-name="ce5" office:value-type="float" office:value="49.70977" calcext:value-type="float">
            <text:p>49.7 </text:p>
          </table:table-cell>
          <table:table-cell table:style-name="ce5" office:value-type="float" office:value="57.49625" calcext:value-type="float">
            <text:p>57.5 </text:p>
          </table:table-cell>
          <table:table-cell table:style-name="ce5" office:value-type="float" office:value="59.12534" calcext:value-type="float">
            <text:p>59.1 </text:p>
          </table:table-cell>
          <table:table-cell table:style-name="ce5" office:value-type="float" office:value="59.08612" calcext:value-type="float">
            <text:p>59.1 </text:p>
          </table:table-cell>
          <table:table-cell table:style-name="ce5" office:value-type="float" office:value="20.0978" calcext:value-type="float">
            <text:p>20.1 </text:p>
          </table:table-cell>
          <table:table-cell table:style-name="ce5" office:value-type="float" office:value="6.189156" calcext:value-type="float">
            <text:p>6.2 </text:p>
          </table:table-cell>
          <table:table-cell table:style-name="ce5" office:value-type="float" office:value="5.914395" calcext:value-type="float">
            <text:p>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12233" calcext:value-type="float">
            <text:p>6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95792" calcext:value-type="float">
            <text:p>62.0 </text:p>
          </table:table-cell>
          <table:table-cell table:style-name="ce5" office:value-type="float" office:value="65.33873" calcext:value-type="float">
            <text:p>65.3 </text:p>
          </table:table-cell>
          <table:table-cell table:style-name="ce5" office:value-type="float" office:value="61.29099" calcext:value-type="float">
            <text:p>61.3 </text:p>
          </table:table-cell>
          <table:table-cell table:style-name="ce5" office:value-type="float" office:value="24.55769" calcext:value-type="float">
            <text:p>24.6 </text:p>
          </table:table-cell>
          <table:table-cell table:style-name="ce5" office:value-type="float" office:value="6.454865" calcext:value-type="float">
            <text:p>6.5 </text:p>
          </table:table-cell>
          <table:table-cell table:style-name="ce5" office:value-type="float" office:value="29.35113" calcext:value-type="float">
            <text:p>29.4 </text:p>
          </table:table-cell>
          <table:table-cell table:style-name="ce5" office:value-type="float" office:value="56.34156" calcext:value-type="float">
            <text:p>56.3 </text:p>
          </table:table-cell>
          <table:table-cell table:style-name="ce5" office:value-type="float" office:value="25.98286" calcext:value-type="float">
            <text:p>26.0 </text:p>
          </table:table-cell>
          <table:table-cell table:style-name="ce5" office:value-type="float" office:value="48.77834" calcext:value-type="float">
            <text:p>48.8 </text:p>
          </table:table-cell>
          <table:table-cell table:style-name="ce5" office:value-type="float" office:value="88.52126" calcext:value-type="float">
            <text:p>88.5 </text:p>
          </table:table-cell>
          <table:table-cell table:style-name="ce5" office:value-type="float" office:value="37.36146" calcext:value-type="float">
            <text:p>37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7.35835" calcext:value-type="float">
            <text:p>57.4 </text:p>
          </table:table-cell>
          <table:table-cell table:style-name="ce5" office:value-type="float" office:value="7.772189" calcext:value-type="float">
            <text:p>7.8 </text:p>
          </table:table-cell>
          <table:table-cell table:style-name="ce5" office:value-type="float" office:value="57.69069" calcext:value-type="float">
            <text:p>57.7 </text:p>
          </table:table-cell>
          <table:table-cell table:style-name="ce5" office:value-type="float" office:value="56.47232" calcext:value-type="float">
            <text:p>56.5 </text:p>
          </table:table-cell>
          <table:table-cell table:style-name="ce5" office:value-type="float" office:value="57.49166" calcext:value-type="float">
            <text:p>57.5 </text:p>
          </table:table-cell>
          <table:table-cell table:style-name="ce5" office:value-type="float" office:value="0.9670638" calcext:value-type="float">
            <text:p>1.0 </text:p>
          </table:table-cell>
          <table:table-cell table:style-name="ce5" office:value-type="float" office:value="39.43354" calcext:value-type="float">
            <text:p>3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5384687" calcext:value-type="float">
            <text:p>0.5 </text:p>
          </table:table-cell>
          <table:table-cell table:style-name="ce5" office:value-type="float" office:value="45.63535" calcext:value-type="float">
            <text:p>45.6 </text:p>
          </table:table-cell>
          <table:table-cell table:style-name="ce5" office:value-type="float" office:value="60.0234" calcext:value-type="float">
            <text:p>60.0 </text:p>
          </table:table-cell>
          <table:table-cell table:style-name="ce5" office:value-type="float" office:value="73.16338" calcext:value-type="float">
            <text:p>73.2 </text:p>
          </table:table-cell>
          <table:table-cell table:style-name="ce5" office:value-type="float" office:value="0.03059955" calcext:value-type="float">
            <text:p>0.0 </text:p>
          </table:table-cell>
          <table:table-cell table:style-name="ce5" office:value-type="float" office:value="51" calcext:value-type="float">
            <text:p>51.0 </text:p>
          </table:table-cell>
          <table:table-cell table:style-name="ce5" office:value-type="float" office:value="52.30286" calcext:value-type="float">
            <text:p>52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7.50396" calcext:value-type="float">
            <text:p>57.5 </text:p>
          </table:table-cell>
          <table:table-cell table:style-name="ce5" office:value-type="float" office:value="31.41956" calcext:value-type="float">
            <text:p>3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73209" calcext:value-type="float">
            <text:p>40.7 </text:p>
          </table:table-cell>
          <table:table-cell table:style-name="ce5" office:value-type="float" office:value="0.0000211655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17182" calcext:value-type="float">
            <text:p>14.2 </text:p>
          </table:table-cell>
          <table:table-cell table:style-name="ce5" office:value-type="float" office:value="8.869989" calcext:value-type="float">
            <text:p>8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07403" calcext:value-type="float">
            <text:p>17.1 </text:p>
          </table:table-cell>
        </table:table-row>
        <table:table-row table:style-name="ro1">
          <table:table-cell office:value-type="string" calcext:value-type="string">
            <text:p>1990</text:p>
          </table:table-cell>
          <table:table-cell office:value-type="float" office:value="53.355" calcext:value-type="float">
            <text:p>53.4 </text:p>
          </table:table-cell>
          <table:table-cell office:value-type="float" office:value="59.3717" calcext:value-type="float">
            <text:p>59.4 </text:p>
          </table:table-cell>
          <table:table-cell office:value-type="float" office:value="61.16417" calcext:value-type="float">
            <text:p>61.2 </text:p>
          </table:table-cell>
          <table:table-cell office:value-type="float" office:value="61.91072" calcext:value-type="float">
            <text:p>61.9 </text:p>
          </table:table-cell>
          <table:table-cell office:value-type="float" office:value="25.33056" calcext:value-type="float">
            <text:p>25.3 </text:p>
          </table:table-cell>
          <table:table-cell office:value-type="float" office:value="7.993419" calcext:value-type="float">
            <text:p>8.0 </text:p>
          </table:table-cell>
          <table:table-cell office:value-type="float" office:value="7.040481" calcext:value-type="float">
            <text:p>7.0 </text:p>
          </table:table-cell>
          <table:table-cell office:value-type="string" calcext:value-type="string">
            <text:p>..</text:p>
          </table:table-cell>
          <table:table-cell office:value-type="float" office:value="61.71053" calcext:value-type="float">
            <text:p>61.7 </text:p>
          </table:table-cell>
          <table:table-cell office:value-type="string" calcext:value-type="string">
            <text:p>..</text:p>
          </table:table-cell>
          <table:table-cell office:value-type="float" office:value="65.76806" calcext:value-type="float">
            <text:p>65.8 </text:p>
          </table:table-cell>
          <table:table-cell office:value-type="float" office:value="67.42583" calcext:value-type="float">
            <text:p>67.4 </text:p>
          </table:table-cell>
          <table:table-cell office:value-type="float" office:value="62.94368" calcext:value-type="float">
            <text:p>62.9 </text:p>
          </table:table-cell>
          <table:table-cell office:value-type="float" office:value="29.57569" calcext:value-type="float">
            <text:p>29.6 </text:p>
          </table:table-cell>
          <table:table-cell office:value-type="float" office:value="8.286084" calcext:value-type="float">
            <text:p>8.3 </text:p>
          </table:table-cell>
          <table:table-cell office:value-type="float" office:value="33.9037" calcext:value-type="float">
            <text:p>33.9 </text:p>
          </table:table-cell>
          <table:table-cell office:value-type="float" office:value="58.2106" calcext:value-type="float">
            <text:p>58.2 </text:p>
          </table:table-cell>
          <table:table-cell office:value-type="float" office:value="30.46875" calcext:value-type="float">
            <text:p>30.5 </text:p>
          </table:table-cell>
          <table:table-cell office:value-type="float" office:value="51.92776" calcext:value-type="float">
            <text:p>51.9 </text:p>
          </table:table-cell>
          <table:table-cell office:value-type="float" office:value="91.23611" calcext:value-type="float">
            <text:p>91.2 </text:p>
          </table:table-cell>
          <table:table-cell office:value-type="float" office:value="40.56456" calcext:value-type="float">
            <text:p>4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9.22465" calcext:value-type="float">
            <text:p>59.2 </text:p>
          </table:table-cell>
          <table:table-cell office:value-type="float" office:value="9.843607" calcext:value-type="float">
            <text:p>9.8 </text:p>
          </table:table-cell>
          <table:table-cell office:value-type="float" office:value="59.10647" calcext:value-type="float">
            <text:p>59.1 </text:p>
          </table:table-cell>
          <table:table-cell office:value-type="float" office:value="59.91625" calcext:value-type="float">
            <text:p>59.9 </text:p>
          </table:table-cell>
          <table:table-cell office:value-type="float" office:value="59.86666" calcext:value-type="float">
            <text:p>59.9 </text:p>
          </table:table-cell>
          <table:table-cell office:value-type="float" office:value="6.458814" calcext:value-type="float">
            <text:p>6.5 </text:p>
          </table:table-cell>
          <table:table-cell office:value-type="float" office:value="44.80856" calcext:value-type="float">
            <text:p>44.8 </text:p>
          </table:table-cell>
          <table:table-cell office:value-type="string" calcext:value-type="string">
            <text:p>..</text:p>
          </table:table-cell>
          <table:table-cell office:value-type="float" office:value="3.511266" calcext:value-type="float">
            <text:p>3.5 </text:p>
          </table:table-cell>
          <table:table-cell office:value-type="float" office:value="48.70287" calcext:value-type="float">
            <text:p>48.7 </text:p>
          </table:table-cell>
          <table:table-cell office:value-type="float" office:value="66.24576" calcext:value-type="float">
            <text:p>66.2 </text:p>
          </table:table-cell>
          <table:table-cell office:value-type="float" office:value="77.1171" calcext:value-type="float">
            <text:p>77.1 </text:p>
          </table:table-cell>
          <table:table-cell office:value-type="float" office:value="0.04905226" calcext:value-type="float">
            <text:p>0.0 </text:p>
          </table:table-cell>
          <table:table-cell office:value-type="float" office:value="55.1" calcext:value-type="float">
            <text:p>55.1 </text:p>
          </table:table-cell>
          <table:table-cell office:value-type="float" office:value="55.12614" calcext:value-type="float">
            <text:p>55.1 </text:p>
          </table:table-cell>
          <table:table-cell office:value-type="float" office:value="58.9692" calcext:value-type="float">
            <text:p>59.0 </text:p>
          </table:table-cell>
          <table:table-cell office:value-type="string" calcext:value-type="string">
            <text:p>..</text:p>
          </table:table-cell>
          <table:table-cell office:value-type="float" office:value="60.30233" calcext:value-type="float">
            <text:p>60.3 </text:p>
          </table:table-cell>
          <table:table-cell office:value-type="float" office:value="33.95695" calcext:value-type="float">
            <text:p>34.0 </text:p>
          </table:table-cell>
          <table:table-cell office:value-type="string" calcext:value-type="string">
            <text:p>..</text:p>
          </table:table-cell>
          <table:table-cell office:value-type="float" office:value="43.618" calcext:value-type="float">
            <text:p>43.6 </text:p>
          </table:table-cell>
          <table:table-cell office:value-type="float" office:value="0.000645070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5.44321" calcext:value-type="float">
            <text:p>15.4 </text:p>
          </table:table-cell>
          <table:table-cell office:value-type="float" office:value="9.563551" calcext:value-type="float">
            <text:p>9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5192" calcext:value-type="float">
            <text:p>19.5 </text:p>
          </table:table-cell>
        </table:table-row>
        <table:table-row table:style-name="ro1">
          <table:table-cell office:value-type="string" calcext:value-type="string">
            <text:p>1991</text:p>
          </table:table-cell>
          <table:table-cell table:style-name="ce5" office:value-type="float" office:value="55.04992" calcext:value-type="float">
            <text:p>55.0 </text:p>
          </table:table-cell>
          <table:table-cell table:style-name="ce5" office:value-type="float" office:value="61.35319" calcext:value-type="float">
            <text:p>61.4 </text:p>
          </table:table-cell>
          <table:table-cell table:style-name="ce5" office:value-type="float" office:value="63.13078" calcext:value-type="float">
            <text:p>63.1 </text:p>
          </table:table-cell>
          <table:table-cell table:style-name="ce5" office:value-type="float" office:value="65.39373" calcext:value-type="float">
            <text:p>65.4 </text:p>
          </table:table-cell>
          <table:table-cell table:style-name="ce5" office:value-type="float" office:value="30.84867" calcext:value-type="float">
            <text:p>30.8 </text:p>
          </table:table-cell>
          <table:table-cell table:style-name="ce5" office:value-type="float" office:value="10.42245" calcext:value-type="float">
            <text:p>10.4 </text:p>
          </table:table-cell>
          <table:table-cell table:style-name="ce5" office:value-type="float" office:value="9.061753" calcext:value-type="float">
            <text:p>9.1 </text:p>
          </table:table-cell>
          <table:table-cell table:style-name="ce5" office:value-type="float" office:value="32.45156" calcext:value-type="float">
            <text:p>32.5 </text:p>
          </table:table-cell>
          <table:table-cell table:style-name="ce5" office:value-type="float" office:value="63.18859" calcext:value-type="float">
            <text:p>6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6028" calcext:value-type="float">
            <text:p>68.6 </text:p>
          </table:table-cell>
          <table:table-cell table:style-name="ce5" office:value-type="float" office:value="69.5925" calcext:value-type="float">
            <text:p>69.6 </text:p>
          </table:table-cell>
          <table:table-cell table:style-name="ce5" office:value-type="float" office:value="65.49103" calcext:value-type="float">
            <text:p>65.5 </text:p>
          </table:table-cell>
          <table:table-cell table:style-name="ce5" office:value-type="float" office:value="35.32988" calcext:value-type="float">
            <text:p>35.3 </text:p>
          </table:table-cell>
          <table:table-cell table:style-name="ce5" office:value-type="float" office:value="11.17109" calcext:value-type="float">
            <text:p>11.2 </text:p>
          </table:table-cell>
          <table:table-cell table:style-name="ce5" office:value-type="float" office:value="36.21213" calcext:value-type="float">
            <text:p>36.2 </text:p>
          </table:table-cell>
          <table:table-cell table:style-name="ce5" office:value-type="float" office:value="60.07963" calcext:value-type="float">
            <text:p>60.1 </text:p>
          </table:table-cell>
          <table:table-cell table:style-name="ce5" office:value-type="float" office:value="36.26512" calcext:value-type="float">
            <text:p>36.3 </text:p>
          </table:table-cell>
          <table:table-cell table:style-name="ce5" office:value-type="float" office:value="55.17325" calcext:value-type="float">
            <text:p>55.2 </text:p>
          </table:table-cell>
          <table:table-cell table:style-name="ce5" office:value-type="float" office:value="94.22245" calcext:value-type="float">
            <text:p>94.2 </text:p>
          </table:table-cell>
          <table:table-cell table:style-name="ce5" office:value-type="float" office:value="44.35037" calcext:value-type="float">
            <text:p>44.4 </text:p>
          </table:table-cell>
          <table:table-cell table:style-name="ce5" office:value-type="float" office:value="1.050715" calcext:value-type="float">
            <text:p>1.1 </text:p>
          </table:table-cell>
          <table:table-cell table:style-name="ce5" office:value-type="float" office:value="0.3464583" calcext:value-type="float">
            <text:p>0.3 </text:p>
          </table:table-cell>
          <table:table-cell table:style-name="ce5" office:value-type="float" office:value="61.07149" calcext:value-type="float">
            <text:p>61.1 </text:p>
          </table:table-cell>
          <table:table-cell table:style-name="ce5" office:value-type="float" office:value="12.0744" calcext:value-type="float">
            <text:p>12.1 </text:p>
          </table:table-cell>
          <table:table-cell table:style-name="ce5" office:value-type="float" office:value="60.97317" calcext:value-type="float">
            <text:p>61.0 </text:p>
          </table:table-cell>
          <table:table-cell table:style-name="ce5" office:value-type="float" office:value="61.47551" calcext:value-type="float">
            <text:p>61.5 </text:p>
          </table:table-cell>
          <table:table-cell table:style-name="ce5" office:value-type="float" office:value="61.925" calcext:value-type="float">
            <text:p>61.9 </text:p>
          </table:table-cell>
          <table:table-cell table:style-name="ce5" office:value-type="float" office:value="11.41721" calcext:value-type="float">
            <text:p>11.4 </text:p>
          </table:table-cell>
          <table:table-cell table:style-name="ce5" office:value-type="float" office:value="50.11814" calcext:value-type="float">
            <text:p>50.1 </text:p>
          </table:table-cell>
          <table:table-cell table:style-name="ce5" office:value-type="float" office:value="24.02011" calcext:value-type="float">
            <text:p>24.0 </text:p>
          </table:table-cell>
          <table:table-cell table:style-name="ce5" office:value-type="float" office:value="7.543355" calcext:value-type="float">
            <text:p>7.5 </text:p>
          </table:table-cell>
          <table:table-cell table:style-name="ce5" office:value-type="float" office:value="51.593" calcext:value-type="float">
            <text:p>51.6 </text:p>
          </table:table-cell>
          <table:table-cell table:style-name="ce5" office:value-type="float" office:value="72.50243" calcext:value-type="float">
            <text:p>72.5 </text:p>
          </table:table-cell>
          <table:table-cell table:style-name="ce5" office:value-type="float" office:value="81.63585" calcext:value-type="float">
            <text:p>81.6 </text:p>
          </table:table-cell>
          <table:table-cell table:style-name="ce5" office:value-type="float" office:value="0.08141624" calcext:value-type="float">
            <text:p>0.1 </text:p>
          </table:table-cell>
          <table:table-cell table:style-name="ce5" office:value-type="float" office:value="59.2" calcext:value-type="float">
            <text:p>59.2 </text:p>
          </table:table-cell>
          <table:table-cell table:style-name="ce5" office:value-type="float" office:value="57.46072" calcext:value-type="float">
            <text:p>57.5 </text:p>
          </table:table-cell>
          <table:table-cell table:style-name="ce5" office:value-type="float" office:value="61.51399" calcext:value-type="float">
            <text:p>6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9857" calcext:value-type="float">
            <text:p>63.0 </text:p>
          </table:table-cell>
          <table:table-cell table:style-name="ce5" office:value-type="float" office:value="36.81675" calcext:value-type="float">
            <text:p>3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51568" calcext:value-type="float">
            <text:p>46.5 </text:p>
          </table:table-cell>
          <table:table-cell table:style-name="ce5" office:value-type="float" office:value="0.00343684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58522" calcext:value-type="float">
            <text:p>17.6 </text:p>
          </table:table-cell>
          <table:table-cell table:style-name="ce5" office:value-type="float" office:value="10.46435" calcext:value-type="float">
            <text:p>1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2.51243" calcext:value-type="float">
            <text:p>22.5 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float" office:value="55.60715" calcext:value-type="float">
            <text:p>55.6 </text:p>
          </table:table-cell>
          <table:table-cell office:value-type="float" office:value="63.8201" calcext:value-type="float">
            <text:p>63.8 </text:p>
          </table:table-cell>
          <table:table-cell office:value-type="float" office:value="64.66357" calcext:value-type="float">
            <text:p>64.7 </text:p>
          </table:table-cell>
          <table:table-cell office:value-type="float" office:value="66.36819" calcext:value-type="float">
            <text:p>66.4 </text:p>
          </table:table-cell>
          <table:table-cell office:value-type="float" office:value="35.60733" calcext:value-type="float">
            <text:p>35.6 </text:p>
          </table:table-cell>
          <table:table-cell office:value-type="float" office:value="13.23761" calcext:value-type="float">
            <text:p>13.2 </text:p>
          </table:table-cell>
          <table:table-cell office:value-type="float" office:value="11.03642" calcext:value-type="float">
            <text:p>11.0 </text:p>
          </table:table-cell>
          <table:table-cell office:value-type="float" office:value="36.0493" calcext:value-type="float">
            <text:p>36.0 </text:p>
          </table:table-cell>
          <table:table-cell office:value-type="float" office:value="64.51305" calcext:value-type="float">
            <text:p>64.5 </text:p>
          </table:table-cell>
          <table:table-cell office:value-type="string" calcext:value-type="string">
            <text:p>..</text:p>
          </table:table-cell>
          <table:table-cell office:value-type="float" office:value="70.60554" calcext:value-type="float">
            <text:p>70.6 </text:p>
          </table:table-cell>
          <table:table-cell office:value-type="float" office:value="71.2375" calcext:value-type="float">
            <text:p>71.2 </text:p>
          </table:table-cell>
          <table:table-cell office:value-type="float" office:value="68.80289" calcext:value-type="float">
            <text:p>68.8 </text:p>
          </table:table-cell>
          <table:table-cell office:value-type="float" office:value="40.93924" calcext:value-type="float">
            <text:p>40.9 </text:p>
          </table:table-cell>
          <table:table-cell office:value-type="float" office:value="13.8137" calcext:value-type="float">
            <text:p>13.8 </text:p>
          </table:table-cell>
          <table:table-cell office:value-type="float" office:value="37.64168" calcext:value-type="float">
            <text:p>37.6 </text:p>
          </table:table-cell>
          <table:table-cell office:value-type="float" office:value="61.92408" calcext:value-type="float">
            <text:p>61.9 </text:p>
          </table:table-cell>
          <table:table-cell office:value-type="float" office:value="40.625" calcext:value-type="float">
            <text:p>40.6 </text:p>
          </table:table-cell>
          <table:table-cell office:value-type="float" office:value="58.08121" calcext:value-type="float">
            <text:p>58.1 </text:p>
          </table:table-cell>
          <table:table-cell office:value-type="float" office:value="95.85136" calcext:value-type="float">
            <text:p>95.9 </text:p>
          </table:table-cell>
          <table:table-cell office:value-type="float" office:value="47.10598" calcext:value-type="float">
            <text:p>47.1 </text:p>
          </table:table-cell>
          <table:table-cell office:value-type="float" office:value="11.05033" calcext:value-type="float">
            <text:p>11.1 </text:p>
          </table:table-cell>
          <table:table-cell office:value-type="float" office:value="3.882483" calcext:value-type="float">
            <text:p>3.9 </text:p>
          </table:table-cell>
          <table:table-cell office:value-type="float" office:value="62.99779" calcext:value-type="float">
            <text:p>63.0 </text:p>
          </table:table-cell>
          <table:table-cell office:value-type="float" office:value="13.94689" calcext:value-type="float">
            <text:p>13.9 </text:p>
          </table:table-cell>
          <table:table-cell office:value-type="float" office:value="62.9143" calcext:value-type="float">
            <text:p>62.9 </text:p>
          </table:table-cell>
          <table:table-cell office:value-type="float" office:value="62.09922" calcext:value-type="float">
            <text:p>62.1 </text:p>
          </table:table-cell>
          <table:table-cell office:value-type="float" office:value="63.36666" calcext:value-type="float">
            <text:p>63.4 </text:p>
          </table:table-cell>
          <table:table-cell office:value-type="float" office:value="16.68039" calcext:value-type="float">
            <text:p>16.7 </text:p>
          </table:table-cell>
          <table:table-cell office:value-type="float" office:value="54.90906" calcext:value-type="float">
            <text:p>54.9 </text:p>
          </table:table-cell>
          <table:table-cell office:value-type="float" office:value="26.39654" calcext:value-type="float">
            <text:p>26.4 </text:p>
          </table:table-cell>
          <table:table-cell office:value-type="float" office:value="23.3794" calcext:value-type="float">
            <text:p>23.4 </text:p>
          </table:table-cell>
          <table:table-cell office:value-type="float" office:value="54.64965" calcext:value-type="float">
            <text:p>54.6 </text:p>
          </table:table-cell>
          <table:table-cell office:value-type="float" office:value="74.2239" calcext:value-type="float">
            <text:p>74.2 </text:p>
          </table:table-cell>
          <table:table-cell office:value-type="float" office:value="84.93152" calcext:value-type="float">
            <text:p>84.9 </text:p>
          </table:table-cell>
          <table:table-cell office:value-type="float" office:value="0.1384696" calcext:value-type="float">
            <text:p>0.1 </text:p>
          </table:table-cell>
          <table:table-cell office:value-type="float" office:value="61.9" calcext:value-type="float">
            <text:p>61.9 </text:p>
          </table:table-cell>
          <table:table-cell office:value-type="float" office:value="59.2011" calcext:value-type="float">
            <text:p>59.2 </text:p>
          </table:table-cell>
          <table:table-cell office:value-type="float" office:value="63.83337" calcext:value-type="float">
            <text:p>63.8 </text:p>
          </table:table-cell>
          <table:table-cell office:value-type="string" calcext:value-type="string">
            <text:p>..</text:p>
          </table:table-cell>
          <table:table-cell office:value-type="float" office:value="65.0293" calcext:value-type="float">
            <text:p>65.0 </text:p>
          </table:table-cell>
          <table:table-cell office:value-type="float" office:value="39.75838" calcext:value-type="float">
            <text:p>39.8 </text:p>
          </table:table-cell>
          <table:table-cell office:value-type="string" calcext:value-type="string">
            <text:p>..</text:p>
          </table:table-cell>
          <table:table-cell office:value-type="float" office:value="48.99659" calcext:value-type="float">
            <text:p>49.0 </text:p>
          </table:table-cell>
          <table:table-cell office:value-type="float" office:value="0.0361543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9.65814" calcext:value-type="float">
            <text:p>19.7 </text:p>
          </table:table-cell>
          <table:table-cell office:value-type="float" office:value="11.25164" calcext:value-type="float">
            <text:p>11.3 </text:p>
          </table:table-cell>
          <table:table-cell office:value-type="float" office:value="0.0353698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5.63596" calcext:value-type="float">
            <text:p>25.6 </text:p>
          </table:table-cell>
        </table:table-row>
        <table:table-row table:style-name="ro1">
          <table:table-cell office:value-type="string" calcext:value-type="string">
            <text:p>1993</text:p>
          </table:table-cell>
          <table:table-cell table:style-name="ce5" office:value-type="float" office:value="56.58231" calcext:value-type="float">
            <text:p>56.6 </text:p>
          </table:table-cell>
          <table:table-cell table:style-name="ce5" office:value-type="float" office:value="66.13792" calcext:value-type="float">
            <text:p>66.1 </text:p>
          </table:table-cell>
          <table:table-cell table:style-name="ce5" office:value-type="float" office:value="66.44468" calcext:value-type="float">
            <text:p>66.4 </text:p>
          </table:table-cell>
          <table:table-cell table:style-name="ce5" office:value-type="float" office:value="67.606" calcext:value-type="float">
            <text:p>67.6 </text:p>
          </table:table-cell>
          <table:table-cell table:style-name="ce5" office:value-type="float" office:value="40.13934" calcext:value-type="float">
            <text:p>40.1 </text:p>
          </table:table-cell>
          <table:table-cell table:style-name="ce5" office:value-type="float" office:value="16.20846" calcext:value-type="float">
            <text:p>16.2 </text:p>
          </table:table-cell>
          <table:table-cell table:style-name="ce5" office:value-type="float" office:value="12.11562" calcext:value-type="float">
            <text:p>12.1 </text:p>
          </table:table-cell>
          <table:table-cell table:style-name="ce5" office:value-type="float" office:value="43.55226" calcext:value-type="float">
            <text:p>43.6 </text:p>
          </table:table-cell>
          <table:table-cell table:style-name="ce5" office:value-type="float" office:value="65.32453" calcext:value-type="float">
            <text:p>6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15226" calcext:value-type="float">
            <text:p>72.2 </text:p>
          </table:table-cell>
          <table:table-cell table:style-name="ce5" office:value-type="float" office:value="72.73666" calcext:value-type="float">
            <text:p>72.7 </text:p>
          </table:table-cell>
          <table:table-cell table:style-name="ce5" office:value-type="float" office:value="71.88154" calcext:value-type="float">
            <text:p>71.9 </text:p>
          </table:table-cell>
          <table:table-cell table:style-name="ce5" office:value-type="float" office:value="46.8391" calcext:value-type="float">
            <text:p>46.8 </text:p>
          </table:table-cell>
          <table:table-cell table:style-name="ce5" office:value-type="float" office:value="16.91684" calcext:value-type="float">
            <text:p>16.9 </text:p>
          </table:table-cell>
          <table:table-cell table:style-name="ce5" office:value-type="float" office:value="39.16348" calcext:value-type="float">
            <text:p>39.2 </text:p>
          </table:table-cell>
          <table:table-cell table:style-name="ce5" office:value-type="float" office:value="62.834" calcext:value-type="float">
            <text:p>62.8 </text:p>
          </table:table-cell>
          <table:table-cell table:style-name="ce5" office:value-type="float" office:value="45.08569" calcext:value-type="float">
            <text:p>45.1 </text:p>
          </table:table-cell>
          <table:table-cell table:style-name="ce5" office:value-type="float" office:value="60.76847" calcext:value-type="float">
            <text:p>60.8 </text:p>
          </table:table-cell>
          <table:table-cell table:style-name="ce5" office:value-type="float" office:value="97.05608" calcext:value-type="float">
            <text:p>97.1 </text:p>
          </table:table-cell>
          <table:table-cell table:style-name="ce5" office:value-type="float" office:value="49.36754" calcext:value-type="float">
            <text:p>49.4 </text:p>
          </table:table-cell>
          <table:table-cell table:style-name="ce5" office:value-type="float" office:value="23.09404" calcext:value-type="float">
            <text:p>23.1 </text:p>
          </table:table-cell>
          <table:table-cell table:style-name="ce5" office:value-type="float" office:value="19.81821" calcext:value-type="float">
            <text:p>19.8 </text:p>
          </table:table-cell>
          <table:table-cell table:style-name="ce5" office:value-type="float" office:value="65.25822" calcext:value-type="float">
            <text:p>65.3 </text:p>
          </table:table-cell>
          <table:table-cell table:style-name="ce5" office:value-type="float" office:value="15.30691" calcext:value-type="float">
            <text:p>15.3 </text:p>
          </table:table-cell>
          <table:table-cell table:style-name="ce5" office:value-type="float" office:value="64.54012" calcext:value-type="float">
            <text:p>64.5 </text:p>
          </table:table-cell>
          <table:table-cell table:style-name="ce5" office:value-type="float" office:value="62.89919" calcext:value-type="float">
            <text:p>62.9 </text:p>
          </table:table-cell>
          <table:table-cell table:style-name="ce5" office:value-type="float" office:value="64.81667" calcext:value-type="float">
            <text:p>64.8 </text:p>
          </table:table-cell>
          <table:table-cell table:style-name="ce5" office:value-type="float" office:value="22.84615" calcext:value-type="float">
            <text:p>22.8 </text:p>
          </table:table-cell>
          <table:table-cell table:style-name="ce5" office:value-type="float" office:value="58.63397" calcext:value-type="float">
            <text:p>58.6 </text:p>
          </table:table-cell>
          <table:table-cell table:style-name="ce5" office:value-type="float" office:value="32.54351" calcext:value-type="float">
            <text:p>32.5 </text:p>
          </table:table-cell>
          <table:table-cell table:style-name="ce5" office:value-type="float" office:value="30.8052" calcext:value-type="float">
            <text:p>30.8 </text:p>
          </table:table-cell>
          <table:table-cell table:style-name="ce5" office:value-type="float" office:value="57.14663" calcext:value-type="float">
            <text:p>57.1 </text:p>
          </table:table-cell>
          <table:table-cell table:style-name="ce5" office:value-type="float" office:value="77.73334" calcext:value-type="float">
            <text:p>77.7 </text:p>
          </table:table-cell>
          <table:table-cell table:style-name="ce5" office:value-type="float" office:value="87.72799" calcext:value-type="float">
            <text:p>87.7 </text:p>
          </table:table-cell>
          <table:table-cell table:style-name="ce5" office:value-type="float" office:value="0.2299894" calcext:value-type="float">
            <text:p>0.2 </text:p>
          </table:table-cell>
          <table:table-cell table:style-name="ce5" office:value-type="float" office:value="63.5" calcext:value-type="float">
            <text:p>63.5 </text:p>
          </table:table-cell>
          <table:table-cell table:style-name="ce5" office:value-type="float" office:value="60.94851" calcext:value-type="float">
            <text:p>60.9 </text:p>
          </table:table-cell>
          <table:table-cell table:style-name="ce5" office:value-type="float" office:value="65.99258" calcext:value-type="float">
            <text:p>6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90497" calcext:value-type="float">
            <text:p>66.9 </text:p>
          </table:table-cell>
          <table:table-cell table:style-name="ce5" office:value-type="float" office:value="42.57286" calcext:value-type="float">
            <text:p>4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27643" calcext:value-type="float">
            <text:p>51.3 </text:p>
          </table:table-cell>
          <table:table-cell table:style-name="ce5" office:value-type="float" office:value="0.7329861" calcext:value-type="float">
            <text:p>0.7 </text:p>
          </table:table-cell>
          <table:table-cell table:style-name="ce5" office:value-type="float" office:value="44.41862" calcext:value-type="float">
            <text:p>44.4 </text:p>
          </table:table-cell>
          <table:table-cell table:style-name="ce5" office:value-type="float" office:value="20.90189" calcext:value-type="float">
            <text:p>20.9 </text:p>
          </table:table-cell>
          <table:table-cell table:style-name="ce5" office:value-type="float" office:value="12.33988" calcext:value-type="float">
            <text:p>12.3 </text:p>
          </table:table-cell>
          <table:table-cell table:style-name="ce5" office:value-type="float" office:value="0.3445895" calcext:value-type="float">
            <text:p>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12712" calcext:value-type="float">
            <text:p>28.1 </text:p>
          </table:table-cell>
        </table:table-row>
        <table:table-row table:style-name="ro1">
          <table:table-cell office:value-type="string" calcext:value-type="string">
            <text:p>1994</text:p>
          </table:table-cell>
          <table:table-cell office:value-type="float" office:value="57.69677" calcext:value-type="float">
            <text:p>57.7 </text:p>
          </table:table-cell>
          <table:table-cell office:value-type="float" office:value="68.09123" calcext:value-type="float">
            <text:p>68.1 </text:p>
          </table:table-cell>
          <table:table-cell office:value-type="float" office:value="68.02443" calcext:value-type="float">
            <text:p>68.0 </text:p>
          </table:table-cell>
          <table:table-cell office:value-type="float" office:value="67.71793" calcext:value-type="float">
            <text:p>67.7 </text:p>
          </table:table-cell>
          <table:table-cell office:value-type="float" office:value="44.73254" calcext:value-type="float">
            <text:p>44.7 </text:p>
          </table:table-cell>
          <table:table-cell office:value-type="float" office:value="19.91149" calcext:value-type="float">
            <text:p>19.9 </text:p>
          </table:table-cell>
          <table:table-cell office:value-type="float" office:value="13.75541" calcext:value-type="float">
            <text:p>13.8 </text:p>
          </table:table-cell>
          <table:table-cell office:value-type="float" office:value="47.92465" calcext:value-type="float">
            <text:p>47.9 </text:p>
          </table:table-cell>
          <table:table-cell office:value-type="float" office:value="66.6258" calcext:value-type="float">
            <text:p>66.6 </text:p>
          </table:table-cell>
          <table:table-cell office:value-type="string" calcext:value-type="string">
            <text:p>..</text:p>
          </table:table-cell>
          <table:table-cell office:value-type="float" office:value="72.93768" calcext:value-type="float">
            <text:p>72.9 </text:p>
          </table:table-cell>
          <table:table-cell office:value-type="float" office:value="73.94083" calcext:value-type="float">
            <text:p>73.9 </text:p>
          </table:table-cell>
          <table:table-cell office:value-type="float" office:value="73.81734" calcext:value-type="float">
            <text:p>73.8 </text:p>
          </table:table-cell>
          <table:table-cell office:value-type="float" office:value="51.93242" calcext:value-type="float">
            <text:p>51.9 </text:p>
          </table:table-cell>
          <table:table-cell office:value-type="float" office:value="20.10872" calcext:value-type="float">
            <text:p>20.1 </text:p>
          </table:table-cell>
          <table:table-cell office:value-type="float" office:value="39.77155" calcext:value-type="float">
            <text:p>39.8 </text:p>
          </table:table-cell>
          <table:table-cell office:value-type="float" office:value="64.28496" calcext:value-type="float">
            <text:p>64.3 </text:p>
          </table:table-cell>
          <table:table-cell office:value-type="float" office:value="50.62164" calcext:value-type="float">
            <text:p>50.6 </text:p>
          </table:table-cell>
          <table:table-cell office:value-type="float" office:value="63.23071" calcext:value-type="float">
            <text:p>63.2 </text:p>
          </table:table-cell>
          <table:table-cell office:value-type="float" office:value="97.72631" calcext:value-type="float">
            <text:p>97.7 </text:p>
          </table:table-cell>
          <table:table-cell office:value-type="float" office:value="52.46084" calcext:value-type="float">
            <text:p>52.5 </text:p>
          </table:table-cell>
          <table:table-cell office:value-type="float" office:value="31.39051" calcext:value-type="float">
            <text:p>31.4 </text:p>
          </table:table-cell>
          <table:table-cell office:value-type="float" office:value="34.13779" calcext:value-type="float">
            <text:p>34.1 </text:p>
          </table:table-cell>
          <table:table-cell office:value-type="float" office:value="66.69048" calcext:value-type="float">
            <text:p>66.7 </text:p>
          </table:table-cell>
          <table:table-cell office:value-type="float" office:value="16.37316" calcext:value-type="float">
            <text:p>16.4 </text:p>
          </table:table-cell>
          <table:table-cell office:value-type="float" office:value="66.34823" calcext:value-type="float">
            <text:p>66.3 </text:p>
          </table:table-cell>
          <table:table-cell office:value-type="float" office:value="63.99701" calcext:value-type="float">
            <text:p>64.0 </text:p>
          </table:table-cell>
          <table:table-cell office:value-type="float" office:value="65.70834" calcext:value-type="float">
            <text:p>65.7 </text:p>
          </table:table-cell>
          <table:table-cell office:value-type="float" office:value="30.38339" calcext:value-type="float">
            <text:p>30.4 </text:p>
          </table:table-cell>
          <table:table-cell office:value-type="float" office:value="61.81219" calcext:value-type="float">
            <text:p>61.8 </text:p>
          </table:table-cell>
          <table:table-cell office:value-type="float" office:value="36.90939" calcext:value-type="float">
            <text:p>36.9 </text:p>
          </table:table-cell>
          <table:table-cell office:value-type="float" office:value="37.27177" calcext:value-type="float">
            <text:p>37.3 </text:p>
          </table:table-cell>
          <table:table-cell office:value-type="float" office:value="59.84304" calcext:value-type="float">
            <text:p>59.8 </text:p>
          </table:table-cell>
          <table:table-cell office:value-type="float" office:value="79.41093" calcext:value-type="float">
            <text:p>79.4 </text:p>
          </table:table-cell>
          <table:table-cell office:value-type="float" office:value="88.47553" calcext:value-type="float">
            <text:p>88.5 </text:p>
          </table:table-cell>
          <table:table-cell office:value-type="float" office:value="0.4719728" calcext:value-type="float">
            <text:p>0.5 </text:p>
          </table:table-cell>
          <table:table-cell office:value-type="float" office:value="64.9" calcext:value-type="float">
            <text:p>64.9 </text:p>
          </table:table-cell>
          <table:table-cell office:value-type="float" office:value="62.53771" calcext:value-type="float">
            <text:p>62.5 </text:p>
          </table:table-cell>
          <table:table-cell office:value-type="float" office:value="67.86114" calcext:value-type="float">
            <text:p>67.9 </text:p>
          </table:table-cell>
          <table:table-cell office:value-type="string" calcext:value-type="string">
            <text:p>..</text:p>
          </table:table-cell>
          <table:table-cell office:value-type="float" office:value="68.42188" calcext:value-type="float">
            <text:p>68.4 </text:p>
          </table:table-cell>
          <table:table-cell office:value-type="float" office:value="46.05733" calcext:value-type="float">
            <text:p>46.1 </text:p>
          </table:table-cell>
          <table:table-cell office:value-type="string" calcext:value-type="string">
            <text:p>..</text:p>
          </table:table-cell>
          <table:table-cell office:value-type="float" office:value="53.69987" calcext:value-type="float">
            <text:p>53.7 </text:p>
          </table:table-cell>
          <table:table-cell office:value-type="float" office:value="15.94896" calcext:value-type="float">
            <text:p>15.9 </text:p>
          </table:table-cell>
          <table:table-cell office:value-type="float" office:value="55.19324" calcext:value-type="float">
            <text:p>55.2 </text:p>
          </table:table-cell>
          <table:table-cell office:value-type="float" office:value="23.0439" calcext:value-type="float">
            <text:p>23.0 </text:p>
          </table:table-cell>
          <table:table-cell office:value-type="float" office:value="13.39272" calcext:value-type="float">
            <text:p>13.4 </text:p>
          </table:table-cell>
          <table:table-cell office:value-type="float" office:value="1.404969" calcext:value-type="float">
            <text:p>1.4 </text:p>
          </table:table-cell>
          <table:table-cell office:value-type="string" calcext:value-type="string">
            <text:p>..</text:p>
          </table:table-cell>
          <table:table-cell office:value-type="float" office:value="30.64128" calcext:value-type="float">
            <text:p>30.6 </text:p>
          </table:table-cell>
        </table:table-row>
        <table:table-row table:style-name="ro1">
          <table:table-cell office:value-type="string" calcext:value-type="string">
            <text:p>1995</text:p>
          </table:table-cell>
          <table:table-cell table:style-name="ce5" office:value-type="float" office:value="60.36684" calcext:value-type="float">
            <text:p>60.4 </text:p>
          </table:table-cell>
          <table:table-cell table:style-name="ce5" office:value-type="float" office:value="69.61877" calcext:value-type="float">
            <text:p>69.6 </text:p>
          </table:table-cell>
          <table:table-cell table:style-name="ce5" office:value-type="float" office:value="69.023" calcext:value-type="float">
            <text:p>69.0 </text:p>
          </table:table-cell>
          <table:table-cell table:style-name="ce5" office:value-type="float" office:value="69.17303" calcext:value-type="float">
            <text:p>69.2 </text:p>
          </table:table-cell>
          <table:table-cell table:style-name="ce5" office:value-type="float" office:value="48.4152" calcext:value-type="float">
            <text:p>48.4 </text:p>
          </table:table-cell>
          <table:table-cell table:style-name="ce5" office:value-type="float" office:value="24.07135" calcext:value-type="float">
            <text:p>24.1 </text:p>
          </table:table-cell>
          <table:table-cell table:style-name="ce5" office:value-type="float" office:value="16.94481" calcext:value-type="float">
            <text:p>16.9 </text:p>
          </table:table-cell>
          <table:table-cell table:style-name="ce5" office:value-type="float" office:value="52.23333" calcext:value-type="float">
            <text:p>52.2 </text:p>
          </table:table-cell>
          <table:table-cell table:style-name="ce5" office:value-type="float" office:value="68.01402" calcext:value-type="float">
            <text:p>6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51479" calcext:value-type="float">
            <text:p>73.5 </text:p>
          </table:table-cell>
          <table:table-cell table:style-name="ce5" office:value-type="float" office:value="75.26917" calcext:value-type="float">
            <text:p>75.3 </text:p>
          </table:table-cell>
          <table:table-cell table:style-name="ce5" office:value-type="float" office:value="75.07679" calcext:value-type="float">
            <text:p>75.1 </text:p>
          </table:table-cell>
          <table:table-cell table:style-name="ce5" office:value-type="float" office:value="56.57233" calcext:value-type="float">
            <text:p>56.6 </text:p>
          </table:table-cell>
          <table:table-cell table:style-name="ce5" office:value-type="float" office:value="25.80059" calcext:value-type="float">
            <text:p>25.8 </text:p>
          </table:table-cell>
          <table:table-cell table:style-name="ce5" office:value-type="float" office:value="40.42827" calcext:value-type="float">
            <text:p>40.4 </text:p>
          </table:table-cell>
          <table:table-cell table:style-name="ce5" office:value-type="float" office:value="65.90807" calcext:value-type="float">
            <text:p>65.9 </text:p>
          </table:table-cell>
          <table:table-cell table:style-name="ce5" office:value-type="float" office:value="55.65356" calcext:value-type="float">
            <text:p>55.7 </text:p>
          </table:table-cell>
          <table:table-cell table:style-name="ce5" office:value-type="float" office:value="66.54111" calcext:value-type="float">
            <text:p>66.5 </text:p>
          </table:table-cell>
          <table:table-cell table:style-name="ce5" office:value-type="float" office:value="97.64147" calcext:value-type="float">
            <text:p>97.6 </text:p>
          </table:table-cell>
          <table:table-cell table:style-name="ce5" office:value-type="float" office:value="54.81147" calcext:value-type="float">
            <text:p>54.8 </text:p>
          </table:table-cell>
          <table:table-cell table:style-name="ce5" office:value-type="float" office:value="39.23058" calcext:value-type="float">
            <text:p>39.2 </text:p>
          </table:table-cell>
          <table:table-cell table:style-name="ce5" office:value-type="float" office:value="47.67262" calcext:value-type="float">
            <text:p>47.7 </text:p>
          </table:table-cell>
          <table:table-cell table:style-name="ce5" office:value-type="float" office:value="67.93605" calcext:value-type="float">
            <text:p>67.9 </text:p>
          </table:table-cell>
          <table:table-cell table:style-name="ce5" office:value-type="float" office:value="22.10365" calcext:value-type="float">
            <text:p>22.1 </text:p>
          </table:table-cell>
          <table:table-cell table:style-name="ce5" office:value-type="float" office:value="67.62425" calcext:value-type="float">
            <text:p>67.6 </text:p>
          </table:table-cell>
          <table:table-cell table:style-name="ce5" office:value-type="float" office:value="66.40006" calcext:value-type="float">
            <text:p>66.4 </text:p>
          </table:table-cell>
          <table:table-cell table:style-name="ce5" office:value-type="float" office:value="67.325" calcext:value-type="float">
            <text:p>67.3 </text:p>
          </table:table-cell>
          <table:table-cell table:style-name="ce5" office:value-type="float" office:value="38.87597" calcext:value-type="float">
            <text:p>38.9 </text:p>
          </table:table-cell>
          <table:table-cell table:style-name="ce5" office:value-type="float" office:value="64.4224" calcext:value-type="float">
            <text:p>64.4 </text:p>
          </table:table-cell>
          <table:table-cell table:style-name="ce5" office:value-type="float" office:value="40.54168" calcext:value-type="float">
            <text:p>40.5 </text:p>
          </table:table-cell>
          <table:table-cell table:style-name="ce5" office:value-type="float" office:value="42.28994" calcext:value-type="float">
            <text:p>42.3 </text:p>
          </table:table-cell>
          <table:table-cell table:style-name="ce5" office:value-type="float" office:value="62.63999" calcext:value-type="float">
            <text:p>62.6 </text:p>
          </table:table-cell>
          <table:table-cell table:style-name="ce5" office:value-type="float" office:value="81.36058" calcext:value-type="float">
            <text:p>81.4 </text:p>
          </table:table-cell>
          <table:table-cell table:style-name="ce5" office:value-type="float" office:value="90.06794" calcext:value-type="float">
            <text:p>90.1 </text:p>
          </table:table-cell>
          <table:table-cell table:style-name="ce5" office:value-type="float" office:value="0.8925634" calcext:value-type="float">
            <text:p>0.9 </text:p>
          </table:table-cell>
          <table:table-cell table:style-name="ce5" office:value-type="float" office:value="66.6" calcext:value-type="float">
            <text:p>66.6 </text:p>
          </table:table-cell>
          <table:table-cell table:style-name="ce5" office:value-type="float" office:value="64.29215" calcext:value-type="float">
            <text:p>64.3 </text:p>
          </table:table-cell>
          <table:table-cell table:style-name="ce5" office:value-type="float" office:value="69.59326" calcext:value-type="float">
            <text:p>6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02609" calcext:value-type="float">
            <text:p>70.0 </text:p>
          </table:table-cell>
          <table:table-cell table:style-name="ce5" office:value-type="float" office:value="49.91447" calcext:value-type="float">
            <text:p>4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95845" calcext:value-type="float">
            <text:p>57.0 </text:p>
          </table:table-cell>
          <table:table-cell table:style-name="ce5" office:value-type="float" office:value="26.47639" calcext:value-type="float">
            <text:p>26.5 </text:p>
          </table:table-cell>
          <table:table-cell table:style-name="ce5" office:value-type="float" office:value="64.46086" calcext:value-type="float">
            <text:p>64.5 </text:p>
          </table:table-cell>
          <table:table-cell table:style-name="ce5" office:value-type="float" office:value="25.40011" calcext:value-type="float">
            <text:p>25.4 </text:p>
          </table:table-cell>
          <table:table-cell table:style-name="ce5" office:value-type="float" office:value="14.65436" calcext:value-type="float">
            <text:p>14.7 </text:p>
          </table:table-cell>
          <table:table-cell table:style-name="ce5" office:value-type="float" office:value="4.178579" calcext:value-type="float">
            <text:p>4.2 </text:p>
          </table:table-cell>
          <table:table-cell table:style-name="ce5" office:value-type="float" office:value="66.80762" calcext:value-type="float">
            <text:p>66.8 </text:p>
          </table:table-cell>
          <table:table-cell table:style-name="ce5" office:value-type="float" office:value="33.30107" calcext:value-type="float">
            <text:p>33.3 </text:p>
          </table:table-cell>
        </table:table-row>
        <table:table-row table:style-name="ro1">
          <table:table-cell office:value-type="string" calcext:value-type="string">
            <text:p>1996</text:p>
          </table:table-cell>
          <table:table-cell office:value-type="float" office:value="61.94567" calcext:value-type="float">
            <text:p>61.9 </text:p>
          </table:table-cell>
          <table:table-cell office:value-type="float" office:value="70.91436" calcext:value-type="float">
            <text:p>70.9 </text:p>
          </table:table-cell>
          <table:table-cell office:value-type="float" office:value="70.45663" calcext:value-type="float">
            <text:p>70.5 </text:p>
          </table:table-cell>
          <table:table-cell office:value-type="float" office:value="70.25941" calcext:value-type="float">
            <text:p>70.3 </text:p>
          </table:table-cell>
          <table:table-cell office:value-type="float" office:value="51.97813" calcext:value-type="float">
            <text:p>52.0 </text:p>
          </table:table-cell>
          <table:table-cell office:value-type="float" office:value="29.07761" calcext:value-type="float">
            <text:p>29.1 </text:p>
          </table:table-cell>
          <table:table-cell office:value-type="float" office:value="19.91209" calcext:value-type="float">
            <text:p>19.9 </text:p>
          </table:table-cell>
          <table:table-cell office:value-type="float" office:value="56.80833" calcext:value-type="float">
            <text:p>56.8 </text:p>
          </table:table-cell>
          <table:table-cell office:value-type="float" office:value="69.46021" calcext:value-type="float">
            <text:p>69.5 </text:p>
          </table:table-cell>
          <table:table-cell office:value-type="string" calcext:value-type="string">
            <text:p>..</text:p>
          </table:table-cell>
          <table:table-cell office:value-type="float" office:value="73.97735" calcext:value-type="float">
            <text:p>74.0 </text:p>
          </table:table-cell>
          <table:table-cell office:value-type="float" office:value="76.76167" calcext:value-type="float">
            <text:p>76.8 </text:p>
          </table:table-cell>
          <table:table-cell office:value-type="float" office:value="76.1652" calcext:value-type="float">
            <text:p>76.2 </text:p>
          </table:table-cell>
          <table:table-cell office:value-type="float" office:value="61.20818" calcext:value-type="float">
            <text:p>61.2 </text:p>
          </table:table-cell>
          <table:table-cell office:value-type="float" office:value="31.85574" calcext:value-type="float">
            <text:p>31.9 </text:p>
          </table:table-cell>
          <table:table-cell office:value-type="float" office:value="41.34212" calcext:value-type="float">
            <text:p>41.3 </text:p>
          </table:table-cell>
          <table:table-cell office:value-type="float" office:value="67.06392" calcext:value-type="float">
            <text:p>67.1 </text:p>
          </table:table-cell>
          <table:table-cell office:value-type="float" office:value="61.99597" calcext:value-type="float">
            <text:p>62.0 </text:p>
          </table:table-cell>
          <table:table-cell office:value-type="float" office:value="69.2074" calcext:value-type="float">
            <text:p>69.2 </text:p>
          </table:table-cell>
          <table:table-cell office:value-type="float" office:value="97.77721" calcext:value-type="float">
            <text:p>97.8 </text:p>
          </table:table-cell>
          <table:table-cell office:value-type="float" office:value="57.51069" calcext:value-type="float">
            <text:p>57.5 </text:p>
          </table:table-cell>
          <table:table-cell office:value-type="float" office:value="46.13927" calcext:value-type="float">
            <text:p>46.1 </text:p>
          </table:table-cell>
          <table:table-cell office:value-type="float" office:value="59.41209" calcext:value-type="float">
            <text:p>59.4 </text:p>
          </table:table-cell>
          <table:table-cell office:value-type="float" office:value="68.74032" calcext:value-type="float">
            <text:p>68.7 </text:p>
          </table:table-cell>
          <table:table-cell office:value-type="float" office:value="29.70253" calcext:value-type="float">
            <text:p>29.7 </text:p>
          </table:table-cell>
          <table:table-cell office:value-type="float" office:value="68.9425" calcext:value-type="float">
            <text:p>68.9 </text:p>
          </table:table-cell>
          <table:table-cell office:value-type="float" office:value="67.91778" calcext:value-type="float">
            <text:p>67.9 </text:p>
          </table:table-cell>
          <table:table-cell office:value-type="float" office:value="68.175" calcext:value-type="float">
            <text:p>68.2 </text:p>
          </table:table-cell>
          <table:table-cell office:value-type="float" office:value="46.57145" calcext:value-type="float">
            <text:p>46.6 </text:p>
          </table:table-cell>
          <table:table-cell office:value-type="float" office:value="66.39951" calcext:value-type="float">
            <text:p>66.4 </text:p>
          </table:table-cell>
          <table:table-cell office:value-type="float" office:value="42.8833" calcext:value-type="float">
            <text:p>42.9 </text:p>
          </table:table-cell>
          <table:table-cell office:value-type="float" office:value="46.46161" calcext:value-type="float">
            <text:p>46.5 </text:p>
          </table:table-cell>
          <table:table-cell office:value-type="float" office:value="64.86925" calcext:value-type="float">
            <text:p>64.9 </text:p>
          </table:table-cell>
          <table:table-cell office:value-type="float" office:value="81.79434" calcext:value-type="float">
            <text:p>81.8 </text:p>
          </table:table-cell>
          <table:table-cell office:value-type="float" office:value="90.79897" calcext:value-type="float">
            <text:p>90.8 </text:p>
          </table:table-cell>
          <table:table-cell office:value-type="float" office:value="1.610293" calcext:value-type="float">
            <text:p>1.6 </text:p>
          </table:table-cell>
          <table:table-cell office:value-type="float" office:value="68.5" calcext:value-type="float">
            <text:p>68.5 </text:p>
          </table:table-cell>
          <table:table-cell office:value-type="float" office:value="66.17669" calcext:value-type="float">
            <text:p>66.2 </text:p>
          </table:table-cell>
          <table:table-cell office:value-type="float" office:value="71.23" calcext:value-type="float">
            <text:p>71.2 </text:p>
          </table:table-cell>
          <table:table-cell office:value-type="string" calcext:value-type="string">
            <text:p>..</text:p>
          </table:table-cell>
          <table:table-cell office:value-type="float" office:value="71.65904" calcext:value-type="float">
            <text:p>71.7 </text:p>
          </table:table-cell>
          <table:table-cell office:value-type="float" office:value="53.54633" calcext:value-type="float">
            <text:p>53.5 </text:p>
          </table:table-cell>
          <table:table-cell office:value-type="float" office:value="48.58978" calcext:value-type="float">
            <text:p>48.6 </text:p>
          </table:table-cell>
          <table:table-cell office:value-type="float" office:value="60.27348" calcext:value-type="float">
            <text:p>60.3 </text:p>
          </table:table-cell>
          <table:table-cell office:value-type="float" office:value="30.64846" calcext:value-type="float">
            <text:p>30.6 </text:p>
          </table:table-cell>
          <table:table-cell office:value-type="float" office:value="69.81959" calcext:value-type="float">
            <text:p>69.8 </text:p>
          </table:table-cell>
          <table:table-cell office:value-type="float" office:value="27.68032" calcext:value-type="float">
            <text:p>27.7 </text:p>
          </table:table-cell>
          <table:table-cell office:value-type="float" office:value="15.82279" calcext:value-type="float">
            <text:p>15.8 </text:p>
          </table:table-cell>
          <table:table-cell office:value-type="float" office:value="6.173935" calcext:value-type="float">
            <text:p>6.2 </text:p>
          </table:table-cell>
          <table:table-cell office:value-type="float" office:value="67.62405" calcext:value-type="float">
            <text:p>67.6 </text:p>
          </table:table-cell>
          <table:table-cell office:value-type="float" office:value="35.75007" calcext:value-type="float">
            <text:p>35.8 </text:p>
          </table:table-cell>
        </table:table-row>
        <table:table-row table:style-name="ro1">
          <table:table-cell office:value-type="string" calcext:value-type="string">
            <text:p>1997</text:p>
          </table:table-cell>
          <table:table-cell table:style-name="ce5" office:value-type="float" office:value="62.08498" calcext:value-type="float">
            <text:p>62.1 </text:p>
          </table:table-cell>
          <table:table-cell table:style-name="ce5" office:value-type="float" office:value="71.84048" calcext:value-type="float">
            <text:p>71.8 </text:p>
          </table:table-cell>
          <table:table-cell table:style-name="ce5" office:value-type="float" office:value="71.60378" calcext:value-type="float">
            <text:p>71.6 </text:p>
          </table:table-cell>
          <table:table-cell table:style-name="ce5" office:value-type="float" office:value="71.39848" calcext:value-type="float">
            <text:p>71.4 </text:p>
          </table:table-cell>
          <table:table-cell table:style-name="ce5" office:value-type="float" office:value="55.1664" calcext:value-type="float">
            <text:p>55.2 </text:p>
          </table:table-cell>
          <table:table-cell table:style-name="ce5" office:value-type="float" office:value="34.44825" calcext:value-type="float">
            <text:p>34.4 </text:p>
          </table:table-cell>
          <table:table-cell table:style-name="ce5" office:value-type="float" office:value="22.55005" calcext:value-type="float">
            <text:p>22.6 </text:p>
          </table:table-cell>
          <table:table-cell table:style-name="ce5" office:value-type="float" office:value="61.69167" calcext:value-type="float">
            <text:p>61.7 </text:p>
          </table:table-cell>
          <table:table-cell table:style-name="ce5" office:value-type="float" office:value="70.97594" calcext:value-type="float">
            <text:p>7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85957" calcext:value-type="float">
            <text:p>74.9 </text:p>
          </table:table-cell>
          <table:table-cell table:style-name="ce5" office:value-type="float" office:value="77.68584" calcext:value-type="float">
            <text:p>77.7 </text:p>
          </table:table-cell>
          <table:table-cell table:style-name="ce5" office:value-type="float" office:value="77.64232" calcext:value-type="float">
            <text:p>77.6 </text:p>
          </table:table-cell>
          <table:table-cell table:style-name="ce5" office:value-type="float" office:value="64.59666" calcext:value-type="float">
            <text:p>64.6 </text:p>
          </table:table-cell>
          <table:table-cell table:style-name="ce5" office:value-type="float" office:value="37.68695" calcext:value-type="float">
            <text:p>37.7 </text:p>
          </table:table-cell>
          <table:table-cell table:style-name="ce5" office:value-type="float" office:value="42.09266" calcext:value-type="float">
            <text:p>42.1 </text:p>
          </table:table-cell>
          <table:table-cell table:style-name="ce5" office:value-type="float" office:value="68.08705" calcext:value-type="float">
            <text:p>68.1 </text:p>
          </table:table-cell>
          <table:table-cell table:style-name="ce5" office:value-type="float" office:value="67.54872" calcext:value-type="float">
            <text:p>67.5 </text:p>
          </table:table-cell>
          <table:table-cell table:style-name="ce5" office:value-type="float" office:value="70.62138" calcext:value-type="float">
            <text:p>70.6 </text:p>
          </table:table-cell>
          <table:table-cell table:style-name="ce5" office:value-type="float" office:value="99.44006" calcext:value-type="float">
            <text:p>99.4 </text:p>
          </table:table-cell>
          <table:table-cell table:style-name="ce5" office:value-type="float" office:value="60.06355" calcext:value-type="float">
            <text:p>60.1 </text:p>
          </table:table-cell>
          <table:table-cell table:style-name="ce5" office:value-type="float" office:value="50.03683" calcext:value-type="float">
            <text:p>50.0 </text:p>
          </table:table-cell>
          <table:table-cell table:style-name="ce5" office:value-type="float" office:value="64.68851" calcext:value-type="float">
            <text:p>64.7 </text:p>
          </table:table-cell>
          <table:table-cell table:style-name="ce5" office:value-type="float" office:value="69.68035" calcext:value-type="float">
            <text:p>69.7 </text:p>
          </table:table-cell>
          <table:table-cell table:style-name="ce5" office:value-type="float" office:value="35.82886" calcext:value-type="float">
            <text:p>35.8 </text:p>
          </table:table-cell>
          <table:table-cell table:style-name="ce5" office:value-type="float" office:value="70.39667" calcext:value-type="float">
            <text:p>70.4 </text:p>
          </table:table-cell>
          <table:table-cell table:style-name="ce5" office:value-type="float" office:value="68.72406" calcext:value-type="float">
            <text:p>68.7 </text:p>
          </table:table-cell>
          <table:table-cell table:style-name="ce5" office:value-type="float" office:value="69.925" calcext:value-type="float">
            <text:p>69.9 </text:p>
          </table:table-cell>
          <table:table-cell table:style-name="ce5" office:value-type="float" office:value="53.51672" calcext:value-type="float">
            <text:p>53.5 </text:p>
          </table:table-cell>
          <table:table-cell table:style-name="ce5" office:value-type="float" office:value="67.95118" calcext:value-type="float">
            <text:p>68.0 </text:p>
          </table:table-cell>
          <table:table-cell table:style-name="ce5" office:value-type="float" office:value="45.51719" calcext:value-type="float">
            <text:p>45.5 </text:p>
          </table:table-cell>
          <table:table-cell table:style-name="ce5" office:value-type="float" office:value="50.34565" calcext:value-type="float">
            <text:p>50.3 </text:p>
          </table:table-cell>
          <table:table-cell table:style-name="ce5" office:value-type="float" office:value="66.14787" calcext:value-type="float">
            <text:p>66.1 </text:p>
          </table:table-cell>
          <table:table-cell table:style-name="ce5" office:value-type="float" office:value="82.33289" calcext:value-type="float">
            <text:p>82.3 </text:p>
          </table:table-cell>
          <table:table-cell table:style-name="ce5" office:value-type="float" office:value="91.27132" calcext:value-type="float">
            <text:p>91.3 </text:p>
          </table:table-cell>
          <table:table-cell table:style-name="ce5" office:value-type="float" office:value="2.98982" calcext:value-type="float">
            <text:p>3.0 </text:p>
          </table:table-cell>
          <table:table-cell table:style-name="ce5" office:value-type="float" office:value="70" calcext:value-type="float">
            <text:p>70.0 </text:p>
          </table:table-cell>
          <table:table-cell table:style-name="ce5" office:value-type="float" office:value="67.72369" calcext:value-type="float">
            <text:p>67.7 </text:p>
          </table:table-cell>
          <table:table-cell table:style-name="ce5" office:value-type="float" office:value="72.44" calcext:value-type="float">
            <text:p>7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14376" calcext:value-type="float">
            <text:p>73.1 </text:p>
          </table:table-cell>
          <table:table-cell table:style-name="ce5" office:value-type="float" office:value="57.23543" calcext:value-type="float">
            <text:p>57.2 </text:p>
          </table:table-cell>
          <table:table-cell table:style-name="ce5" office:value-type="float" office:value="51.63148" calcext:value-type="float">
            <text:p>51.6 </text:p>
          </table:table-cell>
          <table:table-cell table:style-name="ce5" office:value-type="float" office:value="63.2331" calcext:value-type="float">
            <text:p>63.2 </text:p>
          </table:table-cell>
          <table:table-cell table:style-name="ce5" office:value-type="float" office:value="32.77139" calcext:value-type="float">
            <text:p>32.8 </text:p>
          </table:table-cell>
          <table:table-cell table:style-name="ce5" office:value-type="float" office:value="71.76509" calcext:value-type="float">
            <text:p>71.8 </text:p>
          </table:table-cell>
          <table:table-cell table:style-name="ce5" office:value-type="float" office:value="29.6634" calcext:value-type="float">
            <text:p>29.7 </text:p>
          </table:table-cell>
          <table:table-cell table:style-name="ce5" office:value-type="float" office:value="16.80794" calcext:value-type="float">
            <text:p>16.8 </text:p>
          </table:table-cell>
          <table:table-cell table:style-name="ce5" office:value-type="float" office:value="7.085289" calcext:value-type="float">
            <text:p>7.1 </text:p>
          </table:table-cell>
          <table:table-cell table:style-name="ce5" office:value-type="float" office:value="67.6627" calcext:value-type="float">
            <text:p>67.7 </text:p>
          </table:table-cell>
          <table:table-cell table:style-name="ce5" office:value-type="float" office:value="38.82378" calcext:value-type="float">
            <text:p>38.8 </text:p>
          </table:table-cell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62.61899" calcext:value-type="float">
            <text:p>62.6 </text:p>
          </table:table-cell>
          <table:table-cell office:value-type="float" office:value="72.50319" calcext:value-type="float">
            <text:p>72.5 </text:p>
          </table:table-cell>
          <table:table-cell office:value-type="float" office:value="72.28348" calcext:value-type="float">
            <text:p>72.3 </text:p>
          </table:table-cell>
          <table:table-cell office:value-type="float" office:value="72.10956" calcext:value-type="float">
            <text:p>72.1 </text:p>
          </table:table-cell>
          <table:table-cell office:value-type="float" office:value="57.98554" calcext:value-type="float">
            <text:p>58.0 </text:p>
          </table:table-cell>
          <table:table-cell office:value-type="float" office:value="40.88214" calcext:value-type="float">
            <text:p>40.9 </text:p>
          </table:table-cell>
          <table:table-cell office:value-type="float" office:value="25.17923" calcext:value-type="float">
            <text:p>25.2 </text:p>
          </table:table-cell>
          <table:table-cell office:value-type="float" office:value="68.29166" calcext:value-type="float">
            <text:p>68.3 </text:p>
          </table:table-cell>
          <table:table-cell office:value-type="float" office:value="72.28591" calcext:value-type="float">
            <text:p>72.3 </text:p>
          </table:table-cell>
          <table:table-cell office:value-type="float" office:value="55.47913" calcext:value-type="float">
            <text:p>55.5 </text:p>
          </table:table-cell>
          <table:table-cell office:value-type="float" office:value="75.9072" calcext:value-type="float">
            <text:p>75.9 </text:p>
          </table:table-cell>
          <table:table-cell office:value-type="float" office:value="78.19167" calcext:value-type="float">
            <text:p>78.2 </text:p>
          </table:table-cell>
          <table:table-cell office:value-type="float" office:value="78.34978" calcext:value-type="float">
            <text:p>78.3 </text:p>
          </table:table-cell>
          <table:table-cell office:value-type="float" office:value="67.67548" calcext:value-type="float">
            <text:p>67.7 </text:p>
          </table:table-cell>
          <table:table-cell office:value-type="float" office:value="43.02109" calcext:value-type="float">
            <text:p>43.0 </text:p>
          </table:table-cell>
          <table:table-cell office:value-type="float" office:value="42.79108" calcext:value-type="float">
            <text:p>42.8 </text:p>
          </table:table-cell>
          <table:table-cell office:value-type="float" office:value="69.7317" calcext:value-type="float">
            <text:p>69.7 </text:p>
          </table:table-cell>
          <table:table-cell office:value-type="float" office:value="71.26176" calcext:value-type="float">
            <text:p>71.3 </text:p>
          </table:table-cell>
          <table:table-cell office:value-type="float" office:value="72.00208" calcext:value-type="float">
            <text:p>72.0 </text:p>
          </table:table-cell>
          <table:table-cell office:value-type="float" office:value="100.0848" calcext:value-type="float">
            <text:p>100.1 </text:p>
          </table:table-cell>
          <table:table-cell office:value-type="float" office:value="64.57647" calcext:value-type="float">
            <text:p>64.6 </text:p>
          </table:table-cell>
          <table:table-cell office:value-type="float" office:value="52.36065" calcext:value-type="float">
            <text:p>52.4 </text:p>
          </table:table-cell>
          <table:table-cell office:value-type="float" office:value="67.96664" calcext:value-type="float">
            <text:p>68.0 </text:p>
          </table:table-cell>
          <table:table-cell office:value-type="float" office:value="70.34828" calcext:value-type="float">
            <text:p>70.3 </text:p>
          </table:table-cell>
          <table:table-cell office:value-type="float" office:value="41.53582" calcext:value-type="float">
            <text:p>41.5 </text:p>
          </table:table-cell>
          <table:table-cell office:value-type="float" office:value="71.77583" calcext:value-type="float">
            <text:p>71.8 </text:p>
          </table:table-cell>
          <table:table-cell office:value-type="float" office:value="69.59359" calcext:value-type="float">
            <text:p>69.6 </text:p>
          </table:table-cell>
          <table:table-cell office:value-type="float" office:value="71.5" calcext:value-type="float">
            <text:p>71.5 </text:p>
          </table:table-cell>
          <table:table-cell office:value-type="float" office:value="59.72351" calcext:value-type="float">
            <text:p>59.7 </text:p>
          </table:table-cell>
          <table:table-cell office:value-type="float" office:value="69.69939" calcext:value-type="float">
            <text:p>69.7 </text:p>
          </table:table-cell>
          <table:table-cell office:value-type="float" office:value="48.5512" calcext:value-type="float">
            <text:p>48.6 </text:p>
          </table:table-cell>
          <table:table-cell office:value-type="float" office:value="54.31851" calcext:value-type="float">
            <text:p>54.3 </text:p>
          </table:table-cell>
          <table:table-cell office:value-type="float" office:value="67.36124" calcext:value-type="float">
            <text:p>67.4 </text:p>
          </table:table-cell>
          <table:table-cell office:value-type="float" office:value="82.11295" calcext:value-type="float">
            <text:p>82.1 </text:p>
          </table:table-cell>
          <table:table-cell office:value-type="float" office:value="91.2877" calcext:value-type="float">
            <text:p>91.3 </text:p>
          </table:table-cell>
          <table:table-cell office:value-type="float" office:value="5.520444" calcext:value-type="float">
            <text:p>5.5 </text:p>
          </table:table-cell>
          <table:table-cell office:value-type="float" office:value="71.3" calcext:value-type="float">
            <text:p>71.3 </text:p>
          </table:table-cell>
          <table:table-cell office:value-type="float" office:value="68.77496" calcext:value-type="float">
            <text:p>68.8 </text:p>
          </table:table-cell>
          <table:table-cell office:value-type="float" office:value="73.33" calcext:value-type="float">
            <text:p>73.3 </text:p>
          </table:table-cell>
          <table:table-cell office:value-type="string" calcext:value-type="string">
            <text:p>..</text:p>
          </table:table-cell>
          <table:table-cell office:value-type="float" office:value="74.11462" calcext:value-type="float">
            <text:p>74.1 </text:p>
          </table:table-cell>
          <table:table-cell office:value-type="float" office:value="61.08132" calcext:value-type="float">
            <text:p>61.1 </text:p>
          </table:table-cell>
          <table:table-cell office:value-type="float" office:value="55.04705" calcext:value-type="float">
            <text:p>55.0 </text:p>
          </table:table-cell>
          <table:table-cell office:value-type="float" office:value="65.97262" calcext:value-type="float">
            <text:p>66.0 </text:p>
          </table:table-cell>
          <table:table-cell office:value-type="float" office:value="33.81846" calcext:value-type="float">
            <text:p>33.8 </text:p>
          </table:table-cell>
          <table:table-cell office:value-type="float" office:value="71.21021" calcext:value-type="float">
            <text:p>71.2 </text:p>
          </table:table-cell>
          <table:table-cell office:value-type="float" office:value="33.58812" calcext:value-type="float">
            <text:p>33.6 </text:p>
          </table:table-cell>
          <table:table-cell office:value-type="float" office:value="26.63236" calcext:value-type="float">
            <text:p>26.6 </text:p>
          </table:table-cell>
          <table:table-cell office:value-type="float" office:value="9.046901" calcext:value-type="float">
            <text:p>9.0 </text:p>
          </table:table-cell>
          <table:table-cell office:value-type="float" office:value="67.41149" calcext:value-type="float">
            <text:p>67.4 </text:p>
          </table:table-cell>
          <table:table-cell office:value-type="float" office:value="41.49507" calcext:value-type="float">
            <text:p>41.5 </text:p>
          </table:table-cell>
        </table:table-row>
        <table:table-row table:style-name="ro1">
          <table:table-cell office:value-type="string" calcext:value-type="string">
            <text:p>1999</text:p>
          </table:table-cell>
          <table:table-cell table:style-name="ce5" office:value-type="float" office:value="63.54771" calcext:value-type="float">
            <text:p>63.5 </text:p>
          </table:table-cell>
          <table:table-cell table:style-name="ce5" office:value-type="float" office:value="72.91573" calcext:value-type="float">
            <text:p>72.9 </text:p>
          </table:table-cell>
          <table:table-cell table:style-name="ce5" office:value-type="float" office:value="73.09367" calcext:value-type="float">
            <text:p>73.1 </text:p>
          </table:table-cell>
          <table:table-cell table:style-name="ce5" office:value-type="float" office:value="73.36055" calcext:value-type="float">
            <text:p>73.4 </text:p>
          </table:table-cell>
          <table:table-cell table:style-name="ce5" office:value-type="float" office:value="59.92045" calcext:value-type="float">
            <text:p>59.9 </text:p>
          </table:table-cell>
          <table:table-cell table:style-name="ce5" office:value-type="float" office:value="45.32754" calcext:value-type="float">
            <text:p>45.3 </text:p>
          </table:table-cell>
          <table:table-cell table:style-name="ce5" office:value-type="float" office:value="27.70855" calcext:value-type="float">
            <text:p>27.7 </text:p>
          </table:table-cell>
          <table:table-cell table:style-name="ce5" office:value-type="float" office:value="69.75" calcext:value-type="float">
            <text:p>69.8 </text:p>
          </table:table-cell>
          <table:table-cell table:style-name="ce5" office:value-type="float" office:value="74.09146" calcext:value-type="float">
            <text:p>74.1 </text:p>
          </table:table-cell>
          <table:table-cell table:style-name="ce5" office:value-type="float" office:value="57.30778" calcext:value-type="float">
            <text:p>57.3 </text:p>
          </table:table-cell>
          <table:table-cell table:style-name="ce5" office:value-type="float" office:value="76.78943" calcext:value-type="float">
            <text:p>76.8 </text:p>
          </table:table-cell>
          <table:table-cell table:style-name="ce5" office:value-type="float" office:value="78.61166" calcext:value-type="float">
            <text:p>78.6 </text:p>
          </table:table-cell>
          <table:table-cell table:style-name="ce5" office:value-type="float" office:value="78.80847" calcext:value-type="float">
            <text:p>78.8 </text:p>
          </table:table-cell>
          <table:table-cell table:style-name="ce5" office:value-type="float" office:value="69.45984" calcext:value-type="float">
            <text:p>69.5 </text:p>
          </table:table-cell>
          <table:table-cell table:style-name="ce5" office:value-type="float" office:value="47.32222" calcext:value-type="float">
            <text:p>47.3 </text:p>
          </table:table-cell>
          <table:table-cell table:style-name="ce5" office:value-type="float" office:value="44.17401" calcext:value-type="float">
            <text:p>44.2 </text:p>
          </table:table-cell>
          <table:table-cell table:style-name="ce5" office:value-type="float" office:value="70.86967" calcext:value-type="float">
            <text:p>70.9 </text:p>
          </table:table-cell>
          <table:table-cell table:style-name="ce5" office:value-type="float" office:value="74.9496" calcext:value-type="float">
            <text:p>74.9 </text:p>
          </table:table-cell>
          <table:table-cell table:style-name="ce5" office:value-type="float" office:value="73.19981" calcext:value-type="float">
            <text:p>73.2 </text:p>
          </table:table-cell>
          <table:table-cell table:style-name="ce5" office:value-type="float" office:value="99.737" calcext:value-type="float">
            <text:p>99.7 </text:p>
          </table:table-cell>
          <table:table-cell table:style-name="ce5" office:value-type="float" office:value="65.10145" calcext:value-type="float">
            <text:p>65.1 </text:p>
          </table:table-cell>
          <table:table-cell table:style-name="ce5" office:value-type="float" office:value="53.59888" calcext:value-type="float">
            <text:p>53.6 </text:p>
          </table:table-cell>
          <table:table-cell table:style-name="ce5" office:value-type="float" office:value="68.46113" calcext:value-type="float">
            <text:p>68.5 </text:p>
          </table:table-cell>
          <table:table-cell table:style-name="ce5" office:value-type="float" office:value="71.06949" calcext:value-type="float">
            <text:p>71.1 </text:p>
          </table:table-cell>
          <table:table-cell table:style-name="ce5" office:value-type="float" office:value="48.4248" calcext:value-type="float">
            <text:p>48.4 </text:p>
          </table:table-cell>
          <table:table-cell table:style-name="ce5" office:value-type="float" office:value="73.32417" calcext:value-type="float">
            <text:p>73.3 </text:p>
          </table:table-cell>
          <table:table-cell table:style-name="ce5" office:value-type="float" office:value="69.51407" calcext:value-type="float">
            <text:p>69.5 </text:p>
          </table:table-cell>
          <table:table-cell table:style-name="ce5" office:value-type="float" office:value="73.19167" calcext:value-type="float">
            <text:p>73.2 </text:p>
          </table:table-cell>
          <table:table-cell table:style-name="ce5" office:value-type="float" office:value="63.99618" calcext:value-type="float">
            <text:p>64.0 </text:p>
          </table:table-cell>
          <table:table-cell table:style-name="ce5" office:value-type="float" office:value="71.33043" calcext:value-type="float">
            <text:p>71.3 </text:p>
          </table:table-cell>
          <table:table-cell table:style-name="ce5" office:value-type="float" office:value="53.68328" calcext:value-type="float">
            <text:p>53.7 </text:p>
          </table:table-cell>
          <table:table-cell table:style-name="ce5" office:value-type="float" office:value="57.66213" calcext:value-type="float">
            <text:p>57.7 </text:p>
          </table:table-cell>
          <table:table-cell table:style-name="ce5" office:value-type="float" office:value="68.91752" calcext:value-type="float">
            <text:p>68.9 </text:p>
          </table:table-cell>
          <table:table-cell table:style-name="ce5" office:value-type="float" office:value="82.49245" calcext:value-type="float">
            <text:p>82.5 </text:p>
          </table:table-cell>
          <table:table-cell table:style-name="ce5" office:value-type="float" office:value="92.02388" calcext:value-type="float">
            <text:p>92.0 </text:p>
          </table:table-cell>
          <table:table-cell table:style-name="ce5" office:value-type="float" office:value="9.101418" calcext:value-type="float">
            <text:p>9.1 </text:p>
          </table:table-cell>
          <table:table-cell table:style-name="ce5" office:value-type="float" office:value="72.6" calcext:value-type="float">
            <text:p>72.6 </text:p>
          </table:table-cell>
          <table:table-cell table:style-name="ce5" office:value-type="float" office:value="70.27977" calcext:value-type="float">
            <text:p>70.3 </text:p>
          </table:table-cell>
          <table:table-cell table:style-name="ce5" office:value-type="float" office:value="74.19" calcext:value-type="float">
            <text:p>7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22071" calcext:value-type="float">
            <text:p>75.2 </text:p>
          </table:table-cell>
          <table:table-cell table:style-name="ce5" office:value-type="float" office:value="64.25906" calcext:value-type="float">
            <text:p>64.3 </text:p>
          </table:table-cell>
          <table:table-cell table:style-name="ce5" office:value-type="float" office:value="58.40609" calcext:value-type="float">
            <text:p>58.4 </text:p>
          </table:table-cell>
          <table:table-cell table:style-name="ce5" office:value-type="float" office:value="68.4147" calcext:value-type="float">
            <text:p>68.4 </text:p>
          </table:table-cell>
          <table:table-cell table:style-name="ce5" office:value-type="float" office:value="35.46151" calcext:value-type="float">
            <text:p>35.5 </text:p>
          </table:table-cell>
          <table:table-cell table:style-name="ce5" office:value-type="float" office:value="70.21222" calcext:value-type="float">
            <text:p>70.2 </text:p>
          </table:table-cell>
          <table:table-cell table:style-name="ce5" office:value-type="float" office:value="35.15663" calcext:value-type="float">
            <text:p>35.2 </text:p>
          </table:table-cell>
          <table:table-cell table:style-name="ce5" office:value-type="float" office:value="32.08609" calcext:value-type="float">
            <text:p>32.1 </text:p>
          </table:table-cell>
          <table:table-cell table:style-name="ce5" office:value-type="float" office:value="16.8043" calcext:value-type="float">
            <text:p>16.8 </text:p>
          </table:table-cell>
          <table:table-cell table:style-name="ce5" office:value-type="float" office:value="66.51238" calcext:value-type="float">
            <text:p>66.5 </text:p>
          </table:table-cell>
          <table:table-cell table:style-name="ce5" office:value-type="float" office:value="43.64513" calcext:value-type="float">
            <text:p>43.6 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66.38031" calcext:value-type="float">
            <text:p>66.4 </text:p>
          </table:table-cell>
          <table:table-cell office:value-type="float" office:value="74.6255" calcext:value-type="float">
            <text:p>74.6 </text:p>
          </table:table-cell>
          <table:table-cell office:value-type="float" office:value="74.95354" calcext:value-type="float">
            <text:p>75.0 </text:p>
          </table:table-cell>
          <table:table-cell office:value-type="float" office:value="75.35555" calcext:value-type="float">
            <text:p>75.4 </text:p>
          </table:table-cell>
          <table:table-cell office:value-type="float" office:value="62.22335" calcext:value-type="float">
            <text:p>62.2 </text:p>
          </table:table-cell>
          <table:table-cell office:value-type="float" office:value="49.50916" calcext:value-type="float">
            <text:p>49.5 </text:p>
          </table:table-cell>
          <table:table-cell office:value-type="float" office:value="30.74584" calcext:value-type="float">
            <text:p>30.7 </text:p>
          </table:table-cell>
          <table:table-cell office:value-type="float" office:value="72.38333" calcext:value-type="float">
            <text:p>72.4 </text:p>
          </table:table-cell>
          <table:table-cell office:value-type="float" office:value="76.24255" calcext:value-type="float">
            <text:p>76.2 </text:p>
          </table:table-cell>
          <table:table-cell office:value-type="float" office:value="59.61068" calcext:value-type="float">
            <text:p>59.6 </text:p>
          </table:table-cell>
          <table:table-cell office:value-type="float" office:value="79.12543" calcext:value-type="float">
            <text:p>79.1 </text:p>
          </table:table-cell>
          <table:table-cell office:value-type="float" office:value="79.92917" calcext:value-type="float">
            <text:p>79.9 </text:p>
          </table:table-cell>
          <table:table-cell office:value-type="float" office:value="79.94353" calcext:value-type="float">
            <text:p>79.9 </text:p>
          </table:table-cell>
          <table:table-cell office:value-type="float" office:value="71.64864" calcext:value-type="float">
            <text:p>71.6 </text:p>
          </table:table-cell>
          <table:table-cell office:value-type="float" office:value="51.96151" calcext:value-type="float">
            <text:p>52.0 </text:p>
          </table:table-cell>
          <table:table-cell office:value-type="float" office:value="46.443" calcext:value-type="float">
            <text:p>46.4 </text:p>
          </table:table-cell>
          <table:table-cell office:value-type="float" office:value="74.83179" calcext:value-type="float">
            <text:p>74.8 </text:p>
          </table:table-cell>
          <table:table-cell office:value-type="float" office:value="75.73925" calcext:value-type="float">
            <text:p>75.7 </text:p>
          </table:table-cell>
          <table:table-cell office:value-type="float" office:value="75.05739" calcext:value-type="float">
            <text:p>75.1 </text:p>
          </table:table-cell>
          <table:table-cell office:value-type="float" office:value="99.0498" calcext:value-type="float">
            <text:p>99.0 </text:p>
          </table:table-cell>
          <table:table-cell office:value-type="float" office:value="66.5722" calcext:value-type="float">
            <text:p>66.6 </text:p>
          </table:table-cell>
          <table:table-cell office:value-type="float" office:value="55.02153" calcext:value-type="float">
            <text:p>55.0 </text:p>
          </table:table-cell>
          <table:table-cell office:value-type="float" office:value="69.13315" calcext:value-type="float">
            <text:p>69.1 </text:p>
          </table:table-cell>
          <table:table-cell office:value-type="float" office:value="73.30872" calcext:value-type="float">
            <text:p>73.3 </text:p>
          </table:table-cell>
          <table:table-cell office:value-type="float" office:value="53.02106" calcext:value-type="float">
            <text:p>53.0 </text:p>
          </table:table-cell>
          <table:table-cell office:value-type="float" office:value="75.055" calcext:value-type="float">
            <text:p>75.1 </text:p>
          </table:table-cell>
          <table:table-cell office:value-type="float" office:value="71.33202" calcext:value-type="float">
            <text:p>71.3 </text:p>
          </table:table-cell>
          <table:table-cell office:value-type="float" office:value="75.45" calcext:value-type="float">
            <text:p>75.5 </text:p>
          </table:table-cell>
          <table:table-cell office:value-type="float" office:value="70.33191" calcext:value-type="float">
            <text:p>70.3 </text:p>
          </table:table-cell>
          <table:table-cell office:value-type="float" office:value="73.36551" calcext:value-type="float">
            <text:p>73.4 </text:p>
          </table:table-cell>
          <table:table-cell office:value-type="float" office:value="60.14448" calcext:value-type="float">
            <text:p>60.1 </text:p>
          </table:table-cell>
          <table:table-cell office:value-type="float" office:value="62.80083" calcext:value-type="float">
            <text:p>62.8 </text:p>
          </table:table-cell>
          <table:table-cell office:value-type="float" office:value="71.28381" calcext:value-type="float">
            <text:p>71.3 </text:p>
          </table:table-cell>
          <table:table-cell office:value-type="float" office:value="83.23418" calcext:value-type="float">
            <text:p>83.2 </text:p>
          </table:table-cell>
          <table:table-cell office:value-type="float" office:value="93.4581" calcext:value-type="float">
            <text:p>93.5 </text:p>
          </table:table-cell>
          <table:table-cell office:value-type="float" office:value="14.0995" calcext:value-type="float">
            <text:p>14.1 </text:p>
          </table:table-cell>
          <table:table-cell office:value-type="float" office:value="73.4" calcext:value-type="float">
            <text:p>73.4 </text:p>
          </table:table-cell>
          <table:table-cell office:value-type="float" office:value="72.65302" calcext:value-type="float">
            <text:p>72.7 </text:p>
          </table:table-cell>
          <table:table-cell office:value-type="float" office:value="75.81" calcext:value-type="float">
            <text:p>75.8 </text:p>
          </table:table-cell>
          <table:table-cell office:value-type="float" office:value="73.13" calcext:value-type="float">
            <text:p>73.1 </text:p>
          </table:table-cell>
          <table:table-cell office:value-type="float" office:value="76.95082" calcext:value-type="float">
            <text:p>77.0 </text:p>
          </table:table-cell>
          <table:table-cell office:value-type="float" office:value="67.76001" calcext:value-type="float">
            <text:p>67.8 </text:p>
          </table:table-cell>
          <table:table-cell office:value-type="float" office:value="61.00739" calcext:value-type="float">
            <text:p>61.0 </text:p>
          </table:table-cell>
          <table:table-cell office:value-type="float" office:value="71.19032" calcext:value-type="float">
            <text:p>71.2 </text:p>
          </table:table-cell>
          <table:table-cell office:value-type="float" office:value="37.95947" calcext:value-type="float">
            <text:p>38.0 </text:p>
          </table:table-cell>
          <table:table-cell office:value-type="float" office:value="70.45643" calcext:value-type="float">
            <text:p>70.5 </text:p>
          </table:table-cell>
          <table:table-cell office:value-type="float" office:value="36.56621" calcext:value-type="float">
            <text:p>36.6 </text:p>
          </table:table-cell>
          <table:table-cell office:value-type="float" office:value="33.26962" calcext:value-type="float">
            <text:p>33.3 </text:p>
          </table:table-cell>
          <table:table-cell office:value-type="float" office:value="20.29939" calcext:value-type="float">
            <text:p>20.3 </text:p>
          </table:table-cell>
          <table:table-cell office:value-type="float" office:value="65.76412" calcext:value-type="float">
            <text:p>65.8 </text:p>
          </table:table-cell>
          <table:table-cell office:value-type="float" office:value="45.97533" calcext:value-type="float">
            <text:p>46.0 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table:style-name="ce5" office:value-type="float" office:value="69.30578" calcext:value-type="float">
            <text:p>69.3 </text:p>
          </table:table-cell>
          <table:table-cell table:style-name="ce5" office:value-type="float" office:value="76.60308" calcext:value-type="float">
            <text:p>76.6 </text:p>
          </table:table-cell>
          <table:table-cell table:style-name="ce5" office:value-type="float" office:value="76.80434" calcext:value-type="float">
            <text:p>76.8 </text:p>
          </table:table-cell>
          <table:table-cell table:style-name="ce5" office:value-type="float" office:value="77.25836" calcext:value-type="float">
            <text:p>77.3 </text:p>
          </table:table-cell>
          <table:table-cell table:style-name="ce5" office:value-type="float" office:value="64.44417" calcext:value-type="float">
            <text:p>64.4 </text:p>
          </table:table-cell>
          <table:table-cell table:style-name="ce5" office:value-type="float" office:value="53.45285" calcext:value-type="float">
            <text:p>53.5 </text:p>
          </table:table-cell>
          <table:table-cell table:style-name="ce5" office:value-type="float" office:value="34.20647" calcext:value-type="float">
            <text:p>34.2 </text:p>
          </table:table-cell>
          <table:table-cell table:style-name="ce5" office:value-type="float" office:value="75.75833" calcext:value-type="float">
            <text:p>75.8 </text:p>
          </table:table-cell>
          <table:table-cell table:style-name="ce5" office:value-type="float" office:value="78.025" calcext:value-type="float">
            <text:p>78.0 </text:p>
          </table:table-cell>
          <table:table-cell table:style-name="ce5" office:value-type="float" office:value="63.03727" calcext:value-type="float">
            <text:p>63.0 </text:p>
          </table:table-cell>
          <table:table-cell table:style-name="ce5" office:value-type="float" office:value="81.16563" calcext:value-type="float">
            <text:p>81.2 </text:p>
          </table:table-cell>
          <table:table-cell table:style-name="ce5" office:value-type="float" office:value="81.23583" calcext:value-type="float">
            <text:p>81.2 </text:p>
          </table:table-cell>
          <table:table-cell table:style-name="ce5" office:value-type="float" office:value="81.52949" calcext:value-type="float">
            <text:p>81.5 </text:p>
          </table:table-cell>
          <table:table-cell table:style-name="ce5" office:value-type="float" office:value="74.06605" calcext:value-type="float">
            <text:p>74.1 </text:p>
          </table:table-cell>
          <table:table-cell table:style-name="ce5" office:value-type="float" office:value="56.69874" calcext:value-type="float">
            <text:p>56.7 </text:p>
          </table:table-cell>
          <table:table-cell table:style-name="ce5" office:value-type="float" office:value="49.41771" calcext:value-type="float">
            <text:p>49.4 </text:p>
          </table:table-cell>
          <table:table-cell table:style-name="ce5" office:value-type="float" office:value="78.47828" calcext:value-type="float">
            <text:p>78.5 </text:p>
          </table:table-cell>
          <table:table-cell table:style-name="ce5" office:value-type="float" office:value="76.6129" calcext:value-type="float">
            <text:p>76.6 </text:p>
          </table:table-cell>
          <table:table-cell table:style-name="ce5" office:value-type="float" office:value="77.14787" calcext:value-type="float">
            <text:p>77.1 </text:p>
          </table:table-cell>
          <table:table-cell table:style-name="ce5" office:value-type="float" office:value="98.3626" calcext:value-type="float">
            <text:p>98.4 </text:p>
          </table:table-cell>
          <table:table-cell table:style-name="ce5" office:value-type="float" office:value="69.27941" calcext:value-type="float">
            <text:p>69.3 </text:p>
          </table:table-cell>
          <table:table-cell table:style-name="ce5" office:value-type="float" office:value="56.38994" calcext:value-type="float">
            <text:p>56.4 </text:p>
          </table:table-cell>
          <table:table-cell table:style-name="ce5" office:value-type="float" office:value="70.07829" calcext:value-type="float">
            <text:p>70.1 </text:p>
          </table:table-cell>
          <table:table-cell table:style-name="ce5" office:value-type="float" office:value="75.26154" calcext:value-type="float">
            <text:p>75.3 </text:p>
          </table:table-cell>
          <table:table-cell table:style-name="ce5" office:value-type="float" office:value="56.3973" calcext:value-type="float">
            <text:p>56.4 </text:p>
          </table:table-cell>
          <table:table-cell table:style-name="ce5" office:value-type="float" office:value="78.17416" calcext:value-type="float">
            <text:p>78.2 </text:p>
          </table:table-cell>
          <table:table-cell table:style-name="ce5" office:value-type="float" office:value="73.20507" calcext:value-type="float">
            <text:p>73.2 </text:p>
          </table:table-cell>
          <table:table-cell table:style-name="ce5" office:value-type="float" office:value="77.71667" calcext:value-type="float">
            <text:p>77.7 </text:p>
          </table:table-cell>
          <table:table-cell table:style-name="ce5" office:value-type="float" office:value="74.1357" calcext:value-type="float">
            <text:p>74.1 </text:p>
          </table:table-cell>
          <table:table-cell table:style-name="ce5" office:value-type="float" office:value="76.57151" calcext:value-type="float">
            <text:p>76.6 </text:p>
          </table:table-cell>
          <table:table-cell table:style-name="ce5" office:value-type="float" office:value="64.55285" calcext:value-type="float">
            <text:p>64.6 </text:p>
          </table:table-cell>
          <table:table-cell table:style-name="ce5" office:value-type="float" office:value="68.06333" calcext:value-type="float">
            <text:p>68.1 </text:p>
          </table:table-cell>
          <table:table-cell table:style-name="ce5" office:value-type="float" office:value="73.84278" calcext:value-type="float">
            <text:p>73.8 </text:p>
          </table:table-cell>
          <table:table-cell table:style-name="ce5" office:value-type="float" office:value="85.23676" calcext:value-type="float">
            <text:p>85.2 </text:p>
          </table:table-cell>
          <table:table-cell table:style-name="ce5" office:value-type="float" office:value="94.38242" calcext:value-type="float">
            <text:p>94.4 </text:p>
          </table:table-cell>
          <table:table-cell table:style-name="ce5" office:value-type="float" office:value="21.76965" calcext:value-type="float">
            <text:p>21.8 </text:p>
          </table:table-cell>
          <table:table-cell table:style-name="ce5" office:value-type="float" office:value="74.6" calcext:value-type="float">
            <text:p>74.6 </text:p>
          </table:table-cell>
          <table:table-cell table:style-name="ce5" office:value-type="float" office:value="74.70631" calcext:value-type="float">
            <text:p>74.7 </text:p>
          </table:table-cell>
          <table:table-cell table:style-name="ce5" office:value-type="float" office:value="77.64" calcext:value-type="float">
            <text:p>77.6 </text:p>
          </table:table-cell>
          <table:table-cell table:style-name="ce5" office:value-type="float" office:value="75.73" calcext:value-type="float">
            <text:p>75.7 </text:p>
          </table:table-cell>
          <table:table-cell table:style-name="ce5" office:value-type="float" office:value="78.5737" calcext:value-type="float">
            <text:p>78.6 </text:p>
          </table:table-cell>
          <table:table-cell table:style-name="ce5" office:value-type="float" office:value="71.33865" calcext:value-type="float">
            <text:p>71.3 </text:p>
          </table:table-cell>
          <table:table-cell table:style-name="ce5" office:value-type="float" office:value="63.63764" calcext:value-type="float">
            <text:p>63.6 </text:p>
          </table:table-cell>
          <table:table-cell table:style-name="ce5" office:value-type="float" office:value="73.80384" calcext:value-type="float">
            <text:p>73.8 </text:p>
          </table:table-cell>
          <table:table-cell table:style-name="ce5" office:value-type="float" office:value="40.55603" calcext:value-type="float">
            <text:p>40.6 </text:p>
          </table:table-cell>
          <table:table-cell table:style-name="ce5" office:value-type="float" office:value="70.9631" calcext:value-type="float">
            <text:p>71.0 </text:p>
          </table:table-cell>
          <table:table-cell table:style-name="ce5" office:value-type="float" office:value="37.94815" calcext:value-type="float">
            <text:p>37.9 </text:p>
          </table:table-cell>
          <table:table-cell table:style-name="ce5" office:value-type="float" office:value="37.09566" calcext:value-type="float">
            <text:p>37.1 </text:p>
          </table:table-cell>
          <table:table-cell table:style-name="ce5" office:value-type="float" office:value="24.65909" calcext:value-type="float">
            <text:p>24.7 </text:p>
          </table:table-cell>
          <table:table-cell table:style-name="ce5" office:value-type="float" office:value="65.02694" calcext:value-type="float">
            <text:p>65.0 </text:p>
          </table:table-cell>
          <table:table-cell table:style-name="ce5" office:value-type="float" office:value="48.59679" calcext:value-type="float">
            <text:p>48.6 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71.37218" calcext:value-type="float">
            <text:p>71.4 </text:p>
          </table:table-cell>
          <table:table-cell office:value-type="float" office:value="77.98987" calcext:value-type="float">
            <text:p>78.0 </text:p>
          </table:table-cell>
          <table:table-cell office:value-type="float" office:value="78.06794" calcext:value-type="float">
            <text:p>78.1 </text:p>
          </table:table-cell>
          <table:table-cell office:value-type="float" office:value="79.00316" calcext:value-type="float">
            <text:p>79.0 </text:p>
          </table:table-cell>
          <table:table-cell office:value-type="float" office:value="66.04844" calcext:value-type="float">
            <text:p>66.0 </text:p>
          </table:table-cell>
          <table:table-cell office:value-type="float" office:value="56.84791" calcext:value-type="float">
            <text:p>56.8 </text:p>
          </table:table-cell>
          <table:table-cell office:value-type="float" office:value="37.34235" calcext:value-type="float">
            <text:p>37.3 </text:p>
          </table:table-cell>
          <table:table-cell office:value-type="float" office:value="77.2" calcext:value-type="float">
            <text:p>77.2 </text:p>
          </table:table-cell>
          <table:table-cell office:value-type="float" office:value="79.91666" calcext:value-type="float">
            <text:p>79.9 </text:p>
          </table:table-cell>
          <table:table-cell office:value-type="float" office:value="65.28891" calcext:value-type="float">
            <text:p>65.3 </text:p>
          </table:table-cell>
          <table:table-cell office:value-type="float" office:value="82.44093" calcext:value-type="float">
            <text:p>82.4 </text:p>
          </table:table-cell>
          <table:table-cell office:value-type="float" office:value="82.79833" calcext:value-type="float">
            <text:p>82.8 </text:p>
          </table:table-cell>
          <table:table-cell office:value-type="float" office:value="82.68787" calcext:value-type="float">
            <text:p>82.7 </text:p>
          </table:table-cell>
          <table:table-cell office:value-type="float" office:value="76.75417" calcext:value-type="float">
            <text:p>76.8 </text:p>
          </table:table-cell>
          <table:table-cell office:value-type="float" office:value="59.68419" calcext:value-type="float">
            <text:p>59.7 </text:p>
          </table:table-cell>
          <table:table-cell office:value-type="float" office:value="51.98596" calcext:value-type="float">
            <text:p>52.0 </text:p>
          </table:table-cell>
          <table:table-cell office:value-type="float" office:value="82.09985" calcext:value-type="float">
            <text:p>82.1 </text:p>
          </table:table-cell>
          <table:table-cell office:value-type="float" office:value="81.02319" calcext:value-type="float">
            <text:p>81.0 </text:p>
          </table:table-cell>
          <table:table-cell office:value-type="float" office:value="79.0498" calcext:value-type="float">
            <text:p>79.0 </text:p>
          </table:table-cell>
          <table:table-cell office:value-type="float" office:value="97.48028" calcext:value-type="float">
            <text:p>97.5 </text:p>
          </table:table-cell>
          <table:table-cell office:value-type="float" office:value="71.19309" calcext:value-type="float">
            <text:p>71.2 </text:p>
          </table:table-cell>
          <table:table-cell office:value-type="float" office:value="57.48327" calcext:value-type="float">
            <text:p>57.5 </text:p>
          </table:table-cell>
          <table:table-cell office:value-type="float" office:value="70.27556" calcext:value-type="float">
            <text:p>70.3 </text:p>
          </table:table-cell>
          <table:table-cell office:value-type="float" office:value="76.82253" calcext:value-type="float">
            <text:p>76.8 </text:p>
          </table:table-cell>
          <table:table-cell office:value-type="float" office:value="59.2345" calcext:value-type="float">
            <text:p>59.2 </text:p>
          </table:table-cell>
          <table:table-cell office:value-type="float" office:value="80.74416" calcext:value-type="float">
            <text:p>80.7 </text:p>
          </table:table-cell>
          <table:table-cell office:value-type="float" office:value="75.16484" calcext:value-type="float">
            <text:p>75.2 </text:p>
          </table:table-cell>
          <table:table-cell office:value-type="float" office:value="78.71667" calcext:value-type="float">
            <text:p>78.7 </text:p>
          </table:table-cell>
          <table:table-cell office:value-type="float" office:value="75.54819" calcext:value-type="float">
            <text:p>75.5 </text:p>
          </table:table-cell>
          <table:table-cell office:value-type="float" office:value="79.32835" calcext:value-type="float">
            <text:p>79.3 </text:p>
          </table:table-cell>
          <table:table-cell office:value-type="float" office:value="66.5715" calcext:value-type="float">
            <text:p>66.6 </text:p>
          </table:table-cell>
          <table:table-cell office:value-type="float" office:value="73.155" calcext:value-type="float">
            <text:p>73.2 </text:p>
          </table:table-cell>
          <table:table-cell office:value-type="float" office:value="76.10655" calcext:value-type="float">
            <text:p>76.1 </text:p>
          </table:table-cell>
          <table:table-cell office:value-type="float" office:value="87.07658" calcext:value-type="float">
            <text:p>87.1 </text:p>
          </table:table-cell>
          <table:table-cell office:value-type="float" office:value="94.98903" calcext:value-type="float">
            <text:p>95.0 </text:p>
          </table:table-cell>
          <table:table-cell office:value-type="float" office:value="31.55818" calcext:value-type="float">
            <text:p>31.6 </text:p>
          </table:table-cell>
          <table:table-cell office:value-type="float" office:value="75.7" calcext:value-type="float">
            <text:p>75.7 </text:p>
          </table:table-cell>
          <table:table-cell office:value-type="float" office:value="75.89118" calcext:value-type="float">
            <text:p>75.9 </text:p>
          </table:table-cell>
          <table:table-cell office:value-type="float" office:value="79.4" calcext:value-type="float">
            <text:p>79.4 </text:p>
          </table:table-cell>
          <table:table-cell office:value-type="float" office:value="77.81" calcext:value-type="float">
            <text:p>77.8 </text:p>
          </table:table-cell>
          <table:table-cell office:value-type="float" office:value="79.6408" calcext:value-type="float">
            <text:p>79.6 </text:p>
          </table:table-cell>
          <table:table-cell office:value-type="float" office:value="74.59593" calcext:value-type="float">
            <text:p>74.6 </text:p>
          </table:table-cell>
          <table:table-cell office:value-type="float" office:value="65.8749" calcext:value-type="float">
            <text:p>65.9 </text:p>
          </table:table-cell>
          <table:table-cell office:value-type="float" office:value="75.8564" calcext:value-type="float">
            <text:p>75.9 </text:p>
          </table:table-cell>
          <table:table-cell office:value-type="float" office:value="43.98309" calcext:value-type="float">
            <text:p>44.0 </text:p>
          </table:table-cell>
          <table:table-cell office:value-type="float" office:value="70.44366" calcext:value-type="float">
            <text:p>70.4 </text:p>
          </table:table-cell>
          <table:table-cell office:value-type="float" office:value="39.57885" calcext:value-type="float">
            <text:p>39.6 </text:p>
          </table:table-cell>
          <table:table-cell office:value-type="float" office:value="41.51009" calcext:value-type="float">
            <text:p>41.5 </text:p>
          </table:table-cell>
          <table:table-cell office:value-type="float" office:value="28.55245" calcext:value-type="float">
            <text:p>28.6 </text:p>
          </table:table-cell>
          <table:table-cell office:value-type="float" office:value="65.18768" calcext:value-type="float">
            <text:p>65.2 </text:p>
          </table:table-cell>
          <table:table-cell office:value-type="float" office:value="53.21092" calcext:value-type="float">
            <text:p>53.2 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table:style-name="ce5" office:value-type="float" office:value="73.32249" calcext:value-type="float">
            <text:p>73.3 </text:p>
          </table:table-cell>
          <table:table-cell table:style-name="ce5" office:value-type="float" office:value="79.04707" calcext:value-type="float">
            <text:p>79.0 </text:p>
          </table:table-cell>
          <table:table-cell table:style-name="ce5" office:value-type="float" office:value="79.30841" calcext:value-type="float">
            <text:p>79.3 </text:p>
          </table:table-cell>
          <table:table-cell table:style-name="ce5" office:value-type="float" office:value="81.18251" calcext:value-type="float">
            <text:p>81.2 </text:p>
          </table:table-cell>
          <table:table-cell table:style-name="ce5" office:value-type="float" office:value="67.90452" calcext:value-type="float">
            <text:p>67.9 </text:p>
          </table:table-cell>
          <table:table-cell table:style-name="ce5" office:value-type="float" office:value="60.90104" calcext:value-type="float">
            <text:p>60.9 </text:p>
          </table:table-cell>
          <table:table-cell table:style-name="ce5" office:value-type="float" office:value="40.8703" calcext:value-type="float">
            <text:p>40.9 </text:p>
          </table:table-cell>
          <table:table-cell table:style-name="ce5" office:value-type="float" office:value="77.29166" calcext:value-type="float">
            <text:p>77.3 </text:p>
          </table:table-cell>
          <table:table-cell table:style-name="ce5" office:value-type="float" office:value="81.575" calcext:value-type="float">
            <text:p>81.6 </text:p>
          </table:table-cell>
          <table:table-cell table:style-name="ce5" office:value-type="float" office:value="66.16051" calcext:value-type="float">
            <text:p>66.2 </text:p>
          </table:table-cell>
          <table:table-cell table:style-name="ce5" office:value-type="float" office:value="83.1643" calcext:value-type="float">
            <text:p>83.2 </text:p>
          </table:table-cell>
          <table:table-cell table:style-name="ce5" office:value-type="float" office:value="84.53584" calcext:value-type="float">
            <text:p>84.5 </text:p>
          </table:table-cell>
          <table:table-cell table:style-name="ce5" office:value-type="float" office:value="83.54305" calcext:value-type="float">
            <text:p>83.5 </text:p>
          </table:table-cell>
          <table:table-cell table:style-name="ce5" office:value-type="float" office:value="79.4641" calcext:value-type="float">
            <text:p>79.5 </text:p>
          </table:table-cell>
          <table:table-cell table:style-name="ce5" office:value-type="float" office:value="62.46608" calcext:value-type="float">
            <text:p>62.5 </text:p>
          </table:table-cell>
          <table:table-cell table:style-name="ce5" office:value-type="float" office:value="53.05462" calcext:value-type="float">
            <text:p>53.1 </text:p>
          </table:table-cell>
          <table:table-cell table:style-name="ce5" office:value-type="float" office:value="84.96553" calcext:value-type="float">
            <text:p>85.0 </text:p>
          </table:table-cell>
          <table:table-cell table:style-name="ce5" office:value-type="float" office:value="81.61122" calcext:value-type="float">
            <text:p>81.6 </text:p>
          </table:table-cell>
          <table:table-cell table:style-name="ce5" office:value-type="float" office:value="81.16246" calcext:value-type="float">
            <text:p>81.2 </text:p>
          </table:table-cell>
          <table:table-cell table:style-name="ce5" office:value-type="float" office:value="97.22575" calcext:value-type="float">
            <text:p>97.2 </text:p>
          </table:table-cell>
          <table:table-cell table:style-name="ce5" office:value-type="float" office:value="73.69543" calcext:value-type="float">
            <text:p>73.7 </text:p>
          </table:table-cell>
          <table:table-cell table:style-name="ce5" office:value-type="float" office:value="59.1748" calcext:value-type="float">
            <text:p>59.2 </text:p>
          </table:table-cell>
          <table:table-cell table:style-name="ce5" office:value-type="float" office:value="69.47842" calcext:value-type="float">
            <text:p>69.5 </text:p>
          </table:table-cell>
          <table:table-cell table:style-name="ce5" office:value-type="float" office:value="78.39727" calcext:value-type="float">
            <text:p>78.4 </text:p>
          </table:table-cell>
          <table:table-cell table:style-name="ce5" office:value-type="float" office:value="61.92784" calcext:value-type="float">
            <text:p>61.9 </text:p>
          </table:table-cell>
          <table:table-cell table:style-name="ce5" office:value-type="float" office:value="82.43333" calcext:value-type="float">
            <text:p>82.4 </text:p>
          </table:table-cell>
          <table:table-cell table:style-name="ce5" office:value-type="float" office:value="76.48291" calcext:value-type="float">
            <text:p>76.5 </text:p>
          </table:table-cell>
          <table:table-cell table:style-name="ce5" office:value-type="float" office:value="80.675" calcext:value-type="float">
            <text:p>80.7 </text:p>
          </table:table-cell>
          <table:table-cell table:style-name="ce5" office:value-type="float" office:value="76.06396" calcext:value-type="float">
            <text:p>76.1 </text:p>
          </table:table-cell>
          <table:table-cell table:style-name="ce5" office:value-type="float" office:value="81.88192" calcext:value-type="float">
            <text:p>81.9 </text:p>
          </table:table-cell>
          <table:table-cell table:style-name="ce5" office:value-type="float" office:value="72.26612" calcext:value-type="float">
            <text:p>72.3 </text:p>
          </table:table-cell>
          <table:table-cell table:style-name="ce5" office:value-type="float" office:value="77.21083" calcext:value-type="float">
            <text:p>77.2 </text:p>
          </table:table-cell>
          <table:table-cell table:style-name="ce5" office:value-type="float" office:value="78.41934" calcext:value-type="float">
            <text:p>78.4 </text:p>
          </table:table-cell>
          <table:table-cell table:style-name="ce5" office:value-type="float" office:value="88.75337" calcext:value-type="float">
            <text:p>88.8 </text:p>
          </table:table-cell>
          <table:table-cell table:style-name="ce5" office:value-type="float" office:value="95.59531" calcext:value-type="float">
            <text:p>95.6 </text:p>
          </table:table-cell>
          <table:table-cell table:style-name="ce5" office:value-type="float" office:value="38.37551" calcext:value-type="float">
            <text:p>38.4 </text:p>
          </table:table-cell>
          <table:table-cell table:style-name="ce5" office:value-type="float" office:value="76.7" calcext:value-type="float">
            <text:p>76.7 </text:p>
          </table:table-cell>
          <table:table-cell table:style-name="ce5" office:value-type="float" office:value="77.61398" calcext:value-type="float">
            <text:p>77.6 </text:p>
          </table:table-cell>
          <table:table-cell table:style-name="ce5" office:value-type="float" office:value="81.08" calcext:value-type="float">
            <text:p>81.1 </text:p>
          </table:table-cell>
          <table:table-cell table:style-name="ce5" office:value-type="float" office:value="79.59" calcext:value-type="float">
            <text:p>79.6 </text:p>
          </table:table-cell>
          <table:table-cell table:style-name="ce5" office:value-type="float" office:value="81.0721" calcext:value-type="float">
            <text:p>81.1 </text:p>
          </table:table-cell>
          <table:table-cell table:style-name="ce5" office:value-type="float" office:value="76.78583" calcext:value-type="float">
            <text:p>76.8 </text:p>
          </table:table-cell>
          <table:table-cell table:style-name="ce5" office:value-type="float" office:value="68.0857" calcext:value-type="float">
            <text:p>68.1 </text:p>
          </table:table-cell>
          <table:table-cell table:style-name="ce5" office:value-type="float" office:value="77.73805" calcext:value-type="float">
            <text:p>77.7 </text:p>
          </table:table-cell>
          <table:table-cell table:style-name="ce5" office:value-type="float" office:value="50.45516" calcext:value-type="float">
            <text:p>50.5 </text:p>
          </table:table-cell>
          <table:table-cell table:style-name="ce5" office:value-type="float" office:value="71.23799" calcext:value-type="float">
            <text:p>71.2 </text:p>
          </table:table-cell>
          <table:table-cell table:style-name="ce5" office:value-type="float" office:value="41.08516" calcext:value-type="float">
            <text:p>41.1 </text:p>
          </table:table-cell>
          <table:table-cell table:style-name="ce5" office:value-type="float" office:value="44.31506" calcext:value-type="float">
            <text:p>44.3 </text:p>
          </table:table-cell>
          <table:table-cell table:style-name="ce5" office:value-type="float" office:value="32.45365" calcext:value-type="float">
            <text:p>32.5 </text:p>
          </table:table-cell>
          <table:table-cell table:style-name="ce5" office:value-type="float" office:value="65.58675" calcext:value-type="float">
            <text:p>65.6 </text:p>
          </table:table-cell>
          <table:table-cell table:style-name="ce5" office:value-type="float" office:value="56.23299" calcext:value-type="float">
            <text:p>56.2 </text:p>
          </table:table-cell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75.04063" calcext:value-type="float">
            <text:p>75.0 </text:p>
          </table:table-cell>
          <table:table-cell office:value-type="float" office:value="80.67638" calcext:value-type="float">
            <text:p>80.7 </text:p>
          </table:table-cell>
          <table:table-cell office:value-type="float" office:value="80.97173" calcext:value-type="float">
            <text:p>81.0 </text:p>
          </table:table-cell>
          <table:table-cell office:value-type="float" office:value="82.69028" calcext:value-type="float">
            <text:p>82.7 </text:p>
          </table:table-cell>
          <table:table-cell office:value-type="float" office:value="68.62074" calcext:value-type="float">
            <text:p>68.6 </text:p>
          </table:table-cell>
          <table:table-cell office:value-type="float" office:value="64.49666" calcext:value-type="float">
            <text:p>64.5 </text:p>
          </table:table-cell>
          <table:table-cell office:value-type="float" office:value="45.9034" calcext:value-type="float">
            <text:p>45.9 </text:p>
          </table:table-cell>
          <table:table-cell office:value-type="float" office:value="79.425" calcext:value-type="float">
            <text:p>79.4 </text:p>
          </table:table-cell>
          <table:table-cell office:value-type="float" office:value="82.51667" calcext:value-type="float">
            <text:p>82.5 </text:p>
          </table:table-cell>
          <table:table-cell office:value-type="float" office:value="68.17715" calcext:value-type="float">
            <text:p>68.2 </text:p>
          </table:table-cell>
          <table:table-cell office:value-type="float" office:value="83.31992" calcext:value-type="float">
            <text:p>83.3 </text:p>
          </table:table-cell>
          <table:table-cell office:value-type="float" office:value="86.34666" calcext:value-type="float">
            <text:p>86.3 </text:p>
          </table:table-cell>
          <table:table-cell office:value-type="float" office:value="84.93465" calcext:value-type="float">
            <text:p>84.9 </text:p>
          </table:table-cell>
          <table:table-cell office:value-type="float" office:value="81.76764" calcext:value-type="float">
            <text:p>81.8 </text:p>
          </table:table-cell>
          <table:table-cell office:value-type="float" office:value="66.679" calcext:value-type="float">
            <text:p>66.7 </text:p>
          </table:table-cell>
          <table:table-cell office:value-type="float" office:value="54.73019" calcext:value-type="float">
            <text:p>54.7 </text:p>
          </table:table-cell>
          <table:table-cell office:value-type="float" office:value="86.83446" calcext:value-type="float">
            <text:p>86.8 </text:p>
          </table:table-cell>
          <table:table-cell office:value-type="float" office:value="81.2752" calcext:value-type="float">
            <text:p>81.3 </text:p>
          </table:table-cell>
          <table:table-cell office:value-type="float" office:value="82.9535" calcext:value-type="float">
            <text:p>83.0 </text:p>
          </table:table-cell>
          <table:table-cell office:value-type="float" office:value="97.21727" calcext:value-type="float">
            <text:p>97.2 </text:p>
          </table:table-cell>
          <table:table-cell office:value-type="float" office:value="76.34159" calcext:value-type="float">
            <text:p>76.3 </text:p>
          </table:table-cell>
          <table:table-cell office:value-type="float" office:value="62.83913" calcext:value-type="float">
            <text:p>62.8 </text:p>
          </table:table-cell>
          <table:table-cell office:value-type="float" office:value="70.28722" calcext:value-type="float">
            <text:p>70.3 </text:p>
          </table:table-cell>
          <table:table-cell office:value-type="float" office:value="80.14214" calcext:value-type="float">
            <text:p>80.1 </text:p>
          </table:table-cell>
          <table:table-cell office:value-type="float" office:value="64.83127" calcext:value-type="float">
            <text:p>64.8 </text:p>
          </table:table-cell>
          <table:table-cell office:value-type="float" office:value="83.475" calcext:value-type="float">
            <text:p>83.5 </text:p>
          </table:table-cell>
          <table:table-cell office:value-type="float" office:value="78.23456" calcext:value-type="float">
            <text:p>78.2 </text:p>
          </table:table-cell>
          <table:table-cell office:value-type="float" office:value="81.04166" calcext:value-type="float">
            <text:p>81.0 </text:p>
          </table:table-cell>
          <table:table-cell office:value-type="float" office:value="78.63694" calcext:value-type="float">
            <text:p>78.6 </text:p>
          </table:table-cell>
          <table:table-cell office:value-type="float" office:value="83.81873" calcext:value-type="float">
            <text:p>83.8 </text:p>
          </table:table-cell>
          <table:table-cell office:value-type="float" office:value="77.72113" calcext:value-type="float">
            <text:p>77.7 </text:p>
          </table:table-cell>
          <table:table-cell office:value-type="float" office:value="79.985" calcext:value-type="float">
            <text:p>80.0 </text:p>
          </table:table-cell>
          <table:table-cell office:value-type="float" office:value="80.8027" calcext:value-type="float">
            <text:p>80.8 </text:p>
          </table:table-cell>
          <table:table-cell office:value-type="float" office:value="89.08501" calcext:value-type="float">
            <text:p>89.1 </text:p>
          </table:table-cell>
          <table:table-cell office:value-type="float" office:value="96.36285" calcext:value-type="float">
            <text:p>96.4 </text:p>
          </table:table-cell>
          <table:table-cell office:value-type="float" office:value="41.67514" calcext:value-type="float">
            <text:p>41.7 </text:p>
          </table:table-cell>
          <table:table-cell office:value-type="float" office:value="77.8" calcext:value-type="float">
            <text:p>77.8 </text:p>
          </table:table-cell>
          <table:table-cell office:value-type="float" office:value="79.69189" calcext:value-type="float">
            <text:p>79.7 </text:p>
          </table:table-cell>
          <table:table-cell office:value-type="float" office:value="82.85" calcext:value-type="float">
            <text:p>82.9 </text:p>
          </table:table-cell>
          <table:table-cell office:value-type="float" office:value="81.55" calcext:value-type="float">
            <text:p>81.6 </text:p>
          </table:table-cell>
          <table:table-cell office:value-type="float" office:value="82.73392" calcext:value-type="float">
            <text:p>82.7 </text:p>
          </table:table-cell>
          <table:table-cell office:value-type="float" office:value="78.61141" calcext:value-type="float">
            <text:p>78.6 </text:p>
          </table:table-cell>
          <table:table-cell office:value-type="float" office:value="70.1714" calcext:value-type="float">
            <text:p>70.2 </text:p>
          </table:table-cell>
          <table:table-cell office:value-type="float" office:value="79.61253" calcext:value-type="float">
            <text:p>79.6 </text:p>
          </table:table-cell>
          <table:table-cell office:value-type="float" office:value="53.78378" calcext:value-type="float">
            <text:p>53.8 </text:p>
          </table:table-cell>
          <table:table-cell office:value-type="float" office:value="73.96259" calcext:value-type="float">
            <text:p>74.0 </text:p>
          </table:table-cell>
          <table:table-cell office:value-type="float" office:value="42.63294" calcext:value-type="float">
            <text:p>42.6 </text:p>
          </table:table-cell>
          <table:table-cell office:value-type="float" office:value="47.00235" calcext:value-type="float">
            <text:p>47.0 </text:p>
          </table:table-cell>
          <table:table-cell office:value-type="float" office:value="35.9874" calcext:value-type="float">
            <text:p>36.0 </text:p>
          </table:table-cell>
          <table:table-cell office:value-type="float" office:value="65.92486" calcext:value-type="float">
            <text:p>65.9 </text:p>
          </table:table-cell>
          <table:table-cell office:value-type="float" office:value="55.84384" calcext:value-type="float">
            <text:p>55.8 </text:p>
          </table:table-cell>
        </table:table-row>
        <table:table-row table:style-name="ro1">
          <table:table-cell office:value-type="string" calcext:value-type="string">
            <text:p>2005</text:p>
          </table:table-cell>
          <table:table-cell table:style-name="ce5" office:value-type="float" office:value="77.0606" calcext:value-type="float">
            <text:p>77.1 </text:p>
          </table:table-cell>
          <table:table-cell table:style-name="ce5" office:value-type="float" office:value="82.53125" calcext:value-type="float">
            <text:p>82.5 </text:p>
          </table:table-cell>
          <table:table-cell table:style-name="ce5" office:value-type="float" office:value="83.22391" calcext:value-type="float">
            <text:p>83.2 </text:p>
          </table:table-cell>
          <table:table-cell table:style-name="ce5" office:value-type="float" office:value="84.52068" calcext:value-type="float">
            <text:p>84.5 </text:p>
          </table:table-cell>
          <table:table-cell table:style-name="ce5" office:value-type="float" office:value="70.71543" calcext:value-type="float">
            <text:p>70.7 </text:p>
          </table:table-cell>
          <table:table-cell table:style-name="ce5" office:value-type="float" office:value="67.75439" calcext:value-type="float">
            <text:p>67.8 </text:p>
          </table:table-cell>
          <table:table-cell table:style-name="ce5" office:value-type="float" office:value="52.23729" calcext:value-type="float">
            <text:p>52.2 </text:p>
          </table:table-cell>
          <table:table-cell table:style-name="ce5" office:value-type="float" office:value="80.9" calcext:value-type="float">
            <text:p>80.9 </text:p>
          </table:table-cell>
          <table:table-cell table:style-name="ce5" office:value-type="float" office:value="84.01667" calcext:value-type="float">
            <text:p>84.0 </text:p>
          </table:table-cell>
          <table:table-cell table:style-name="ce5" office:value-type="float" office:value="70.95859" calcext:value-type="float">
            <text:p>71.0 </text:p>
          </table:table-cell>
          <table:table-cell table:style-name="ce5" office:value-type="float" office:value="83.83973" calcext:value-type="float">
            <text:p>83.8 </text:p>
          </table:table-cell>
          <table:table-cell table:style-name="ce5" office:value-type="float" office:value="87.85416" calcext:value-type="float">
            <text:p>87.9 </text:p>
          </table:table-cell>
          <table:table-cell table:style-name="ce5" office:value-type="float" office:value="86.24851" calcext:value-type="float">
            <text:p>86.2 </text:p>
          </table:table-cell>
          <table:table-cell table:style-name="ce5" office:value-type="float" office:value="84.66636" calcext:value-type="float">
            <text:p>84.7 </text:p>
          </table:table-cell>
          <table:table-cell table:style-name="ce5" office:value-type="float" office:value="69.05379" calcext:value-type="float">
            <text:p>69.1 </text:p>
          </table:table-cell>
          <table:table-cell table:style-name="ce5" office:value-type="float" office:value="56.9123" calcext:value-type="float">
            <text:p>56.9 </text:p>
          </table:table-cell>
          <table:table-cell table:style-name="ce5" office:value-type="float" office:value="88.94427" calcext:value-type="float">
            <text:p>88.9 </text:p>
          </table:table-cell>
          <table:table-cell table:style-name="ce5" office:value-type="float" office:value="82.34207" calcext:value-type="float">
            <text:p>82.3 </text:p>
          </table:table-cell>
          <table:table-cell table:style-name="ce5" office:value-type="float" office:value="84.60037" calcext:value-type="float">
            <text:p>84.6 </text:p>
          </table:table-cell>
          <table:table-cell table:style-name="ce5" office:value-type="float" office:value="96.9373" calcext:value-type="float">
            <text:p>96.9 </text:p>
          </table:table-cell>
          <table:table-cell table:style-name="ce5" office:value-type="float" office:value="78.44388" calcext:value-type="float">
            <text:p>78.4 </text:p>
          </table:table-cell>
          <table:table-cell table:style-name="ce5" office:value-type="float" office:value="67.0798" calcext:value-type="float">
            <text:p>67.1 </text:p>
          </table:table-cell>
          <table:table-cell table:style-name="ce5" office:value-type="float" office:value="72.15579" calcext:value-type="float">
            <text:p>72.2 </text:p>
          </table:table-cell>
          <table:table-cell table:style-name="ce5" office:value-type="float" office:value="82.13583" calcext:value-type="float">
            <text:p>82.1 </text:p>
          </table:table-cell>
          <table:table-cell table:style-name="ce5" office:value-type="float" office:value="67.41678" calcext:value-type="float">
            <text:p>67.4 </text:p>
          </table:table-cell>
          <table:table-cell table:style-name="ce5" office:value-type="float" office:value="84.88416" calcext:value-type="float">
            <text:p>84.9 </text:p>
          </table:table-cell>
          <table:table-cell table:style-name="ce5" office:value-type="float" office:value="80.61056" calcext:value-type="float">
            <text:p>80.6 </text:p>
          </table:table-cell>
          <table:table-cell table:style-name="ce5" office:value-type="float" office:value="82.28333" calcext:value-type="float">
            <text:p>82.3 </text:p>
          </table:table-cell>
          <table:table-cell table:style-name="ce5" office:value-type="float" office:value="80.35421" calcext:value-type="float">
            <text:p>80.4 </text:p>
          </table:table-cell>
          <table:table-cell table:style-name="ce5" office:value-type="float" office:value="85.72741" calcext:value-type="float">
            <text:p>85.7 </text:p>
          </table:table-cell>
          <table:table-cell table:style-name="ce5" office:value-type="float" office:value="79.82666" calcext:value-type="float">
            <text:p>79.8 </text:p>
          </table:table-cell>
          <table:table-cell table:style-name="ce5" office:value-type="float" office:value="81.94583" calcext:value-type="float">
            <text:p>81.9 </text:p>
          </table:table-cell>
          <table:table-cell table:style-name="ce5" office:value-type="float" office:value="83.5248" calcext:value-type="float">
            <text:p>83.5 </text:p>
          </table:table-cell>
          <table:table-cell table:style-name="ce5" office:value-type="float" office:value="89.48872" calcext:value-type="float">
            <text:p>89.5 </text:p>
          </table:table-cell>
          <table:table-cell table:style-name="ce5" office:value-type="float" office:value="97.49219" calcext:value-type="float">
            <text:p>97.5 </text:p>
          </table:table-cell>
          <table:table-cell table:style-name="ce5" office:value-type="float" office:value="45.08382" calcext:value-type="float">
            <text:p>45.1 </text:p>
          </table:table-cell>
          <table:table-cell table:style-name="ce5" office:value-type="float" office:value="79.4" calcext:value-type="float">
            <text:p>79.4 </text:p>
          </table:table-cell>
          <table:table-cell table:style-name="ce5" office:value-type="float" office:value="82.39564" calcext:value-type="float">
            <text:p>82.4 </text:p>
          </table:table-cell>
          <table:table-cell table:style-name="ce5" office:value-type="float" office:value="84.67" calcext:value-type="float">
            <text:p>84.7 </text:p>
          </table:table-cell>
          <table:table-cell table:style-name="ce5" office:value-type="float" office:value="83.45" calcext:value-type="float">
            <text:p>83.5 </text:p>
          </table:table-cell>
          <table:table-cell table:style-name="ce5" office:value-type="float" office:value="84.73501" calcext:value-type="float">
            <text:p>84.7 </text:p>
          </table:table-cell>
          <table:table-cell table:style-name="ce5" office:value-type="float" office:value="80.4684" calcext:value-type="float">
            <text:p>80.5 </text:p>
          </table:table-cell>
          <table:table-cell table:style-name="ce5" office:value-type="float" office:value="72.48215" calcext:value-type="float">
            <text:p>72.5 </text:p>
          </table:table-cell>
          <table:table-cell table:style-name="ce5" office:value-type="float" office:value="81.71744" calcext:value-type="float">
            <text:p>81.7 </text:p>
          </table:table-cell>
          <table:table-cell table:style-name="ce5" office:value-type="float" office:value="57.47848" calcext:value-type="float">
            <text:p>57.5 </text:p>
          </table:table-cell>
          <table:table-cell table:style-name="ce5" office:value-type="float" office:value="75.27647" calcext:value-type="float">
            <text:p>75.3 </text:p>
          </table:table-cell>
          <table:table-cell table:style-name="ce5" office:value-type="float" office:value="44.44328" calcext:value-type="float">
            <text:p>44.4 </text:p>
          </table:table-cell>
          <table:table-cell table:style-name="ce5" office:value-type="float" office:value="51.9156" calcext:value-type="float">
            <text:p>51.9 </text:p>
          </table:table-cell>
          <table:table-cell table:style-name="ce5" office:value-type="float" office:value="40.55252" calcext:value-type="float">
            <text:p>40.6 </text:p>
          </table:table-cell>
          <table:table-cell table:style-name="ce5" office:value-type="float" office:value="66.24079" calcext:value-type="float">
            <text:p>66.2 </text:p>
          </table:table-cell>
          <table:table-cell table:style-name="ce5" office:value-type="float" office:value="56.99582" calcext:value-type="float">
            <text:p>57.0 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79.80032" calcext:value-type="float">
            <text:p>79.8 </text:p>
          </table:table-cell>
          <table:table-cell office:value-type="float" office:value="83.72098" calcext:value-type="float">
            <text:p>83.7 </text:p>
          </table:table-cell>
          <table:table-cell office:value-type="float" office:value="84.71461" calcext:value-type="float">
            <text:p>84.7 </text:p>
          </table:table-cell>
          <table:table-cell office:value-type="float" office:value="86.2128" calcext:value-type="float">
            <text:p>86.2 </text:p>
          </table:table-cell>
          <table:table-cell office:value-type="float" office:value="73.11411" calcext:value-type="float">
            <text:p>73.1 </text:p>
          </table:table-cell>
          <table:table-cell office:value-type="float" office:value="70.66338" calcext:value-type="float">
            <text:p>70.7 </text:p>
          </table:table-cell>
          <table:table-cell office:value-type="float" office:value="58.22922" calcext:value-type="float">
            <text:p>58.2 </text:p>
          </table:table-cell>
          <table:table-cell office:value-type="float" office:value="82.95" calcext:value-type="float">
            <text:p>83.0 </text:p>
          </table:table-cell>
          <table:table-cell office:value-type="float" office:value="85.63333" calcext:value-type="float">
            <text:p>85.6 </text:p>
          </table:table-cell>
          <table:table-cell office:value-type="float" office:value="74.10746" calcext:value-type="float">
            <text:p>74.1 </text:p>
          </table:table-cell>
          <table:table-cell office:value-type="float" office:value="85.15321" calcext:value-type="float">
            <text:p>85.2 </text:p>
          </table:table-cell>
          <table:table-cell office:value-type="float" office:value="89.32584" calcext:value-type="float">
            <text:p>89.3 </text:p>
          </table:table-cell>
          <table:table-cell office:value-type="float" office:value="87.60902" calcext:value-type="float">
            <text:p>87.6 </text:p>
          </table:table-cell>
          <table:table-cell office:value-type="float" office:value="87.37225" calcext:value-type="float">
            <text:p>87.4 </text:p>
          </table:table-cell>
          <table:table-cell office:value-type="float" office:value="71.76783" calcext:value-type="float">
            <text:p>71.8 </text:p>
          </table:table-cell>
          <table:table-cell office:value-type="float" office:value="60.71807" calcext:value-type="float">
            <text:p>60.7 </text:p>
          </table:table-cell>
          <table:table-cell office:value-type="float" office:value="92.44123" calcext:value-type="float">
            <text:p>92.4 </text:p>
          </table:table-cell>
          <table:table-cell office:value-type="float" office:value="84.03898" calcext:value-type="float">
            <text:p>84.0 </text:p>
          </table:table-cell>
          <table:table-cell office:value-type="float" office:value="86.36923" calcext:value-type="float">
            <text:p>86.4 </text:p>
          </table:table-cell>
          <table:table-cell office:value-type="float" office:value="97.18333" calcext:value-type="float">
            <text:p>97.2 </text:p>
          </table:table-cell>
          <table:table-cell office:value-type="float" office:value="80.20286" calcext:value-type="float">
            <text:p>80.2 </text:p>
          </table:table-cell>
          <table:table-cell office:value-type="float" office:value="71.46426" calcext:value-type="float">
            <text:p>71.5 </text:p>
          </table:table-cell>
          <table:table-cell office:value-type="float" office:value="74.85378" calcext:value-type="float">
            <text:p>74.9 </text:p>
          </table:table-cell>
          <table:table-cell office:value-type="float" office:value="84.32584" calcext:value-type="float">
            <text:p>84.3 </text:p>
          </table:table-cell>
          <table:table-cell office:value-type="float" office:value="69.86364" calcext:value-type="float">
            <text:p>69.9 </text:p>
          </table:table-cell>
          <table:table-cell office:value-type="float" office:value="85.81917" calcext:value-type="float">
            <text:p>85.8 </text:p>
          </table:table-cell>
          <table:table-cell office:value-type="float" office:value="83.32343" calcext:value-type="float">
            <text:p>83.3 </text:p>
          </table:table-cell>
          <table:table-cell office:value-type="float" office:value="84.2" calcext:value-type="float">
            <text:p>84.2 </text:p>
          </table:table-cell>
          <table:table-cell office:value-type="float" office:value="81.38651" calcext:value-type="float">
            <text:p>81.4 </text:p>
          </table:table-cell>
          <table:table-cell office:value-type="float" office:value="88.39153" calcext:value-type="float">
            <text:p>88.4 </text:p>
          </table:table-cell>
          <table:table-cell office:value-type="float" office:value="83.40556" calcext:value-type="float">
            <text:p>83.4 </text:p>
          </table:table-cell>
          <table:table-cell office:value-type="float" office:value="83.96" calcext:value-type="float">
            <text:p>84.0 </text:p>
          </table:table-cell>
          <table:table-cell office:value-type="float" office:value="86.46117" calcext:value-type="float">
            <text:p>86.5 </text:p>
          </table:table-cell>
          <table:table-cell office:value-type="float" office:value="90.70596" calcext:value-type="float">
            <text:p>90.7 </text:p>
          </table:table-cell>
          <table:table-cell office:value-type="float" office:value="98.52512" calcext:value-type="float">
            <text:p>98.5 </text:p>
          </table:table-cell>
          <table:table-cell office:value-type="float" office:value="49.41062" calcext:value-type="float">
            <text:p>49.4 </text:p>
          </table:table-cell>
          <table:table-cell office:value-type="float" office:value="81.4" calcext:value-type="float">
            <text:p>81.4 </text:p>
          </table:table-cell>
          <table:table-cell office:value-type="float" office:value="85.05367" calcext:value-type="float">
            <text:p>85.1 </text:p>
          </table:table-cell>
          <table:table-cell office:value-type="float" office:value="86.53" calcext:value-type="float">
            <text:p>86.5 </text:p>
          </table:table-cell>
          <table:table-cell office:value-type="float" office:value="85.38" calcext:value-type="float">
            <text:p>85.4 </text:p>
          </table:table-cell>
          <table:table-cell office:value-type="float" office:value="86.79533" calcext:value-type="float">
            <text:p>86.8 </text:p>
          </table:table-cell>
          <table:table-cell office:value-type="float" office:value="82.50179" calcext:value-type="float">
            <text:p>82.5 </text:p>
          </table:table-cell>
          <table:table-cell office:value-type="float" office:value="74.8989" calcext:value-type="float">
            <text:p>74.9 </text:p>
          </table:table-cell>
          <table:table-cell office:value-type="float" office:value="83.90095" calcext:value-type="float">
            <text:p>83.9 </text:p>
          </table:table-cell>
          <table:table-cell office:value-type="float" office:value="59.88313" calcext:value-type="float">
            <text:p>59.9 </text:p>
          </table:table-cell>
          <table:table-cell office:value-type="float" office:value="76.5181" calcext:value-type="float">
            <text:p>76.5 </text:p>
          </table:table-cell>
          <table:table-cell office:value-type="float" office:value="47.01944" calcext:value-type="float">
            <text:p>47.0 </text:p>
          </table:table-cell>
          <table:table-cell office:value-type="float" office:value="58.72105" calcext:value-type="float">
            <text:p>58.7 </text:p>
          </table:table-cell>
          <table:table-cell office:value-type="float" office:value="44.4734" calcext:value-type="float">
            <text:p>44.5 </text:p>
          </table:table-cell>
          <table:table-cell office:value-type="float" office:value="67.70406" calcext:value-type="float">
            <text:p>67.7 </text:p>
          </table:table-cell>
          <table:table-cell office:value-type="float" office:value="58.84471" calcext:value-type="float">
            <text:p>58.8 </text:p>
          </table:table-cell>
        </table:table-row>
        <table:table-row table:style-name="ro1">
          <table:table-cell office:value-type="string" calcext:value-type="string">
            <text:p>2007</text:p>
          </table:table-cell>
          <table:table-cell table:style-name="ce5" office:value-type="float" office:value="81.65777" calcext:value-type="float">
            <text:p>81.7 </text:p>
          </table:table-cell>
          <table:table-cell table:style-name="ce5" office:value-type="float" office:value="85.53651" calcext:value-type="float">
            <text:p>85.5 </text:p>
          </table:table-cell>
          <table:table-cell table:style-name="ce5" office:value-type="float" office:value="86.25901" calcext:value-type="float">
            <text:p>86.3 </text:p>
          </table:table-cell>
          <table:table-cell table:style-name="ce5" office:value-type="float" office:value="88.05636" calcext:value-type="float">
            <text:p>88.1 </text:p>
          </table:table-cell>
          <table:table-cell table:style-name="ce5" office:value-type="float" office:value="76.33684" calcext:value-type="float">
            <text:p>76.3 </text:p>
          </table:table-cell>
          <table:table-cell table:style-name="ce5" office:value-type="float" office:value="74.58122" calcext:value-type="float">
            <text:p>74.6 </text:p>
          </table:table-cell>
          <table:table-cell table:style-name="ce5" office:value-type="float" office:value="63.67787" calcext:value-type="float">
            <text:p>63.7 </text:p>
          </table:table-cell>
          <table:table-cell table:style-name="ce5" office:value-type="float" office:value="85.31667" calcext:value-type="float">
            <text:p>85.3 </text:p>
          </table:table-cell>
          <table:table-cell table:style-name="ce5" office:value-type="float" office:value="87.08334" calcext:value-type="float">
            <text:p>87.1 </text:p>
          </table:table-cell>
          <table:table-cell table:style-name="ce5" office:value-type="float" office:value="78.99954" calcext:value-type="float">
            <text:p>79.0 </text:p>
          </table:table-cell>
          <table:table-cell table:style-name="ce5" office:value-type="float" office:value="87.29113" calcext:value-type="float">
            <text:p>87.3 </text:p>
          </table:table-cell>
          <table:table-cell table:style-name="ce5" office:value-type="float" office:value="90.655" calcext:value-type="float">
            <text:p>90.7 </text:p>
          </table:table-cell>
          <table:table-cell table:style-name="ce5" office:value-type="float" office:value="89.62257" calcext:value-type="float">
            <text:p>89.6 </text:p>
          </table:table-cell>
          <table:table-cell table:style-name="ce5" office:value-type="float" office:value="89.90168" calcext:value-type="float">
            <text:p>89.9 </text:p>
          </table:table-cell>
          <table:table-cell table:style-name="ce5" office:value-type="float" office:value="77.47964" calcext:value-type="float">
            <text:p>77.5 </text:p>
          </table:table-cell>
          <table:table-cell table:style-name="ce5" office:value-type="float" office:value="63.78529" calcext:value-type="float">
            <text:p>63.8 </text:p>
          </table:table-cell>
          <table:table-cell table:style-name="ce5" office:value-type="float" office:value="96.96819" calcext:value-type="float">
            <text:p>97.0 </text:p>
          </table:table-cell>
          <table:table-cell table:style-name="ce5" office:value-type="float" office:value="84.4254" calcext:value-type="float">
            <text:p>84.4 </text:p>
          </table:table-cell>
          <table:table-cell table:style-name="ce5" office:value-type="float" office:value="87.94956" calcext:value-type="float">
            <text:p>87.9 </text:p>
          </table:table-cell>
          <table:table-cell table:style-name="ce5" office:value-type="float" office:value="97.22575" calcext:value-type="float">
            <text:p>97.2 </text:p>
          </table:table-cell>
          <table:table-cell table:style-name="ce5" office:value-type="float" office:value="82.23566" calcext:value-type="float">
            <text:p>82.2 </text:p>
          </table:table-cell>
          <table:table-cell table:style-name="ce5" office:value-type="float" office:value="78.67714" calcext:value-type="float">
            <text:p>78.7 </text:p>
          </table:table-cell>
          <table:table-cell table:style-name="ce5" office:value-type="float" office:value="79.14828" calcext:value-type="float">
            <text:p>79.1 </text:p>
          </table:table-cell>
          <table:table-cell table:style-name="ce5" office:value-type="float" office:value="86.27583" calcext:value-type="float">
            <text:p>86.3 </text:p>
          </table:table-cell>
          <table:table-cell table:style-name="ce5" office:value-type="float" office:value="72.63503" calcext:value-type="float">
            <text:p>72.6 </text:p>
          </table:table-cell>
          <table:table-cell table:style-name="ce5" office:value-type="float" office:value="87.20417" calcext:value-type="float">
            <text:p>87.2 </text:p>
          </table:table-cell>
          <table:table-cell table:style-name="ce5" office:value-type="float" office:value="85.30331" calcext:value-type="float">
            <text:p>85.3 </text:p>
          </table:table-cell>
          <table:table-cell table:style-name="ce5" office:value-type="float" office:value="84.8" calcext:value-type="float">
            <text:p>84.8 </text:p>
          </table:table-cell>
          <table:table-cell table:style-name="ce5" office:value-type="float" office:value="83.3876" calcext:value-type="float">
            <text:p>83.4 </text:p>
          </table:table-cell>
          <table:table-cell table:style-name="ce5" office:value-type="float" office:value="90.56063" calcext:value-type="float">
            <text:p>90.6 </text:p>
          </table:table-cell>
          <table:table-cell table:style-name="ce5" office:value-type="float" office:value="85.70482" calcext:value-type="float">
            <text:p>85.7 </text:p>
          </table:table-cell>
          <table:table-cell table:style-name="ce5" office:value-type="float" office:value="87.03083" calcext:value-type="float">
            <text:p>87.0 </text:p>
          </table:table-cell>
          <table:table-cell table:style-name="ce5" office:value-type="float" office:value="88.87067" calcext:value-type="float">
            <text:p>88.9 </text:p>
          </table:table-cell>
          <table:table-cell table:style-name="ce5" office:value-type="float" office:value="92.71252" calcext:value-type="float">
            <text:p>92.7 </text:p>
          </table:table-cell>
          <table:table-cell table:style-name="ce5" office:value-type="float" office:value="99.24667" calcext:value-type="float">
            <text:p>99.2 </text:p>
          </table:table-cell>
          <table:table-cell table:style-name="ce5" office:value-type="float" office:value="53.7371" calcext:value-type="float">
            <text:p>53.7 </text:p>
          </table:table-cell>
          <table:table-cell table:style-name="ce5" office:value-type="float" office:value="83.3" calcext:value-type="float">
            <text:p>83.3 </text:p>
          </table:table-cell>
          <table:table-cell table:style-name="ce5" office:value-type="float" office:value="87.47998" calcext:value-type="float">
            <text:p>87.5 </text:p>
          </table:table-cell>
          <table:table-cell table:style-name="ce5" office:value-type="float" office:value="88.41" calcext:value-type="float">
            <text:p>88.4 </text:p>
          </table:table-cell>
          <table:table-cell table:style-name="ce5" office:value-type="float" office:value="87.41" calcext:value-type="float">
            <text:p>87.4 </text:p>
          </table:table-cell>
          <table:table-cell table:style-name="ce5" office:value-type="float" office:value="88.73729" calcext:value-type="float">
            <text:p>88.7 </text:p>
          </table:table-cell>
          <table:table-cell table:style-name="ce5" office:value-type="float" office:value="84.66837" calcext:value-type="float">
            <text:p>84.7 </text:p>
          </table:table-cell>
          <table:table-cell table:style-name="ce5" office:value-type="float" office:value="77.4305" calcext:value-type="float">
            <text:p>77.4 </text:p>
          </table:table-cell>
          <table:table-cell table:style-name="ce5" office:value-type="float" office:value="86.03912" calcext:value-type="float">
            <text:p>86.0 </text:p>
          </table:table-cell>
          <table:table-cell table:style-name="ce5" office:value-type="float" office:value="62.06364" calcext:value-type="float">
            <text:p>62.1 </text:p>
          </table:table-cell>
          <table:table-cell table:style-name="ce5" office:value-type="float" office:value="80.2038" calcext:value-type="float">
            <text:p>80.2 </text:p>
          </table:table-cell>
          <table:table-cell table:style-name="ce5" office:value-type="float" office:value="50.01594" calcext:value-type="float">
            <text:p>50.0 </text:p>
          </table:table-cell>
          <table:table-cell table:style-name="ce5" office:value-type="float" office:value="62.48305" calcext:value-type="float">
            <text:p>62.5 </text:p>
          </table:table-cell>
          <table:table-cell table:style-name="ce5" office:value-type="float" office:value="48.47925" calcext:value-type="float">
            <text:p>48.5 </text:p>
          </table:table-cell>
          <table:table-cell table:style-name="ce5" office:value-type="float" office:value="70.52586" calcext:value-type="float">
            <text:p>70.5 </text:p>
          </table:table-cell>
          <table:table-cell table:style-name="ce5" office:value-type="float" office:value="62.48002" calcext:value-type="float">
            <text:p>62.5 </text:p>
          </table:table-cell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85.21012" calcext:value-type="float">
            <text:p>85.2 </text:p>
          </table:table-cell>
          <table:table-cell office:value-type="float" office:value="88.28732" calcext:value-type="float">
            <text:p>88.3 </text:p>
          </table:table-cell>
          <table:table-cell office:value-type="float" office:value="90.13156" calcext:value-type="float">
            <text:p>90.1 </text:p>
          </table:table-cell>
          <table:table-cell office:value-type="float" office:value="90.14353" calcext:value-type="float">
            <text:p>90.1 </text:p>
          </table:table-cell>
          <table:table-cell office:value-type="float" office:value="82.99056" calcext:value-type="float">
            <text:p>83.0 </text:p>
          </table:table-cell>
          <table:table-cell office:value-type="float" office:value="79.79958" calcext:value-type="float">
            <text:p>79.8 </text:p>
          </table:table-cell>
          <table:table-cell office:value-type="float" office:value="72.22629" calcext:value-type="float">
            <text:p>72.2 </text:p>
          </table:table-cell>
          <table:table-cell office:value-type="float" office:value="90.74167" calcext:value-type="float">
            <text:p>90.7 </text:p>
          </table:table-cell>
          <table:table-cell office:value-type="float" office:value="90.05833" calcext:value-type="float">
            <text:p>90.1 </text:p>
          </table:table-cell>
          <table:table-cell office:value-type="float" office:value="87.18575" calcext:value-type="float">
            <text:p>87.2 </text:p>
          </table:table-cell>
          <table:table-cell office:value-type="float" office:value="90.84034" calcext:value-type="float">
            <text:p>90.8 </text:p>
          </table:table-cell>
          <table:table-cell office:value-type="float" office:value="93.205" calcext:value-type="float">
            <text:p>93.2 </text:p>
          </table:table-cell>
          <table:table-cell office:value-type="float" office:value="91.9782" calcext:value-type="float">
            <text:p>92.0 </text:p>
          </table:table-cell>
          <table:table-cell office:value-type="float" office:value="93.63511" calcext:value-type="float">
            <text:p>93.6 </text:p>
          </table:table-cell>
          <table:table-cell office:value-type="float" office:value="82.16136" calcext:value-type="float">
            <text:p>82.2 </text:p>
          </table:table-cell>
          <table:table-cell office:value-type="float" office:value="71.88245" calcext:value-type="float">
            <text:p>71.9 </text:p>
          </table:table-cell>
          <table:table-cell office:value-type="float" office:value="100.9054" calcext:value-type="float">
            <text:p>100.9 </text:p>
          </table:table-cell>
          <table:table-cell office:value-type="float" office:value="88.27285" calcext:value-type="float">
            <text:p>88.3 </text:p>
          </table:table-cell>
          <table:table-cell office:value-type="float" office:value="90.89397" calcext:value-type="float">
            <text:p>90.9 </text:p>
          </table:table-cell>
          <table:table-cell office:value-type="float" office:value="98.56622" calcext:value-type="float">
            <text:p>98.6 </text:p>
          </table:table-cell>
          <table:table-cell office:value-type="float" office:value="86.07927" calcext:value-type="float">
            <text:p>86.1 </text:p>
          </table:table-cell>
          <table:table-cell office:value-type="float" office:value="90.79524" calcext:value-type="float">
            <text:p>90.8 </text:p>
          </table:table-cell>
          <table:table-cell office:value-type="float" office:value="87.79592" calcext:value-type="float">
            <text:p>87.8 </text:p>
          </table:table-cell>
          <table:table-cell office:value-type="float" office:value="89.21083" calcext:value-type="float">
            <text:p>89.2 </text:p>
          </table:table-cell>
          <table:table-cell office:value-type="float" office:value="76.35756" calcext:value-type="float">
            <text:p>76.4 </text:p>
          </table:table-cell>
          <table:table-cell office:value-type="float" office:value="89.3725" calcext:value-type="float">
            <text:p>89.4 </text:p>
          </table:table-cell>
          <table:table-cell office:value-type="float" office:value="88.68043" calcext:value-type="float">
            <text:p>88.7 </text:p>
          </table:table-cell>
          <table:table-cell office:value-type="float" office:value="87.98333" calcext:value-type="float">
            <text:p>88.0 </text:p>
          </table:table-cell>
          <table:table-cell office:value-type="float" office:value="86.86067" calcext:value-type="float">
            <text:p>86.9 </text:p>
          </table:table-cell>
          <table:table-cell office:value-type="float" office:value="92.9048" calcext:value-type="float">
            <text:p>92.9 </text:p>
          </table:table-cell>
          <table:table-cell office:value-type="float" office:value="89.64568" calcext:value-type="float">
            <text:p>89.6 </text:p>
          </table:table-cell>
          <table:table-cell office:value-type="float" office:value="91.94583" calcext:value-type="float">
            <text:p>91.9 </text:p>
          </table:table-cell>
          <table:table-cell office:value-type="float" office:value="92.49245" calcext:value-type="float">
            <text:p>92.5 </text:p>
          </table:table-cell>
          <table:table-cell office:value-type="float" office:value="95.8991" calcext:value-type="float">
            <text:p>95.9 </text:p>
          </table:table-cell>
          <table:table-cell office:value-type="float" office:value="101.6544" calcext:value-type="float">
            <text:p>101.7 </text:p>
          </table:table-cell>
          <table:table-cell office:value-type="float" office:value="59.34948" calcext:value-type="float">
            <text:p>59.3 </text:p>
          </table:table-cell>
          <table:table-cell office:value-type="float" office:value="86.2" calcext:value-type="float">
            <text:p>86.2 </text:p>
          </table:table-cell>
          <table:table-cell office:value-type="float" office:value="90.83842" calcext:value-type="float">
            <text:p>90.8 </text:p>
          </table:table-cell>
          <table:table-cell office:value-type="float" office:value="91.37" calcext:value-type="float">
            <text:p>91.4 </text:p>
          </table:table-cell>
          <table:table-cell office:value-type="float" office:value="90.64" calcext:value-type="float">
            <text:p>90.6 </text:p>
          </table:table-cell>
          <table:table-cell office:value-type="float" office:value="91.62331" calcext:value-type="float">
            <text:p>91.6 </text:p>
          </table:table-cell>
          <table:table-cell office:value-type="float" office:value="87.92489" calcext:value-type="float">
            <text:p>87.9 </text:p>
          </table:table-cell>
          <table:table-cell office:value-type="float" office:value="81.28628" calcext:value-type="float">
            <text:p>81.3 </text:p>
          </table:table-cell>
          <table:table-cell office:value-type="float" office:value="89.25447" calcext:value-type="float">
            <text:p>89.3 </text:p>
          </table:table-cell>
          <table:table-cell office:value-type="float" office:value="65.58797" calcext:value-type="float">
            <text:p>65.6 </text:p>
          </table:table-cell>
          <table:table-cell office:value-type="float" office:value="84.95608" calcext:value-type="float">
            <text:p>85.0 </text:p>
          </table:table-cell>
          <table:table-cell office:value-type="float" office:value="54.1919" calcext:value-type="float">
            <text:p>54.2 </text:p>
          </table:table-cell>
          <table:table-cell office:value-type="float" office:value="68.87299" calcext:value-type="float">
            <text:p>68.9 </text:p>
          </table:table-cell>
          <table:table-cell office:value-type="float" office:value="55.32005" calcext:value-type="float">
            <text:p>55.3 </text:p>
          </table:table-cell>
          <table:table-cell office:value-type="float" office:value="77.48693" calcext:value-type="float">
            <text:p>77.5 </text:p>
          </table:table-cell>
          <table:table-cell office:value-type="float" office:value="68.77461" calcext:value-type="float">
            <text:p>68.8 </text:p>
          </table:table-cell>
        </table:table-row>
        <table:table-row table:style-name="ro1">
          <table:table-cell office:value-type="string" calcext:value-type="string">
            <text:p>2009</text:p>
          </table:table-cell>
          <table:table-cell table:style-name="ce5" office:value-type="float" office:value="86.71929" calcext:value-type="float">
            <text:p>86.7 </text:p>
          </table:table-cell>
          <table:table-cell table:style-name="ce5" office:value-type="float" office:value="88.73433" calcext:value-type="float">
            <text:p>88.7 </text:p>
          </table:table-cell>
          <table:table-cell table:style-name="ce5" office:value-type="float" office:value="90.08366" calcext:value-type="float">
            <text:p>90.1 </text:p>
          </table:table-cell>
          <table:table-cell table:style-name="ce5" office:value-type="float" office:value="90.41348" calcext:value-type="float">
            <text:p>90.4 </text:p>
          </table:table-cell>
          <table:table-cell table:style-name="ce5" office:value-type="float" office:value="83.28355" calcext:value-type="float">
            <text:p>83.3 </text:p>
          </table:table-cell>
          <table:table-cell table:style-name="ce5" office:value-type="float" office:value="83.15318" calcext:value-type="float">
            <text:p>83.2 </text:p>
          </table:table-cell>
          <table:table-cell table:style-name="ce5" office:value-type="float" office:value="77.89078" calcext:value-type="float">
            <text:p>77.9 </text:p>
          </table:table-cell>
          <table:table-cell table:style-name="ce5" office:value-type="float" office:value="91.66666" calcext:value-type="float">
            <text:p>91.7 </text:p>
          </table:table-cell>
          <table:table-cell table:style-name="ce5" office:value-type="float" office:value="91.23333" calcext:value-type="float">
            <text:p>91.2 </text:p>
          </table:table-cell>
          <table:table-cell table:style-name="ce5" office:value-type="float" office:value="87.11739" calcext:value-type="float">
            <text:p>87.1 </text:p>
          </table:table-cell>
          <table:table-cell table:style-name="ce5" office:value-type="float" office:value="90.84034" calcext:value-type="float">
            <text:p>90.8 </text:p>
          </table:table-cell>
          <table:table-cell table:style-name="ce5" office:value-type="float" office:value="93.28667" calcext:value-type="float">
            <text:p>93.3 </text:p>
          </table:table-cell>
          <table:table-cell table:style-name="ce5" office:value-type="float" office:value="92.26585" calcext:value-type="float">
            <text:p>92.3 </text:p>
          </table:table-cell>
          <table:table-cell table:style-name="ce5" office:value-type="float" office:value="94.76817" calcext:value-type="float">
            <text:p>94.8 </text:p>
          </table:table-cell>
          <table:table-cell table:style-name="ce5" office:value-type="float" office:value="85.62177" calcext:value-type="float">
            <text:p>85.6 </text:p>
          </table:table-cell>
          <table:table-cell table:style-name="ce5" office:value-type="float" office:value="80.51058" calcext:value-type="float">
            <text:p>80.5 </text:p>
          </table:table-cell>
          <table:table-cell table:style-name="ce5" office:value-type="float" office:value="96.38674" calcext:value-type="float">
            <text:p>96.4 </text:p>
          </table:table-cell>
          <table:table-cell table:style-name="ce5" office:value-type="float" office:value="91.22144" calcext:value-type="float">
            <text:p>91.2 </text:p>
          </table:table-cell>
          <table:table-cell table:style-name="ce5" office:value-type="float" office:value="91.59818" calcext:value-type="float">
            <text:p>91.6 </text:p>
          </table:table-cell>
          <table:table-cell table:style-name="ce5" office:value-type="float" office:value="97.25121" calcext:value-type="float">
            <text:p>97.3 </text:p>
          </table:table-cell>
          <table:table-cell table:style-name="ce5" office:value-type="float" office:value="88.45204" calcext:value-type="float">
            <text:p>88.5 </text:p>
          </table:table-cell>
          <table:table-cell table:style-name="ce5" office:value-type="float" office:value="94.00404" calcext:value-type="float">
            <text:p>94.0 </text:p>
          </table:table-cell>
          <table:table-cell table:style-name="ce5" office:value-type="float" office:value="91.70551" calcext:value-type="float">
            <text:p>91.7 </text:p>
          </table:table-cell>
          <table:table-cell table:style-name="ce5" office:value-type="float" office:value="89.53917" calcext:value-type="float">
            <text:p>89.5 </text:p>
          </table:table-cell>
          <table:table-cell table:style-name="ce5" office:value-type="float" office:value="80.4025" calcext:value-type="float">
            <text:p>80.4 </text:p>
          </table:table-cell>
          <table:table-cell table:style-name="ce5" office:value-type="float" office:value="90.43584" calcext:value-type="float">
            <text:p>90.4 </text:p>
          </table:table-cell>
          <table:table-cell table:style-name="ce5" office:value-type="float" office:value="90.55659" calcext:value-type="float">
            <text:p>90.6 </text:p>
          </table:table-cell>
          <table:table-cell table:style-name="ce5" office:value-type="float" office:value="89.91666" calcext:value-type="float">
            <text:p>89.9 </text:p>
          </table:table-cell>
          <table:table-cell table:style-name="ce5" office:value-type="float" office:value="90.15737" calcext:value-type="float">
            <text:p>90.2 </text:p>
          </table:table-cell>
          <table:table-cell table:style-name="ce5" office:value-type="float" office:value="92.12856" calcext:value-type="float">
            <text:p>92.1 </text:p>
          </table:table-cell>
          <table:table-cell table:style-name="ce5" office:value-type="float" office:value="91.09355" calcext:value-type="float">
            <text:p>91.1 </text:p>
          </table:table-cell>
          <table:table-cell table:style-name="ce5" office:value-type="float" office:value="92.7175" calcext:value-type="float">
            <text:p>92.7 </text:p>
          </table:table-cell>
          <table:table-cell table:style-name="ce5" office:value-type="float" office:value="92.22625" calcext:value-type="float">
            <text:p>92.2 </text:p>
          </table:table-cell>
          <table:table-cell table:style-name="ce5" office:value-type="float" office:value="95.42492" calcext:value-type="float">
            <text:p>95.4 </text:p>
          </table:table-cell>
          <table:table-cell table:style-name="ce5" office:value-type="float" office:value="101.166" calcext:value-type="float">
            <text:p>101.2 </text:p>
          </table:table-cell>
          <table:table-cell table:style-name="ce5" office:value-type="float" office:value="63.0594" calcext:value-type="float">
            <text:p>63.1 </text:p>
          </table:table-cell>
          <table:table-cell table:style-name="ce5" office:value-type="float" office:value="87.9" calcext:value-type="float">
            <text:p>87.9 </text:p>
          </table:table-cell>
          <table:table-cell table:style-name="ce5" office:value-type="float" office:value="90.51545" calcext:value-type="float">
            <text:p>90.5 </text:p>
          </table:table-cell>
          <table:table-cell table:style-name="ce5" office:value-type="float" office:value="91.65" calcext:value-type="float">
            <text:p>91.7 </text:p>
          </table:table-cell>
          <table:table-cell table:style-name="ce5" office:value-type="float" office:value="91.35" calcext:value-type="float">
            <text:p>91.4 </text:p>
          </table:table-cell>
          <table:table-cell table:style-name="ce5" office:value-type="float" office:value="91.50932" calcext:value-type="float">
            <text:p>91.5 </text:p>
          </table:table-cell>
          <table:table-cell table:style-name="ce5" office:value-type="float" office:value="88.90624" calcext:value-type="float">
            <text:p>88.9 </text:p>
          </table:table-cell>
          <table:table-cell table:style-name="ce5" office:value-type="float" office:value="82.93694" calcext:value-type="float">
            <text:p>82.9 </text:p>
          </table:table-cell>
          <table:table-cell table:style-name="ce5" office:value-type="float" office:value="89.75095" calcext:value-type="float">
            <text:p>89.8 </text:p>
          </table:table-cell>
          <table:table-cell table:style-name="ce5" office:value-type="float" office:value="68.79394" calcext:value-type="float">
            <text:p>68.8 </text:p>
          </table:table-cell>
          <table:table-cell table:style-name="ce5" office:value-type="float" office:value="84.33746" calcext:value-type="float">
            <text:p>84.3 </text:p>
          </table:table-cell>
          <table:table-cell table:style-name="ce5" office:value-type="float" office:value="60.08926" calcext:value-type="float">
            <text:p>60.1 </text:p>
          </table:table-cell>
          <table:table-cell table:style-name="ce5" office:value-type="float" office:value="71.89404" calcext:value-type="float">
            <text:p>71.9 </text:p>
          </table:table-cell>
          <table:table-cell table:style-name="ce5" office:value-type="float" office:value="61.76335" calcext:value-type="float">
            <text:p>61.8 </text:p>
          </table:table-cell>
          <table:table-cell table:style-name="ce5" office:value-type="float" office:value="81.40562" calcext:value-type="float">
            <text:p>81.4 </text:p>
          </table:table-cell>
          <table:table-cell table:style-name="ce5" office:value-type="float" office:value="73.73692" calcext:value-type="float">
            <text:p>73.7 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89.25006" calcext:value-type="float">
            <text:p>89.3 </text:p>
          </table:table-cell>
          <table:table-cell office:value-type="float" office:value="90.34355" calcext:value-type="float">
            <text:p>90.3 </text:p>
          </table:table-cell>
          <table:table-cell office:value-type="float" office:value="92.05586" calcext:value-type="float">
            <text:p>92.1 </text:p>
          </table:table-cell>
          <table:table-cell office:value-type="float" office:value="92.02002" calcext:value-type="float">
            <text:p>92.0 </text:p>
          </table:table-cell>
          <table:table-cell office:value-type="float" office:value="84.45845" calcext:value-type="float">
            <text:p>84.5 </text:p>
          </table:table-cell>
          <table:table-cell office:value-type="float" office:value="85.04242" calcext:value-type="float">
            <text:p>85.0 </text:p>
          </table:table-cell>
          <table:table-cell office:value-type="float" office:value="82.30154" calcext:value-type="float">
            <text:p>82.3 </text:p>
          </table:table-cell>
          <table:table-cell office:value-type="float" office:value="93.01667" calcext:value-type="float">
            <text:p>93.0 </text:p>
          </table:table-cell>
          <table:table-cell office:value-type="float" office:value="93.34167" calcext:value-type="float">
            <text:p>93.3 </text:p>
          </table:table-cell>
          <table:table-cell office:value-type="float" office:value="89.70656" calcext:value-type="float">
            <text:p>89.7 </text:p>
          </table:table-cell>
          <table:table-cell office:value-type="float" office:value="91.91602" calcext:value-type="float">
            <text:p>91.9 </text:p>
          </table:table-cell>
          <table:table-cell office:value-type="float" office:value="94.715" calcext:value-type="float">
            <text:p>94.7 </text:p>
          </table:table-cell>
          <table:table-cell office:value-type="float" office:value="93.28429" calcext:value-type="float">
            <text:p>93.3 </text:p>
          </table:table-cell>
          <table:table-cell office:value-type="float" office:value="99.23457" calcext:value-type="float">
            <text:p>99.2 </text:p>
          </table:table-cell>
          <table:table-cell office:value-type="float" office:value="89.77917" calcext:value-type="float">
            <text:p>89.8 </text:p>
          </table:table-cell>
          <table:table-cell office:value-type="float" office:value="84.85552" calcext:value-type="float">
            <text:p>84.9 </text:p>
          </table:table-cell>
          <table:table-cell office:value-type="float" office:value="95.49796" calcext:value-type="float">
            <text:p>95.5 </text:p>
          </table:table-cell>
          <table:table-cell office:value-type="float" office:value="93.6996" calcext:value-type="float">
            <text:p>93.7 </text:p>
          </table:table-cell>
          <table:table-cell office:value-type="float" office:value="92.99553" calcext:value-type="float">
            <text:p>93.0 </text:p>
          </table:table-cell>
          <table:table-cell office:value-type="float" office:value="96.53008" calcext:value-type="float">
            <text:p>96.5 </text:p>
          </table:table-cell>
          <table:table-cell office:value-type="float" office:value="91.0519" calcext:value-type="float">
            <text:p>91.1 </text:p>
          </table:table-cell>
          <table:table-cell office:value-type="float" office:value="92.98444" calcext:value-type="float">
            <text:p>93.0 </text:p>
          </table:table-cell>
          <table:table-cell office:value-type="float" office:value="92.91531" calcext:value-type="float">
            <text:p>92.9 </text:p>
          </table:table-cell>
          <table:table-cell office:value-type="float" office:value="91.575" calcext:value-type="float">
            <text:p>91.6 </text:p>
          </table:table-cell>
          <table:table-cell office:value-type="float" office:value="83.74461" calcext:value-type="float">
            <text:p>83.7 </text:p>
          </table:table-cell>
          <table:table-cell office:value-type="float" office:value="91.58916" calcext:value-type="float">
            <text:p>91.6 </text:p>
          </table:table-cell>
          <table:table-cell office:value-type="float" office:value="92.64124" calcext:value-type="float">
            <text:p>92.6 </text:p>
          </table:table-cell>
          <table:table-cell office:value-type="float" office:value="92.09167" calcext:value-type="float">
            <text:p>92.1 </text:p>
          </table:table-cell>
          <table:table-cell office:value-type="float" office:value="92.48406" calcext:value-type="float">
            <text:p>92.5 </text:p>
          </table:table-cell>
          <table:table-cell office:value-type="float" office:value="93.42072" calcext:value-type="float">
            <text:p>93.4 </text:p>
          </table:table-cell>
          <table:table-cell office:value-type="float" office:value="91.96533" calcext:value-type="float">
            <text:p>92.0 </text:p>
          </table:table-cell>
          <table:table-cell office:value-type="float" office:value="94.3875" calcext:value-type="float">
            <text:p>94.4 </text:p>
          </table:table-cell>
          <table:table-cell office:value-type="float" office:value="93.8862" calcext:value-type="float">
            <text:p>93.9 </text:p>
          </table:table-cell>
          <table:table-cell office:value-type="float" office:value="96.52992" calcext:value-type="float">
            <text:p>96.5 </text:p>
          </table:table-cell>
          <table:table-cell office:value-type="float" office:value="101.8623" calcext:value-type="float">
            <text:p>101.9 </text:p>
          </table:table-cell>
          <table:table-cell office:value-type="float" office:value="68.46135" calcext:value-type="float">
            <text:p>68.5 </text:p>
          </table:table-cell>
          <table:table-cell office:value-type="float" office:value="90.1" calcext:value-type="float">
            <text:p>90.1 </text:p>
          </table:table-cell>
          <table:table-cell office:value-type="float" office:value="91.99994" calcext:value-type="float">
            <text:p>92.0 </text:p>
          </table:table-cell>
          <table:table-cell office:value-type="float" office:value="93.13" calcext:value-type="float">
            <text:p>93.1 </text:p>
          </table:table-cell>
          <table:table-cell office:value-type="float" office:value="93.03" calcext:value-type="float">
            <text:p>93.0 </text:p>
          </table:table-cell>
          <table:table-cell office:value-type="float" office:value="92.74338" calcext:value-type="float">
            <text:p>92.7 </text:p>
          </table:table-cell>
          <table:table-cell office:value-type="float" office:value="90.84122" calcext:value-type="float">
            <text:p>90.8 </text:p>
          </table:table-cell>
          <table:table-cell office:value-type="float" office:value="85.65807" calcext:value-type="float">
            <text:p>85.7 </text:p>
          </table:table-cell>
          <table:table-cell office:value-type="float" office:value="91.36893" calcext:value-type="float">
            <text:p>91.4 </text:p>
          </table:table-cell>
          <table:table-cell office:value-type="float" office:value="72.26028" calcext:value-type="float">
            <text:p>72.3 </text:p>
          </table:table-cell>
          <table:table-cell office:value-type="float" office:value="87.01545" calcext:value-type="float">
            <text:p>87.0 </text:p>
          </table:table-cell>
          <table:table-cell office:value-type="float" office:value="67.29359" calcext:value-type="float">
            <text:p>67.3 </text:p>
          </table:table-cell>
          <table:table-cell office:value-type="float" office:value="75.58522" calcext:value-type="float">
            <text:p>75.6 </text:p>
          </table:table-cell>
          <table:table-cell office:value-type="float" office:value="65.99377" calcext:value-type="float">
            <text:p>66.0 </text:p>
          </table:table-cell>
          <table:table-cell office:value-type="float" office:value="85.7522" calcext:value-type="float">
            <text:p>85.8 </text:p>
          </table:table-cell>
          <table:table-cell office:value-type="float" office:value="76.75256" calcext:value-type="float">
            <text:p>76.8 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table:style-name="ce5" office:value-type="float" office:value="92.19875" calcext:value-type="float">
            <text:p>92.2 </text:p>
          </table:table-cell>
          <table:table-cell table:style-name="ce5" office:value-type="float" office:value="93.31277" calcext:value-type="float">
            <text:p>93.3 </text:p>
          </table:table-cell>
          <table:table-cell table:style-name="ce5" office:value-type="float" office:value="95.30735" calcext:value-type="float">
            <text:p>95.3 </text:p>
          </table:table-cell>
          <table:table-cell table:style-name="ce5" office:value-type="float" office:value="94.69976" calcext:value-type="float">
            <text:p>94.7 </text:p>
          </table:table-cell>
          <table:table-cell table:style-name="ce5" office:value-type="float" office:value="87.28039" calcext:value-type="float">
            <text:p>87.3 </text:p>
          </table:table-cell>
          <table:table-cell table:style-name="ce5" office:value-type="float" office:value="87.94665" calcext:value-type="float">
            <text:p>87.9 </text:p>
          </table:table-cell>
          <table:table-cell table:style-name="ce5" office:value-type="float" office:value="86.31621" calcext:value-type="float">
            <text:p>86.3 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95.91666" calcext:value-type="float">
            <text:p>95.9 </text:p>
          </table:table-cell>
          <table:table-cell table:style-name="ce5" office:value-type="float" office:value="94.17565" calcext:value-type="float">
            <text:p>94.2 </text:p>
          </table:table-cell>
          <table:table-cell table:style-name="ce5" office:value-type="float" office:value="95.05661" calcext:value-type="float">
            <text:p>95.1 </text:p>
          </table:table-cell>
          <table:table-cell table:style-name="ce5" office:value-type="float" office:value="96.715" calcext:value-type="float">
            <text:p>96.7 </text:p>
          </table:table-cell>
          <table:table-cell table:style-name="ce5" office:value-type="float" office:value="95.2201" calcext:value-type="float">
            <text:p>95.2 </text:p>
          </table:table-cell>
          <table:table-cell table:style-name="ce5" office:value-type="float" office:value="102.539" calcext:value-type="float">
            <text:p>102.5 </text:p>
          </table:table-cell>
          <table:table-cell table:style-name="ce5" office:value-type="float" office:value="93.30743" calcext:value-type="float">
            <text:p>93.3 </text:p>
          </table:table-cell>
          <table:table-cell table:style-name="ce5" office:value-type="float" office:value="88.25061" calcext:value-type="float">
            <text:p>88.3 </text:p>
          </table:table-cell>
          <table:table-cell table:style-name="ce5" office:value-type="float" office:value="97.94003" calcext:value-type="float">
            <text:p>97.9 </text:p>
          </table:table-cell>
          <table:table-cell table:style-name="ce5" office:value-type="float" office:value="96.95901" calcext:value-type="float">
            <text:p>97.0 </text:p>
          </table:table-cell>
          <table:table-cell table:style-name="ce5" office:value-type="float" office:value="95.5814" calcext:value-type="float">
            <text:p>95.6 </text:p>
          </table:table-cell>
          <table:table-cell table:style-name="ce5" office:value-type="float" office:value="96.26707" calcext:value-type="float">
            <text:p>96.3 </text:p>
          </table:table-cell>
          <table:table-cell table:style-name="ce5" office:value-type="float" office:value="94.71762" calcext:value-type="float">
            <text:p>94.7 </text:p>
          </table:table-cell>
          <table:table-cell table:style-name="ce5" office:value-type="float" office:value="97.04855" calcext:value-type="float">
            <text:p>97.0 </text:p>
          </table:table-cell>
          <table:table-cell table:style-name="ce5" office:value-type="float" office:value="96.75297" calcext:value-type="float">
            <text:p>96.8 </text:p>
          </table:table-cell>
          <table:table-cell table:style-name="ce5" office:value-type="float" office:value="94.69833" calcext:value-type="float">
            <text:p>94.7 </text:p>
          </table:table-cell>
          <table:table-cell table:style-name="ce5" office:value-type="float" office:value="86.5981" calcext:value-type="float">
            <text:p>86.6 </text:p>
          </table:table-cell>
          <table:table-cell table:style-name="ce5" office:value-type="float" office:value="93.73333" calcext:value-type="float">
            <text:p>93.7 </text:p>
          </table:table-cell>
          <table:table-cell table:style-name="ce5" office:value-type="float" office:value="96.37273" calcext:value-type="float">
            <text:p>96.4 </text:p>
          </table:table-cell>
          <table:table-cell table:style-name="ce5" office:value-type="float" office:value="93.275" calcext:value-type="float">
            <text:p>93.3 </text:p>
          </table:table-cell>
          <table:table-cell table:style-name="ce5" office:value-type="float" office:value="96.40483" calcext:value-type="float">
            <text:p>96.4 </text:p>
          </table:table-cell>
          <table:table-cell table:style-name="ce5" office:value-type="float" office:value="96.83339" calcext:value-type="float">
            <text:p>96.8 </text:p>
          </table:table-cell>
          <table:table-cell table:style-name="ce5" office:value-type="float" office:value="95.56972" calcext:value-type="float">
            <text:p>95.6 </text:p>
          </table:table-cell>
          <table:table-cell table:style-name="ce5" office:value-type="float" office:value="96.08916" calcext:value-type="float">
            <text:p>96.1 </text:p>
          </table:table-cell>
          <table:table-cell table:style-name="ce5" office:value-type="float" office:value="96.88689" calcext:value-type="float">
            <text:p>96.9 </text:p>
          </table:table-cell>
          <table:table-cell table:style-name="ce5" office:value-type="float" office:value="99.38832" calcext:value-type="float">
            <text:p>99.4 </text:p>
          </table:table-cell>
          <table:table-cell table:style-name="ce5" office:value-type="float" office:value="102.0979" calcext:value-type="float">
            <text:p>102.1 </text:p>
          </table:table-cell>
          <table:table-cell table:style-name="ce5" office:value-type="float" office:value="72.89208" calcext:value-type="float">
            <text:p>72.9 </text:p>
          </table:table-cell>
          <table:table-cell table:style-name="ce5" office:value-type="float" office:value="93.6" calcext:value-type="float">
            <text:p>93.6 </text:p>
          </table:table-cell>
          <table:table-cell table:style-name="ce5" office:value-type="float" office:value="94.90424" calcext:value-type="float">
            <text:p>94.9 </text:p>
          </table:table-cell>
          <table:table-cell table:style-name="ce5" office:value-type="float" office:value="95.67" calcext:value-type="float">
            <text:p>95.7 </text:p>
          </table:table-cell>
          <table:table-cell table:style-name="ce5" office:value-type="float" office:value="95.69" calcext:value-type="float">
            <text:p>95.7 </text:p>
          </table:table-cell>
          <table:table-cell table:style-name="ce5" office:value-type="float" office:value="95.13094" calcext:value-type="float">
            <text:p>95.1 </text:p>
          </table:table-cell>
          <table:table-cell table:style-name="ce5" office:value-type="float" office:value="93.62693" calcext:value-type="float">
            <text:p>93.6 </text:p>
          </table:table-cell>
          <table:table-cell table:style-name="ce5" office:value-type="float" office:value="89.22121" calcext:value-type="float">
            <text:p>89.2 </text:p>
          </table:table-cell>
          <table:table-cell table:style-name="ce5" office:value-type="float" office:value="93.97207" calcext:value-type="float">
            <text:p>94.0 </text:p>
          </table:table-cell>
          <table:table-cell table:style-name="ce5" office:value-type="float" office:value="77.05579" calcext:value-type="float">
            <text:p>77.1 </text:p>
          </table:table-cell>
          <table:table-cell table:style-name="ce5" office:value-type="float" office:value="91.8482" calcext:value-type="float">
            <text:p>91.8 </text:p>
          </table:table-cell>
          <table:table-cell table:style-name="ce5" office:value-type="float" office:value="73.2547" calcext:value-type="float">
            <text:p>73.3 </text:p>
          </table:table-cell>
          <table:table-cell table:style-name="ce5" office:value-type="float" office:value="79.63361" calcext:value-type="float">
            <text:p>79.6 </text:p>
          </table:table-cell>
          <table:table-cell table:style-name="ce5" office:value-type="float" office:value="71.56395" calcext:value-type="float">
            <text:p>71.6 </text:p>
          </table:table-cell>
          <table:table-cell table:style-name="ce5" office:value-type="float" office:value="90.74831" calcext:value-type="float">
            <text:p>90.7 </text:p>
          </table:table-cell>
          <table:table-cell table:style-name="ce5" office:value-type="float" office:value="80.58962" calcext:value-type="float">
            <text:p>80.6 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93.82401" calcext:value-type="float">
            <text:p>93.8 </text:p>
          </table:table-cell>
          <table:table-cell office:value-type="float" office:value="95.63223" calcext:value-type="float">
            <text:p>95.6 </text:p>
          </table:table-cell>
          <table:table-cell office:value-type="float" office:value="98.01376" calcext:value-type="float">
            <text:p>98.0 </text:p>
          </table:table-cell>
          <table:table-cell office:value-type="float" office:value="96.13511" calcext:value-type="float">
            <text:p>96.1 </text:p>
          </table:table-cell>
          <table:table-cell office:value-type="float" office:value="89.9053" calcext:value-type="float">
            <text:p>89.9 </text:p>
          </table:table-cell>
          <table:table-cell office:value-type="float" office:value="90.73394" calcext:value-type="float">
            <text:p>90.7 </text:p>
          </table:table-cell>
          <table:table-cell office:value-type="float" office:value="90.19652" calcext:value-type="float">
            <text:p>90.2 </text:p>
          </table:table-cell>
          <table:table-cell office:value-type="float" office:value="97.91666" calcext:value-type="float">
            <text:p>97.9 </text:p>
          </table:table-cell>
          <table:table-cell office:value-type="float" office:value="98.21667" calcext:value-type="float">
            <text:p>98.2 </text:p>
          </table:table-cell>
          <table:table-cell office:value-type="float" office:value="97.87996" calcext:value-type="float">
            <text:p>97.9 </text:p>
          </table:table-cell>
          <table:table-cell office:value-type="float" office:value="97.72611" calcext:value-type="float">
            <text:p>97.7 </text:p>
          </table:table-cell>
          <table:table-cell office:value-type="float" office:value="98.605" calcext:value-type="float">
            <text:p>98.6 </text:p>
          </table:table-cell>
          <table:table-cell office:value-type="float" office:value="97.13258" calcext:value-type="float">
            <text:p>97.1 </text:p>
          </table:table-cell>
          <table:table-cell office:value-type="float" office:value="104.0786" calcext:value-type="float">
            <text:p>104.1 </text:p>
          </table:table-cell>
          <table:table-cell office:value-type="float" office:value="98.5813" calcext:value-type="float">
            <text:p>98.6 </text:p>
          </table:table-cell>
          <table:table-cell office:value-type="float" office:value="92.8272" calcext:value-type="float">
            <text:p>92.8 </text:p>
          </table:table-cell>
          <table:table-cell office:value-type="float" office:value="99.6013" calcext:value-type="float">
            <text:p>99.6 </text:p>
          </table:table-cell>
          <table:table-cell office:value-type="float" office:value="98.59711" calcext:value-type="float">
            <text:p>98.6 </text:p>
          </table:table-cell>
          <table:table-cell office:value-type="float" office:value="98.48837" calcext:value-type="float">
            <text:p>98.5 </text:p>
          </table:table-cell>
          <table:table-cell office:value-type="float" office:value="96.22466" calcext:value-type="float">
            <text:p>96.2 </text:p>
          </table:table-cell>
          <table:table-cell office:value-type="float" office:value="96.78916" calcext:value-type="float">
            <text:p>96.8 </text:p>
          </table:table-cell>
          <table:table-cell office:value-type="float" office:value="99.2397" calcext:value-type="float">
            <text:p>99.2 </text:p>
          </table:table-cell>
          <table:table-cell office:value-type="float" office:value="99.74261" calcext:value-type="float">
            <text:p>99.7 </text:p>
          </table:table-cell>
          <table:table-cell office:value-type="float" office:value="97.22" calcext:value-type="float">
            <text:p>97.2 </text:p>
          </table:table-cell>
          <table:table-cell office:value-type="float" office:value="90.15859" calcext:value-type="float">
            <text:p>90.2 </text:p>
          </table:table-cell>
          <table:table-cell office:value-type="float" office:value="96.035" calcext:value-type="float">
            <text:p>96.0 </text:p>
          </table:table-cell>
          <table:table-cell office:value-type="float" office:value="97.3942" calcext:value-type="float">
            <text:p>97.4 </text:p>
          </table:table-cell>
          <table:table-cell office:value-type="float" office:value="93.925" calcext:value-type="float">
            <text:p>93.9 </text:p>
          </table:table-cell>
          <table:table-cell office:value-type="float" office:value="99.8372" calcext:value-type="float">
            <text:p>99.8 </text:p>
          </table:table-cell>
          <table:table-cell office:value-type="float" office:value="99.51891" calcext:value-type="float">
            <text:p>99.5 </text:p>
          </table:table-cell>
          <table:table-cell office:value-type="float" office:value="99.01606" calcext:value-type="float">
            <text:p>99.0 </text:p>
          </table:table-cell>
          <table:table-cell office:value-type="float" office:value="98.585" calcext:value-type="float">
            <text:p>98.6 </text:p>
          </table:table-cell>
          <table:table-cell office:value-type="float" office:value="99.25687" calcext:value-type="float">
            <text:p>99.3 </text:p>
          </table:table-cell>
          <table:table-cell office:value-type="float" office:value="100.2713" calcext:value-type="float">
            <text:p>100.3 </text:p>
          </table:table-cell>
          <table:table-cell office:value-type="float" office:value="101.3908" calcext:value-type="float">
            <text:p>101.4 </text:p>
          </table:table-cell>
          <table:table-cell office:value-type="float" office:value="79.37334" calcext:value-type="float">
            <text:p>79.4 </text:p>
          </table:table-cell>
          <table:table-cell office:value-type="float" office:value="96" calcext:value-type="float">
            <text:p>96.0 </text:p>
          </table:table-cell>
          <table:table-cell office:value-type="float" office:value="96.86812" calcext:value-type="float">
            <text:p>96.9 </text:p>
          </table:table-cell>
          <table:table-cell office:value-type="float" office:value="98.06" calcext:value-type="float">
            <text:p>98.1 </text:p>
          </table:table-cell>
          <table:table-cell office:value-type="float" office:value="98.19" calcext:value-type="float">
            <text:p>98.2 </text:p>
          </table:table-cell>
          <table:table-cell office:value-type="float" office:value="96.90629" calcext:value-type="float">
            <text:p>96.9 </text:p>
          </table:table-cell>
          <table:table-cell office:value-type="float" office:value="96.29423" calcext:value-type="float">
            <text:p>96.3 </text:p>
          </table:table-cell>
          <table:table-cell office:value-type="float" office:value="92.1183" calcext:value-type="float">
            <text:p>92.1 </text:p>
          </table:table-cell>
          <table:table-cell office:value-type="float" office:value="96.08007" calcext:value-type="float">
            <text:p>96.1 </text:p>
          </table:table-cell>
          <table:table-cell office:value-type="float" office:value="81.21951" calcext:value-type="float">
            <text:p>81.2 </text:p>
          </table:table-cell>
          <table:table-cell office:value-type="float" office:value="94.25418" calcext:value-type="float">
            <text:p>94.3 </text:p>
          </table:table-cell>
          <table:table-cell office:value-type="float" office:value="80.07651" calcext:value-type="float">
            <text:p>80.1 </text:p>
          </table:table-cell>
          <table:table-cell office:value-type="float" office:value="83.04153" calcext:value-type="float">
            <text:p>83.0 </text:p>
          </table:table-cell>
          <table:table-cell office:value-type="float" office:value="75.19563" calcext:value-type="float">
            <text:p>75.2 </text:p>
          </table:table-cell>
          <table:table-cell office:value-type="float" office:value="93.3494" calcext:value-type="float">
            <text:p>93.3 </text:p>
          </table:table-cell>
          <table:table-cell office:value-type="float" office:value="85.2031" calcext:value-type="float">
            <text:p>85.2 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table:style-name="ce5" office:value-type="float" office:value="96.12259" calcext:value-type="float">
            <text:p>96.1 </text:p>
          </table:table-cell>
          <table:table-cell table:style-name="ce5" office:value-type="float" office:value="97.54502" calcext:value-type="float">
            <text:p>97.5 </text:p>
          </table:table-cell>
          <table:table-cell table:style-name="ce5" office:value-type="float" office:value="99.10474" calcext:value-type="float">
            <text:p>99.1 </text:p>
          </table:table-cell>
          <table:table-cell table:style-name="ce5" office:value-type="float" office:value="97.03713" calcext:value-type="float">
            <text:p>97.0 </text:p>
          </table:table-cell>
          <table:table-cell table:style-name="ce5" office:value-type="float" office:value="91.51421" calcext:value-type="float">
            <text:p>91.5 </text:p>
          </table:table-cell>
          <table:table-cell table:style-name="ce5" office:value-type="float" office:value="92.56404" calcext:value-type="float">
            <text:p>92.6 </text:p>
          </table:table-cell>
          <table:table-cell table:style-name="ce5" office:value-type="float" office:value="94.915" calcext:value-type="float">
            <text:p>94.9 </text:p>
          </table:table-cell>
          <table:table-cell table:style-name="ce5" office:value-type="float" office:value="99.325" calcext:value-type="float">
            <text:p>99.3 </text:p>
          </table:table-cell>
          <table:table-cell table:style-name="ce5" office:value-type="float" office:value="98.99167" calcext:value-type="float">
            <text:p>99.0 </text:p>
          </table:table-cell>
          <table:table-cell table:style-name="ce5" office:value-type="float" office:value="100.6016" calcext:value-type="float">
            <text:p>100.6 </text:p>
          </table:table-cell>
          <table:table-cell table:style-name="ce5" office:value-type="float" office:value="99.17079" calcext:value-type="float">
            <text:p>99.2 </text:p>
          </table:table-cell>
          <table:table-cell table:style-name="ce5" office:value-type="float" office:value="99.45667" calcext:value-type="float">
            <text:p>99.5 </text:p>
          </table:table-cell>
          <table:table-cell table:style-name="ce5" office:value-type="float" office:value="98.59416" calcext:value-type="float">
            <text:p>98.6 </text:p>
          </table:table-cell>
          <table:table-cell table:style-name="ce5" office:value-type="float" office:value="103.1198" calcext:value-type="float">
            <text:p>103.1 </text:p>
          </table:table-cell>
          <table:table-cell table:style-name="ce5" office:value-type="float" office:value="100.2899" calcext:value-type="float">
            <text:p>100.3 </text:p>
          </table:table-cell>
          <table:table-cell table:style-name="ce5" office:value-type="float" office:value="96.42172" calcext:value-type="float">
            <text:p>96.4 </text:p>
          </table:table-cell>
          <table:table-cell table:style-name="ce5" office:value-type="float" office:value="100.108" calcext:value-type="float">
            <text:p>100.1 </text:p>
          </table:table-cell>
          <table:table-cell table:style-name="ce5" office:value-type="float" office:value="100.1512" calcext:value-type="float">
            <text:p>100.2 </text:p>
          </table:table-cell>
          <table:table-cell table:style-name="ce5" office:value-type="float" office:value="99.68993" calcext:value-type="float">
            <text:p>99.7 </text:p>
          </table:table-cell>
          <table:table-cell table:style-name="ce5" office:value-type="float" office:value="96.54704" calcext:value-type="float">
            <text:p>96.5 </text:p>
          </table:table-cell>
          <table:table-cell table:style-name="ce5" office:value-type="float" office:value="98.04872" calcext:value-type="float">
            <text:p>98.0 </text:p>
          </table:table-cell>
          <table:table-cell table:style-name="ce5" office:value-type="float" office:value="99.21047" calcext:value-type="float">
            <text:p>99.2 </text:p>
          </table:table-cell>
          <table:table-cell table:style-name="ce5" office:value-type="float" office:value="100.7874" calcext:value-type="float">
            <text:p>100.8 </text:p>
          </table:table-cell>
          <table:table-cell table:style-name="ce5" office:value-type="float" office:value="98.90583" calcext:value-type="float">
            <text:p>98.9 </text:p>
          </table:table-cell>
          <table:table-cell table:style-name="ce5" office:value-type="float" office:value="93.59038" calcext:value-type="float">
            <text:p>93.6 </text:p>
          </table:table-cell>
          <table:table-cell table:style-name="ce5" office:value-type="float" office:value="98.4425" calcext:value-type="float">
            <text:p>98.4 </text:p>
          </table:table-cell>
          <table:table-cell table:style-name="ce5" office:value-type="float" office:value="98.49906" calcext:value-type="float">
            <text:p>98.5 </text:p>
          </table:table-cell>
          <table:table-cell table:style-name="ce5" office:value-type="float" office:value="95.91666" calcext:value-type="float">
            <text:p>95.9 </text:p>
          </table:table-cell>
          <table:table-cell table:style-name="ce5" office:value-type="float" office:value="100.8276" calcext:value-type="float">
            <text:p>100.8 </text:p>
          </table:table-cell>
          <table:table-cell table:style-name="ce5" office:value-type="float" office:value="99.79201" calcext:value-type="float">
            <text:p>99.8 </text:p>
          </table:table-cell>
          <table:table-cell table:style-name="ce5" office:value-type="float" office:value="100.4028" calcext:value-type="float">
            <text:p>100.4 </text:p>
          </table:table-cell>
          <table:table-cell table:style-name="ce5" office:value-type="float" office:value="100.3292" calcext:value-type="float">
            <text:p>100.3 </text:p>
          </table:table-cell>
          <table:table-cell table:style-name="ce5" office:value-type="float" office:value="100.655" calcext:value-type="float">
            <text:p>100.7 </text:p>
          </table:table-cell>
          <table:table-cell table:style-name="ce5" office:value-type="float" office:value="100.2269" calcext:value-type="float">
            <text:p>100.2 </text:p>
          </table:table-cell>
          <table:table-cell table:style-name="ce5" office:value-type="float" office:value="101.1705" calcext:value-type="float">
            <text:p>101.2 </text:p>
          </table:table-cell>
          <table:table-cell table:style-name="ce5" office:value-type="float" office:value="85.32085" calcext:value-type="float">
            <text:p>85.3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98.28708" calcext:value-type="float">
            <text:p>98.3 </text:p>
          </table:table-cell>
          <table:table-cell table:style-name="ce5" office:value-type="float" office:value="99.38" calcext:value-type="float">
            <text:p>99.4 </text:p>
          </table:table-cell>
          <table:table-cell table:style-name="ce5" office:value-type="float" office:value="99.49" calcext:value-type="float">
            <text:p>99.5 </text:p>
          </table:table-cell>
          <table:table-cell table:style-name="ce5" office:value-type="float" office:value="98.17889" calcext:value-type="float">
            <text:p>98.2 </text:p>
          </table:table-cell>
          <table:table-cell table:style-name="ce5" office:value-type="float" office:value="98.04847" calcext:value-type="float">
            <text:p>98.0 </text:p>
          </table:table-cell>
          <table:table-cell table:style-name="ce5" office:value-type="float" office:value="95.02773" calcext:value-type="float">
            <text:p>95.0 </text:p>
          </table:table-cell>
          <table:table-cell table:style-name="ce5" office:value-type="float" office:value="97.62148" calcext:value-type="float">
            <text:p>97.6 </text:p>
          </table:table-cell>
          <table:table-cell table:style-name="ce5" office:value-type="float" office:value="86.25861" calcext:value-type="float">
            <text:p>86.3 </text:p>
          </table:table-cell>
          <table:table-cell table:style-name="ce5" office:value-type="float" office:value="96.72463" calcext:value-type="float">
            <text:p>96.7 </text:p>
          </table:table-cell>
          <table:table-cell table:style-name="ce5" office:value-type="float" office:value="88.81097" calcext:value-type="float">
            <text:p>88.8 </text:p>
          </table:table-cell>
          <table:table-cell table:style-name="ce5" office:value-type="float" office:value="88.36657" calcext:value-type="float">
            <text:p>88.4 </text:p>
          </table:table-cell>
          <table:table-cell table:style-name="ce5" office:value-type="float" office:value="80.27413" calcext:value-type="float">
            <text:p>80.3 </text:p>
          </table:table-cell>
          <table:table-cell table:style-name="ce5" office:value-type="float" office:value="96.647" calcext:value-type="float">
            <text:p>96.6 </text:p>
          </table:table-cell>
          <table:table-cell table:style-name="ce5" office:value-type="float" office:value="90.13165" calcext:value-type="float">
            <text:p>90.1 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98.51405" calcext:value-type="float">
            <text:p>98.5 </text:p>
          </table:table-cell>
          <table:table-cell office:value-type="float" office:value="99.1114" calcext:value-type="float">
            <text:p>99.1 </text:p>
          </table:table-cell>
          <table:table-cell office:value-type="float" office:value="99.4417" calcext:value-type="float">
            <text:p>99.4 </text:p>
          </table:table-cell>
          <table:table-cell office:value-type="float" office:value="98.88728" calcext:value-type="float">
            <text:p>98.9 </text:p>
          </table:table-cell>
          <table:table-cell office:value-type="float" office:value="95.83247" calcext:value-type="float">
            <text:p>95.8 </text:p>
          </table:table-cell>
          <table:table-cell office:value-type="float" office:value="95.24732" calcext:value-type="float">
            <text:p>95.2 </text:p>
          </table:table-cell>
          <table:table-cell office:value-type="float" office:value="99.2044" calcext:value-type="float">
            <text:p>99.2 </text:p>
          </table:table-cell>
          <table:table-cell office:value-type="float" office:value="99.66666" calcext:value-type="float">
            <text:p>99.7 </text:p>
          </table:table-cell>
          <table:table-cell office:value-type="float" office:value="99.55" calcext:value-type="float">
            <text:p>99.6 </text:p>
          </table:table-cell>
          <table:table-cell office:value-type="float" office:value="100.4948" calcext:value-type="float">
            <text:p>100.5 </text:p>
          </table:table-cell>
          <table:table-cell office:value-type="float" office:value="100.2034" calcext:value-type="float">
            <text:p>100.2 </text:p>
          </table:table-cell>
          <table:table-cell office:value-type="float" office:value="99.96167" calcext:value-type="float">
            <text:p>100.0 </text:p>
          </table:table-cell>
          <table:table-cell office:value-type="float" office:value="99.48821" calcext:value-type="float">
            <text:p>99.5 </text:p>
          </table:table-cell>
          <table:table-cell office:value-type="float" office:value="101.7666" calcext:value-type="float">
            <text:p>101.8 </text:p>
          </table:table-cell>
          <table:table-cell office:value-type="float" office:value="100.0617" calcext:value-type="float">
            <text:p>100.1 </text:p>
          </table:table-cell>
          <table:table-cell office:value-type="float" office:value="98.39318" calcext:value-type="float">
            <text:p>98.4 </text:p>
          </table:table-cell>
          <table:table-cell office:value-type="float" office:value="100.2907" calcext:value-type="float">
            <text:p>100.3 </text:p>
          </table:table-cell>
          <table:table-cell office:value-type="float" office:value="100.6384" calcext:value-type="float">
            <text:p>100.6 </text:p>
          </table:table-cell>
          <table:table-cell office:value-type="float" office:value="99.93023" calcext:value-type="float">
            <text:p>99.9 </text:p>
          </table:table-cell>
          <table:table-cell office:value-type="float" office:value="99.211" calcext:value-type="float">
            <text:p>99.2 </text:p>
          </table:table-cell>
          <table:table-cell office:value-type="float" office:value="99.29862" calcext:value-type="float">
            <text:p>99.3 </text:p>
          </table:table-cell>
          <table:table-cell office:value-type="float" office:value="99.82607" calcext:value-type="float">
            <text:p>99.8 </text:p>
          </table:table-cell>
          <table:table-cell office:value-type="float" office:value="100.892" calcext:value-type="float">
            <text:p>100.9 </text:p>
          </table:table-cell>
          <table:table-cell office:value-type="float" office:value="99.5275" calcext:value-type="float">
            <text:p>99.5 </text:p>
          </table:table-cell>
          <table:table-cell office:value-type="float" office:value="97.35142" calcext:value-type="float">
            <text:p>97.4 </text:p>
          </table:table-cell>
          <table:table-cell office:value-type="float" office:value="99.40334" calcext:value-type="float">
            <text:p>99.4 </text:p>
          </table:table-cell>
          <table:table-cell office:value-type="float" office:value="99.70815" calcext:value-type="float">
            <text:p>99.7 </text:p>
          </table:table-cell>
          <table:table-cell office:value-type="float" office:value="97.875" calcext:value-type="float">
            <text:p>97.9 </text:p>
          </table:table-cell>
          <table:table-cell office:value-type="float" office:value="100.8818" calcext:value-type="float">
            <text:p>100.9 </text:p>
          </table:table-cell>
          <table:table-cell office:value-type="float" office:value="99.51443" calcext:value-type="float">
            <text:p>99.5 </text:p>
          </table:table-cell>
          <table:table-cell office:value-type="float" office:value="100.3263" calcext:value-type="float">
            <text:p>100.3 </text:p>
          </table:table-cell>
          <table:table-cell office:value-type="float" office:value="100.5292" calcext:value-type="float">
            <text:p>100.5 </text:p>
          </table:table-cell>
          <table:table-cell office:value-type="float" office:value="100.5029" calcext:value-type="float">
            <text:p>100.5 </text:p>
          </table:table-cell>
          <table:table-cell office:value-type="float" office:value="100.0468" calcext:value-type="float">
            <text:p>100.0 </text:p>
          </table:table-cell>
          <table:table-cell office:value-type="float" office:value="101.1571" calcext:value-type="float">
            <text:p>101.2 </text:p>
          </table:table-cell>
          <table:table-cell office:value-type="float" office:value="92.87565" calcext:value-type="float">
            <text:p>92.9 </text:p>
          </table:table-cell>
          <table:table-cell office:value-type="float" office:value="99.6" calcext:value-type="float">
            <text:p>99.6 </text:p>
          </table:table-cell>
          <table:table-cell office:value-type="float" office:value="99.88152" calcext:value-type="float">
            <text:p>99.9 </text:p>
          </table:table-cell>
          <table:table-cell office:value-type="float" office:value="99.81" calcext:value-type="float">
            <text:p>99.8 </text:p>
          </table:table-cell>
          <table:table-cell office:value-type="float" office:value="99.89" calcext:value-type="float">
            <text:p>99.9 </text:p>
          </table:table-cell>
          <table:table-cell office:value-type="float" office:value="99.70381" calcext:value-type="float">
            <text:p>99.7 </text:p>
          </table:table-cell>
          <table:table-cell office:value-type="float" office:value="99.27029" calcext:value-type="float">
            <text:p>99.3 </text:p>
          </table:table-cell>
          <table:table-cell office:value-type="float" office:value="97.67915" calcext:value-type="float">
            <text:p>97.7 </text:p>
          </table:table-cell>
          <table:table-cell office:value-type="float" office:value="99.32095" calcext:value-type="float">
            <text:p>99.3 </text:p>
          </table:table-cell>
          <table:table-cell office:value-type="float" office:value="91.71796" calcext:value-type="float">
            <text:p>91.7 </text:p>
          </table:table-cell>
          <table:table-cell office:value-type="float" office:value="98.58334" calcext:value-type="float">
            <text:p>98.6 </text:p>
          </table:table-cell>
          <table:table-cell office:value-type="float" office:value="94.4533" calcext:value-type="float">
            <text:p>94.5 </text:p>
          </table:table-cell>
          <table:table-cell office:value-type="float" office:value="94.01755" calcext:value-type="float">
            <text:p>94.0 </text:p>
          </table:table-cell>
          <table:table-cell office:value-type="float" office:value="86.55431" calcext:value-type="float">
            <text:p>86.6 </text:p>
          </table:table-cell>
          <table:table-cell office:value-type="float" office:value="98.8083" calcext:value-type="float">
            <text:p>98.8 </text:p>
          </table:table-cell>
          <table:table-cell office:value-type="float" office:value="95.65658" calcext:value-type="float">
            <text:p>95.7 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table:number-columns-repeated="7" table:style-name="ce5" office:value-type="float" office:value="100" calcext:value-type="float">
            <text:p>100.0 </text:p>
          </table:table-cell>
          <table:table-cell table:style-name="ce5" office:value-type="float" office:value="99.975" calcext:value-type="float">
            <text:p>100.0 </text:p>
          </table:table-cell>
          <table:table-cell table:number-columns-repeated="2" table:style-name="ce5" office:value-type="float" office:value="100" calcext:value-type="float">
            <text:p>100.0 </text:p>
          </table:table-cell>
          <table:table-cell table:style-name="ce5" office:value-type="float" office:value="99.995" calcext:value-type="float">
            <text:p>100.0 </text:p>
          </table:table-cell>
          <table:table-cell table:style-name="ce5" office:value-type="float" office:value="99.99917" calcext:value-type="float">
            <text:p>100.0 </text:p>
          </table:table-cell>
          <table:table-cell table:number-columns-repeated="6" table:style-name="ce5" office:value-type="float" office:value="100" calcext:value-type="float">
            <text:p>100.0 </text:p>
          </table:table-cell>
          <table:table-cell table:style-name="ce5" office:value-type="float" office:value="99.96899" calcext:value-type="float">
            <text:p>100.0 </text:p>
          </table:table-cell>
          <table:table-cell table:number-columns-repeated="3" table:style-name="ce5" office:value-type="float" office:value="100" calcext:value-type="float">
            <text:p>100.0 </text:p>
          </table:table-cell>
          <table:table-cell table:style-name="ce5" office:value-type="float" office:value="99.99999" calcext:value-type="float">
            <text:p>100.0 </text:p>
          </table:table-cell>
          <table:table-cell table:number-columns-repeated="8" table:style-name="ce5" office:value-type="float" office:value="100" calcext:value-type="float">
            <text:p>100.0 </text:p>
          </table:table-cell>
          <table:table-cell table:style-name="ce5" office:value-type="float" office:value="100.0008" calcext:value-type="float">
            <text:p>100.0 </text:p>
          </table:table-cell>
          <table:table-cell table:number-columns-repeated="19" table:style-name="ce5" office:value-type="float" office:value="100" calcext:value-type="float">
            <text:p>100.0 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101.277" calcext:value-type="float">
            <text:p>101.3 </text:p>
          </table:table-cell>
          <table:table-cell office:value-type="float" office:value="100.8916" calcext:value-type="float">
            <text:p>100.9 </text:p>
          </table:table-cell>
          <table:table-cell office:value-type="float" office:value="101.9739" calcext:value-type="float">
            <text:p>102.0 </text:p>
          </table:table-cell>
          <table:table-cell office:value-type="float" office:value="101.4288" calcext:value-type="float">
            <text:p>101.4 </text:p>
          </table:table-cell>
          <table:table-cell office:value-type="float" office:value="103.7862" calcext:value-type="float">
            <text:p>103.8 </text:p>
          </table:table-cell>
          <table:table-cell office:value-type="float" office:value="107.5135" calcext:value-type="float">
            <text:p>107.5 </text:p>
          </table:table-cell>
          <table:table-cell office:value-type="float" office:value="99.98252" calcext:value-type="float">
            <text:p>100.0 </text:p>
          </table:table-cell>
          <table:table-cell office:value-type="float" office:value="100.6583" calcext:value-type="float">
            <text:p>100.7 </text:p>
          </table:table-cell>
          <table:table-cell office:value-type="float" office:value="100.25" calcext:value-type="float">
            <text:p>100.3 </text:p>
          </table:table-cell>
          <table:table-cell office:value-type="float" office:value="100.1487" calcext:value-type="float">
            <text:p>100.1 </text:p>
          </table:table-cell>
          <table:table-cell office:value-type="float" office:value="100.3517" calcext:value-type="float">
            <text:p>100.4 </text:p>
          </table:table-cell>
          <table:table-cell office:value-type="float" office:value="100.1825" calcext:value-type="float">
            <text:p>100.2 </text:p>
          </table:table-cell>
          <table:table-cell office:value-type="float" office:value="100.4917" calcext:value-type="float">
            <text:p>100.5 </text:p>
          </table:table-cell>
          <table:table-cell office:value-type="float" office:value="99.17434" calcext:value-type="float">
            <text:p>99.2 </text:p>
          </table:table-cell>
          <table:table-cell office:value-type="float" office:value="100.3948" calcext:value-type="float">
            <text:p>100.4 </text:p>
          </table:table-cell>
          <table:table-cell office:value-type="float" office:value="101.6969" calcext:value-type="float">
            <text:p>101.7 </text:p>
          </table:table-cell>
          <table:table-cell office:value-type="float" office:value="100.0083" calcext:value-type="float">
            <text:p>100.0 </text:p>
          </table:table-cell>
          <table:table-cell office:value-type="float" office:value="99.45396" calcext:value-type="float">
            <text:p>99.5 </text:p>
          </table:table-cell>
          <table:table-cell office:value-type="float" office:value="99.875" calcext:value-type="float">
            <text:p>99.9 </text:p>
          </table:table-cell>
          <table:table-cell office:value-type="float" office:value="99.87274" calcext:value-type="float">
            <text:p>99.9 </text:p>
          </table:table-cell>
          <table:table-cell office:value-type="float" office:value="100.9717" calcext:value-type="float">
            <text:p>101.0 </text:p>
          </table:table-cell>
          <table:table-cell office:value-type="float" office:value="100.1406" calcext:value-type="float">
            <text:p>100.1 </text:p>
          </table:table-cell>
          <table:table-cell office:value-type="float" office:value="100.9055" calcext:value-type="float">
            <text:p>100.9 </text:p>
          </table:table-cell>
          <table:table-cell office:value-type="float" office:value="100.2908" calcext:value-type="float">
            <text:p>100.3 </text:p>
          </table:table-cell>
          <table:table-cell office:value-type="float" office:value="102.8217" calcext:value-type="float">
            <text:p>102.8 </text:p>
          </table:table-cell>
          <table:table-cell office:value-type="float" office:value="100.3167" calcext:value-type="float">
            <text:p>100.3 </text:p>
          </table:table-cell>
          <table:table-cell office:value-type="float" office:value="100.6462" calcext:value-type="float">
            <text:p>100.6 </text:p>
          </table:table-cell>
          <table:table-cell office:value-type="float" office:value="103.55" calcext:value-type="float">
            <text:p>103.6 </text:p>
          </table:table-cell>
          <table:table-cell office:value-type="float" office:value="99.33524" calcext:value-type="float">
            <text:p>99.3 </text:p>
          </table:table-cell>
          <table:table-cell office:value-type="float" office:value="100.6074" calcext:value-type="float">
            <text:p>100.6 </text:p>
          </table:table-cell>
          <table:table-cell office:value-type="float" office:value="99.47999" calcext:value-type="float">
            <text:p>99.5 </text:p>
          </table:table-cell>
          <table:table-cell office:value-type="float" office:value="99.94583" calcext:value-type="float">
            <text:p>99.9 </text:p>
          </table:table-cell>
          <table:table-cell office:value-type="float" office:value="99.7974" calcext:value-type="float">
            <text:p>99.8 </text:p>
          </table:table-cell>
          <table:table-cell office:value-type="float" office:value="100.9843" calcext:value-type="float">
            <text:p>101.0 </text:p>
          </table:table-cell>
          <table:table-cell office:value-type="float" office:value="99.56538" calcext:value-type="float">
            <text:p>99.6 </text:p>
          </table:table-cell>
          <table:table-cell office:value-type="float" office:value="107.7751" calcext:value-type="float">
            <text:p>107.8 </text:p>
          </table:table-cell>
          <table:table-cell office:value-type="float" office:value="101" calcext:value-type="float">
            <text:p>101.0 </text:p>
          </table:table-cell>
          <table:table-cell office:value-type="float" office:value="101.2616" calcext:value-type="float">
            <text:p>101.3 </text:p>
          </table:table-cell>
          <table:table-cell office:value-type="float" office:value="100.23" calcext:value-type="float">
            <text:p>100.2 </text:p>
          </table:table-cell>
          <table:table-cell office:value-type="float" office:value="100.18" calcext:value-type="float">
            <text:p>100.2 </text:p>
          </table:table-cell>
          <table:table-cell office:value-type="float" office:value="100.8669" calcext:value-type="float">
            <text:p>100.9 </text:p>
          </table:table-cell>
          <table:table-cell office:value-type="float" office:value="101.0069" calcext:value-type="float">
            <text:p>101.0 </text:p>
          </table:table-cell>
          <table:table-cell office:value-type="float" office:value="102.2545" calcext:value-type="float">
            <text:p>102.3 </text:p>
          </table:table-cell>
          <table:table-cell office:value-type="float" office:value="101.197" calcext:value-type="float">
            <text:p>101.2 </text:p>
          </table:table-cell>
          <table:table-cell office:value-type="float" office:value="108.7391" calcext:value-type="float">
            <text:p>108.7 </text:p>
          </table:table-cell>
          <table:table-cell office:value-type="float" office:value="102" calcext:value-type="float">
            <text:p>102.0 </text:p>
          </table:table-cell>
          <table:table-cell office:value-type="float" office:value="104.941" calcext:value-type="float">
            <text:p>104.9 </text:p>
          </table:table-cell>
          <table:table-cell office:value-type="float" office:value="103.5258" calcext:value-type="float">
            <text:p>103.5 </text:p>
          </table:table-cell>
          <table:table-cell office:value-type="float" office:value="107.0424" calcext:value-type="float">
            <text:p>107.0 </text:p>
          </table:table-cell>
          <table:table-cell office:value-type="float" office:value="102.0688" calcext:value-type="float">
            <text:p>102.1 </text:p>
          </table:table-cell>
          <table:table-cell office:value-type="float" office:value="106.5714" calcext:value-type="float">
            <text:p>106.6 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table:style-name="ce5" office:value-type="float" office:value="103.2505" calcext:value-type="float">
            <text:p>103.3 </text:p>
          </table:table-cell>
          <table:table-cell table:style-name="ce5" office:value-type="float" office:value="102.9914" calcext:value-type="float">
            <text:p>103.0 </text:p>
          </table:table-cell>
          <table:table-cell table:style-name="ce5" office:value-type="float" office:value="104.1418" calcext:value-type="float">
            <text:p>104.1 </text:p>
          </table:table-cell>
          <table:table-cell table:style-name="ce5" office:value-type="float" office:value="103.0485" calcext:value-type="float">
            <text:p>103.0 </text:p>
          </table:table-cell>
          <table:table-cell table:style-name="ce5" office:value-type="float" office:value="106.0516" calcext:value-type="float">
            <text:p>106.1 </text:p>
          </table:table-cell>
          <table:table-cell table:style-name="ce5" office:value-type="float" office:value="112.1519" calcext:value-type="float">
            <text:p>112.2 </text:p>
          </table:table-cell>
          <table:table-cell table:style-name="ce5" office:value-type="float" office:value="101.6081" calcext:value-type="float">
            <text:p>101.6 </text:p>
          </table:table-cell>
          <table:table-cell table:style-name="ce5" office:value-type="float" office:value="103.125" calcext:value-type="float">
            <text:p>103.1 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103.571" calcext:value-type="float">
            <text:p>103.6 </text:p>
          </table:table-cell>
          <table:table-cell table:style-name="ce5" office:value-type="float" office:value="101.1083" calcext:value-type="float">
            <text:p>101.1 </text:p>
          </table:table-cell>
          <table:table-cell table:style-name="ce5" office:value-type="float" office:value="101.2167" calcext:value-type="float">
            <text:p>101.2 </text:p>
          </table:table-cell>
          <table:table-cell table:style-name="ce5" office:value-type="float" office:value="102.0087" calcext:value-type="float">
            <text:p>102.0 </text:p>
          </table:table-cell>
          <table:table-cell table:style-name="ce5" office:value-type="float" office:value="100.2863" calcext:value-type="float">
            <text:p>100.3 </text:p>
          </table:table-cell>
          <table:table-cell table:style-name="ce5" office:value-type="float" office:value="102.7523" calcext:value-type="float">
            <text:p>102.8 </text:p>
          </table:table-cell>
          <table:table-cell table:style-name="ce5" office:value-type="float" office:value="103.4872" calcext:value-type="float">
            <text:p>103.5 </text:p>
          </table:table-cell>
          <table:table-cell table:style-name="ce5" office:value-type="float" office:value="100.3489" calcext:value-type="float">
            <text:p>100.3 </text:p>
          </table:table-cell>
          <table:table-cell table:style-name="ce5" office:value-type="float" office:value="99.69758" calcext:value-type="float">
            <text:p>99.7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0.3563" calcext:value-type="float">
            <text:p>100.4 </text:p>
          </table:table-cell>
          <table:table-cell table:style-name="ce5" office:value-type="float" office:value="102.9349" calcext:value-type="float">
            <text:p>102.9 </text:p>
          </table:table-cell>
          <table:table-cell table:style-name="ce5" office:value-type="float" office:value="103.0751" calcext:value-type="float">
            <text:p>103.1 </text:p>
          </table:table-cell>
          <table:table-cell table:style-name="ce5" office:value-type="float" office:value="104.6621" calcext:value-type="float">
            <text:p>104.7 </text:p>
          </table:table-cell>
          <table:table-cell table:style-name="ce5" office:value-type="float" office:value="102.0267" calcext:value-type="float">
            <text:p>102.0 </text:p>
          </table:table-cell>
          <table:table-cell table:style-name="ce5" office:value-type="float" office:value="109.0336" calcext:value-type="float">
            <text:p>109.0 </text:p>
          </table:table-cell>
          <table:table-cell table:style-name="ce5" office:value-type="float" office:value="101.7025" calcext:value-type="float">
            <text:p>101.7 </text:p>
          </table:table-cell>
          <table:table-cell table:style-name="ce5" office:value-type="float" office:value="102.509" calcext:value-type="float">
            <text:p>102.5 </text:p>
          </table:table-cell>
          <table:table-cell table:style-name="ce5" office:value-type="float" office:value="105.4917" calcext:value-type="float">
            <text:p>105.5 </text:p>
          </table:table-cell>
          <table:table-cell table:style-name="ce5" office:value-type="float" office:value="101.3974" calcext:value-type="float">
            <text:p>101.4 </text:p>
          </table:table-cell>
          <table:table-cell table:style-name="ce5" office:value-type="float" office:value="101.9843" calcext:value-type="float">
            <text:p>102.0 </text:p>
          </table:table-cell>
          <table:table-cell table:style-name="ce5" office:value-type="float" office:value="100.7851" calcext:value-type="float">
            <text:p>100.8 </text:p>
          </table:table-cell>
          <table:table-cell table:style-name="ce5" office:value-type="float" office:value="101.3742" calcext:value-type="float">
            <text:p>101.4 </text:p>
          </table:table-cell>
          <table:table-cell table:style-name="ce5" office:value-type="float" office:value="101.7495" calcext:value-type="float">
            <text:p>101.7 </text:p>
          </table:table-cell>
          <table:table-cell table:style-name="ce5" office:value-type="float" office:value="102.7964" calcext:value-type="float">
            <text:p>102.8 </text:p>
          </table:table-cell>
          <table:table-cell table:style-name="ce5" office:value-type="float" office:value="100.0968" calcext:value-type="float">
            <text:p>100.1 </text:p>
          </table:table-cell>
          <table:table-cell table:style-name="ce5" office:value-type="float" office:value="119.7859" calcext:value-type="float">
            <text:p>119.8 </text:p>
          </table:table-cell>
          <table:table-cell table:style-name="ce5" office:value-type="float" office:value="103.6" calcext:value-type="float">
            <text:p>103.6 </text:p>
          </table:table-cell>
          <table:table-cell table:style-name="ce5" office:value-type="float" office:value="103.4186" calcext:value-type="float">
            <text:p>103.4 </text:p>
          </table:table-cell>
          <table:table-cell table:style-name="ce5" office:value-type="float" office:value="101.78" calcext:value-type="float">
            <text:p>101.8 </text:p>
          </table:table-cell>
          <table:table-cell table:style-name="ce5" office:value-type="float" office:value="101.74" calcext:value-type="float">
            <text:p>101.7 </text:p>
          </table:table-cell>
          <table:table-cell table:style-name="ce5" office:value-type="float" office:value="102.6516" calcext:value-type="float">
            <text:p>102.7 </text:p>
          </table:table-cell>
          <table:table-cell table:style-name="ce5" office:value-type="float" office:value="103.5141" calcext:value-type="float">
            <text:p>103.5 </text:p>
          </table:table-cell>
          <table:table-cell table:style-name="ce5" office:value-type="float" office:value="104.6557" calcext:value-type="float">
            <text:p>104.7 </text:p>
          </table:table-cell>
          <table:table-cell table:style-name="ce5" office:value-type="float" office:value="103.5058" calcext:value-type="float">
            <text:p>103.5 </text:p>
          </table:table-cell>
          <table:table-cell table:style-name="ce5" office:value-type="float" office:value="112.4867" calcext:value-type="float">
            <text:p>112.5 </text:p>
          </table:table-cell>
          <table:table-cell table:style-name="ce5" office:value-type="float" office:value="103.625" calcext:value-type="float">
            <text:p>103.6 </text:p>
          </table:table-cell>
          <table:table-cell table:style-name="ce5" office:value-type="float" office:value="107.555" calcext:value-type="float">
            <text:p>107.6 </text:p>
          </table:table-cell>
          <table:table-cell table:style-name="ce5" office:value-type="float" office:value="107.4689" calcext:value-type="float">
            <text:p>107.5 </text:p>
          </table:table-cell>
          <table:table-cell table:style-name="ce5" office:value-type="float" office:value="110.9852" calcext:value-type="float">
            <text:p>111.0 </text:p>
          </table:table-cell>
          <table:table-cell table:style-name="ce5" office:value-type="float" office:value="101.2133" calcext:value-type="float">
            <text:p>101.2 </text:p>
          </table:table-cell>
          <table:table-cell table:style-name="ce5" office:value-type="float" office:value="112.0963" calcext:value-type="float">
            <text:p>112.1 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105.2241" calcext:value-type="float">
            <text:p>105.2 </text:p>
          </table:table-cell>
          <table:table-cell office:value-type="float" office:value="105.0496" calcext:value-type="float">
            <text:p>105.0 </text:p>
          </table:table-cell>
          <table:table-cell office:value-type="float" office:value="106.28" calcext:value-type="float">
            <text:p>106.3 </text:p>
          </table:table-cell>
          <table:table-cell office:value-type="float" office:value="105.3858" calcext:value-type="float">
            <text:p>105.4 </text:p>
          </table:table-cell>
          <table:table-cell office:value-type="float" office:value="108.6338" calcext:value-type="float">
            <text:p>108.6 </text:p>
          </table:table-cell>
          <table:table-cell office:value-type="float" office:value="115.7863" calcext:value-type="float">
            <text:p>115.8 </text:p>
          </table:table-cell>
          <table:table-cell office:value-type="float" office:value="103.865" calcext:value-type="float">
            <text:p>103.9 </text:p>
          </table:table-cell>
          <table:table-cell office:value-type="float" office:value="105.3417" calcext:value-type="float">
            <text:p>105.3 </text:p>
          </table:table-cell>
          <table:table-cell office:value-type="float" office:value="102.225" calcext:value-type="float">
            <text:p>102.2 </text:p>
          </table:table-cell>
          <table:table-cell office:value-type="float" office:value="107.13" calcext:value-type="float">
            <text:p>107.1 </text:p>
          </table:table-cell>
          <table:table-cell office:value-type="float" office:value="102.2042" calcext:value-type="float">
            <text:p>102.2 </text:p>
          </table:table-cell>
          <table:table-cell office:value-type="float" office:value="103.09" calcext:value-type="float">
            <text:p>103.1 </text:p>
          </table:table-cell>
          <table:table-cell office:value-type="float" office:value="103.7756" calcext:value-type="float">
            <text:p>103.8 </text:p>
          </table:table-cell>
          <table:table-cell office:value-type="float" office:value="100.9138" calcext:value-type="float">
            <text:p>100.9 </text:p>
          </table:table-cell>
          <table:table-cell office:value-type="float" office:value="105.681" calcext:value-type="float">
            <text:p>105.7 </text:p>
          </table:table-cell>
          <table:table-cell office:value-type="float" office:value="106.2637" calcext:value-type="float">
            <text:p>106.3 </text:p>
          </table:table-cell>
          <table:table-cell office:value-type="float" office:value="100.8389" calcext:value-type="float">
            <text:p>100.8 </text:p>
          </table:table-cell>
          <table:table-cell office:value-type="float" office:value="100.5124" calcext:value-type="float">
            <text:p>100.5 </text:p>
          </table:table-cell>
          <table:table-cell office:value-type="float" office:value="102.25" calcext:value-type="float">
            <text:p>102.3 </text:p>
          </table:table-cell>
          <table:table-cell office:value-type="float" office:value="101.3489" calcext:value-type="float">
            <text:p>101.3 </text:p>
          </table:table-cell>
          <table:table-cell office:value-type="float" office:value="104.4541" calcext:value-type="float">
            <text:p>104.5 </text:p>
          </table:table-cell>
          <table:table-cell office:value-type="float" office:value="105.6875" calcext:value-type="float">
            <text:p>105.7 </text:p>
          </table:table-cell>
          <table:table-cell office:value-type="float" office:value="107.4858" calcext:value-type="float">
            <text:p>107.5 </text:p>
          </table:table-cell>
          <table:table-cell office:value-type="float" office:value="103.5858" calcext:value-type="float">
            <text:p>103.6 </text:p>
          </table:table-cell>
          <table:table-cell office:value-type="float" office:value="114.3756" calcext:value-type="float">
            <text:p>114.4 </text:p>
          </table:table-cell>
          <table:table-cell office:value-type="float" office:value="103.435" calcext:value-type="float">
            <text:p>103.4 </text:p>
          </table:table-cell>
          <table:table-cell office:value-type="float" office:value="104.1474" calcext:value-type="float">
            <text:p>104.1 </text:p>
          </table:table-cell>
          <table:table-cell office:value-type="float" office:value="108.4083" calcext:value-type="float">
            <text:p>108.4 </text:p>
          </table:table-cell>
          <table:table-cell office:value-type="float" office:value="103.2357" calcext:value-type="float">
            <text:p>103.2 </text:p>
          </table:table-cell>
          <table:table-cell office:value-type="float" office:value="102.9978" calcext:value-type="float">
            <text:p>103.0 </text:p>
          </table:table-cell>
          <table:table-cell office:value-type="float" office:value="103.3189" calcext:value-type="float">
            <text:p>103.3 </text:p>
          </table:table-cell>
          <table:table-cell office:value-type="float" office:value="103.1367" calcext:value-type="float">
            <text:p>103.1 </text:p>
          </table:table-cell>
          <table:table-cell office:value-type="float" office:value="103.4538" calcext:value-type="float">
            <text:p>103.5 </text:p>
          </table:table-cell>
          <table:table-cell office:value-type="float" office:value="104.8046" calcext:value-type="float">
            <text:p>104.8 </text:p>
          </table:table-cell>
          <table:table-cell office:value-type="float" office:value="101.0341" calcext:value-type="float">
            <text:p>101.0 </text:p>
          </table:table-cell>
          <table:table-cell office:value-type="float" office:value="139.3499" calcext:value-type="float">
            <text:p>139.3 </text:p>
          </table:table-cell>
          <table:table-cell office:value-type="float" office:value="106" calcext:value-type="float">
            <text:p>106.0 </text:p>
          </table:table-cell>
          <table:table-cell office:value-type="float" office:value="105.9446" calcext:value-type="float">
            <text:p>105.9 </text:p>
          </table:table-cell>
          <table:table-cell office:value-type="float" office:value="103.56" calcext:value-type="float">
            <text:p>103.6 </text:p>
          </table:table-cell>
          <table:table-cell office:value-type="float" office:value="103.57" calcext:value-type="float">
            <text:p>103.6 </text:p>
          </table:table-cell>
          <table:table-cell office:value-type="float" office:value="104.7952" calcext:value-type="float">
            <text:p>104.8 </text:p>
          </table:table-cell>
          <table:table-cell office:value-type="float" office:value="106.6406" calcext:value-type="float">
            <text:p>106.6 </text:p>
          </table:table-cell>
          <table:table-cell office:value-type="float" office:value="104.8738" calcext:value-type="float">
            <text:p>104.9 </text:p>
          </table:table-cell>
          <table:table-cell office:value-type="float" office:value="106.2044" calcext:value-type="float">
            <text:p>106.2 </text:p>
          </table:table-cell>
          <table:table-cell office:value-type="float" office:value="116.6092" calcext:value-type="float">
            <text:p>116.6 </text:p>
          </table:table-cell>
          <table:table-cell office:value-type="float" office:value="105.775" calcext:value-type="float">
            <text:p>105.8 </text:p>
          </table:table-cell>
          <table:table-cell office:value-type="float" office:value="112.7829" calcext:value-type="float">
            <text:p>112.8 </text:p>
          </table:table-cell>
          <table:table-cell office:value-type="float" office:value="110.9061" calcext:value-type="float">
            <text:p>110.9 </text:p>
          </table:table-cell>
          <table:table-cell office:value-type="float" office:value="114.1797" calcext:value-type="float">
            <text:p>114.2 </text:p>
          </table:table-cell>
          <table:table-cell office:value-type="float" office:value="103.7013" calcext:value-type="float">
            <text:p>103.7 </text:p>
          </table:table-cell>
          <table:table-cell office:value-type="float" office:value="117.1599" calcext:value-type="float">
            <text:p>117.2 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 table:style-name="ce5" office:value-type="float" office:value="106.919" calcext:value-type="float">
            <text:p>106.9 </text:p>
          </table:table-cell>
          <table:table-cell table:style-name="ce5" office:value-type="float" office:value="106.6578" calcext:value-type="float">
            <text:p>106.7 </text:p>
          </table:table-cell>
          <table:table-cell table:style-name="ce5" office:value-type="float" office:value="107.807" calcext:value-type="float">
            <text:p>107.8 </text:p>
          </table:table-cell>
          <table:table-cell table:style-name="ce5" office:value-type="float" office:value="107.4401" calcext:value-type="float">
            <text:p>107.4 </text:p>
          </table:table-cell>
          <table:table-cell table:style-name="ce5" office:value-type="float" office:value="111.4121" calcext:value-type="float">
            <text:p>111.4 </text:p>
          </table:table-cell>
          <table:table-cell table:style-name="ce5" office:value-type="float" office:value="119.8655" calcext:value-type="float">
            <text:p>119.9 </text:p>
          </table:table-cell>
          <table:table-cell table:style-name="ce5" office:value-type="float" office:value="106.042" calcext:value-type="float">
            <text:p>106.0 </text:p>
          </table:table-cell>
          <table:table-cell table:style-name="ce5" office:value-type="float" office:value="108.3417" calcext:value-type="float">
            <text:p>108.3 </text:p>
          </table:table-cell>
          <table:table-cell table:style-name="ce5" office:value-type="float" office:value="103" calcext:value-type="float">
            <text:p>103.0 </text:p>
          </table:table-cell>
          <table:table-cell table:style-name="ce5" office:value-type="float" office:value="109.5697" calcext:value-type="float">
            <text:p>109.6 </text:p>
          </table:table-cell>
          <table:table-cell table:style-name="ce5" office:value-type="float" office:value="103.2508" calcext:value-type="float">
            <text:p>103.3 </text:p>
          </table:table-cell>
          <table:table-cell table:style-name="ce5" office:value-type="float" office:value="104.2325" calcext:value-type="float">
            <text:p>104.2 </text:p>
          </table:table-cell>
          <table:table-cell table:style-name="ce5" office:value-type="float" office:value="105.2759" calcext:value-type="float">
            <text:p>105.3 </text:p>
          </table:table-cell>
          <table:table-cell table:style-name="ce5" office:value-type="float" office:value="101.1691" calcext:value-type="float">
            <text:p>101.2 </text:p>
          </table:table-cell>
          <table:table-cell table:style-name="ce5" office:value-type="float" office:value="109.2092" calcext:value-type="float">
            <text:p>109.2 </text:p>
          </table:table-cell>
          <table:table-cell table:style-name="ce5" office:value-type="float" office:value="109.4665" calcext:value-type="float">
            <text:p>109.5 </text:p>
          </table:table-cell>
          <table:table-cell table:style-name="ce5" office:value-type="float" office:value="101.7859" calcext:value-type="float">
            <text:p>101.8 </text:p>
          </table:table-cell>
          <table:table-cell table:style-name="ce5" office:value-type="float" office:value="101.3609" calcext:value-type="float">
            <text:p>101.4 </text:p>
          </table:table-cell>
          <table:table-cell table:style-name="ce5" office:value-type="float" office:value="102.875" calcext:value-type="float">
            <text:p>102.9 </text:p>
          </table:table-cell>
          <table:table-cell table:style-name="ce5" office:value-type="float" office:value="101.824" calcext:value-type="float">
            <text:p>101.8 </text:p>
          </table:table-cell>
          <table:table-cell table:style-name="ce5" office:value-type="float" office:value="104.8541" calcext:value-type="float">
            <text:p>104.9 </text:p>
          </table:table-cell>
          <table:table-cell table:style-name="ce5" office:value-type="float" office:value="108.6588" calcext:value-type="float">
            <text:p>108.7 </text:p>
          </table:table-cell>
          <table:table-cell table:style-name="ce5" office:value-type="float" office:value="109.9951" calcext:value-type="float">
            <text:p>110.0 </text:p>
          </table:table-cell>
          <table:table-cell table:style-name="ce5" office:value-type="float" office:value="105.3917" calcext:value-type="float">
            <text:p>105.4 </text:p>
          </table:table-cell>
          <table:table-cell table:style-name="ce5" office:value-type="float" office:value="118.5342" calcext:value-type="float">
            <text:p>118.5 </text:p>
          </table:table-cell>
          <table:table-cell table:style-name="ce5" office:value-type="float" office:value="106.1592" calcext:value-type="float">
            <text:p>106.2 </text:p>
          </table:table-cell>
          <table:table-cell table:style-name="ce5" office:value-type="float" office:value="105.8342" calcext:value-type="float">
            <text:p>105.8 </text:p>
          </table:table-cell>
          <table:table-cell table:style-name="ce5" office:value-type="float" office:value="110.7583" calcext:value-type="float">
            <text:p>110.8 </text:p>
          </table:table-cell>
          <table:table-cell table:style-name="ce5" office:value-type="float" office:value="105.5352" calcext:value-type="float">
            <text:p>105.5 </text:p>
          </table:table-cell>
          <table:table-cell table:style-name="ce5" office:value-type="float" office:value="103.3461" calcext:value-type="float">
            <text:p>103.3 </text:p>
          </table:table-cell>
          <table:table-cell table:style-name="ce5" office:value-type="float" office:value="106.0719" calcext:value-type="float">
            <text:p>106.1 </text:p>
          </table:table-cell>
          <table:table-cell table:style-name="ce5" office:value-type="float" office:value="104.8183" calcext:value-type="float">
            <text:p>104.8 </text:p>
          </table:table-cell>
          <table:table-cell table:style-name="ce5" office:value-type="float" office:value="104.1775" calcext:value-type="float">
            <text:p>104.2 </text:p>
          </table:table-cell>
          <table:table-cell table:style-name="ce5" office:value-type="float" office:value="106.6745" calcext:value-type="float">
            <text:p>106.7 </text:p>
          </table:table-cell>
          <table:table-cell table:style-name="ce5" office:value-type="float" office:value="101.4007" calcext:value-type="float">
            <text:p>101.4 </text:p>
          </table:table-cell>
          <table:table-cell table:style-name="ce5" office:value-type="float" office:value="160.4988" calcext:value-type="float">
            <text:p>160.5 </text:p>
          </table:table-cell>
          <table:table-cell table:style-name="ce5" office:value-type="float" office:value="107.8" calcext:value-type="float">
            <text:p>107.8 </text:p>
          </table:table-cell>
          <table:table-cell table:style-name="ce5" office:value-type="float" office:value="107.8646" calcext:value-type="float">
            <text:p>107.9 </text:p>
          </table:table-cell>
          <table:table-cell table:style-name="ce5" office:value-type="float" office:value="104.8" calcext:value-type="float">
            <text:p>104.8 </text:p>
          </table:table-cell>
          <table:table-cell table:style-name="ce5" office:value-type="float" office:value="105.04" calcext:value-type="float">
            <text:p>105.0 </text:p>
          </table:table-cell>
          <table:table-cell table:style-name="ce5" office:value-type="float" office:value="106.389" calcext:value-type="float">
            <text:p>106.4 </text:p>
          </table:table-cell>
          <table:table-cell table:style-name="ce5" office:value-type="float" office:value="109.4274" calcext:value-type="float">
            <text:p>109.4 </text:p>
          </table:table-cell>
          <table:table-cell table:style-name="ce5" office:value-type="float" office:value="108.6224" calcext:value-type="float">
            <text:p>108.6 </text:p>
          </table:table-cell>
          <table:table-cell table:style-name="ce5" office:value-type="float" office:value="108.4014" calcext:value-type="float">
            <text:p>108.4 </text:p>
          </table:table-cell>
          <table:table-cell table:style-name="ce5" office:value-type="float" office:value="120.9622" calcext:value-type="float">
            <text:p>121.0 </text:p>
          </table:table-cell>
          <table:table-cell table:style-name="ce5" office:value-type="float" office:value="108.8417" calcext:value-type="float">
            <text:p>108.8 </text:p>
          </table:table-cell>
          <table:table-cell table:style-name="ce5" office:value-type="float" office:value="121.4217" calcext:value-type="float">
            <text:p>121.4 </text:p>
          </table:table-cell>
          <table:table-cell table:style-name="ce5" office:value-type="float" office:value="114.2672" calcext:value-type="float">
            <text:p>114.3 </text:p>
          </table:table-cell>
          <table:table-cell table:style-name="ce5" office:value-type="float" office:value="119.2839" calcext:value-type="float">
            <text:p>119.3 </text:p>
          </table:table-cell>
          <table:table-cell table:style-name="ce5" office:value-type="float" office:value="101.5305" calcext:value-type="float">
            <text:p>101.5 </text:p>
          </table:table-cell>
          <table:table-cell table:style-name="ce5" office:value-type="float" office:value="121.9872" calcext:value-type="float">
            <text:p>122.0 </text:p>
          </table:table-cell>
        </table:table-row>
        <table:table-row table:style-name="ro1">
          <table:table-cell office:value-type="string" calcext:value-type="string">
            <text:p>2020</text:p>
          </table:table-cell>
          <table:table-cell office:value-type="float" office:value="107.8245" calcext:value-type="float">
            <text:p>107.8 </text:p>
          </table:table-cell>
          <table:table-cell office:value-type="float" office:value="108.1317" calcext:value-type="float">
            <text:p>108.1 </text:p>
          </table:table-cell>
          <table:table-cell office:value-type="float" office:value="108.6057" calcext:value-type="float">
            <text:p>108.6 </text:p>
          </table:table-cell>
          <table:table-cell office:value-type="float" office:value="108.2104" calcext:value-type="float">
            <text:p>108.2 </text:p>
          </table:table-cell>
          <table:table-cell office:value-type="float" office:value="114.8052" calcext:value-type="float">
            <text:p>114.8 </text:p>
          </table:table-cell>
          <table:table-cell office:value-type="float" office:value="122.894" calcext:value-type="float">
            <text:p>122.9 </text:p>
          </table:table-cell>
          <table:table-cell office:value-type="float" office:value="106.8107" calcext:value-type="float">
            <text:p>106.8 </text:p>
          </table:table-cell>
          <table:table-cell office:value-type="float" office:value="111.7667" calcext:value-type="float">
            <text:p>111.8 </text:p>
          </table:table-cell>
          <table:table-cell office:value-type="float" office:value="103.4333" calcext:value-type="float">
            <text:p>103.4 </text:p>
          </table:table-cell>
          <table:table-cell office:value-type="float" office:value="109.0826" calcext:value-type="float">
            <text:p>109.1 </text:p>
          </table:table-cell>
          <table:table-cell office:value-type="float" office:value="103.5508" calcext:value-type="float">
            <text:p>103.6 </text:p>
          </table:table-cell>
          <table:table-cell office:value-type="float" office:value="104.7292" calcext:value-type="float">
            <text:p>104.7 </text:p>
          </table:table-cell>
          <table:table-cell office:value-type="float" office:value="105.8093" calcext:value-type="float">
            <text:p>105.8 </text:p>
          </table:table-cell>
          <table:table-cell office:value-type="float" office:value="99.9065" calcext:value-type="float">
            <text:p>99.9 </text:p>
          </table:table-cell>
          <table:table-cell office:value-type="float" office:value="112.8423" calcext:value-type="float">
            <text:p>112.8 </text:p>
          </table:table-cell>
          <table:table-cell office:value-type="float" office:value="112.584" calcext:value-type="float">
            <text:p>112.6 </text:p>
          </table:table-cell>
          <table:table-cell office:value-type="float" office:value="101.4453" calcext:value-type="float">
            <text:p>101.4 </text:p>
          </table:table-cell>
          <table:table-cell office:value-type="float" office:value="100.7645" calcext:value-type="float">
            <text:p>100.8 </text:p>
          </table:table-cell>
          <table:table-cell office:value-type="float" office:value="102.7333" calcext:value-type="float">
            <text:p>102.7 </text:p>
          </table:table-cell>
          <table:table-cell office:value-type="float" office:value="101.7986" calcext:value-type="float">
            <text:p>101.8 </text:p>
          </table:table-cell>
          <table:table-cell office:value-type="float" office:value="105.4175" calcext:value-type="float">
            <text:p>105.4 </text:p>
          </table:table-cell>
          <table:table-cell office:value-type="float" office:value="108.8969" calcext:value-type="float">
            <text:p>108.9 </text:p>
          </table:table-cell>
          <table:table-cell office:value-type="float" office:value="111.3149" calcext:value-type="float">
            <text:p>111.3 </text:p>
          </table:table-cell>
          <table:table-cell office:value-type="float" office:value="106.2558" calcext:value-type="float">
            <text:p>106.3 </text:p>
          </table:table-cell>
          <table:table-cell office:value-type="float" office:value="122.5606" calcext:value-type="float">
            <text:p>122.6 </text:p>
          </table:table-cell>
          <table:table-cell office:value-type="float" office:value="107.51" calcext:value-type="float">
            <text:p>107.5 </text:p>
          </table:table-cell>
          <table:table-cell office:value-type="float" office:value="107.6488" calcext:value-type="float">
            <text:p>107.6 </text:p>
          </table:table-cell>
          <table:table-cell office:value-type="float" office:value="112.1833" calcext:value-type="float">
            <text:p>112.2 </text:p>
          </table:table-cell>
          <table:table-cell office:value-type="float" office:value="109.0965" calcext:value-type="float">
            <text:p>109.1 </text:p>
          </table:table-cell>
          <table:table-cell office:value-type="float" office:value="103.3332" calcext:value-type="float">
            <text:p>103.3 </text:p>
          </table:table-cell>
          <table:table-cell office:value-type="float" office:value="108.1264" calcext:value-type="float">
            <text:p>108.1 </text:p>
          </table:table-cell>
          <table:table-cell office:value-type="float" office:value="104.7608" calcext:value-type="float">
            <text:p>104.8 </text:p>
          </table:table-cell>
          <table:table-cell office:value-type="float" office:value="103.8412" calcext:value-type="float">
            <text:p>103.8 </text:p>
          </table:table-cell>
          <table:table-cell office:value-type="float" office:value="107.205" calcext:value-type="float">
            <text:p>107.2 </text:p>
          </table:table-cell>
          <table:table-cell office:value-type="float" office:value="100.6647" calcext:value-type="float">
            <text:p>100.7 </text:p>
          </table:table-cell>
          <table:table-cell office:value-type="float" office:value="180.2064" calcext:value-type="float">
            <text:p>180.2 </text:p>
          </table:table-cell>
          <table:table-cell office:value-type="float" office:value="108.9" calcext:value-type="float">
            <text:p>108.9 </text:p>
          </table:table-cell>
          <table:table-cell office:value-type="float" office:value="109.1952" calcext:value-type="float">
            <text:p>109.2 </text:p>
          </table:table-cell>
          <table:table-cell office:value-type="float" office:value="105.06" calcext:value-type="float">
            <text:p>105.1 </text:p>
          </table:table-cell>
          <table:table-cell office:value-type="float" office:value="105.76" calcext:value-type="float">
            <text:p>105.8 </text:p>
          </table:table-cell>
          <table:table-cell office:value-type="float" office:value="107.3154" calcext:value-type="float">
            <text:p>107.3 </text:p>
          </table:table-cell>
          <table:table-cell office:value-type="float" office:value="111.2454" calcext:value-type="float">
            <text:p>111.2 </text:p>
          </table:table-cell>
          <table:table-cell office:value-type="float" office:value="111.5631" calcext:value-type="float">
            <text:p>111.6 </text:p>
          </table:table-cell>
          <table:table-cell office:value-type="float" office:value="109.8872" calcext:value-type="float">
            <text:p>109.9 </text:p>
          </table:table-cell>
          <table:table-cell office:value-type="float" office:value="124.8472" calcext:value-type="float">
            <text:p>124.8 </text:p>
          </table:table-cell>
          <table:table-cell office:value-type="float" office:value="111.475" calcext:value-type="float">
            <text:p>111.5 </text:p>
          </table:table-cell>
          <table:table-cell office:value-type="float" office:value="128.1744" calcext:value-type="float">
            <text:p>128.2 </text:p>
          </table:table-cell>
          <table:table-cell office:value-type="float" office:value="116.4623" calcext:value-type="float">
            <text:p>116.5 </text:p>
          </table:table-cell>
          <table:table-cell office:value-type="float" office:value="123.3177" calcext:value-type="float">
            <text:p>123.3 </text:p>
          </table:table-cell>
          <table:table-cell office:value-type="float" office:value="105.0286" calcext:value-type="float">
            <text:p>105.0 </text:p>
          </table:table-cell>
          <table:table-cell office:value-type="float" office:value="125.903" calcext:value-type="float">
            <text:p>125.9 </text:p>
          </table:table-cell>
        </table:table-row>
        <table:table-row table:style-name="ro1">
          <table:table-cell office:value-type="string" calcext:value-type="string">
            <text:p>2021</text:p>
          </table:table-cell>
          <table:table-cell table:style-name="ce5" office:value-type="float" office:value="110.9125" calcext:value-type="float">
            <text:p>110.9 </text:p>
          </table:table-cell>
          <table:table-cell table:style-name="ce5" office:value-type="float" office:value="111.1233" calcext:value-type="float">
            <text:p>111.1 </text:p>
          </table:table-cell>
          <table:table-cell table:style-name="ce5" office:value-type="float" office:value="111.2559" calcext:value-type="float">
            <text:p>111.3 </text:p>
          </table:table-cell>
          <table:table-cell table:style-name="ce5" office:value-type="float" office:value="111.8844" calcext:value-type="float">
            <text:p>111.9 </text:p>
          </table:table-cell>
          <table:table-cell table:style-name="ce5" office:value-type="float" office:value="119.9996" calcext:value-type="float">
            <text:p>120.0 </text:p>
          </table:table-cell>
          <table:table-cell table:style-name="ce5" office:value-type="float" office:value="127.1892" calcext:value-type="float">
            <text:p>127.2 </text:p>
          </table:table-cell>
          <table:table-cell table:style-name="ce5" office:value-type="float" office:value="108.6548" calcext:value-type="float">
            <text:p>108.7 </text:p>
          </table:table-cell>
          <table:table-cell table:style-name="ce5" office:value-type="float" office:value="116.0583" calcext:value-type="float">
            <text:p>116.1 </text:p>
          </table:table-cell>
          <table:table-cell table:style-name="ce5" office:value-type="float" office:value="105.35" calcext:value-type="float">
            <text:p>105.4 </text:p>
          </table:table-cell>
          <table:table-cell table:style-name="ce5" office:value-type="float" office:value="114.1584" calcext:value-type="float">
            <text:p>114.2 </text:p>
          </table:table-cell>
          <table:table-cell table:style-name="ce5" office:value-type="float" office:value="105.8233" calcext:value-type="float">
            <text:p>105.8 </text:p>
          </table:table-cell>
          <table:table-cell table:style-name="ce5" office:value-type="float" office:value="106.4492" calcext:value-type="float">
            <text:p>106.4 </text:p>
          </table:table-cell>
          <table:table-cell table:style-name="ce5" office:value-type="float" office:value="109.1349" calcext:value-type="float">
            <text:p>109.1 </text:p>
          </table:table-cell>
          <table:table-cell table:style-name="ce5" office:value-type="float" office:value="101.1292" calcext:value-type="float">
            <text:p>101.1 </text:p>
          </table:table-cell>
          <table:table-cell table:style-name="ce5" office:value-type="float" office:value="118.6097" calcext:value-type="float">
            <text:p>118.6 </text:p>
          </table:table-cell>
          <table:table-cell table:style-name="ce5" office:value-type="float" office:value="117.5875" calcext:value-type="float">
            <text:p>117.6 </text:p>
          </table:table-cell>
          <table:table-cell table:style-name="ce5" office:value-type="float" office:value="103.8375" calcext:value-type="float">
            <text:p>103.8 </text:p>
          </table:table-cell>
          <table:table-cell table:style-name="ce5" office:value-type="float" office:value="102.2681" calcext:value-type="float">
            <text:p>102.3 </text:p>
          </table:table-cell>
          <table:table-cell table:style-name="ce5" office:value-type="float" office:value="104.6583" calcext:value-type="float">
            <text:p>10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8.0512" calcext:value-type="float">
            <text:p>108.1 </text:p>
          </table:table-cell>
          <table:table-cell table:style-name="ce5" office:value-type="float" office:value="112.4641" calcext:value-type="float">
            <text:p>112.5 </text:p>
          </table:table-cell>
          <table:table-cell table:style-name="ce5" office:value-type="float" office:value="116.5284" calcext:value-type="float">
            <text:p>116.5 </text:p>
          </table:table-cell>
          <table:table-cell table:style-name="ce5" office:value-type="float" office:value="108.9408" calcext:value-type="float">
            <text:p>108.9 </text:p>
          </table:table-cell>
          <table:table-cell table:style-name="ce5" office:value-type="float" office:value="129.5334" calcext:value-type="float">
            <text:p>129.5 </text:p>
          </table:table-cell>
          <table:table-cell table:style-name="ce5" office:value-type="float" office:value="110.3867" calcext:value-type="float">
            <text:p>110.4 </text:p>
          </table:table-cell>
          <table:table-cell table:style-name="ce5" office:value-type="float" office:value="111.8913" calcext:value-type="float">
            <text:p>111.9 </text:p>
          </table:table-cell>
          <table:table-cell table:style-name="ce5" office:value-type="float" office:value="116.0917" calcext:value-type="float">
            <text:p>116.1 </text:p>
          </table:table-cell>
          <table:table-cell table:style-name="ce5" office:value-type="float" office:value="114.6113" calcext:value-type="float">
            <text:p>114.6 </text:p>
          </table:table-cell>
          <table:table-cell table:style-name="ce5" office:value-type="float" office:value="104.6411" calcext:value-type="float">
            <text:p>104.6 </text:p>
          </table:table-cell>
          <table:table-cell table:style-name="ce5" office:value-type="float" office:value="111.532" calcext:value-type="float">
            <text:p>111.5 </text:p>
          </table:table-cell>
          <table:table-cell table:style-name="ce5" office:value-type="float" office:value="106.7692" calcext:value-type="float">
            <text:p>106.8 </text:p>
          </table:table-cell>
          <table:table-cell table:style-name="ce5" office:value-type="float" office:value="107.0532" calcext:value-type="float">
            <text:p>107.1 </text:p>
          </table:table-cell>
          <table:table-cell table:style-name="ce5" office:value-type="float" office:value="109.5241" calcext:value-type="float">
            <text:p>109.5 </text:p>
          </table:table-cell>
          <table:table-cell table:style-name="ce5" office:value-type="float" office:value="101.2504" calcext:value-type="float">
            <text:p>101.3 </text:p>
          </table:table-cell>
          <table:table-cell table:style-name="ce5" office:value-type="float" office:value="215.5205" calcext:value-type="float">
            <text:p>215.5 </text:p>
          </table:table-cell>
          <table:table-cell table:style-name="ce5" office:value-type="float" office:value="111.6" calcext:value-type="float">
            <text:p>111.6 </text:p>
          </table:table-cell>
          <table:table-cell table:style-name="ce5" office:value-type="float" office:value="114.325" calcext:value-type="float">
            <text:p>114.3 </text:p>
          </table:table-cell>
          <table:table-cell table:style-name="ce5" office:value-type="float" office:value="107.78" calcext:value-type="float">
            <text:p>107.8 </text:p>
          </table:table-cell>
          <table:table-cell table:style-name="ce5" office:value-type="float" office:value="108.82" calcext:value-type="float">
            <text:p>108.8 </text:p>
          </table:table-cell>
          <table:table-cell table:style-name="ce5" office:value-type="float" office:value="111.0741" calcext:value-type="float">
            <text:p>111.1 </text:p>
          </table:table-cell>
          <table:table-cell table:style-name="ce5" office:value-type="float" office:value="115.8268" calcext:value-type="float">
            <text:p>115.8 </text:p>
          </table:table-cell>
          <table:table-cell table:style-name="ce5" office:value-type="float" office:value="116.3496" calcext:value-type="float">
            <text:p>116.3 </text:p>
          </table:table-cell>
          <table:table-cell table:style-name="ce5" office:value-type="float" office:value="114.2749" calcext:value-type="float">
            <text:p>114.3 </text:p>
          </table:table-cell>
          <table:table-cell table:style-name="ce5" office:value-type="float" office:value="135.2116" calcext:value-type="float">
            <text:p>135.2 </text:p>
          </table:table-cell>
          <table:table-cell table:style-name="ce5" office:value-type="float" office:value="112.5686" calcext:value-type="float">
            <text:p>112.6 </text:p>
          </table:table-cell>
          <table:table-cell table:style-name="ce5" office:value-type="float" office:value="134.4423" calcext:value-type="float">
            <text:p>134.4 </text:p>
          </table:table-cell>
          <table:table-cell table:style-name="ce5" office:value-type="float" office:value="118.2792" calcext:value-type="float">
            <text:p>118.3 </text:p>
          </table:table-cell>
          <table:table-cell table:style-name="ce5" office:value-type="float" office:value="131.5731" calcext:value-type="float">
            <text:p>131.6 </text:p>
          </table:table-cell>
          <table:table-cell table:style-name="ce5" office:value-type="float" office:value="108.246" calcext:value-type="float">
            <text:p>108.2 </text:p>
          </table:table-cell>
          <table:table-cell table:style-name="ce5" office:value-type="float" office:value="131.7092" calcext:value-type="float">
            <text:p>131.7 </text:p>
          </table:table-cell>
        </table:table-row>
        <table:table-row table:style-name="ro1">
          <table:table-cell office:value-type="string" calcext:value-type="string">
            <text:p>2022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1.9337" calcext:value-type="float">
            <text:p>121.9 </text:p>
          </table:table-cell>
          <table:table-cell office:value-type="string" calcext:value-type="string">
            <text:p>..</text:p>
          </table:table-cell>
          <table:table-cell office:value-type="float" office:value="133.9722" calcext:value-type="float">
            <text:p>134.0 </text:p>
          </table:table-cell>
          <table:table-cell office:value-type="float" office:value="140.1336" calcext:value-type="float">
            <text:p>14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3.4583" calcext:value-type="float">
            <text:p>113.5 </text:p>
          </table:table-cell>
          <table:table-cell office:value-type="float" office:value="136.3031" calcext:value-type="float">
            <text:p>136.3 </text:p>
          </table:table-cell>
          <table:table-cell office:value-type="float" office:value="113.3617" calcext:value-type="float">
            <text:p>113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27.3575" calcext:value-type="float">
            <text:p>127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13.5487" calcext:value-type="float">
            <text:p>113.5 </text:p>
          </table:table-cell>
          <table:table-cell office:value-type="float" office:value="131.932" calcext:value-type="float">
            <text:p>131.9 </text:p>
          </table:table-cell>
          <table:table-cell office:value-type="string" calcext:value-type="string">
            <text:p>..</text:p>
          </table:table-cell>
          <table:table-cell office:value-type="float" office:value="115.8433" calcext:value-type="float">
            <text:p>115.8 </text:p>
          </table:table-cell>
          <table:table-cell office:value-type="float" office:value="139.7617" calcext:value-type="float">
            <text:p>139.8 </text:p>
          </table:table-cell>
          <table:table-cell office:value-type="float" office:value="121.4267" calcext:value-type="float">
            <text:p>121.4 </text:p>
          </table:table-cell>
          <table:table-cell office:value-type="string" calcext:value-type="string">
            <text:p>..</text:p>
          </table:table-cell>
          <table:table-cell office:value-type="float" office:value="122.7833" calcext:value-type="float">
            <text:p>122.8 </text:p>
          </table:table-cell>
          <table:table-cell office:value-type="string" calcext:value-type="string">
            <text:p>..</text:p>
          </table:table-cell>
          <table:table-cell office:value-type="float" office:value="112.8373" calcext:value-type="float">
            <text:p>112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04.1208" calcext:value-type="float">
            <text:p>104.1 </text:p>
          </table:table-cell>
          <table:table-cell table:number-columns-repeated="16"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1" number:min-decimal-places="1" number:min-integer-digits="1" number:grouping="true"/>
      <number:text> </number:text>
    </number:number-style>
    <number:number-style style:name="N10121" number:language="en" number:country="US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4T21:01:56.114796052</dc:date>
    <meta:editing-duration>PT1M1S</meta:editing-duration>
    <meta:editing-cycles>1</meta:editing-cycles>
    <meta:document-statistic meta:table-count="1" meta:cell-count="5720" meta:object-count="0"/>
    <meta:generator>LibreOffice/7.3.7.2$Linux_X86_64 LibreOffice_project/30$Build-2</meta:generator>
  </office:meta>
</office:document-meta>
</file>